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Pictures/2000000E000000DD000000DDB43ABA64C5FC9CAB.svm" manifest:media-type="image/x-svm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Pictures/2000000E000000DD000000DDB43ABA64C5FC9CAB.svm" manifest:media-type="image/x-svm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Pictures/2000000E000000DD000000DDB43ABA64C5FC9CAB.svm" manifest:media-type="image/x-svm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oCronometro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XP1: Sensores em 10, 20 e 30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30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4.54" calcext:value-type="float">
            <text:p>4,54</text:p>
          </table:table-cell>
          <table:table-cell office:value-type="float" office:value="8.11" calcext:value-type="float">
            <text:p>8,11</text:p>
          </table:table-cell>
          <table:table-cell office:value-type="float" office:value="11.8" calcext:value-type="float">
            <text:p>1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4.49" calcext:value-type="float">
            <text:p>4,49</text:p>
          </table:table-cell>
          <table:table-cell office:value-type="float" office:value="8" calcext:value-type="float">
            <text:p>8</text:p>
          </table:table-cell>
          <table:table-cell office:value-type="float" office:value="10.97" calcext:value-type="float">
            <text:p>10,9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2: Sensores em 5, 10, 15, 20, 25 e 30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30m</text:p>
          </table:table-cell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3.15" calcext:value-type="float">
            <text:p>3,15</text:p>
          </table:table-cell>
          <table:table-cell office:value-type="float" office:value="4.8" calcext:value-type="float">
            <text:p>4,8</text:p>
          </table:table-cell>
          <table:table-cell office:value-type="float" office:value="8.49" calcext:value-type="float">
            <text:p>8,49</text:p>
          </table:table-cell>
          <table:table-cell office:value-type="float" office:value="11.46" calcext:value-type="float">
            <text:p>11,46</text:p>
          </table:table-cell>
          <table:table-cell office:value-type="float" office:value="14.98" calcext:value-type="float">
            <text:p>14,98</text:p>
          </table:table-cell>
          <table:table-cell office:value-type="float" office:value="18.38" calcext:value-type="float">
            <text:p>18,38</text:p>
          </table:table-cell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3.22" calcext:value-type="float">
            <text:p>3,22</text:p>
          </table:table-cell>
          <table:table-cell office:value-type="float" office:value="6.13" calcext:value-type="float">
            <text:p>6,13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5.5" calcext:value-type="float">
            <text:p>15,5</text:p>
          </table:table-cell>
          <table:table-cell office:value-type="float" office:value="18.64" calcext:value-type="float">
            <text:p>18,64</text:p>
          </table:table-cell>
        </table:table-row>
      </table:table>
      <table:table table:name="MUV1" table:style-name="ta1">
        <table:shapes>
          <draw:frame draw:z-index="0" draw:style-name="gr1" draw:text-style-name="P1" svg:width="159.99mm" svg:height="89.99mm" svg:x="87.63mm" svg:y="1mm">
            <draw:object draw:notify-on-update-of-ranges="MUV1.A1:MUV1.A1 MUV1.A2:MUV1.A239 MUV1.E1:MUV1.E1 MUV1.E2:MUV1.E2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Módulo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table:formula="of:=SQRT([.D2]^2+[.C2]^2+[.B2]^2)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formula="of:=SQRT([.D3]^2+[.C3]^2+[.B3]^2)" office:value-type="float" office:value="0.0435889894354067" calcext:value-type="float">
            <text:p>0,043588989435407</text:p>
          </table:table-cell>
        </table:table-row>
        <table:table-row table:style-name="ro1">
          <table:table-cell office:value-type="float" office:value="0.166" calcext:value-type="float">
            <text:p>0,16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table:formula="of:=SQRT([.D4]^2+[.C4]^2+[.B4]^2)" office:value-type="float" office:value="0.0282842712474619" calcext:value-type="float">
            <text:p>0,028284271247462</text:p>
          </table:table-cell>
        </table:table-row>
        <table:table-row table:style-name="ro1">
          <table:table-cell office:value-type="float" office:value="0.274" calcext:value-type="float">
            <text:p>0,274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table:formula="of:=SQRT([.D5]^2+[.C5]^2+[.B5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0.371" calcext:value-type="float">
            <text:p>0,37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table:formula="of:=SQRT([.D6]^2+[.C6]^2+[.B6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0.438" calcext:value-type="float">
            <text:p>0,43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table:formula="of:=SQRT([.D7]^2+[.C7]^2+[.B7]^2)" office:value-type="float" office:value="0.0447213595499958" calcext:value-type="float">
            <text:p>0,044721359549996</text:p>
          </table:table-cell>
        </table:table-row>
        <table:table-row table:style-name="ro1">
          <table:table-cell office:value-type="float" office:value="0.528" calcext:value-type="float">
            <text:p>0,528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-0.01" calcext:value-type="float">
            <text:p>-0,01</text:p>
          </table:table-cell>
          <table:table-cell table:formula="of:=SQRT([.D8]^2+[.C8]^2+[.B8]^2)" office:value-type="float" office:value="0.0616441400296898" calcext:value-type="float">
            <text:p>0,06164414002969</text:p>
          </table:table-cell>
        </table:table-row>
        <table:table-row table:style-name="ro1">
          <table:table-cell office:value-type="float" office:value="0.619" calcext:value-type="float">
            <text:p>0,61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formula="of:=SQRT([.D9]^2+[.C9]^2+[.B9]^2)" office:value-type="float" office:value="0.0707106781186548" calcext:value-type="float">
            <text:p>0,070710678118655</text:p>
          </table:table-cell>
        </table:table-row>
        <table:table-row table:style-name="ro1">
          <table:table-cell office:value-type="float" office:value="0.709" calcext:value-type="float">
            <text:p>0,709</text:p>
          </table:table-cell>
          <table:table-cell office:value-type="float" office:value="-0.01" calcext:value-type="float">
            <text:p>-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table:formula="of:=SQRT([.D10]^2+[.C10]^2+[.B10]^2)" office:value-type="float" office:value="0.0374165738677394" calcext:value-type="float">
            <text:p>0,0374165738677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table:formula="of:=SQRT([.D11]^2+[.C11]^2+[.B11]^2)" office:value-type="float" office:value="0.0435889894354067" calcext:value-type="float">
            <text:p>0,043588989435407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formula="of:=SQRT([.D12]^2+[.C12]^2+[.B12]^2)" office:value-type="float" office:value="0.053851648071345" calcext:value-type="float">
            <text:p>0,053851648071345</text:p>
          </table:table-cell>
        </table:table-row>
        <table:table-row table:style-name="ro1">
          <table:table-cell office:value-type="float" office:value="0.984" calcext:value-type="float">
            <text:p>0,98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formula="of:=SQRT([.D13]^2+[.C13]^2+[.B13]^2)" office:value-type="float" office:value="0.0374165738677394" calcext:value-type="float">
            <text:p>0,03741657386774</text:p>
          </table:table-cell>
        </table:table-row>
        <table:table-row table:style-name="ro1">
          <table:table-cell office:value-type="float" office:value="1.074" calcext:value-type="float">
            <text:p>1,07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.01" calcext:value-type="float">
            <text:p>-0,01</text:p>
          </table:table-cell>
          <table:table-cell table:formula="of:=SQRT([.D14]^2+[.C14]^2+[.B14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1.181" calcext:value-type="float">
            <text:p>1,181</text:p>
          </table:table-cell>
          <table:table-cell office:value-type="float" office:value="0.01" calcext:value-type="float">
            <text:p>0,01</text:p>
          </table:table-cell>
          <table:table-cell office:value-type="float" office:value="-0.05" calcext:value-type="float">
            <text:p>-0,05</text:p>
          </table:table-cell>
          <table:table-cell office:value-type="float" office:value="0.03" calcext:value-type="float">
            <text:p>0,03</text:p>
          </table:table-cell>
          <table:table-cell table:formula="of:=SQRT([.D15]^2+[.C15]^2+[.B15]^2)" office:value-type="float" office:value="0.0591607978309962" calcext:value-type="float">
            <text:p>0,059160797830996</text:p>
          </table:table-cell>
        </table:table-row>
        <table:table-row table:style-name="ro1">
          <table:table-cell office:value-type="float" office:value="1.274" calcext:value-type="float">
            <text:p>1,274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1" calcext:value-type="float">
            <text:p>-0,01</text:p>
          </table:table-cell>
          <table:table-cell table:formula="of:=SQRT([.D16]^2+[.C16]^2+[.B16]^2)" office:value-type="float" office:value="0.0608276253029822" calcext:value-type="float">
            <text:p>0,060827625302982</text:p>
          </table:table-cell>
        </table:table-row>
        <table:table-row table:style-name="ro1">
          <table:table-cell office:value-type="float" office:value="1.344" calcext:value-type="float">
            <text:p>1,344</text:p>
          </table:table-cell>
          <table:table-cell office:value-type="float" office:value="0.04" calcext:value-type="float">
            <text:p>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17]^2+[.C17]^2+[.B17]^2)" office:value-type="float" office:value="0.0412310562561766" calcext:value-type="float">
            <text:p>0,041231056256177</text:p>
          </table:table-cell>
        </table:table-row>
        <table:table-row table:style-name="ro1">
          <table:table-cell office:value-type="float" office:value="1.434" calcext:value-type="float">
            <text:p>1,434</text:p>
          </table:table-cell>
          <table:table-cell office:value-type="float" office:value="0.02" calcext:value-type="float">
            <text:p>0,02</text:p>
          </table:table-cell>
          <table:table-cell office:value-type="float" office:value="-0.05" calcext:value-type="float">
            <text:p>-0,05</text:p>
          </table:table-cell>
          <table:table-cell office:value-type="float" office:value="0.03" calcext:value-type="float">
            <text:p>0,03</text:p>
          </table:table-cell>
          <table:table-cell table:formula="of:=SQRT([.D18]^2+[.C18]^2+[.B18]^2)" office:value-type="float" office:value="0.0616441400296898" calcext:value-type="float">
            <text:p>0,06164414002969</text:p>
          </table:table-cell>
        </table:table-row>
        <table:table-row table:style-name="ro1">
          <table:table-cell office:value-type="float" office:value="1.524" calcext:value-type="float">
            <text:p>1,524</text:p>
          </table:table-cell>
          <table:table-cell office:value-type="float" office:value="0.04" calcext:value-type="float">
            <text:p>0,04</text:p>
          </table:table-cell>
          <table:table-cell office:value-type="float" office:value="-0.08" calcext:value-type="float">
            <text:p>-0,08</text:p>
          </table:table-cell>
          <table:table-cell office:value-type="float" office:value="0.02" calcext:value-type="float">
            <text:p>0,02</text:p>
          </table:table-cell>
          <table:table-cell table:formula="of:=SQRT([.D19]^2+[.C19]^2+[.B19]^2)" office:value-type="float" office:value="0.0916515138991168" calcext:value-type="float">
            <text:p>0,091651513899117</text:p>
          </table:table-cell>
        </table:table-row>
        <table:table-row table:style-name="ro1">
          <table:table-cell office:value-type="float" office:value="1.615" calcext:value-type="float">
            <text:p>1,615</text:p>
          </table:table-cell>
          <table:table-cell office:value-type="float" office:value="0.05" calcext:value-type="float">
            <text:p>0,0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3" calcext:value-type="float">
            <text:p>-0,03</text:p>
          </table:table-cell>
          <table:table-cell table:formula="of:=SQRT([.D20]^2+[.C20]^2+[.B20]^2)" office:value-type="float" office:value="0.091104335791443" calcext:value-type="float">
            <text:p>0,091104335791443</text:p>
          </table:table-cell>
        </table:table-row>
        <table:table-row table:style-name="ro1">
          <table:table-cell office:value-type="float" office:value="1.705" calcext:value-type="float">
            <text:p>1,705</text:p>
          </table:table-cell>
          <table:table-cell table:number-columns-repeated="2" office:value-type="float" office:value="-0.02" calcext:value-type="float">
            <text:p>-0,02</text:p>
          </table:table-cell>
          <table:table-cell office:value-type="float" office:value="0.09" calcext:value-type="float">
            <text:p>0,09</text:p>
          </table:table-cell>
          <table:table-cell table:formula="of:=SQRT([.D21]^2+[.C21]^2+[.B21]^2)" office:value-type="float" office:value="0.094339811320566" calcext:value-type="float">
            <text:p>0,094339811320566</text:p>
          </table:table-cell>
        </table:table-row>
        <table:table-row table:style-name="ro1">
          <table:table-cell office:value-type="float" office:value="1.796" calcext:value-type="float">
            <text:p>1,79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0.1" calcext:value-type="float">
            <text:p>0,1</text:p>
          </table:table-cell>
          <table:table-cell table:formula="of:=SQRT([.D22]^2+[.C22]^2+[.B22]^2)" office:value-type="float" office:value="0.118743420870379" calcext:value-type="float">
            <text:p>0,118743420870379</text:p>
          </table:table-cell>
        </table:table-row>
        <table:table-row table:style-name="ro1">
          <table:table-cell office:value-type="float" office:value="1.888" calcext:value-type="float">
            <text:p>1,888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.04" calcext:value-type="float">
            <text:p>0,04</text:p>
          </table:table-cell>
          <table:table-cell table:formula="of:=SQRT([.D23]^2+[.C23]^2+[.B23]^2)" office:value-type="float" office:value="0.0565685424949238" calcext:value-type="float">
            <text:p>0,056568542494924</text:p>
          </table:table-cell>
        </table:table-row>
        <table:table-row table:style-name="ro1">
          <table:table-cell office:value-type="float" office:value="1.987" calcext:value-type="float">
            <text:p>1,987</text:p>
          </table:table-cell>
          <table:table-cell office:value-type="float" office:value="0.07" calcext:value-type="float">
            <text:p>0,07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6" calcext:value-type="float">
            <text:p>-0,06</text:p>
          </table:table-cell>
          <table:table-cell table:formula="of:=SQRT([.D24]^2+[.C24]^2+[.B24]^2)" office:value-type="float" office:value="0.115758369027902" calcext:value-type="float">
            <text:p>0,115758369027902</text:p>
          </table:table-cell>
        </table:table-row>
        <table:table-row table:style-name="ro1">
          <table:table-cell office:value-type="float" office:value="2.082" calcext:value-type="float">
            <text:p>2,082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25]^2+[.C25]^2+[.B25]^2)" office:value-type="float" office:value="0.0714142842854285" calcext:value-type="float">
            <text:p>0,071414284285429</text:p>
          </table:table-cell>
        </table:table-row>
        <table:table-row table:style-name="ro1">
          <table:table-cell office:value-type="float" office:value="2.186" calcext:value-type="float">
            <text:p>2,186</text:p>
          </table:table-cell>
          <table:table-cell office:value-type="float" office:value="0.11" calcext:value-type="float">
            <text:p>0,1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29" calcext:value-type="float">
            <text:p>-0,29</text:p>
          </table:table-cell>
          <table:table-cell table:formula="of:=SQRT([.D26]^2+[.C26]^2+[.B26]^2)" office:value-type="float" office:value="0.311608729017658" calcext:value-type="float">
            <text:p>0,311608729017658</text:p>
          </table:table-cell>
        </table:table-row>
        <table:table-row table:style-name="ro1">
          <table:table-cell office:value-type="float" office:value="2.249" calcext:value-type="float">
            <text:p>2,249</text:p>
          </table:table-cell>
          <table:table-cell office:value-type="float" office:value="-0.21" calcext:value-type="float">
            <text:p>-0,2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24" calcext:value-type="float">
            <text:p>-0,24</text:p>
          </table:table-cell>
          <table:table-cell table:formula="of:=SQRT([.D27]^2+[.C27]^2+[.B27]^2)" office:value-type="float" office:value="0.331360830515618" calcext:value-type="float">
            <text:p>0,331360830515618</text:p>
          </table:table-cell>
        </table:table-row>
        <table:table-row table:style-name="ro1">
          <table:table-cell office:value-type="float" office:value="2.339" calcext:value-type="float">
            <text:p>2,339</text:p>
          </table:table-cell>
          <table:table-cell office:value-type="float" office:value="0.14" calcext:value-type="float">
            <text:p>0,14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4" calcext:value-type="float">
            <text:p>-0,04</text:p>
          </table:table-cell>
          <table:table-cell table:formula="of:=SQRT([.D28]^2+[.C28]^2+[.B28]^2)" office:value-type="float" office:value="0.223830292855994" calcext:value-type="float">
            <text:p>0,223830292855994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  <table:table-cell office:value-type="float" office:value="-0.21" calcext:value-type="float">
            <text:p>-0,21</text:p>
          </table:table-cell>
          <table:table-cell office:value-type="float" office:value="0.08" calcext:value-type="float">
            <text:p>0,08</text:p>
          </table:table-cell>
          <table:table-cell office:value-type="float" office:value="-0.31" calcext:value-type="float">
            <text:p>-0,31</text:p>
          </table:table-cell>
          <table:table-cell table:formula="of:=SQRT([.D29]^2+[.C29]^2+[.B29]^2)" office:value-type="float" office:value="0.382883794381533" calcext:value-type="float">
            <text:p>0,382883794381533</text:p>
          </table:table-cell>
        </table:table-row>
        <table:table-row table:style-name="ro1">
          <table:table-cell office:value-type="float" office:value="2.521" calcext:value-type="float">
            <text:p>2,521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3" calcext:value-type="float">
            <text:p>0,3</text:p>
          </table:table-cell>
          <table:table-cell table:formula="of:=SQRT([.D30]^2+[.C30]^2+[.B30]^2)" office:value-type="float" office:value="0.306594194335118" calcext:value-type="float">
            <text:p>0,306594194335118</text:p>
          </table:table-cell>
        </table:table-row>
        <table:table-row table:style-name="ro1">
          <table:table-cell office:value-type="float" office:value="2.611" calcext:value-type="float">
            <text:p>2,611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formula="of:=SQRT([.D31]^2+[.C31]^2+[.B31]^2)" office:value-type="float" office:value="0.430464865000618" calcext:value-type="float">
            <text:p>0,430464865000618</text:p>
          </table:table-cell>
        </table:table-row>
        <table:table-row table:style-name="ro1">
          <table:table-cell office:value-type="float" office:value="2.702" calcext:value-type="float">
            <text:p>2,702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0.63" calcext:value-type="float">
            <text:p>0,63</text:p>
          </table:table-cell>
          <table:table-cell table:formula="of:=SQRT([.D32]^2+[.C32]^2+[.B32]^2)" office:value-type="float" office:value="0.633955834423819" calcext:value-type="float">
            <text:p>0,633955834423819</text:p>
          </table:table-cell>
        </table:table-row>
        <table:table-row table:style-name="ro1">
          <table:table-cell office:value-type="float" office:value="2.798" calcext:value-type="float">
            <text:p>2,798</text:p>
          </table:table-cell>
          <table:table-cell office:value-type="float" office:value="-0.02" calcext:value-type="float">
            <text:p>-0,02</text:p>
          </table:table-cell>
          <table:table-cell office:value-type="float" office:value="0.05" calcext:value-type="float">
            <text:p>0,05</text:p>
          </table:table-cell>
          <table:table-cell office:value-type="float" office:value="-0.23" calcext:value-type="float">
            <text:p>-0,23</text:p>
          </table:table-cell>
          <table:table-cell table:formula="of:=SQRT([.D33]^2+[.C33]^2+[.B33]^2)" office:value-type="float" office:value="0.236220236220354" calcext:value-type="float">
            <text:p>0,236220236220354</text:p>
          </table:table-cell>
        </table:table-row>
        <table:table-row table:style-name="ro1">
          <table:table-cell office:value-type="float" office:value="2.889" calcext:value-type="float">
            <text:p>2,889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27" calcext:value-type="float">
            <text:p>-0,27</text:p>
          </table:table-cell>
          <table:table-cell table:formula="of:=SQRT([.D34]^2+[.C34]^2+[.B34]^2)" office:value-type="float" office:value="0.316701752442262" calcext:value-type="float">
            <text:p>0,316701752442262</text:p>
          </table:table-cell>
        </table:table-row>
        <table:table-row table:style-name="ro1">
          <table:table-cell office:value-type="float" office:value="2.987" calcext:value-type="float">
            <text:p>2,987</text:p>
          </table:table-cell>
          <table:table-cell office:value-type="float" office:value="-0.36" calcext:value-type="float">
            <text:p>-0,36</text:p>
          </table:table-cell>
          <table:table-cell office:value-type="float" office:value="0.09" calcext:value-type="float">
            <text:p>0,09</text:p>
          </table:table-cell>
          <table:table-cell office:value-type="float" office:value="-0.13" calcext:value-type="float">
            <text:p>-0,13</text:p>
          </table:table-cell>
          <table:table-cell table:formula="of:=SQRT([.D35]^2+[.C35]^2+[.B35]^2)" office:value-type="float" office:value="0.39319206502675" calcext:value-type="float">
            <text:p>0,39319206502675</text:p>
          </table:table-cell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0.27" calcext:value-type="float">
            <text:p>0,27</text:p>
          </table:table-cell>
          <table:table-cell office:value-type="float" office:value="-0.08" calcext:value-type="float">
            <text:p>-0,08</text:p>
          </table:table-cell>
          <table:table-cell office:value-type="float" office:value="-0.21" calcext:value-type="float">
            <text:p>-0,21</text:p>
          </table:table-cell>
          <table:table-cell table:formula="of:=SQRT([.D36]^2+[.C36]^2+[.B36]^2)" office:value-type="float" office:value="0.351283361405006" calcext:value-type="float">
            <text:p>0,351283361405006</text:p>
          </table:table-cell>
        </table:table-row>
        <table:table-row table:style-name="ro1">
          <table:table-cell office:value-type="float" office:value="3.155" calcext:value-type="float">
            <text:p>3,155</text:p>
          </table:table-cell>
          <table:table-cell office:value-type="float" office:value="-0.11" calcext:value-type="float">
            <text:p>-0,11</text:p>
          </table:table-cell>
          <table:table-cell office:value-type="float" office:value="-0.06" calcext:value-type="float">
            <text:p>-0,06</text:p>
          </table:table-cell>
          <table:table-cell office:value-type="float" office:value="0.15" calcext:value-type="float">
            <text:p>0,15</text:p>
          </table:table-cell>
          <table:table-cell table:formula="of:=SQRT([.D37]^2+[.C37]^2+[.B37]^2)" office:value-type="float" office:value="0.195448202856921" calcext:value-type="float">
            <text:p>0,195448202856921</text:p>
          </table:table-cell>
        </table:table-row>
        <table:table-row table:style-name="ro1">
          <table:table-cell office:value-type="float" office:value="3.245" calcext:value-type="float">
            <text:p>3,245</text:p>
          </table:table-cell>
          <table:table-cell office:value-type="float" office:value="0.06" calcext:value-type="float">
            <text:p>0,06</text:p>
          </table:table-cell>
          <table:table-cell office:value-type="float" office:value="-0.04" calcext:value-type="float">
            <text:p>-0,04</text:p>
          </table:table-cell>
          <table:table-cell office:value-type="float" office:value="0.15" calcext:value-type="float">
            <text:p>0,15</text:p>
          </table:table-cell>
          <table:table-cell table:formula="of:=SQRT([.D38]^2+[.C38]^2+[.B38]^2)" office:value-type="float" office:value="0.166433169770932" calcext:value-type="float">
            <text:p>0,166433169770932</text:p>
          </table:table-cell>
        </table:table-row>
        <table:table-row table:style-name="ro1">
          <table:table-cell office:value-type="float" office:value="3.336" calcext:value-type="float">
            <text:p>3,336</text:p>
          </table:table-cell>
          <table:table-cell office:value-type="float" office:value="-0.26" calcext:value-type="float">
            <text:p>-0,26</text:p>
          </table:table-cell>
          <table:table-cell office:value-type="float" office:value="0.14" calcext:value-type="float">
            <text:p>0,14</text:p>
          </table:table-cell>
          <table:table-cell office:value-type="float" office:value="0.44" calcext:value-type="float">
            <text:p>0,44</text:p>
          </table:table-cell>
          <table:table-cell table:formula="of:=SQRT([.D39]^2+[.C39]^2+[.B39]^2)" office:value-type="float" office:value="0.529905651979671" calcext:value-type="float">
            <text:p>0,529905651979671</text:p>
          </table:table-cell>
        </table:table-row>
        <table:table-row table:style-name="ro1">
          <table:table-cell office:value-type="float" office:value="3.426" calcext:value-type="float">
            <text:p>3,426</text:p>
          </table:table-cell>
          <table:table-cell office:value-type="float" office:value="-0.23" calcext:value-type="float">
            <text:p>-0,23</text:p>
          </table:table-cell>
          <table:table-cell office:value-type="float" office:value="0.01" calcext:value-type="float">
            <text:p>0,01</text:p>
          </table:table-cell>
          <table:table-cell office:value-type="float" office:value="0.48" calcext:value-type="float">
            <text:p>0,48</text:p>
          </table:table-cell>
          <table:table-cell table:formula="of:=SQRT([.D40]^2+[.C40]^2+[.B40]^2)" office:value-type="float" office:value="0.532353266168247" calcext:value-type="float">
            <text:p>0,532353266168247</text:p>
          </table:table-cell>
        </table:table-row>
        <table:table-row table:style-name="ro1">
          <table:table-cell office:value-type="float" office:value="3.517" calcext:value-type="float">
            <text:p>3,517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-0.18" calcext:value-type="float">
            <text:p>-0,18</text:p>
          </table:table-cell>
          <table:table-cell table:formula="of:=SQRT([.D41]^2+[.C41]^2+[.B41]^2)" office:value-type="float" office:value="0.236008474424119" calcext:value-type="float">
            <text:p>0,236008474424119</text:p>
          </table:table-cell>
        </table:table-row>
        <table:table-row table:style-name="ro1">
          <table:table-cell office:value-type="float" office:value="3.607" calcext:value-type="float">
            <text:p>3,607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-0.51" calcext:value-type="float">
            <text:p>-0,51</text:p>
          </table:table-cell>
          <table:table-cell table:formula="of:=SQRT([.D42]^2+[.C42]^2+[.B42]^2)" office:value-type="float" office:value="0.51254268114958" calcext:value-type="float">
            <text:p>0,51254268114958</text:p>
          </table:table-cell>
        </table:table-row>
        <table:table-row table:style-name="ro1">
          <table:table-cell office:value-type="float" office:value="3.701" calcext:value-type="float">
            <text:p>3,701</text:p>
          </table:table-cell>
          <table:table-cell office:value-type="float" office:value="0.24" calcext:value-type="float">
            <text:p>0,24</text:p>
          </table:table-cell>
          <table:table-cell office:value-type="float" office:value="-0.1" calcext:value-type="float">
            <text:p>-0,1</text:p>
          </table:table-cell>
          <table:table-cell office:value-type="float" office:value="-0.5" calcext:value-type="float">
            <text:p>-0,5</text:p>
          </table:table-cell>
          <table:table-cell table:formula="of:=SQRT([.D43]^2+[.C43]^2+[.B43]^2)" office:value-type="float" office:value="0.563560112144215" calcext:value-type="float">
            <text:p>0,563560112144215</text:p>
          </table:table-cell>
        </table:table-row>
        <table:table-row table:style-name="ro1">
          <table:table-cell office:value-type="float" office:value="3.797" calcext:value-type="float">
            <text:p>3,797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formula="of:=SQRT([.D44]^2+[.C44]^2+[.B44]^2)" office:value-type="float" office:value="0.425793377120875" calcext:value-type="float">
            <text:p>0,425793377120875</text:p>
          </table:table-cell>
        </table:table-row>
        <table:table-row table:style-name="ro1">
          <table:table-cell office:value-type="float" office:value="3.894" calcext:value-type="float">
            <text:p>3,894</text:p>
          </table:table-cell>
          <table:table-cell office:value-type="float" office:value="-0.31" calcext:value-type="float">
            <text:p>-0,31</text:p>
          </table:table-cell>
          <table:table-cell office:value-type="float" office:value="-0.1" calcext:value-type="float">
            <text:p>-0,1</text:p>
          </table:table-cell>
          <table:table-cell office:value-type="float" office:value="-0.02" calcext:value-type="float">
            <text:p>-0,02</text:p>
          </table:table-cell>
          <table:table-cell table:formula="of:=SQRT([.D45]^2+[.C45]^2+[.B45]^2)" office:value-type="float" office:value="0.326343377441614" calcext:value-type="float">
            <text:p>0,326343377441614</text:p>
          </table:table-cell>
        </table:table-row>
        <table:table-row table:style-name="ro1">
          <table:table-cell office:value-type="float" office:value="3.995" calcext:value-type="float">
            <text:p>3,995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-0.03" calcext:value-type="float">
            <text:p>-0,03</text:p>
          </table:table-cell>
          <table:table-cell table:formula="of:=SQRT([.D46]^2+[.C46]^2+[.B46]^2)" office:value-type="float" office:value="0.172916164657906" calcext:value-type="float">
            <text:p>0,172916164657906</text:p>
          </table:table-cell>
        </table:table-row>
        <table:table-row table:style-name="ro1">
          <table:table-cell office:value-type="float" office:value="4.06" calcext:value-type="float">
            <text:p>4,06</text:p>
          </table:table-cell>
          <table:table-cell office:value-type="float" office:value="-0.05" calcext:value-type="float">
            <text:p>-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table:formula="of:=SQRT([.D47]^2+[.C47]^2+[.B47]^2)" office:value-type="float" office:value="0.197484176581315" calcext:value-type="float">
            <text:p>0,197484176581315</text:p>
          </table:table-cell>
        </table:table-row>
        <table:table-row table:style-name="ro1">
          <table:table-cell office:value-type="float" office:value="4.151" calcext:value-type="float">
            <text:p>4,151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-0.47" calcext:value-type="float">
            <text:p>-0,47</text:p>
          </table:table-cell>
          <table:table-cell table:formula="of:=SQRT([.D48]^2+[.C48]^2+[.B48]^2)"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4.241" calcext:value-type="float">
            <text:p>4,241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0.15" calcext:value-type="float">
            <text:p>0,15</text:p>
          </table:table-cell>
          <table:table-cell table:formula="of:=SQRT([.D49]^2+[.C49]^2+[.B49]^2)" office:value-type="float" office:value="0.17606816861659" calcext:value-type="float">
            <text:p>0,17606816861659</text:p>
          </table:table-cell>
        </table:table-row>
        <table:table-row table:style-name="ro1">
          <table:table-cell office:value-type="float" office:value="4.332" calcext:value-type="float">
            <text:p>4,332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table:formula="of:=SQRT([.D50]^2+[.C50]^2+[.B50]^2)" office:value-type="float" office:value="0.550454357780915" calcext:value-type="float">
            <text:p>0,550454357780915</text:p>
          </table:table-cell>
        </table:table-row>
        <table:table-row table:style-name="ro1">
          <table:table-cell office:value-type="float" office:value="4.422" calcext:value-type="float">
            <text:p>4,422</text:p>
          </table:table-cell>
          <table:table-cell office:value-type="float" office:value="0.63" calcext:value-type="float">
            <text:p>0,63</text:p>
          </table:table-cell>
          <table:table-cell office:value-type="float" office:value="-0.11" calcext:value-type="float">
            <text:p>-0,11</text:p>
          </table:table-cell>
          <table:table-cell office:value-type="float" office:value="-0.49" calcext:value-type="float">
            <text:p>-0,49</text:p>
          </table:table-cell>
          <table:table-cell table:formula="of:=SQRT([.D51]^2+[.C51]^2+[.B51]^2)" office:value-type="float" office:value="0.805667425182376" calcext:value-type="float">
            <text:p>0,805667425182376</text:p>
          </table:table-cell>
        </table:table-row>
        <table:table-row table:style-name="ro1">
          <table:table-cell office:value-type="float" office:value="4.513" calcext:value-type="float">
            <text:p>4,513</text:p>
          </table:table-cell>
          <table:table-cell office:value-type="float" office:value="-0.1" calcext:value-type="float">
            <text:p>-0,1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3" calcext:value-type="float">
            <text:p>-0,03</text:p>
          </table:table-cell>
          <table:table-cell table:formula="of:=SQRT([.D52]^2+[.C52]^2+[.B52]^2)" office:value-type="float" office:value="0.131529464379659" calcext:value-type="float">
            <text:p>0,131529464379659</text:p>
          </table:table-cell>
        </table:table-row>
        <table:table-row table:style-name="ro1">
          <table:table-cell office:value-type="float" office:value="4.606" calcext:value-type="float">
            <text:p>4,606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3" calcext:value-type="float">
            <text:p>-0,03</text:p>
          </table:table-cell>
          <table:table-cell office:value-type="float" office:value="-0.37" calcext:value-type="float">
            <text:p>-0,37</text:p>
          </table:table-cell>
          <table:table-cell table:formula="of:=SQRT([.D53]^2+[.C53]^2+[.B53]^2)" office:value-type="float" office:value="0.404227658628155" calcext:value-type="float">
            <text:p>0,404227658628155</text:p>
          </table:table-cell>
        </table:table-row>
        <table:table-row table:style-name="ro1">
          <table:table-cell office:value-type="float" office:value="4.699" calcext:value-type="float">
            <text:p>4,699</text:p>
          </table:table-cell>
          <table:table-cell office:value-type="float" office:value="0.49" calcext:value-type="float">
            <text:p>0,49</text:p>
          </table:table-cell>
          <table:table-cell office:value-type="float" office:value="0.08" calcext:value-type="float">
            <text:p>0,08</text:p>
          </table:table-cell>
          <table:table-cell office:value-type="float" office:value="-0.09" calcext:value-type="float">
            <text:p>-0,09</text:p>
          </table:table-cell>
          <table:table-cell table:formula="of:=SQRT([.D54]^2+[.C54]^2+[.B54]^2)" office:value-type="float" office:value="0.504579032461715" calcext:value-type="float">
            <text:p>0,504579032461715</text:p>
          </table:table-cell>
        </table:table-row>
        <table:table-row table:style-name="ro1">
          <table:table-cell office:value-type="float" office:value="4.803" calcext:value-type="float">
            <text:p>4,803</text:p>
          </table:table-cell>
          <table:table-cell office:value-type="float" office:value="-0.35" calcext:value-type="float">
            <text:p>-0,35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table:formula="of:=SQRT([.D55]^2+[.C55]^2+[.B55]^2)" office:value-type="float" office:value="0.468508271004899" calcext:value-type="float">
            <text:p>0,468508271004899</text:p>
          </table:table-cell>
        </table:table-row>
        <table:table-row table:style-name="ro1">
          <table:table-cell office:value-type="float" office:value="4.901" calcext:value-type="float">
            <text:p>4,901</text:p>
          </table:table-cell>
          <table:table-cell office:value-type="float" office:value="0.38" calcext:value-type="float">
            <text:p>0,38</text:p>
          </table:table-cell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table:formula="of:=SQRT([.D56]^2+[.C56]^2+[.B56]^2)" office:value-type="float" office:value="0.435086198356142" calcext:value-type="float">
            <text:p>0,435086198356142</text:p>
          </table:table-cell>
        </table:table-row>
        <table:table-row table:style-name="ro1">
          <table:table-cell office:value-type="float" office:value="4.966" calcext:value-type="float">
            <text:p>4,966</text:p>
          </table:table-cell>
          <table:table-cell office:value-type="float" office:value="-0.42" calcext:value-type="float">
            <text:p>-0,42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table:formula="of:=SQRT([.D57]^2+[.C57]^2+[.B57]^2)" office:value-type="float" office:value="0.426262829718942" calcext:value-type="float">
            <text:p>0,426262829718942</text:p>
          </table:table-cell>
        </table:table-row>
        <table:table-row table:style-name="ro1">
          <table:table-cell office:value-type="float" office:value="5.056" calcext:value-type="float">
            <text:p>5,056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table:formula="of:=SQRT([.D58]^2+[.C58]^2+[.B58]^2)" office:value-type="float" office:value="0.284604989415154" calcext:value-type="float">
            <text:p>0,284604989415154</text:p>
          </table:table-cell>
        </table:table-row>
        <table:table-row table:style-name="ro1">
          <table:table-cell office:value-type="float" office:value="5.147" calcext:value-type="float">
            <text:p>5,147</text:p>
          </table:table-cell>
          <table:table-cell office:value-type="float" office:value="0.02" calcext:value-type="float">
            <text:p>0,02</text:p>
          </table:table-cell>
          <table:table-cell office:value-type="float" office:value="-0.07" calcext:value-type="float">
            <text:p>-0,07</text:p>
          </table:table-cell>
          <table:table-cell office:value-type="float" office:value="0.11" calcext:value-type="float">
            <text:p>0,11</text:p>
          </table:table-cell>
          <table:table-cell table:formula="of:=SQRT([.D59]^2+[.C59]^2+[.B59]^2)" office:value-type="float" office:value="0.131909059582729" calcext:value-type="float">
            <text:p>0,131909059582729</text:p>
          </table:table-cell>
        </table:table-row>
        <table:table-row table:style-name="ro1">
          <table:table-cell office:value-type="float" office:value="5.238" calcext:value-type="float">
            <text:p>5,238</text:p>
          </table:table-cell>
          <table:table-cell office:value-type="float" office:value="0.24" calcext:value-type="float">
            <text:p>0,24</text:p>
          </table:table-cell>
          <table:table-cell office:value-type="float" office:value="-0.06" calcext:value-type="float">
            <text:p>-0,06</text:p>
          </table:table-cell>
          <table:table-cell office:value-type="float" office:value="-0.11" calcext:value-type="float">
            <text:p>-0,11</text:p>
          </table:table-cell>
          <table:table-cell table:formula="of:=SQRT([.D60]^2+[.C60]^2+[.B60]^2)" office:value-type="float" office:value="0.270739727413618" calcext:value-type="float">
            <text:p>0,270739727413618</text:p>
          </table:table-cell>
        </table:table-row>
        <table:table-row table:style-name="ro1">
          <table:table-cell office:value-type="float" office:value="5.328" calcext:value-type="float">
            <text:p>5,328</text:p>
          </table:table-cell>
          <table:table-cell office:value-type="float" office:value="-0.14" calcext:value-type="float">
            <text:p>-0,14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table:formula="of:=SQRT([.D61]^2+[.C61]^2+[.B61]^2)" office:value-type="float" office:value="0.14560219778561" calcext:value-type="float">
            <text:p>0,14560219778561</text:p>
          </table:table-cell>
        </table:table-row>
        <table:table-row table:style-name="ro1">
          <table:table-cell office:value-type="float" office:value="5.419" calcext:value-type="float">
            <text:p>5,419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49" calcext:value-type="float">
            <text:p>0,49</text:p>
          </table:table-cell>
          <table:table-cell table:formula="of:=SQRT([.D62]^2+[.C62]^2+[.B62]^2)" office:value-type="float" office:value="0.498598034492716" calcext:value-type="float">
            <text:p>0,498598034492716</text:p>
          </table:table-cell>
        </table:table-row>
        <table:table-row table:style-name="ro1">
          <table:table-cell office:value-type="float" office:value="5.514" calcext:value-type="float">
            <text:p>5,514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-0.54" calcext:value-type="float">
            <text:p>-0,54</text:p>
          </table:table-cell>
          <table:table-cell table:formula="of:=SQRT([.D63]^2+[.C63]^2+[.B63]^2)" office:value-type="float" office:value="0.578013840664737" calcext:value-type="float">
            <text:p>0,578013840664737</text:p>
          </table:table-cell>
        </table:table-row>
        <table:table-row table:style-name="ro1">
          <table:table-cell office:value-type="float" office:value="5.603" calcext:value-type="float">
            <text:p>5,603</text:p>
          </table:table-cell>
          <table:table-cell office:value-type="float" office:value="0.17" calcext:value-type="float">
            <text:p>0,17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formula="of:=SQRT([.D64]^2+[.C64]^2+[.B64]^2)" office:value-type="float" office:value="0.216564078277077" calcext:value-type="float">
            <text:p>0,216564078277077</text:p>
          </table:table-cell>
        </table:table-row>
        <table:table-row table:style-name="ro1">
          <table:table-cell office:value-type="float" office:value="5.706" calcext:value-type="float">
            <text:p>5,706</text:p>
          </table:table-cell>
          <table:table-cell office:value-type="float" office:value="-0.28" calcext:value-type="float">
            <text:p>-0,28</text:p>
          </table:table-cell>
          <table:table-cell office:value-type="float" office:value="0.01" calcext:value-type="float">
            <text:p>0,01</text:p>
          </table:table-cell>
          <table:table-cell office:value-type="float" office:value="-0.04" calcext:value-type="float">
            <text:p>-0,04</text:p>
          </table:table-cell>
          <table:table-cell table:formula="of:=SQRT([.D65]^2+[.C65]^2+[.B65]^2)" office:value-type="float" office:value="0.283019433961698" calcext:value-type="float">
            <text:p>0,283019433961698</text:p>
          </table:table-cell>
        </table:table-row>
        <table:table-row table:style-name="ro1">
          <table:table-cell office:value-type="float" office:value="5.807" calcext:value-type="float">
            <text:p>5,807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91" calcext:value-type="float">
            <text:p>0,91</text:p>
          </table:table-cell>
          <table:table-cell table:formula="of:=SQRT([.D66]^2+[.C66]^2+[.B66]^2)" office:value-type="float" office:value="0.912195154558497" calcext:value-type="float">
            <text:p>0,912195154558497</text:p>
          </table:table-cell>
        </table:table-row>
        <table:table-row table:style-name="ro1">
          <table:table-cell office:value-type="float" office:value="5.872" calcext:value-type="float">
            <text:p>5,872</text:p>
          </table:table-cell>
          <table:table-cell office:value-type="float" office:value="-0.17" calcext:value-type="float">
            <text:p>-0,17</text:p>
          </table:table-cell>
          <table:table-cell office:value-type="float" office:value="-0.11" calcext:value-type="float">
            <text:p>-0,11</text:p>
          </table:table-cell>
          <table:table-cell office:value-type="float" office:value="0.43" calcext:value-type="float">
            <text:p>0,43</text:p>
          </table:table-cell>
          <table:table-cell table:formula="of:=SQRT([.D67]^2+[.C67]^2+[.B67]^2)" office:value-type="float" office:value="0.475289385532646" calcext:value-type="float">
            <text:p>0,475289385532646</text:p>
          </table:table-cell>
        </table:table-row>
        <table:table-row table:style-name="ro1">
          <table:table-cell office:value-type="float" office:value="5.962" calcext:value-type="float">
            <text:p>5,962</text:p>
          </table:table-cell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-0.21" calcext:value-type="float">
            <text:p>-0,21</text:p>
          </table:table-cell>
          <table:table-cell table:formula="of:=SQRT([.D68]^2+[.C68]^2+[.B68]^2)" office:value-type="float" office:value="0.221359436211787" calcext:value-type="float">
            <text:p>0,221359436211787</text:p>
          </table:table-cell>
        </table:table-row>
        <table:table-row table:style-name="ro1">
          <table:table-cell office:value-type="float" office:value="6.053" calcext:value-type="float">
            <text:p>6,053</text:p>
          </table:table-cell>
          <table:table-cell office:value-type="float" office:value="0.35" calcext:value-type="float">
            <text:p>0,35</text:p>
          </table:table-cell>
          <table:table-cell office:value-type="float" office:value="-0.08" calcext:value-type="float">
            <text:p>-0,08</text:p>
          </table:table-cell>
          <table:table-cell office:value-type="float" office:value="-0.37" calcext:value-type="float">
            <text:p>-0,37</text:p>
          </table:table-cell>
          <table:table-cell table:formula="of:=SQRT([.D69]^2+[.C69]^2+[.B69]^2)" office:value-type="float" office:value="0.51555795018601" calcext:value-type="float">
            <text:p>0,51555795018601</text:p>
          </table:table-cell>
        </table:table-row>
        <table:table-row table:style-name="ro1">
          <table:table-cell office:value-type="float" office:value="6.143" calcext:value-type="float">
            <text:p>6,143</text:p>
          </table:table-cell>
          <table:table-cell office:value-type="float" office:value="0.07" calcext:value-type="float">
            <text:p>0,07</text:p>
          </table:table-cell>
          <table:table-cell office:value-type="float" office:value="-0.12" calcext:value-type="float">
            <text:p>-0,12</text:p>
          </table:table-cell>
          <table:table-cell office:value-type="float" office:value="0.28" calcext:value-type="float">
            <text:p>0,28</text:p>
          </table:table-cell>
          <table:table-cell table:formula="of:=SQRT([.D70]^2+[.C70]^2+[.B70]^2)" office:value-type="float" office:value="0.312569992161756" calcext:value-type="float">
            <text:p>0,312569992161756</text:p>
          </table:table-cell>
        </table:table-row>
        <table:table-row table:style-name="ro1">
          <table:table-cell office:value-type="float" office:value="6.234" calcext:value-type="float">
            <text:p>6,234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7" calcext:value-type="float">
            <text:p>-0,07</text:p>
          </table:table-cell>
          <table:table-cell office:value-type="float" office:value="0.15" calcext:value-type="float">
            <text:p>0,15</text:p>
          </table:table-cell>
          <table:table-cell table:formula="of:=SQRT([.D71]^2+[.C71]^2+[.B71]^2)" office:value-type="float" office:value="0.237276210354093" calcext:value-type="float">
            <text:p>0,237276210354093</text:p>
          </table:table-cell>
        </table:table-row>
        <table:table-row table:style-name="ro1">
          <table:table-cell office:value-type="float" office:value="6.324" calcext:value-type="float">
            <text:p>6,324</text:p>
          </table:table-cell>
          <table:table-cell office:value-type="float" office:value="0.05" calcext:value-type="float">
            <text:p>0,05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SQRT([.D72]^2+[.C72]^2+[.B72]^2)" office:value-type="float" office:value="0.0640312423743285" calcext:value-type="float">
            <text:p>0,064031242374329</text:p>
          </table:table-cell>
        </table:table-row>
        <table:table-row table:style-name="ro1">
          <table:table-cell office:value-type="float" office:value="6.42" calcext:value-type="float">
            <text:p>6,42</text:p>
          </table:table-cell>
          <table:table-cell office:value-type="float" office:value="-0.12" calcext:value-type="float">
            <text:p>-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table:formula="of:=SQRT([.D73]^2+[.C73]^2+[.B73]^2)" office:value-type="float" office:value="0.530377224247045" calcext:value-type="float">
            <text:p>0,530377224247045</text:p>
          </table:table-cell>
        </table:table-row>
        <table:table-row table:style-name="ro1">
          <table:table-cell office:value-type="float" office:value="6.509" calcext:value-type="float">
            <text:p>6,509</text:p>
          </table:table-cell>
          <table:table-cell office:value-type="float" office:value="0.11" calcext:value-type="float">
            <text:p>0,1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9" calcext:value-type="float">
            <text:p>0,09</text:p>
          </table:table-cell>
          <table:table-cell table:formula="of:=SQRT([.D74]^2+[.C74]^2+[.B74]^2)" office:value-type="float" office:value="0.14247806848775" calcext:value-type="float">
            <text:p>0,14247806848775</text:p>
          </table:table-cell>
        </table:table-row>
        <table:table-row table:style-name="ro1">
          <table:table-cell office:value-type="float" office:value="6.616" calcext:value-type="float">
            <text:p>6,616</text:p>
          </table:table-cell>
          <table:table-cell office:value-type="float" office:value="-0.01" calcext:value-type="float">
            <text:p>-0,01</text:p>
          </table:table-cell>
          <table:table-cell office:value-type="float" office:value="0.19" calcext:value-type="float">
            <text:p>0,19</text:p>
          </table:table-cell>
          <table:table-cell office:value-type="float" office:value="-0.03" calcext:value-type="float">
            <text:p>-0,03</text:p>
          </table:table-cell>
          <table:table-cell table:formula="of:=SQRT([.D75]^2+[.C75]^2+[.B75]^2)" office:value-type="float" office:value="0.192613602842582" calcext:value-type="float">
            <text:p>0,192613602842582</text:p>
          </table:table-cell>
        </table:table-row>
        <table:table-row table:style-name="ro1">
          <table:table-cell office:value-type="float" office:value="6.712" calcext:value-type="float">
            <text:p>6,712</text:p>
          </table:table-cell>
          <table:table-cell office:value-type="float" office:value="0.01" calcext:value-type="float">
            <text:p>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0.39" calcext:value-type="float">
            <text:p>0,39</text:p>
          </table:table-cell>
          <table:table-cell table:formula="of:=SQRT([.D76]^2+[.C76]^2+[.B76]^2)" office:value-type="float" office:value="0.405339363990225" calcext:value-type="float">
            <text:p>0,405339363990225</text:p>
          </table:table-cell>
        </table:table-row>
        <table:table-row table:style-name="ro1">
          <table:table-cell office:value-type="float" office:value="6.777" calcext:value-type="float">
            <text:p>6,777</text:p>
          </table:table-cell>
          <table:table-cell office:value-type="float" office:value="-0.09" calcext:value-type="float">
            <text:p>-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table:formula="of:=SQRT([.D77]^2+[.C77]^2+[.B77]^2)" office:value-type="float" office:value="0.382883794381533" calcext:value-type="float">
            <text:p>0,382883794381533</text:p>
          </table:table-cell>
        </table:table-row>
        <table:table-row table:style-name="ro1">
          <table:table-cell office:value-type="float" office:value="6.868" calcext:value-type="float">
            <text:p>6,868</text:p>
          </table:table-cell>
          <table:table-cell office:value-type="float" office:value="0.05" calcext:value-type="float">
            <text:p>0,05</text:p>
          </table:table-cell>
          <table:table-cell office:value-type="float" office:value="-0.03" calcext:value-type="float">
            <text:p>-0,03</text:p>
          </table:table-cell>
          <table:table-cell office:value-type="float" office:value="0.01" calcext:value-type="float">
            <text:p>0,01</text:p>
          </table:table-cell>
          <table:table-cell table:formula="of:=SQRT([.D78]^2+[.C78]^2+[.B78]^2)" office:value-type="float" office:value="0.0591607978309962" calcext:value-type="float">
            <text:p>0,059160797830996</text:p>
          </table:table-cell>
        </table:table-row>
        <table:table-row table:style-name="ro1">
          <table:table-cell office:value-type="float" office:value="6.958" calcext:value-type="float">
            <text:p>6,958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formula="of:=SQRT([.D79]^2+[.C79]^2+[.B79]^2)" office:value-type="float" office:value="0.320624390837628" calcext:value-type="float">
            <text:p>0,320624390837628</text:p>
          </table:table-cell>
        </table:table-row>
        <table:table-row table:style-name="ro1">
          <table:table-cell office:value-type="float" office:value="7.049" calcext:value-type="float">
            <text:p>7,049</text:p>
          </table:table-cell>
          <table:table-cell office:value-type="float" office:value="-0.08" calcext:value-type="float">
            <text:p>-0,08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table:formula="of:=SQRT([.D80]^2+[.C80]^2+[.B80]^2)" office:value-type="float" office:value="0.189736659610103" calcext:value-type="float">
            <text:p>0,189736659610103</text:p>
          </table:table-cell>
        </table:table-row>
        <table:table-row table:style-name="ro1">
          <table:table-cell office:value-type="float" office:value="7.139" calcext:value-type="float">
            <text:p>7,139</text:p>
          </table:table-cell>
          <table:table-cell office:value-type="float" office:value="0.04" calcext:value-type="float">
            <text:p>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0.12" calcext:value-type="float">
            <text:p>0,12</text:p>
          </table:table-cell>
          <table:table-cell table:formula="of:=SQRT([.D81]^2+[.C81]^2+[.B81]^2)" office:value-type="float" office:value="0.126885775404495" calcext:value-type="float">
            <text:p>0,126885775404495</text:p>
          </table:table-cell>
        </table:table-row>
        <table:table-row table:style-name="ro1">
          <table:table-cell office:value-type="float" office:value="7.23" calcext:value-type="float">
            <text:p>7,23</text:p>
          </table:table-cell>
          <table:table-cell office:value-type="float" office:value="-0.11" calcext:value-type="float">
            <text:p>-0,11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table:formula="of:=SQRT([.D82]^2+[.C82]^2+[.B82]^2)" office:value-type="float" office:value="0.13076696830622" calcext:value-type="float">
            <text:p>0,13076696830622</text:p>
          </table:table-cell>
        </table:table-row>
        <table:table-row table:style-name="ro1">
          <table:table-cell office:value-type="float" office:value="7.322" calcext:value-type="float">
            <text:p>7,322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,19</text:p>
          </table:table-cell>
          <table:table-cell office:value-type="float" office:value="0.6" calcext:value-type="float">
            <text:p>0,6</text:p>
          </table:table-cell>
          <table:table-cell table:formula="of:=SQRT([.D83]^2+[.C83]^2+[.B83]^2)" office:value-type="float" office:value="0.629364759102383" calcext:value-type="float">
            <text:p>0,629364759102383</text:p>
          </table:table-cell>
        </table:table-row>
        <table:table-row table:style-name="ro1">
          <table:table-cell office:value-type="float" office:value="7.421" calcext:value-type="float">
            <text:p>7,42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table:formula="of:=SQRT([.D84]^2+[.C84]^2+[.B84]^2)" office:value-type="float" office:value="0.240208242989286" calcext:value-type="float">
            <text:p>0,240208242989286</text:p>
          </table:table-cell>
        </table:table-row>
        <table:table-row table:style-name="ro1">
          <table:table-cell office:value-type="float" office:value="7.516" calcext:value-type="float">
            <text:p>7,516</text:p>
          </table:table-cell>
          <table:table-cell office:value-type="float" office:value="0.29" calcext:value-type="float">
            <text:p>0,29</text:p>
          </table:table-cell>
          <table:table-cell office:value-type="float" office:value="-0.05" calcext:value-type="float">
            <text:p>-0,05</text:p>
          </table:table-cell>
          <table:table-cell office:value-type="float" office:value="-0.4" calcext:value-type="float">
            <text:p>-0,4</text:p>
          </table:table-cell>
          <table:table-cell table:formula="of:=SQRT([.D85]^2+[.C85]^2+[.B85]^2)" office:value-type="float" office:value="0.496588360717406" calcext:value-type="float">
            <text:p>0,496588360717406</text:p>
          </table:table-cell>
        </table:table-row>
        <table:table-row table:style-name="ro1">
          <table:table-cell office:value-type="float" office:value="7.619" calcext:value-type="float">
            <text:p>7,619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35" calcext:value-type="float">
            <text:p>-0,35</text:p>
          </table:table-cell>
          <table:table-cell table:formula="of:=SQRT([.D86]^2+[.C86]^2+[.B86]^2)" office:value-type="float" office:value="0.352420203734122" calcext:value-type="float">
            <text:p>0,352420203734122</text:p>
          </table:table-cell>
        </table:table-row>
        <table:table-row table:style-name="ro1">
          <table:table-cell office:value-type="float" office:value="7.683" calcext:value-type="float">
            <text:p>7,683</text:p>
          </table:table-cell>
          <table:table-cell office:value-type="float" office:value="-0.11" calcext:value-type="float">
            <text:p>-0,11</text:p>
          </table:table-cell>
          <table:table-cell office:value-type="float" office:value="-0.08" calcext:value-type="float">
            <text:p>-0,08</text:p>
          </table:table-cell>
          <table:table-cell office:value-type="float" office:value="0.09" calcext:value-type="float">
            <text:p>0,09</text:p>
          </table:table-cell>
          <table:table-cell table:formula="of:=SQRT([.D87]^2+[.C87]^2+[.B87]^2)" office:value-type="float" office:value="0.163095064303001" calcext:value-type="float">
            <text:p>0,163095064303001</text:p>
          </table:table-cell>
        </table:table-row>
        <table:table-row table:style-name="ro1">
          <table:table-cell office:value-type="float" office:value="7.773" calcext:value-type="float">
            <text:p>7,773</text:p>
          </table:table-cell>
          <table:table-cell office:value-type="float" office:value="0.34" calcext:value-type="float">
            <text:p>0,34</text:p>
          </table:table-cell>
          <table:table-cell office:value-type="float" office:value="0.04" calcext:value-type="float">
            <text:p>0,04</text:p>
          </table:table-cell>
          <table:table-cell office:value-type="float" office:value="-0.9" calcext:value-type="float">
            <text:p>-0,9</text:p>
          </table:table-cell>
          <table:table-cell table:formula="of:=SQRT([.D88]^2+[.C88]^2+[.B88]^2)" office:value-type="float" office:value="0.962912249376858" calcext:value-type="float">
            <text:p>0,962912249376858</text:p>
          </table:table-cell>
        </table:table-row>
        <table:table-row table:style-name="ro1">
          <table:table-cell office:value-type="float" office:value="7.864" calcext:value-type="float">
            <text:p>7,864</text:p>
          </table:table-cell>
          <table:table-cell office:value-type="float" office:value="-0.41" calcext:value-type="float">
            <text:p>-0,41</text:p>
          </table:table-cell>
          <table:table-cell office:value-type="float" office:value="-0.11" calcext:value-type="float">
            <text:p>-0,11</text:p>
          </table:table-cell>
          <table:table-cell office:value-type="float" office:value="-0.47" calcext:value-type="float">
            <text:p>-0,47</text:p>
          </table:table-cell>
          <table:table-cell table:formula="of:=SQRT([.D89]^2+[.C89]^2+[.B89]^2)" office:value-type="float" office:value="0.63332456134276" calcext:value-type="float">
            <text:p>0,63332456134276</text:p>
          </table:table-cell>
        </table:table-row>
        <table:table-row table:style-name="ro1">
          <table:table-cell office:value-type="float" office:value="7.955" calcext:value-type="float">
            <text:p>7,95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-0.42" calcext:value-type="float">
            <text:p>-0,42</text:p>
          </table:table-cell>
          <table:table-cell table:formula="of:=SQRT([.D90]^2+[.C90]^2+[.B90]^2)" office:value-type="float" office:value="0.43139309220246" calcext:value-type="float">
            <text:p>0,43139309220246</text:p>
          </table:table-cell>
        </table:table-row>
        <table:table-row table:style-name="ro1">
          <table:table-cell office:value-type="float" office:value="8.045" calcext:value-type="float">
            <text:p>8,045</text:p>
          </table:table-cell>
          <table:table-cell office:value-type="float" office:value="0.08" calcext:value-type="float">
            <text:p>0,08</text:p>
          </table:table-cell>
          <table:table-cell office:value-type="float" office:value="-0.03" calcext:value-type="float">
            <text:p>-0,03</text:p>
          </table:table-cell>
          <table:table-cell office:value-type="float" office:value="0.73" calcext:value-type="float">
            <text:p>0,73</text:p>
          </table:table-cell>
          <table:table-cell table:formula="of:=SQRT([.D91]^2+[.C91]^2+[.B91]^2)" office:value-type="float" office:value="0.734982993000518" calcext:value-type="float">
            <text:p>0,734982993000518</text:p>
          </table:table-cell>
        </table:table-row>
        <table:table-row table:style-name="ro1">
          <table:table-cell office:value-type="float" office:value="8.136" calcext:value-type="float">
            <text:p>8,136</text:p>
          </table:table-cell>
          <table:table-cell office:value-type="float" office:value="-0.25" calcext:value-type="float">
            <text:p>-0,25</text:p>
          </table:table-cell>
          <table:table-cell office:value-type="float" office:value="0.01" calcext:value-type="float">
            <text:p>0,01</text:p>
          </table:table-cell>
          <table:table-cell office:value-type="float" office:value="-0.15" calcext:value-type="float">
            <text:p>-0,15</text:p>
          </table:table-cell>
          <table:table-cell table:formula="of:=SQRT([.D92]^2+[.C92]^2+[.B92]^2)" office:value-type="float" office:value="0.291719042916296" calcext:value-type="float">
            <text:p>0,291719042916296</text:p>
          </table:table-cell>
        </table:table-row>
        <table:table-row table:style-name="ro1">
          <table:table-cell office:value-type="float" office:value="8.227" calcext:value-type="float">
            <text:p>8,227</text:p>
          </table:table-cell>
          <table:table-cell office:value-type="float" office:value="0.14" calcext:value-type="float">
            <text:p>0,14</text:p>
          </table:table-cell>
          <table:table-cell office:value-type="float" office:value="-0.05" calcext:value-type="float">
            <text:p>-0,05</text:p>
          </table:table-cell>
          <table:table-cell office:value-type="float" office:value="0.23" calcext:value-type="float">
            <text:p>0,23</text:p>
          </table:table-cell>
          <table:table-cell table:formula="of:=SQRT([.D93]^2+[.C93]^2+[.B93]^2)" office:value-type="float" office:value="0.273861278752583" calcext:value-type="float">
            <text:p>0,273861278752583</text:p>
          </table:table-cell>
        </table:table-row>
        <table:table-row table:style-name="ro1">
          <table:table-cell office:value-type="float" office:value="8.324" calcext:value-type="float">
            <text:p>8,324</text:p>
          </table:table-cell>
          <table:table-cell office:value-type="float" office:value="-0.03" calcext:value-type="float">
            <text:p>-0,03</text:p>
          </table:table-cell>
          <table:table-cell office:value-type="float" office:value="0.03" calcext:value-type="float">
            <text:p>0,03</text:p>
          </table:table-cell>
          <table:table-cell office:value-type="float" office:value="-0.22" calcext:value-type="float">
            <text:p>-0,22</text:p>
          </table:table-cell>
          <table:table-cell table:formula="of:=SQRT([.D94]^2+[.C94]^2+[.B94]^2)" office:value-type="float" office:value="0.224053565024081" calcext:value-type="float">
            <text:p>0,224053565024081</text:p>
          </table:table-cell>
        </table:table-row>
        <table:table-row table:style-name="ro1">
          <table:table-cell office:value-type="float" office:value="8.422" calcext:value-type="float">
            <text:p>8,422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formula="of:=SQRT([.D95]^2+[.C95]^2+[.B95]^2)" office:value-type="float" office:value="0.125299640861417" calcext:value-type="float">
            <text:p>0,125299640861417</text:p>
          </table:table-cell>
        </table:table-row>
        <table:table-row table:style-name="ro1">
          <table:table-cell office:value-type="float" office:value="8.528" calcext:value-type="float">
            <text:p>8,528</text:p>
          </table:table-cell>
          <table:table-cell office:value-type="float" office:value="-0.06" calcext:value-type="float">
            <text:p>-0,06</text:p>
          </table:table-cell>
          <table:table-cell office:value-type="float" office:value="0.12" calcext:value-type="float">
            <text:p>0,12</text:p>
          </table:table-cell>
          <table:table-cell office:value-type="float" office:value="-0.1" calcext:value-type="float">
            <text:p>-0,1</text:p>
          </table:table-cell>
          <table:table-cell table:formula="of:=SQRT([.D96]^2+[.C96]^2+[.B96]^2)" office:value-type="float" office:value="0.167332005306815" calcext:value-type="float">
            <text:p>0,167332005306815</text:p>
          </table:table-cell>
        </table:table-row>
        <table:table-row table:style-name="ro1">
          <table:table-cell office:value-type="float" office:value="8.588" calcext:value-type="float">
            <text:p>8,588</text:p>
          </table:table-cell>
          <table:table-cell office:value-type="float" office:value="-0.12" calcext:value-type="float">
            <text:p>-0,12</text:p>
          </table:table-cell>
          <table:table-cell office:value-type="float" office:value="-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table:formula="of:=SQRT([.D97]^2+[.C97]^2+[.B97]^2)" office:value-type="float" office:value="0.485077313425396" calcext:value-type="float">
            <text:p>0,485077313425396</text:p>
          </table:table-cell>
        </table:table-row>
        <table:table-row table:style-name="ro1">
          <table:table-cell office:value-type="float" office:value="8.679" calcext:value-type="float">
            <text:p>8,679</text:p>
          </table:table-cell>
          <table:table-cell office:value-type="float" office:value="0.12" calcext:value-type="float">
            <text:p>0,12</text:p>
          </table:table-cell>
          <table:table-cell office:value-type="float" office:value="0.23" calcext:value-type="float">
            <text:p>0,23</text:p>
          </table:table-cell>
          <table:table-cell office:value-type="float" office:value="-0.09" calcext:value-type="float">
            <text:p>-0,09</text:p>
          </table:table-cell>
          <table:table-cell table:formula="of:=SQRT([.D98]^2+[.C98]^2+[.B98]^2)" office:value-type="float" office:value="0.27459060435492" calcext:value-type="float">
            <text:p>0,27459060435492</text:p>
          </table:table-cell>
        </table:table-row>
        <table:table-row table:style-name="ro1">
          <table:table-cell office:value-type="float" office:value="8.769" calcext:value-type="float">
            <text:p>8,769</text:p>
          </table:table-cell>
          <table:table-cell office:value-type="float" office:value="0.03" calcext:value-type="float">
            <text:p>0,03</text:p>
          </table:table-cell>
          <table:table-cell office:value-type="float" office:value="-0.15" calcext:value-type="float">
            <text:p>-0,15</text:p>
          </table:table-cell>
          <table:table-cell office:value-type="float" office:value="0.59" calcext:value-type="float">
            <text:p>0,59</text:p>
          </table:table-cell>
          <table:table-cell table:formula="of:=SQRT([.D99]^2+[.C99]^2+[.B99]^2)" office:value-type="float" office:value="0.609507998306831" calcext:value-type="float">
            <text:p>0,609507998306831</text:p>
          </table:table-cell>
        </table:table-row>
        <table:table-row table:style-name="ro1">
          <table:table-cell office:value-type="float" office:value="8.86" calcext:value-type="float">
            <text:p>8,86</text:p>
          </table:table-cell>
          <table:table-cell office:value-type="float" office:value="0.06" calcext:value-type="float">
            <text:p>0,06</text:p>
          </table:table-cell>
          <table:table-cell office:value-type="float" office:value="0.21" calcext:value-type="float">
            <text:p>0,21</text:p>
          </table:table-cell>
          <table:table-cell office:value-type="float" office:value="-0.26" calcext:value-type="float">
            <text:p>-0,26</text:p>
          </table:table-cell>
          <table:table-cell table:formula="of:=SQRT([.D100]^2+[.C100]^2+[.B100]^2)" office:value-type="float" office:value="0.339558536926993" calcext:value-type="float">
            <text:p>0,339558536926993</text:p>
          </table:table-cell>
        </table:table-row>
        <table:table-row table:style-name="ro1">
          <table:table-cell office:value-type="float" office:value="8.951" calcext:value-type="float">
            <text:p>8,951</text:p>
          </table:table-cell>
          <table:table-cell office:value-type="float" office:value="-0.08" calcext:value-type="float">
            <text:p>-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24" calcext:value-type="float">
            <text:p>0,24</text:p>
          </table:table-cell>
          <table:table-cell table:formula="of:=SQRT([.D101]^2+[.C101]^2+[.B101]^2)" office:value-type="float" office:value="0.256124969497314" calcext:value-type="float">
            <text:p>0,256124969497314</text:p>
          </table:table-cell>
        </table:table-row>
        <table:table-row table:style-name="ro1">
          <table:table-cell office:value-type="float" office:value="9.041" calcext:value-type="float">
            <text:p>9,041</text:p>
          </table:table-cell>
          <table:table-cell office:value-type="float" office:value="-0.08" calcext:value-type="float">
            <text:p>-0,08</text:p>
          </table:table-cell>
          <table:table-cell office:value-type="float" office:value="0.11" calcext:value-type="float">
            <text:p>0,11</text:p>
          </table:table-cell>
          <table:table-cell office:value-type="float" office:value="-0.41" calcext:value-type="float">
            <text:p>-0,41</text:p>
          </table:table-cell>
          <table:table-cell table:formula="of:=SQRT([.D102]^2+[.C102]^2+[.B102]^2)" office:value-type="float" office:value="0.431972221329104" calcext:value-type="float">
            <text:p>0,431972221329104</text:p>
          </table:table-cell>
        </table:table-row>
        <table:table-row table:style-name="ro1">
          <table:table-cell office:value-type="float" office:value="9.138" calcext:value-type="float">
            <text:p>9,13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0.54" calcext:value-type="float">
            <text:p>-0,54</text:p>
          </table:table-cell>
          <table:table-cell table:formula="of:=SQRT([.D103]^2+[.C103]^2+[.B103]^2)" office:value-type="float" office:value="0.540832691319598" calcext:value-type="float">
            <text:p>0,540832691319598</text:p>
          </table:table-cell>
        </table:table-row>
        <table:table-row table:style-name="ro1">
          <table:table-cell office:value-type="float" office:value="9.225" calcext:value-type="float">
            <text:p>9,225</text:p>
          </table:table-cell>
          <table:table-cell office:value-type="float" office:value="-0.12" calcext:value-type="float">
            <text:p>-0,12</text:p>
          </table:table-cell>
          <table:table-cell office:value-type="float" office:value="0.04" calcext:value-type="float">
            <text:p>0,04</text:p>
          </table:table-cell>
          <table:table-cell office:value-type="float" office:value="-0.3" calcext:value-type="float">
            <text:p>-0,3</text:p>
          </table:table-cell>
          <table:table-cell table:formula="of:=SQRT([.D104]^2+[.C104]^2+[.B104]^2)" office:value-type="float" office:value="0.325576411921994" calcext:value-type="float">
            <text:p>0,325576411921994</text:p>
          </table:table-cell>
        </table:table-row>
        <table:table-row table:style-name="ro1">
          <table:table-cell office:value-type="float" office:value="9.333" calcext:value-type="float">
            <text:p>9,333</text:p>
          </table:table-cell>
          <table:table-cell table:number-columns-repeated="2" office:value-type="float" office:value="-0.09" calcext:value-type="float">
            <text:p>-0,09</text:p>
          </table:table-cell>
          <table:table-cell office:value-type="float" office:value="0.03" calcext:value-type="float">
            <text:p>0,03</text:p>
          </table:table-cell>
          <table:table-cell table:formula="of:=SQRT([.D105]^2+[.C105]^2+[.B105]^2)" office:value-type="float" office:value="0.13076696830622" calcext:value-type="float">
            <text:p>0,13076696830622</text:p>
          </table:table-cell>
        </table:table-row>
        <table:table-row table:style-name="ro1">
          <table:table-cell office:value-type="float" office:value="9.427" calcext:value-type="float">
            <text:p>9,427</text:p>
          </table:table-cell>
          <table:table-cell office:value-type="float" office:value="0.33" calcext:value-type="float">
            <text:p>0,33</text:p>
          </table:table-cell>
          <table:table-cell office:value-type="float" office:value="-0.03" calcext:value-type="float">
            <text:p>-0,03</text:p>
          </table:table-cell>
          <table:table-cell office:value-type="float" office:value="-1.1" calcext:value-type="float">
            <text:p>-1,1</text:p>
          </table:table-cell>
          <table:table-cell table:formula="of:=SQRT([.D106]^2+[.C106]^2+[.B106]^2)" office:value-type="float" office:value="1.14882548718245" calcext:value-type="float">
            <text:p>1,14882548718245</text:p>
          </table:table-cell>
        </table:table-row>
        <table:table-row table:style-name="ro1">
          <table:table-cell office:value-type="float" office:value="9.494" calcext:value-type="float">
            <text:p>9,494</text:p>
          </table:table-cell>
          <table:table-cell office:value-type="float" office:value="0.09" calcext:value-type="float">
            <text:p>0,09</text:p>
          </table:table-cell>
          <table:table-cell office:value-type="float" office:value="0.19" calcext:value-type="float">
            <text:p>0,19</text:p>
          </table:table-cell>
          <table:table-cell office:value-type="float" office:value="-0.32" calcext:value-type="float">
            <text:p>-0,32</text:p>
          </table:table-cell>
          <table:table-cell table:formula="of:=SQRT([.D107]^2+[.C107]^2+[.B107]^2)" office:value-type="float" office:value="0.382883794381533" calcext:value-type="float">
            <text:p>0,382883794381533</text:p>
          </table:table-cell>
        </table:table-row>
        <table:table-row table:style-name="ro1">
          <table:table-cell office:value-type="float" office:value="9.585" calcext:value-type="float">
            <text:p>9,585</text:p>
          </table:table-cell>
          <table:table-cell office:value-type="float" office:value="-0.02" calcext:value-type="float">
            <text:p>-0,02</text:p>
          </table:table-cell>
          <table:table-cell office:value-type="float" office:value="0.07" calcext:value-type="float">
            <text:p>0,07</text:p>
          </table:table-cell>
          <table:table-cell office:value-type="float" office:value="0.19" calcext:value-type="float">
            <text:p>0,19</text:p>
          </table:table-cell>
          <table:table-cell table:formula="of:=SQRT([.D108]^2+[.C108]^2+[.B108]^2)" office:value-type="float" office:value="0.203469899493758" calcext:value-type="float">
            <text:p>0,203469899493758</text:p>
          </table:table-cell>
        </table:table-row>
        <table:table-row table:style-name="ro1">
          <table:table-cell office:value-type="float" office:value="9.675" calcext:value-type="float">
            <text:p>9,675</text:p>
          </table:table-cell>
          <table:table-cell office:value-type="float" office:value="0.08" calcext:value-type="float">
            <text:p>0,08</text:p>
          </table:table-cell>
          <table:table-cell office:value-type="float" office:value="-0.09" calcext:value-type="float">
            <text:p>-0,09</text:p>
          </table:table-cell>
          <table:table-cell office:value-type="float" office:value="0.4" calcext:value-type="float">
            <text:p>0,4</text:p>
          </table:table-cell>
          <table:table-cell table:formula="of:=SQRT([.D109]^2+[.C109]^2+[.B109]^2)" office:value-type="float" office:value="0.417731971484108" calcext:value-type="float">
            <text:p>0,417731971484108</text:p>
          </table:table-cell>
        </table:table-row>
        <table:table-row table:style-name="ro1">
          <table:table-cell office:value-type="float" office:value="9.766" calcext:value-type="float">
            <text:p>9,766</text:p>
          </table:table-cell>
          <table:table-cell office:value-type="float" office:value="-0.09" calcext:value-type="float">
            <text:p>-0,09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table:formula="of:=SQRT([.D110]^2+[.C110]^2+[.B110]^2)" office:value-type="float" office:value="0.137840487520902" calcext:value-type="float">
            <text:p>0,137840487520902</text:p>
          </table:table-cell>
        </table:table-row>
        <table:table-row table:style-name="ro1">
          <table:table-cell office:value-type="float" office:value="9.856" calcext:value-type="float">
            <text:p>9,856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-0.68" calcext:value-type="float">
            <text:p>-0,68</text:p>
          </table:table-cell>
          <table:table-cell table:formula="of:=SQRT([.D111]^2+[.C111]^2+[.B111]^2)" office:value-type="float" office:value="0.680367547726962" calcext:value-type="float">
            <text:p>0,680367547726962</text:p>
          </table:table-cell>
        </table:table-row>
        <table:table-row table:style-name="ro1">
          <table:table-cell office:value-type="float" office:value="9.947" calcext:value-type="float">
            <text:p>9,947</text:p>
          </table:table-cell>
          <table:table-cell office:value-type="float" office:value="0.11" calcext:value-type="float">
            <text:p>0,11</text:p>
          </table:table-cell>
          <table:table-cell office:value-type="float" office:value="-0.1" calcext:value-type="float">
            <text:p>-0,1</text:p>
          </table:table-cell>
          <table:table-cell office:value-type="float" office:value="0.09" calcext:value-type="float">
            <text:p>0,09</text:p>
          </table:table-cell>
          <table:table-cell table:formula="of:=SQRT([.D112]^2+[.C112]^2+[.B112]^2)" office:value-type="float" office:value="0.173781471969828" calcext:value-type="float">
            <text:p>0,173781471969828</text:p>
          </table:table-cell>
        </table:table-row>
        <table:table-row table:style-name="ro1">
          <table:table-cell office:value-type="float" office:value="10.04" calcext:value-type="float">
            <text:p>10,04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,46</text:p>
          </table:table-cell>
          <table:table-cell table:formula="of:=SQRT([.D113]^2+[.C113]^2+[.B113]^2)" office:value-type="float" office:value="0.465295604965274" calcext:value-type="float">
            <text:p>0,465295604965274</text:p>
          </table:table-cell>
        </table:table-row>
        <table:table-row table:style-name="ro1">
          <table:table-cell office:value-type="float" office:value="10.136" calcext:value-type="float">
            <text:p>10,136</text:p>
          </table:table-cell>
          <table:table-cell office:value-type="float" office:value="0.04" calcext:value-type="float">
            <text:p>0,04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" calcext:value-type="float">
            <text:p>-0,1</text:p>
          </table:table-cell>
          <table:table-cell table:formula="of:=SQRT([.D114]^2+[.C114]^2+[.B114]^2)" office:value-type="float" office:value="0.118743420870379" calcext:value-type="float">
            <text:p>0,118743420870379</text:p>
          </table:table-cell>
        </table:table-row>
        <table:table-row table:style-name="ro1">
          <table:table-cell office:value-type="float" office:value="10.232" calcext:value-type="float">
            <text:p>10,232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-0.61" calcext:value-type="float">
            <text:p>-0,61</text:p>
          </table:table-cell>
          <table:table-cell table:formula="of:=SQRT([.D115]^2+[.C115]^2+[.B115]^2)" office:value-type="float" office:value="0.610409698481274" calcext:value-type="float">
            <text:p>0,610409698481274</text:p>
          </table:table-cell>
        </table:table-row>
        <table:table-row table:style-name="ro1">
          <table:table-cell office:value-type="float" office:value="10.337" calcext:value-type="float">
            <text:p>10,33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6" calcext:value-type="float">
            <text:p>-0,06</text:p>
          </table:table-cell>
          <table:table-cell office:value-type="float" office:value="0.51" calcext:value-type="float">
            <text:p>0,51</text:p>
          </table:table-cell>
          <table:table-cell table:formula="of:=SQRT([.D116]^2+[.C116]^2+[.B116]^2)" office:value-type="float" office:value="0.514392845984467" calcext:value-type="float">
            <text:p>0,514392845984467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-0.14" calcext:value-type="float">
            <text:p>-0,14</text:p>
          </table:table-cell>
          <table:table-cell office:value-type="float" office:value="0.08" calcext:value-type="float">
            <text:p>0,08</text:p>
          </table:table-cell>
          <table:table-cell office:value-type="float" office:value="-0.03" calcext:value-type="float">
            <text:p>-0,03</text:p>
          </table:table-cell>
          <table:table-cell table:formula="of:=SQRT([.D117]^2+[.C117]^2+[.B117]^2)" office:value-type="float" office:value="0.164012194668567" calcext:value-type="float">
            <text:p>0,164012194668567</text:p>
          </table:table-cell>
        </table:table-row>
        <table:table-row table:style-name="ro1">
          <table:table-cell office:value-type="float" office:value="10.49" calcext:value-type="float">
            <text:p>10,49</text:p>
          </table:table-cell>
          <table:table-cell office:value-type="float" office:value="0.57" calcext:value-type="float">
            <text:p>0,57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5" calcext:value-type="float">
            <text:p>-0,45</text:p>
          </table:table-cell>
          <table:table-cell table:formula="of:=SQRT([.D118]^2+[.C118]^2+[.B118]^2)" office:value-type="float" office:value="0.741552425658497" calcext:value-type="float">
            <text:p>0,741552425658497</text:p>
          </table:table-cell>
        </table:table-row>
        <table:table-row table:style-name="ro1">
          <table:table-cell office:value-type="float" office:value="10.581" calcext:value-type="float">
            <text:p>10,581</text:p>
          </table:table-cell>
          <table:table-cell office:value-type="float" office:value="-0.07" calcext:value-type="float">
            <text:p>-0,07</text:p>
          </table:table-cell>
          <table:table-cell office:value-type="float" office:value="0.14" calcext:value-type="float">
            <text:p>0,14</text:p>
          </table:table-cell>
          <table:table-cell office:value-type="float" office:value="-0.13" calcext:value-type="float">
            <text:p>-0,13</text:p>
          </table:table-cell>
          <table:table-cell table:formula="of:=SQRT([.D119]^2+[.C119]^2+[.B119]^2)" office:value-type="float" office:value="0.203469899493758" calcext:value-type="float">
            <text:p>0,203469899493758</text:p>
          </table:table-cell>
        </table:table-row>
        <table:table-row table:style-name="ro1">
          <table:table-cell office:value-type="float" office:value="10.672" calcext:value-type="float">
            <text:p>10,672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4" calcext:value-type="float">
            <text:p>-0,04</text:p>
          </table:table-cell>
          <table:table-cell office:value-type="float" office:value="0.82" calcext:value-type="float">
            <text:p>0,82</text:p>
          </table:table-cell>
          <table:table-cell table:formula="of:=SQRT([.D120]^2+[.C120]^2+[.B120]^2)" office:value-type="float" office:value="0.821522975941635" calcext:value-type="float">
            <text:p>0,821522975941635</text:p>
          </table:table-cell>
        </table:table-row>
        <table:table-row table:style-name="ro1">
          <table:table-cell office:value-type="float" office:value="10.762" calcext:value-type="float">
            <text:p>10,762</text:p>
          </table:table-cell>
          <table:table-cell office:value-type="float" office:value="-0.24" calcext:value-type="float">
            <text:p>-0,24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table:formula="of:=SQRT([.D121]^2+[.C121]^2+[.B121]^2)" office:value-type="float" office:value="0.280713376952364" calcext:value-type="float">
            <text:p>0,280713376952364</text:p>
          </table:table-cell>
        </table:table-row>
        <table:table-row table:style-name="ro1">
          <table:table-cell office:value-type="float" office:value="10.852" calcext:value-type="float">
            <text:p>10,852</text:p>
          </table:table-cell>
          <table:table-cell office:value-type="float" office:value="0.06" calcext:value-type="float">
            <text:p>0,06</text:p>
          </table:table-cell>
          <table:table-cell office:value-type="float" office:value="0.37" calcext:value-type="float">
            <text:p>0,37</text:p>
          </table:table-cell>
          <table:table-cell office:value-type="float" office:value="0.53" calcext:value-type="float">
            <text:p>0,53</text:p>
          </table:table-cell>
          <table:table-cell table:formula="of:=SQRT([.D122]^2+[.C122]^2+[.B122]^2)" office:value-type="float" office:value="0.649153294684699" calcext:value-type="float">
            <text:p>0,649153294684699</text:p>
          </table:table-cell>
        </table:table-row>
        <table:table-row table:style-name="ro1">
          <table:table-cell office:value-type="float" office:value="10.944" calcext:value-type="float">
            <text:p>10,944</text:p>
          </table:table-cell>
          <table:table-cell office:value-type="float" office:value="0.05" calcext:value-type="float">
            <text:p>0,05</text:p>
          </table:table-cell>
          <table:table-cell office:value-type="float" office:value="-0.08" calcext:value-type="float">
            <text:p>-0,08</text:p>
          </table:table-cell>
          <table:table-cell office:value-type="float" office:value="0.05" calcext:value-type="float">
            <text:p>0,05</text:p>
          </table:table-cell>
          <table:table-cell table:formula="of:=SQRT([.D123]^2+[.C123]^2+[.B123]^2)" office:value-type="float" office:value="0.106770782520313" calcext:value-type="float">
            <text:p>0,106770782520313</text:p>
          </table:table-cell>
        </table:table-row>
        <table:table-row table:style-name="ro1">
          <table:table-cell office:value-type="float" office:value="11.042" calcext:value-type="float">
            <text:p>11,042</text:p>
          </table:table-cell>
          <table:table-cell office:value-type="float" office:value="-0.03" calcext:value-type="float">
            <text:p>-0,03</text:p>
          </table:table-cell>
          <table:table-cell office:value-type="float" office:value="0.26" calcext:value-type="float">
            <text:p>0,26</text:p>
          </table:table-cell>
          <table:table-cell office:value-type="float" office:value="-0.05" calcext:value-type="float">
            <text:p>-0,05</text:p>
          </table:table-cell>
          <table:table-cell table:formula="of:=SQRT([.D124]^2+[.C124]^2+[.B124]^2)" office:value-type="float" office:value="0.266458251889485" calcext:value-type="float">
            <text:p>0,266458251889485</text:p>
          </table:table-cell>
        </table:table-row>
        <table:table-row table:style-name="ro1">
          <table:table-cell office:value-type="float" office:value="11.137" calcext:value-type="float">
            <text:p>11,13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5" calcext:value-type="float">
            <text:p>-0,15</text:p>
          </table:table-cell>
          <table:table-cell office:value-type="float" office:value="0.46" calcext:value-type="float">
            <text:p>0,46</text:p>
          </table:table-cell>
          <table:table-cell table:formula="of:=SQRT([.D125]^2+[.C125]^2+[.B125]^2)" office:value-type="float" office:value="0.484767985741633" calcext:value-type="float">
            <text:p>0,484767985741633</text:p>
          </table:table-cell>
        </table:table-row>
        <table:table-row table:style-name="ro1">
          <table:table-cell office:value-type="float" office:value="11.244" calcext:value-type="float">
            <text:p>11,244</text:p>
          </table:table-cell>
          <table:table-cell office:value-type="float" office:value="-0.25" calcext:value-type="float">
            <text:p>-0,25</text:p>
          </table:table-cell>
          <table:table-cell office:value-type="float" office:value="-0.05" calcext:value-type="float">
            <text:p>-0,05</text:p>
          </table:table-cell>
          <table:table-cell office:value-type="float" office:value="-0.66" calcext:value-type="float">
            <text:p>-0,66</text:p>
          </table:table-cell>
          <table:table-cell table:formula="of:=SQRT([.D126]^2+[.C126]^2+[.B126]^2)" office:value-type="float" office:value="0.707530918052349" calcext:value-type="float">
            <text:p>0,707530918052349</text:p>
          </table:table-cell>
        </table:table-row>
        <table:table-row table:style-name="ro1">
          <table:table-cell office:value-type="float" office:value="11.305" calcext:value-type="float">
            <text:p>11,305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-0.32" calcext:value-type="float">
            <text:p>-0,32</text:p>
          </table:table-cell>
          <table:table-cell table:formula="of:=SQRT([.D127]^2+[.C127]^2+[.B127]^2)" office:value-type="float" office:value="0.325269119345812" calcext:value-type="float">
            <text:p>0,325269119345812</text:p>
          </table:table-cell>
        </table:table-row>
        <table:table-row table:style-name="ro1">
          <table:table-cell office:value-type="float" office:value="11.396" calcext:value-type="float">
            <text:p>11,396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0.72" calcext:value-type="float">
            <text:p>0,72</text:p>
          </table:table-cell>
          <table:table-cell table:formula="of:=SQRT([.D128]^2+[.C128]^2+[.B128]^2)" office:value-type="float" office:value="0.74222638056054" calcext:value-type="float">
            <text:p>0,74222638056054</text:p>
          </table:table-cell>
        </table:table-row>
        <table:table-row table:style-name="ro1">
          <table:table-cell office:value-type="float" office:value="11.487" calcext:value-type="float">
            <text:p>11,487</text:p>
          </table:table-cell>
          <table:table-cell office:value-type="float" office:value="-0.15" calcext:value-type="float">
            <text:p>-0,15</text:p>
          </table:table-cell>
          <table:table-cell office:value-type="float" office:value="0.06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table:formula="of:=SQRT([.D129]^2+[.C129]^2+[.B129]^2)" office:value-type="float" office:value="0.669776081985614" calcext:value-type="float">
            <text:p>0,669776081985614</text:p>
          </table:table-cell>
        </table:table-row>
        <table:table-row table:style-name="ro1">
          <table:table-cell office:value-type="float" office:value="11.577" calcext:value-type="float">
            <text:p>11,577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-0.7" calcext:value-type="float">
            <text:p>-0,7</text:p>
          </table:table-cell>
          <table:table-cell table:formula="of:=SQRT([.D130]^2+[.C130]^2+[.B130]^2)" office:value-type="float" office:value="0.707530918052349" calcext:value-type="float">
            <text:p>0,707530918052349</text:p>
          </table:table-cell>
        </table:table-row>
        <table:table-row table:style-name="ro1">
          <table:table-cell office:value-type="float" office:value="11.668" calcext:value-type="float">
            <text:p>11,668</text:p>
          </table:table-cell>
          <table:table-cell office:value-type="float" office:value="-0.13" calcext:value-type="float">
            <text:p>-0,13</text:p>
          </table:table-cell>
          <table:table-cell office:value-type="float" office:value="0.13" calcext:value-type="float">
            <text:p>0,13</text:p>
          </table:table-cell>
          <table:table-cell office:value-type="float" office:value="0.45" calcext:value-type="float">
            <text:p>0,45</text:p>
          </table:table-cell>
          <table:table-cell table:formula="of:=SQRT([.D131]^2+[.C131]^2+[.B131]^2)" office:value-type="float" office:value="0.486106984109465" calcext:value-type="float">
            <text:p>0,486106984109465</text:p>
          </table:table-cell>
        </table:table-row>
        <table:table-row table:style-name="ro1">
          <table:table-cell office:value-type="float" office:value="11.758" calcext:value-type="float">
            <text:p>11,758</text:p>
          </table:table-cell>
          <table:table-cell office:value-type="float" office:value="0.02" calcext:value-type="float">
            <text:p>0,02</text:p>
          </table:table-cell>
          <table:table-cell office:value-type="float" office:value="-0.05" calcext:value-type="float">
            <text:p>-0,05</text:p>
          </table:table-cell>
          <table:table-cell office:value-type="float" office:value="-0.77" calcext:value-type="float">
            <text:p>-0,77</text:p>
          </table:table-cell>
          <table:table-cell table:formula="of:=SQRT([.D132]^2+[.C132]^2+[.B132]^2)" office:value-type="float" office:value="0.771880819816116" calcext:value-type="float">
            <text:p>0,771880819816116</text:p>
          </table:table-cell>
        </table:table-row>
        <table:table-row table:style-name="ro1">
          <table:table-cell office:value-type="float" office:value="11.85" calcext:value-type="float">
            <text:p>11,85</text:p>
          </table:table-cell>
          <table:table-cell office:value-type="float" office:value="0.03" calcext:value-type="float">
            <text:p>0,03</text:p>
          </table:table-cell>
          <table:table-cell office:value-type="float" office:value="-0.04" calcext:value-type="float">
            <text:p>-0,04</text:p>
          </table:table-cell>
          <table:table-cell office:value-type="float" office:value="0.38" calcext:value-type="float">
            <text:p>0,38</text:p>
          </table:table-cell>
          <table:table-cell table:formula="of:=SQRT([.D133]^2+[.C133]^2+[.B133]^2)" office:value-type="float" office:value="0.383275357934736" calcext:value-type="float">
            <text:p>0,383275357934736</text:p>
          </table:table-cell>
        </table:table-row>
        <table:table-row table:style-name="ro1">
          <table:table-cell office:value-type="float" office:value="11.942" calcext:value-type="float">
            <text:p>11,942</text:p>
          </table:table-cell>
          <table:table-cell office:value-type="float" office:value="0.2" calcext:value-type="float">
            <text:p>0,2</text:p>
          </table:table-cell>
          <table:table-cell office:value-type="float" office:value="-0.19" calcext:value-type="float">
            <text:p>-0,19</text:p>
          </table:table-cell>
          <table:table-cell office:value-type="float" office:value="-1.02" calcext:value-type="float">
            <text:p>-1,02</text:p>
          </table:table-cell>
          <table:table-cell table:formula="of:=SQRT([.D134]^2+[.C134]^2+[.B134]^2)" office:value-type="float" office:value="1.05664563596316" calcext:value-type="float">
            <text:p>1,05664563596316</text:p>
          </table:table-cell>
        </table:table-row>
        <table:table-row table:style-name="ro1">
          <table:table-cell office:value-type="float" office:value="12.05" calcext:value-type="float">
            <text:p>12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table:formula="of:=SQRT([.D135]^2+[.C135]^2+[.B135]^2)" office:value-type="float" office:value="0.164012194668567" calcext:value-type="float">
            <text:p>0,164012194668567</text:p>
          </table:table-cell>
        </table:table-row>
        <table:table-row table:style-name="ro1">
          <table:table-cell office:value-type="float" office:value="12.142" calcext:value-type="float">
            <text:p>12,142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1.33" calcext:value-type="float">
            <text:p>1,33</text:p>
          </table:table-cell>
          <table:table-cell table:formula="of:=SQRT([.D136]^2+[.C136]^2+[.B136]^2)" office:value-type="float" office:value="1.3306013678033" calcext:value-type="float">
            <text:p>1,3306013678033</text:p>
          </table:table-cell>
        </table:table-row>
        <table:table-row table:style-name="ro1">
          <table:table-cell office:value-type="float" office:value="12.211" calcext:value-type="float">
            <text:p>12,21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77" calcext:value-type="float">
            <text:p>0,77</text:p>
          </table:table-cell>
          <table:table-cell table:formula="of:=SQRT([.D137]^2+[.C137]^2+[.B137]^2)" office:value-type="float" office:value="0.774209274033836" calcext:value-type="float">
            <text:p>0,774209274033836</text:p>
          </table:table-cell>
        </table:table-row>
        <table:table-row table:style-name="ro1">
          <table:table-cell office:value-type="float" office:value="12.302" calcext:value-type="float">
            <text:p>12,302</text:p>
          </table:table-cell>
          <table:table-cell office:value-type="float" office:value="-0.1" calcext:value-type="float">
            <text:p>-0,1</text:p>
          </table:table-cell>
          <table:table-cell office:value-type="float" office:value="0.13" calcext:value-type="float">
            <text:p>0,13</text:p>
          </table:table-cell>
          <table:table-cell office:value-type="float" office:value="-0.82" calcext:value-type="float">
            <text:p>-0,82</text:p>
          </table:table-cell>
          <table:table-cell table:formula="of:=SQRT([.D138]^2+[.C138]^2+[.B138]^2)" office:value-type="float" office:value="0.836241591885981" calcext:value-type="float">
            <text:p>0,836241591885981</text:p>
          </table:table-cell>
        </table:table-row>
        <table:table-row table:style-name="ro1">
          <table:table-cell office:value-type="float" office:value="12.392" calcext:value-type="float">
            <text:p>12,392</text:p>
          </table:table-cell>
          <table:table-cell office:value-type="float" office:value="-0.04" calcext:value-type="float">
            <text:p>-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97" calcext:value-type="float">
            <text:p>0,97</text:p>
          </table:table-cell>
          <table:table-cell table:formula="of:=SQRT([.D139]^2+[.C139]^2+[.B139]^2)" office:value-type="float" office:value="0.974114982946059" calcext:value-type="float">
            <text:p>0,974114982946059</text:p>
          </table:table-cell>
        </table:table-row>
        <table:table-row table:style-name="ro1">
          <table:table-cell office:value-type="float" office:value="12.483" calcext:value-type="float">
            <text:p>12,483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-0.34" calcext:value-type="float">
            <text:p>-0,34</text:p>
          </table:table-cell>
          <table:table-cell table:formula="of:=SQRT([.D140]^2+[.C140]^2+[.B140]^2)" office:value-type="float" office:value="0.382361085886103" calcext:value-type="float">
            <text:p>0,382361085886103</text:p>
          </table:table-cell>
        </table:table-row>
        <table:table-row table:style-name="ro1">
          <table:table-cell office:value-type="float" office:value="12.573" calcext:value-type="float">
            <text:p>12,573</text:p>
          </table:table-cell>
          <table:table-cell office:value-type="float" office:value="0.36" calcext:value-type="float">
            <text:p>0,36</text:p>
          </table:table-cell>
          <table:table-cell office:value-type="float" office:value="0.03" calcext:value-type="float">
            <text:p>0,03</text:p>
          </table:table-cell>
          <table:table-cell office:value-type="float" office:value="-0.43" calcext:value-type="float">
            <text:p>-0,43</text:p>
          </table:table-cell>
          <table:table-cell table:formula="of:=SQRT([.D141]^2+[.C141]^2+[.B141]^2)" office:value-type="float" office:value="0.561604843283959" calcext:value-type="float">
            <text:p>0,561604843283959</text:p>
          </table:table-cell>
        </table:table-row>
        <table:table-row table:style-name="ro1">
          <table:table-cell office:value-type="float" office:value="12.664" calcext:value-type="float">
            <text:p>12,664</text:p>
          </table:table-cell>
          <table:table-cell office:value-type="float" office:value="-0.08" calcext:value-type="float">
            <text:p>-0,0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  <table:table-cell table:formula="of:=SQRT([.D142]^2+[.C142]^2+[.B142]^2)" office:value-type="float" office:value="0.510783711564885" calcext:value-type="float">
            <text:p>0,510783711564885</text:p>
          </table:table-cell>
        </table:table-row>
        <table:table-row table:style-name="ro1">
          <table:table-cell office:value-type="float" office:value="12.759" calcext:value-type="float">
            <text:p>12,759</text:p>
          </table:table-cell>
          <table:table-cell office:value-type="float" office:value="-0.02" calcext:value-type="float">
            <text:p>-0,02</text:p>
          </table:table-cell>
          <table:table-cell office:value-type="float" office:value="0.32" calcext:value-type="float">
            <text:p>0,32</text:p>
          </table:table-cell>
          <table:table-cell office:value-type="float" office:value="-0.23" calcext:value-type="float">
            <text:p>-0,23</text:p>
          </table:table-cell>
          <table:table-cell table:formula="of:=SQRT([.D143]^2+[.C143]^2+[.B143]^2)" office:value-type="float" office:value="0.394588393138977" calcext:value-type="float">
            <text:p>0,394588393138977</text:p>
          </table:table-cell>
        </table:table-row>
        <table:table-row table:style-name="ro1">
          <table:table-cell office:value-type="float" office:value="12.849" calcext:value-type="float">
            <text:p>12,849</text:p>
          </table:table-cell>
          <table:table-cell office:value-type="float" office:value="0.09" calcext:value-type="float">
            <text:p>0,09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3" calcext:value-type="float">
            <text:p>-0,13</text:p>
          </table:table-cell>
          <table:table-cell table:formula="of:=SQRT([.D144]^2+[.C144]^2+[.B144]^2)" office:value-type="float" office:value="0.159373774505092" calcext:value-type="float">
            <text:p>0,159373774505092</text:p>
          </table:table-cell>
        </table:table-row>
        <table:table-row table:style-name="ro1">
          <table:table-cell office:value-type="float" office:value="12.952" calcext:value-type="float">
            <text:p>12,952</text:p>
          </table:table-cell>
          <table:table-cell office:value-type="float" office:value="-0.03" calcext:value-type="float">
            <text:p>-0,03</text:p>
          </table:table-cell>
          <table:table-cell office:value-type="float" office:value="0.12" calcext:value-type="float">
            <text:p>0,12</text:p>
          </table:table-cell>
          <table:table-cell office:value-type="float" office:value="-0.55" calcext:value-type="float">
            <text:p>-0,55</text:p>
          </table:table-cell>
          <table:table-cell table:formula="of:=SQRT([.D145]^2+[.C145]^2+[.B145]^2)" office:value-type="float" office:value="0.563737527578216" calcext:value-type="float">
            <text:p>0,563737527578216</text:p>
          </table:table-cell>
        </table:table-row>
        <table:table-row table:style-name="ro1">
          <table:table-cell office:value-type="float" office:value="13.052" calcext:value-type="float">
            <text:p>13,052</text:p>
          </table:table-cell>
          <table:table-cell office:value-type="float" office:value="-0.07" calcext:value-type="float">
            <text:p>-0,07</text:p>
          </table:table-cell>
          <table:table-cell office:value-type="float" office:value="0.12" calcext:value-type="float">
            <text:p>0,12</text:p>
          </table:table-cell>
          <table:table-cell office:value-type="float" office:value="-0.19" calcext:value-type="float">
            <text:p>-0,19</text:p>
          </table:table-cell>
          <table:table-cell table:formula="of:=SQRT([.D146]^2+[.C146]^2+[.B146]^2)" office:value-type="float" office:value="0.235372045918796" calcext:value-type="float">
            <text:p>0,235372045918796</text:p>
          </table:table-cell>
        </table:table-row>
        <table:table-row table:style-name="ro1">
          <table:table-cell office:value-type="float" office:value="13.117" calcext:value-type="float">
            <text:p>13,11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19" calcext:value-type="float">
            <text:p>0,19</text:p>
          </table:table-cell>
          <table:table-cell table:formula="of:=SQRT([.D147]^2+[.C147]^2+[.B147]^2)" office:value-type="float" office:value="0.19131126469709" calcext:value-type="float">
            <text:p>0,19131126469709</text:p>
          </table:table-cell>
        </table:table-row>
        <table:table-row table:style-name="ro1">
          <table:table-cell office:value-type="float" office:value="13.207" calcext:value-type="float">
            <text:p>13,207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-0.76" calcext:value-type="float">
            <text:p>-0,76</text:p>
          </table:table-cell>
          <table:table-cell table:formula="of:=SQRT([.D148]^2+[.C148]^2+[.B148]^2)" office:value-type="float" office:value="0.81344944526381" calcext:value-type="float">
            <text:p>0,81344944526381</text:p>
          </table:table-cell>
        </table:table-row>
        <table:table-row table:style-name="ro1">
          <table:table-cell office:value-type="float" office:value="13.298" calcext:value-type="float">
            <text:p>13,298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-0.17" calcext:value-type="float">
            <text:p>-0,17</text:p>
          </table:table-cell>
          <table:table-cell table:formula="of:=SQRT([.D149]^2+[.C149]^2+[.B149]^2)" office:value-type="float" office:value="0.236220236220354" calcext:value-type="float">
            <text:p>0,236220236220354</text:p>
          </table:table-cell>
        </table:table-row>
        <table:table-row table:style-name="ro1">
          <table:table-cell office:value-type="float" office:value="13.388" calcext:value-type="float">
            <text:p>13,388</text:p>
          </table:table-cell>
          <table:table-cell office:value-type="float" office:value="-0.01" calcext:value-type="float">
            <text:p>-0,01</text:p>
          </table:table-cell>
          <table:table-cell office:value-type="float" office:value="0.18" calcext:value-type="float">
            <text:p>0,18</text:p>
          </table:table-cell>
          <table:table-cell office:value-type="float" office:value="0.39" calcext:value-type="float">
            <text:p>0,39</text:p>
          </table:table-cell>
          <table:table-cell table:formula="of:=SQRT([.D150]^2+[.C150]^2+[.B150]^2)" office:value-type="float" office:value="0.429651021178817" calcext:value-type="float">
            <text:p>0,429651021178817</text:p>
          </table:table-cell>
        </table:table-row>
        <table:table-row table:style-name="ro1">
          <table:table-cell office:value-type="float" office:value="13.479" calcext:value-type="float">
            <text:p>13,479</text:p>
          </table:table-cell>
          <table:table-cell office:value-type="float" office:value="-0.02" calcext:value-type="float">
            <text:p>-0,02</text:p>
          </table:table-cell>
          <table:table-cell office:value-type="float" office:value="0.15" calcext:value-type="float">
            <text:p>0,15</text:p>
          </table:table-cell>
          <table:table-cell office:value-type="float" office:value="-0.19" calcext:value-type="float">
            <text:p>-0,19</text:p>
          </table:table-cell>
          <table:table-cell table:formula="of:=SQRT([.D151]^2+[.C151]^2+[.B151]^2)" office:value-type="float" office:value="0.242899156029822" calcext:value-type="float">
            <text:p>0,242899156029822</text:p>
          </table:table-cell>
        </table:table-row>
        <table:table-row table:style-name="ro1">
          <table:table-cell office:value-type="float" office:value="13.57" calcext:value-type="float">
            <text:p>13,57</text:p>
          </table:table-cell>
          <table:table-cell office:value-type="float" office:value="-0.06" calcext:value-type="float">
            <text:p>-0,06</text:p>
          </table:table-cell>
          <table:table-cell office:value-type="float" office:value="-0.13" calcext:value-type="float">
            <text:p>-0,13</text:p>
          </table:table-cell>
          <table:table-cell office:value-type="float" office:value="0.27" calcext:value-type="float">
            <text:p>0,27</text:p>
          </table:table-cell>
          <table:table-cell table:formula="of:=SQRT([.D152]^2+[.C152]^2+[.B152]^2)" office:value-type="float" office:value="0.305614135798723" calcext:value-type="float">
            <text:p>0,305614135798723</text:p>
          </table:table-cell>
        </table:table-row>
        <table:table-row table:style-name="ro1">
          <table:table-cell office:value-type="float" office:value="13.661" calcext:value-type="float">
            <text:p>13,661</text:p>
          </table:table-cell>
          <table:table-cell office:value-type="float" office:value="0.18" calcext:value-type="float">
            <text:p>0,18</text:p>
          </table:table-cell>
          <table:table-cell office:value-type="float" office:value="-0" calcext:value-type="float">
            <text:p>0</text:p>
          </table:table-cell>
          <table:table-cell office:value-type="float" office:value="-0.56" calcext:value-type="float">
            <text:p>-0,56</text:p>
          </table:table-cell>
          <table:table-cell table:formula="of:=SQRT([.D153]^2+[.C153]^2+[.B153]^2)" office:value-type="float" office:value="0.58821764679411" calcext:value-type="float">
            <text:p>0,58821764679411</text:p>
          </table:table-cell>
        </table:table-row>
        <table:table-row table:style-name="ro1">
          <table:table-cell office:value-type="float" office:value="13.762" calcext:value-type="float">
            <text:p>13,762</text:p>
          </table:table-cell>
          <table:table-cell office:value-type="float" office:value="-0.18" calcext:value-type="float">
            <text:p>-0,18</text:p>
          </table:table-cell>
          <table:table-cell office:value-type="float" office:value="0.02" calcext:value-type="float">
            <text:p>0,02</text:p>
          </table:table-cell>
          <table:table-cell office:value-type="float" office:value="0.35" calcext:value-type="float">
            <text:p>0,35</text:p>
          </table:table-cell>
          <table:table-cell table:formula="of:=SQRT([.D154]^2+[.C154]^2+[.B154]^2)" office:value-type="float" office:value="0.394081209904761" calcext:value-type="float">
            <text:p>0,394081209904761</text:p>
          </table:table-cell>
        </table:table-row>
        <table:table-row table:style-name="ro1">
          <table:table-cell office:value-type="float" office:value="13.856" calcext:value-type="float">
            <text:p>13,856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9" calcext:value-type="float">
            <text:p>-0,09</text:p>
          </table:table-cell>
          <table:table-cell office:value-type="float" office:value="0.36" calcext:value-type="float">
            <text:p>0,36</text:p>
          </table:table-cell>
          <table:table-cell table:formula="of:=SQRT([.D155]^2+[.C155]^2+[.B155]^2)" office:value-type="float" office:value="0.379605057922046" calcext:value-type="float">
            <text:p>0,379605057922046</text:p>
          </table:table-cell>
        </table:table-row>
        <table:table-row table:style-name="ro1">
          <table:table-cell office:value-type="float" office:value="13.961" calcext:value-type="float">
            <text:p>13,961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-1.65" calcext:value-type="float">
            <text:p>-1,65</text:p>
          </table:table-cell>
          <table:table-cell table:formula="of:=SQRT([.D156]^2+[.C156]^2+[.B156]^2)" office:value-type="float" office:value="1.65981926726978" calcext:value-type="float">
            <text:p>1,65981926726978</text:p>
          </table:table-cell>
        </table:table-row>
        <table:table-row table:style-name="ro1">
          <table:table-cell office:value-type="float" office:value="14.022" calcext:value-type="float">
            <text:p>14,022</text:p>
          </table:table-cell>
          <table:table-cell office:value-type="float" office:value="0.12" calcext:value-type="float">
            <text:p>0,12</text:p>
          </table:table-cell>
          <table:table-cell office:value-type="float" office:value="-0.12" calcext:value-type="float">
            <text:p>-0,12</text:p>
          </table:table-cell>
          <table:table-cell office:value-type="float" office:value="0.41" calcext:value-type="float">
            <text:p>0,41</text:p>
          </table:table-cell>
          <table:table-cell table:formula="of:=SQRT([.D157]^2+[.C157]^2+[.B157]^2)" office:value-type="float" office:value="0.443734154646676" calcext:value-type="float">
            <text:p>0,443734154646676</text:p>
          </table:table-cell>
        </table:table-row>
        <table:table-row table:style-name="ro1">
          <table:table-cell office:value-type="float" office:value="14.113" calcext:value-type="float">
            <text:p>14,113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8" calcext:value-type="float">
            <text:p>-0,08</text:p>
          </table:table-cell>
          <table:table-cell office:value-type="float" office:value="0.34" calcext:value-type="float">
            <text:p>0,34</text:p>
          </table:table-cell>
          <table:table-cell table:formula="of:=SQRT([.D158]^2+[.C158]^2+[.B158]^2)" office:value-type="float" office:value="0.360693775937429" calcext:value-type="float">
            <text:p>0,360693775937429</text:p>
          </table:table-cell>
        </table:table-row>
        <table:table-row table:style-name="ro1">
          <table:table-cell office:value-type="float" office:value="14.204" calcext:value-type="float">
            <text:p>14,204</text:p>
          </table:table-cell>
          <table:table-cell office:value-type="float" office:value="-0.03" calcext:value-type="float">
            <text:p>-0,03</text:p>
          </table:table-cell>
          <table:table-cell office:value-type="float" office:value="0.37" calcext:value-type="float">
            <text:p>0,37</text:p>
          </table:table-cell>
          <table:table-cell office:value-type="float" office:value="-0.21" calcext:value-type="float">
            <text:p>-0,21</text:p>
          </table:table-cell>
          <table:table-cell table:formula="of:=SQRT([.D159]^2+[.C159]^2+[.B159]^2)" office:value-type="float" office:value="0.426497362242722" calcext:value-type="float">
            <text:p>0,426497362242722</text:p>
          </table:table-cell>
        </table:table-row>
        <table:table-row table:style-name="ro1">
          <table:table-cell office:value-type="float" office:value="14.294" calcext:value-type="float">
            <text:p>14,294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table:formula="of:=SQRT([.D160]^2+[.C160]^2+[.B160]^2)" office:value-type="float" office:value="0.157797338380595" calcext:value-type="float">
            <text:p>0,157797338380595</text:p>
          </table:table-cell>
        </table:table-row>
        <table:table-row table:style-name="ro1">
          <table:table-cell office:value-type="float" office:value="14.385" calcext:value-type="float">
            <text:p>14,385</text:p>
          </table:table-cell>
          <table:table-cell office:value-type="float" office:value="0.06" calcext:value-type="float">
            <text:p>0,06</text:p>
          </table:table-cell>
          <table:table-cell office:value-type="float" office:value="-0.09" calcext:value-type="float">
            <text:p>-0,09</text:p>
          </table:table-cell>
          <table:table-cell office:value-type="float" office:value="0.33" calcext:value-type="float">
            <text:p>0,33</text:p>
          </table:table-cell>
          <table:table-cell table:formula="of:=SQRT([.D161]^2+[.C161]^2+[.B161]^2)" office:value-type="float" office:value="0.347275107083707" calcext:value-type="float">
            <text:p>0,347275107083707</text:p>
          </table:table-cell>
        </table:table-row>
        <table:table-row table:style-name="ro1">
          <table:table-cell office:value-type="float" office:value="14.475" calcext:value-type="float">
            <text:p>14,475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-0.32" calcext:value-type="float">
            <text:p>-0,32</text:p>
          </table:table-cell>
          <table:table-cell table:formula="of:=SQRT([.D162]^2+[.C162]^2+[.B162]^2)" office:value-type="float" office:value="0.324499614791759" calcext:value-type="float">
            <text:p>0,324499614791759</text:p>
          </table:table-cell>
        </table:table-row>
        <table:table-row table:style-name="ro1">
          <table:table-cell office:value-type="float" office:value="14.568" calcext:value-type="float">
            <text:p>14,568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7" calcext:value-type="float">
            <text:p>-0,17</text:p>
          </table:table-cell>
          <table:table-cell office:value-type="float" office:value="0.38" calcext:value-type="float">
            <text:p>0,38</text:p>
          </table:table-cell>
          <table:table-cell table:formula="of:=SQRT([.D163]^2+[.C163]^2+[.B163]^2)" office:value-type="float" office:value="0.416773319683494" calcext:value-type="float">
            <text:p>0,416773319683494</text:p>
          </table:table-cell>
        </table:table-row>
        <table:table-row table:style-name="ro1">
          <table:table-cell office:value-type="float" office:value="14.66" calcext:value-type="float">
            <text:p>14,66</text:p>
          </table:table-cell>
          <table:table-cell office:value-type="float" office:value="-0.21" calcext:value-type="float">
            <text:p>-0,21</text:p>
          </table:table-cell>
          <table:table-cell office:value-type="float" office:value="0.02" calcext:value-type="float">
            <text:p>0,02</text:p>
          </table:table-cell>
          <table:table-cell office:value-type="float" office:value="-0.1" calcext:value-type="float">
            <text:p>-0,1</text:p>
          </table:table-cell>
          <table:table-cell table:formula="of:=SQRT([.D164]^2+[.C164]^2+[.B164]^2)" office:value-type="float" office:value="0.233452350598575" calcext:value-type="float">
            <text:p>0,233452350598575</text:p>
          </table:table-cell>
        </table:table-row>
        <table:table-row table:style-name="ro1">
          <table:table-cell office:value-type="float" office:value="14.764" calcext:value-type="float">
            <text:p>14,764</text:p>
          </table:table-cell>
          <table:table-cell office:value-type="float" office:value="-0.06" calcext:value-type="float">
            <text:p>-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37" calcext:value-type="float">
            <text:p>0,37</text:p>
          </table:table-cell>
          <table:table-cell table:formula="of:=SQRT([.D165]^2+[.C165]^2+[.B165]^2)" office:value-type="float" office:value="0.378153408023781" calcext:value-type="float">
            <text:p>0,378153408023781</text:p>
          </table:table-cell>
        </table:table-row>
        <table:table-row table:style-name="ro1">
          <table:table-cell office:value-type="float" office:value="14.864" calcext:value-type="float">
            <text:p>14,864</text:p>
          </table:table-cell>
          <table:table-cell office:value-type="float" office:value="-0.06" calcext:value-type="float">
            <text:p>-0,06</text:p>
          </table:table-cell>
          <table:table-cell office:value-type="float" office:value="-0.11" calcext:value-type="float">
            <text:p>-0,11</text:p>
          </table:table-cell>
          <table:table-cell office:value-type="float" office:value="-0.52" calcext:value-type="float">
            <text:p>-0,52</text:p>
          </table:table-cell>
          <table:table-cell table:formula="of:=SQRT([.D166]^2+[.C166]^2+[.B166]^2)" office:value-type="float" office:value="0.534883164812653" calcext:value-type="float">
            <text:p>0,534883164812653</text:p>
          </table:table-cell>
        </table:table-row>
        <table:table-row table:style-name="ro1">
          <table:table-cell office:value-type="float" office:value="14.928" calcext:value-type="float">
            <text:p>14,928</text:p>
          </table:table-cell>
          <table:table-cell office:value-type="float" office:value="0.21" calcext:value-type="float">
            <text:p>0,21</text:p>
          </table:table-cell>
          <table:table-cell office:value-type="float" office:value="-0.04" calcext:value-type="float">
            <text:p>-0,04</text:p>
          </table:table-cell>
          <table:table-cell office:value-type="float" office:value="0.22" calcext:value-type="float">
            <text:p>0,22</text:p>
          </table:table-cell>
          <table:table-cell table:formula="of:=SQRT([.D167]^2+[.C167]^2+[.B167]^2)" office:value-type="float" office:value="0.306757233003559" calcext:value-type="float">
            <text:p>0,306757233003559</text:p>
          </table:table-cell>
        </table:table-row>
        <table:table-row table:style-name="ro1">
          <table:table-cell office:value-type="float" office:value="15.019" calcext:value-type="float">
            <text:p>15,019</text:p>
          </table:table-cell>
          <table:table-cell office:value-type="float" office:value="-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-1.4" calcext:value-type="float">
            <text:p>-1,4</text:p>
          </table:table-cell>
          <table:table-cell table:formula="of:=SQRT([.D168]^2+[.C168]^2+[.B168]^2)" office:value-type="float" office:value="1.45880087743324" calcext:value-type="float">
            <text:p>1,45880087743324</text:p>
          </table:table-cell>
        </table:table-row>
        <table:table-row table:style-name="ro1">
          <table:table-cell office:value-type="float" office:value="15.109" calcext:value-type="float">
            <text:p>15,109</text:p>
          </table:table-cell>
          <table:table-cell office:value-type="float" office:value="0.07" calcext:value-type="float">
            <text:p>0,07</text:p>
          </table:table-cell>
          <table:table-cell office:value-type="float" office:value="-0.26" calcext:value-type="float">
            <text:p>-0,26</text:p>
          </table:table-cell>
          <table:table-cell office:value-type="float" office:value="0.43" calcext:value-type="float">
            <text:p>0,43</text:p>
          </table:table-cell>
          <table:table-cell table:formula="of:=SQRT([.D169]^2+[.C169]^2+[.B169]^2)" office:value-type="float" office:value="0.507346035758633" calcext:value-type="float">
            <text:p>0,507346035758633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-0.02" calcext:value-type="float">
            <text:p>-0,02</text:p>
          </table:table-cell>
          <table:table-cell office:value-type="float" office:value="0.04" calcext:value-type="float">
            <text:p>0,04</text:p>
          </table:table-cell>
          <table:table-cell office:value-type="float" office:value="-0.82" calcext:value-type="float">
            <text:p>-0,82</text:p>
          </table:table-cell>
          <table:table-cell table:formula="of:=SQRT([.D170]^2+[.C170]^2+[.B170]^2)" office:value-type="float" office:value="0.821218606705912" calcext:value-type="float">
            <text:p>0,821218606705912</text:p>
          </table:table-cell>
        </table:table-row>
        <table:table-row table:style-name="ro1">
          <table:table-cell office:value-type="float" office:value="15.29" calcext:value-type="float">
            <text:p>15,29</text:p>
          </table:table-cell>
          <table:table-cell office:value-type="float" office:value="0.07" calcext:value-type="float">
            <text:p>0,07</text:p>
          </table:table-cell>
          <table:table-cell office:value-type="float" office:value="-0.25" calcext:value-type="float">
            <text:p>-0,25</text:p>
          </table:table-cell>
          <table:table-cell office:value-type="float" office:value="-0.31" calcext:value-type="float">
            <text:p>-0,31</text:p>
          </table:table-cell>
          <table:table-cell table:formula="of:=SQRT([.D171]^2+[.C171]^2+[.B171]^2)" office:value-type="float" office:value="0.404351332383115" calcext:value-type="float">
            <text:p>0,404351332383115</text:p>
          </table:table-cell>
        </table:table-row>
        <table:table-row table:style-name="ro1">
          <table:table-cell office:value-type="float" office:value="15.381" calcext:value-type="float">
            <text:p>15,381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5" calcext:value-type="float">
            <text:p>-0,15</text:p>
          </table:table-cell>
          <table:table-cell office:value-type="float" office:value="-0.33" calcext:value-type="float">
            <text:p>-0,33</text:p>
          </table:table-cell>
          <table:table-cell table:formula="of:=SQRT([.D172]^2+[.C172]^2+[.B172]^2)" office:value-type="float" office:value="0.385097390279394" calcext:value-type="float">
            <text:p>0,385097390279394</text:p>
          </table:table-cell>
        </table:table-row>
        <table:table-row table:style-name="ro1">
          <table:table-cell office:value-type="float" office:value="15.476" calcext:value-type="float">
            <text:p>15,476</text:p>
          </table:table-cell>
          <table:table-cell office:value-type="float" office:value="0.28" calcext:value-type="float">
            <text:p>0,28</text:p>
          </table:table-cell>
          <table:table-cell office:value-type="float" office:value="0.18" calcext:value-type="float">
            <text:p>0,18</text:p>
          </table:table-cell>
          <table:table-cell office:value-type="float" office:value="-1.44" calcext:value-type="float">
            <text:p>-1,44</text:p>
          </table:table-cell>
          <table:table-cell table:formula="of:=SQRT([.D173]^2+[.C173]^2+[.B173]^2)" office:value-type="float" office:value="1.47797158294739" calcext:value-type="float">
            <text:p>1,47797158294739</text:p>
          </table:table-cell>
        </table:table-row>
        <table:table-row table:style-name="ro1">
          <table:table-cell office:value-type="float" office:value="15.567" calcext:value-type="float">
            <text:p>15,567</text:p>
          </table:table-cell>
          <table:table-cell office:value-type="float" office:value="-0.21" calcext:value-type="float">
            <text:p>-0,2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67" calcext:value-type="float">
            <text:p>-0,67</text:p>
          </table:table-cell>
          <table:table-cell table:formula="of:=SQRT([.D174]^2+[.C174]^2+[.B174]^2)" office:value-type="float" office:value="0.707884171316184" calcext:value-type="float">
            <text:p>0,707884171316184</text:p>
          </table:table-cell>
        </table:table-row>
        <table:table-row table:style-name="ro1">
          <table:table-cell office:value-type="float" office:value="15.673" calcext:value-type="float">
            <text:p>15,673</text:p>
          </table:table-cell>
          <table:table-cell office:value-type="float" office:value="-0.12" calcext:value-type="float">
            <text:p>-0,12</text:p>
          </table:table-cell>
          <table:table-cell office:value-type="float" office:value="0.03" calcext:value-type="float">
            <text:p>0,03</text:p>
          </table:table-cell>
          <table:table-cell office:value-type="float" office:value="-0.14" calcext:value-type="float">
            <text:p>-0,14</text:p>
          </table:table-cell>
          <table:table-cell table:formula="of:=SQRT([.D175]^2+[.C175]^2+[.B175]^2)" office:value-type="float" office:value="0.186815416922694" calcext:value-type="float">
            <text:p>0,186815416922694</text:p>
          </table:table-cell>
        </table:table-row>
        <table:table-row table:style-name="ro1">
          <table:table-cell office:value-type="float" office:value="15.77" calcext:value-type="float">
            <text:p>15,77</text:p>
          </table:table-cell>
          <table:table-cell office:value-type="float" office:value="-0.06" calcext:value-type="float">
            <text:p>-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51" calcext:value-type="float">
            <text:p>0,51</text:p>
          </table:table-cell>
          <table:table-cell table:formula="of:=SQRT([.D176]^2+[.C176]^2+[.B176]^2)" office:value-type="float" office:value="0.519711458407451" calcext:value-type="float">
            <text:p>0,519711458407451</text:p>
          </table:table-cell>
        </table:table-row>
        <table:table-row table:style-name="ro1">
          <table:table-cell office:value-type="float" office:value="15.834" calcext:value-type="float">
            <text:p>15,834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38" calcext:value-type="float">
            <text:p>0,38</text:p>
          </table:table-cell>
          <table:table-cell table:formula="of:=SQRT([.D177]^2+[.C177]^2+[.B177]^2)" office:value-type="float" office:value="0.424735211631906" calcext:value-type="float">
            <text:p>0,424735211631906</text:p>
          </table:table-cell>
        </table:table-row>
        <table:table-row table:style-name="ro1">
          <table:table-cell office:value-type="float" office:value="15.924" calcext:value-type="float">
            <text:p>15,924</text:p>
          </table:table-cell>
          <table:table-cell office:value-type="float" office:value="-0.07" calcext:value-type="float">
            <text:p>-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99" calcext:value-type="float">
            <text:p>0,99</text:p>
          </table:table-cell>
          <table:table-cell table:formula="of:=SQRT([.D178]^2+[.C178]^2+[.B178]^2)" office:value-type="float" office:value="1.00094954917818" calcext:value-type="float">
            <text:p>1,00094954917818</text:p>
          </table:table-cell>
        </table:table-row>
        <table:table-row table:style-name="ro1">
          <table:table-cell office:value-type="float" office:value="16.015" calcext:value-type="float">
            <text:p>16,015</text:p>
          </table:table-cell>
          <table:table-cell office:value-type="float" office:value="-0.04" calcext:value-type="float">
            <text:p>-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table:formula="of:=SQRT([.D179]^2+[.C179]^2+[.B179]^2)" office:value-type="float" office:value="0.614247507117448" calcext:value-type="float">
            <text:p>0,614247507117448</text:p>
          </table:table-cell>
        </table:table-row>
        <table:table-row table:style-name="ro1">
          <table:table-cell office:value-type="float" office:value="16.105" calcext:value-type="float">
            <text:p>16,10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0.05" calcext:value-type="float">
            <text:p>0,05</text:p>
          </table:table-cell>
          <table:table-cell table:formula="of:=SQRT([.D180]^2+[.C180]^2+[.B180]^2)" office:value-type="float" office:value="0.0547722557505166" calcext:value-type="float">
            <text:p>0,054772255750517</text:p>
          </table:table-cell>
        </table:table-row>
        <table:table-row table:style-name="ro1">
          <table:table-cell office:value-type="float" office:value="16.196" calcext:value-type="float">
            <text:p>16,196</text:p>
          </table:table-cell>
          <table:table-cell office:value-type="float" office:value="-0.04" calcext:value-type="float">
            <text:p>-0,04</text:p>
          </table:table-cell>
          <table:table-cell office:value-type="float" office:value="0.12" calcext:value-type="float">
            <text:p>0,12</text:p>
          </table:table-cell>
          <table:table-cell office:value-type="float" office:value="1.11" calcext:value-type="float">
            <text:p>1,11</text:p>
          </table:table-cell>
          <table:table-cell table:formula="of:=SQRT([.D181]^2+[.C181]^2+[.B181]^2)" office:value-type="float" office:value="1.1171839597846" calcext:value-type="float">
            <text:p>1,1171839597846</text:p>
          </table:table-cell>
        </table:table-row>
        <table:table-row table:style-name="ro1">
          <table:table-cell office:value-type="float" office:value="16.286" calcext:value-type="float">
            <text:p>16,286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-0.26" calcext:value-type="float">
            <text:p>-0,26</text:p>
          </table:table-cell>
          <table:table-cell table:formula="of:=SQRT([.D182]^2+[.C182]^2+[.B182]^2)" office:value-type="float" office:value="0.301496268633627" calcext:value-type="float">
            <text:p>0,301496268633627</text:p>
          </table:table-cell>
        </table:table-row>
        <table:table-row table:style-name="ro1">
          <table:table-cell office:value-type="float" office:value="16.379" calcext:value-type="float">
            <text:p>16,379</text:p>
          </table:table-cell>
          <table:table-cell office:value-type="float" office:value="0.03" calcext:value-type="float">
            <text:p>0,03</text:p>
          </table:table-cell>
          <table:table-cell office:value-type="float" office:value="0.21" calcext:value-type="float">
            <text:p>0,21</text:p>
          </table:table-cell>
          <table:table-cell office:value-type="float" office:value="0.51" calcext:value-type="float">
            <text:p>0,51</text:p>
          </table:table-cell>
          <table:table-cell table:formula="of:=SQRT([.D183]^2+[.C183]^2+[.B183]^2)" office:value-type="float" office:value="0.552358579185659" calcext:value-type="float">
            <text:p>0,552358579185659</text:p>
          </table:table-cell>
        </table:table-row>
        <table:table-row table:style-name="ro1">
          <table:table-cell office:value-type="float" office:value="16.471" calcext:value-type="float">
            <text:p>16,471</text:p>
          </table:table-cell>
          <table:table-cell office:value-type="float" office:value="-0.18" calcext:value-type="float">
            <text:p>-0,18</text:p>
          </table:table-cell>
          <table:table-cell office:value-type="float" office:value="0.35" calcext:value-type="float">
            <text:p>0,35</text:p>
          </table:table-cell>
          <table:table-cell office:value-type="float" office:value="0.07" calcext:value-type="float">
            <text:p>0,07</text:p>
          </table:table-cell>
          <table:table-cell table:formula="of:=SQRT([.D184]^2+[.C184]^2+[.B184]^2)" office:value-type="float" office:value="0.399749921826134" calcext:value-type="float">
            <text:p>0,399749921826134</text:p>
          </table:table-cell>
        </table:table-row>
        <table:table-row table:style-name="ro1">
          <table:table-cell office:value-type="float" office:value="16.576" calcext:value-type="float">
            <text:p>16,576</text:p>
          </table:table-cell>
          <table:table-cell office:value-type="float" office:value="0.01" calcext:value-type="float">
            <text:p>0,01</text:p>
          </table:table-cell>
          <table:table-cell office:value-type="float" office:value="0.33" calcext:value-type="float">
            <text:p>0,33</text:p>
          </table:table-cell>
          <table:table-cell office:value-type="float" office:value="-1.04" calcext:value-type="float">
            <text:p>-1,04</text:p>
          </table:table-cell>
          <table:table-cell table:formula="of:=SQRT([.D185]^2+[.C185]^2+[.B185]^2)" office:value-type="float" office:value="1.09114618635635" calcext:value-type="float">
            <text:p>1,09114618635635</text:p>
          </table:table-cell>
        </table:table-row>
        <table:table-row table:style-name="ro1">
          <table:table-cell office:value-type="float" office:value="16.675" calcext:value-type="float">
            <text:p>16,67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-0.23" calcext:value-type="float">
            <text:p>-0,23</text:p>
          </table:table-cell>
          <table:table-cell table:formula="of:=SQRT([.D186]^2+[.C186]^2+[.B186]^2)" office:value-type="float" office:value="0.280891438103763" calcext:value-type="float">
            <text:p>0,280891438103763</text:p>
          </table:table-cell>
        </table:table-row>
        <table:table-row table:style-name="ro1">
          <table:table-cell office:value-type="float" office:value="16.74" calcext:value-type="float">
            <text:p>16,74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-0.26" calcext:value-type="float">
            <text:p>-0,26</text:p>
          </table:table-cell>
          <table:table-cell table:formula="of:=SQRT([.D187]^2+[.C187]^2+[.B187]^2)" office:value-type="float" office:value="0.280178514522438" calcext:value-type="float">
            <text:p>0,280178514522438</text:p>
          </table:table-cell>
        </table:table-row>
        <table:table-row table:style-name="ro1">
          <table:table-cell office:value-type="float" office:value="16.83" calcext:value-type="float">
            <text:p>16,83</text:p>
          </table:table-cell>
          <table:table-cell office:value-type="float" office:value="-0.15" calcext:value-type="float">
            <text:p>-0,15</text:p>
          </table:table-cell>
          <table:table-cell office:value-type="float" office:value="0.2" calcext:value-type="float">
            <text:p>0,2</text:p>
          </table:table-cell>
          <table:table-cell office:value-type="float" office:value="-0.37" calcext:value-type="float">
            <text:p>-0,37</text:p>
          </table:table-cell>
          <table:table-cell table:formula="of:=SQRT([.D188]^2+[.C188]^2+[.B188]^2)" office:value-type="float" office:value="0.446542271235322" calcext:value-type="float">
            <text:p>0,446542271235322</text:p>
          </table:table-cell>
        </table:table-row>
        <table:table-row table:style-name="ro1">
          <table:table-cell office:value-type="float" office:value="16.921" calcext:value-type="float">
            <text:p>16,921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office:value-type="float" office:value="-0.05" calcext:value-type="float">
            <text:p>-0,05</text:p>
          </table:table-cell>
          <table:table-cell table:formula="of:=SQRT([.D189]^2+[.C189]^2+[.B189]^2)" office:value-type="float" office:value="0.216101827849743" calcext:value-type="float">
            <text:p>0,216101827849743</text:p>
          </table:table-cell>
        </table:table-row>
        <table:table-row table:style-name="ro1">
          <table:table-cell office:value-type="float" office:value="17.011" calcext:value-type="float">
            <text:p>17,011</text:p>
          </table:table-cell>
          <table:table-cell office:value-type="float" office:value="-0.06" calcext:value-type="float">
            <text:p>-0,06</text:p>
          </table:table-cell>
          <table:table-cell office:value-type="float" office:value="0.13" calcext:value-type="float">
            <text:p>0,13</text:p>
          </table:table-cell>
          <table:table-cell office:value-type="float" office:value="-0.01" calcext:value-type="float">
            <text:p>-0,01</text:p>
          </table:table-cell>
          <table:table-cell table:formula="of:=SQRT([.D190]^2+[.C190]^2+[.B190]^2)" office:value-type="float" office:value="0.143527000944073" calcext:value-type="float">
            <text:p>0,143527000944073</text:p>
          </table:table-cell>
        </table:table-row>
        <table:table-row table:style-name="ro1">
          <table:table-cell office:value-type="float" office:value="17.102" calcext:value-type="float">
            <text:p>17,102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-0.25" calcext:value-type="float">
            <text:p>-0,25</text:p>
          </table:table-cell>
          <table:table-cell table:formula="of:=SQRT([.D191]^2+[.C191]^2+[.B191]^2)" office:value-type="float" office:value="0.26944387170615" calcext:value-type="float">
            <text:p>0,26944387170615</text:p>
          </table:table-cell>
        </table:table-row>
        <table:table-row table:style-name="ro1">
          <table:table-cell office:value-type="float" office:value="17.192" calcext:value-type="float">
            <text:p>17,192</text:p>
          </table:table-cell>
          <table:table-cell office:value-type="float" office:value="-0.02" calcext:value-type="float">
            <text:p>-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95" calcext:value-type="float">
            <text:p>0,95</text:p>
          </table:table-cell>
          <table:table-cell table:formula="of:=SQRT([.D192]^2+[.C192]^2+[.B192]^2)" office:value-type="float" office:value="0.957757798193259" calcext:value-type="float">
            <text:p>0,957757798193259</text:p>
          </table:table-cell>
        </table:table-row>
        <table:table-row table:style-name="ro1">
          <table:table-cell office:value-type="float" office:value="17.288" calcext:value-type="float">
            <text:p>17,288</text:p>
          </table:table-cell>
          <table:table-cell office:value-type="float" office:value="0.06" calcext:value-type="float">
            <text:p>0,06</text:p>
          </table:table-cell>
          <table:table-cell office:value-type="float" office:value="0.28" calcext:value-type="float">
            <text:p>0,28</text:p>
          </table:table-cell>
          <table:table-cell office:value-type="float" office:value="-0.54" calcext:value-type="float">
            <text:p>-0,54</text:p>
          </table:table-cell>
          <table:table-cell table:formula="of:=SQRT([.D193]^2+[.C193]^2+[.B193]^2)" office:value-type="float" office:value="0.611228271597445" calcext:value-type="float">
            <text:p>0,611228271597445</text:p>
          </table:table-cell>
        </table:table-row>
        <table:table-row table:style-name="ro1">
          <table:table-cell office:value-type="float" office:value="17.38" calcext:value-type="float">
            <text:p>17,3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-0.16" calcext:value-type="float">
            <text:p>-0,16</text:p>
          </table:table-cell>
          <table:table-cell table:formula="of:=SQRT([.D194]^2+[.C194]^2+[.B194]^2)" office:value-type="float" office:value="0.228254244210267" calcext:value-type="float">
            <text:p>0,228254244210267</text:p>
          </table:table-cell>
        </table:table-row>
        <table:table-row table:style-name="ro1">
          <table:table-cell office:value-type="float" office:value="17.478" calcext:value-type="float">
            <text:p>17,478</text:p>
          </table:table-cell>
          <table:table-cell office:value-type="float" office:value="-0.09" calcext:value-type="float">
            <text:p>-0,09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formula="of:=SQRT([.D195]^2+[.C195]^2+[.B195]^2)" office:value-type="float" office:value="0.10295630140987" calcext:value-type="float">
            <text:p>0,10295630140987</text:p>
          </table:table-cell>
        </table:table-row>
        <table:table-row table:style-name="ro1">
          <table:table-cell office:value-type="float" office:value="17.586" calcext:value-type="float">
            <text:p>17,586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formula="of:=SQRT([.D196]^2+[.C196]^2+[.B196]^2)" office:value-type="float" office:value="0.159373774505092" calcext:value-type="float">
            <text:p>0,159373774505092</text:p>
          </table:table-cell>
        </table:table-row>
        <table:table-row table:style-name="ro1">
          <table:table-cell office:value-type="float" office:value="17.645" calcext:value-type="float">
            <text:p>17,645</text:p>
          </table:table-cell>
          <table:table-cell office:value-type="float" office:value="-0.17" calcext:value-type="float">
            <text:p>-0,17</text:p>
          </table:table-cell>
          <table:table-cell office:value-type="float" office:value="0.2" calcext:value-type="float">
            <text:p>0,2</text:p>
          </table:table-cell>
          <table:table-cell office:value-type="float" office:value="-0.03" calcext:value-type="float">
            <text:p>-0,03</text:p>
          </table:table-cell>
          <table:table-cell table:formula="of:=SQRT([.D197]^2+[.C197]^2+[.B197]^2)" office:value-type="float" office:value="0.264196896272458" calcext:value-type="float">
            <text:p>0,264196896272458</text:p>
          </table:table-cell>
        </table:table-row>
        <table:table-row table:style-name="ro1">
          <table:table-cell office:value-type="float" office:value="17.736" calcext:value-type="float">
            <text:p>17,736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table:formula="of:=SQRT([.D198]^2+[.C198]^2+[.B198]^2)" office:value-type="float" office:value="0.108627804912002" calcext:value-type="float">
            <text:p>0,108627804912002</text:p>
          </table:table-cell>
        </table:table-row>
        <table:table-row table:style-name="ro1">
          <table:table-cell office:value-type="float" office:value="17.826" calcext:value-type="float">
            <text:p>17,826</text:p>
          </table:table-cell>
          <table:table-cell office:value-type="float" office:value="-0.04" calcext:value-type="float">
            <text:p>-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table:formula="of:=SQRT([.D199]^2+[.C199]^2+[.B199]^2)" office:value-type="float" office:value="0.148660687473185" calcext:value-type="float">
            <text:p>0,148660687473185</text:p>
          </table:table-cell>
        </table:table-row>
        <table:table-row table:style-name="ro1">
          <table:table-cell office:value-type="float" office:value="17.917" calcext:value-type="float">
            <text:p>17,917</text:p>
          </table:table-cell>
          <table:table-cell office:value-type="float" office:value="-0.09" calcext:value-type="float">
            <text:p>-0,09</text:p>
          </table:table-cell>
          <table:table-cell office:value-type="float" office:value="0.24" calcext:value-type="float">
            <text:p>0,24</text:p>
          </table:table-cell>
          <table:table-cell office:value-type="float" office:value="-0.02" calcext:value-type="float">
            <text:p>-0,02</text:p>
          </table:table-cell>
          <table:table-cell table:formula="of:=SQRT([.D200]^2+[.C200]^2+[.B200]^2)" office:value-type="float" office:value="0.257099202643649" calcext:value-type="float">
            <text:p>0,257099202643649</text:p>
          </table:table-cell>
        </table:table-row>
        <table:table-row table:style-name="ro1">
          <table:table-cell office:value-type="float" office:value="18.007" calcext:value-type="float">
            <text:p>18,007</text:p>
          </table:table-cell>
          <table:table-cell office:value-type="float" office:value="-0.17" calcext:value-type="float">
            <text:p>-0,17</text:p>
          </table:table-cell>
          <table:table-cell office:value-type="float" office:value="0.35" calcext:value-type="float">
            <text:p>0,35</text:p>
          </table:table-cell>
          <table:table-cell office:value-type="float" office:value="-0.03" calcext:value-type="float">
            <text:p>-0,03</text:p>
          </table:table-cell>
          <table:table-cell table:formula="of:=SQRT([.D201]^2+[.C201]^2+[.B201]^2)" office:value-type="float" office:value="0.390256326021757" calcext:value-type="float">
            <text:p>0,390256326021757</text:p>
          </table:table-cell>
        </table:table-row>
        <table:table-row table:style-name="ro1">
          <table:table-cell office:value-type="float" office:value="18.098" calcext:value-type="float">
            <text:p>18,098</text:p>
          </table:table-cell>
          <table:table-cell office:value-type="float" office:value="0.07" calcext:value-type="float">
            <text:p>0,07</text:p>
          </table:table-cell>
          <table:table-cell office:value-type="float" office:value="0.22" calcext:value-type="float">
            <text:p>0,22</text:p>
          </table:table-cell>
          <table:table-cell office:value-type="float" office:value="-0.02" calcext:value-type="float">
            <text:p>-0,02</text:p>
          </table:table-cell>
          <table:table-cell table:formula="of:=SQRT([.D202]^2+[.C202]^2+[.B202]^2)" office:value-type="float" office:value="0.231732604525129" calcext:value-type="float">
            <text:p>0,231732604525129</text:p>
          </table:table-cell>
        </table:table-row>
        <table:table-row table:style-name="ro1">
          <table:table-cell office:value-type="float" office:value="18.19" calcext:value-type="float">
            <text:p>18,19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203]^2+[.C203]^2+[.B203]^2)" office:value-type="float" office:value="0.091104335791443" calcext:value-type="float">
            <text:p>0,091104335791443</text:p>
          </table:table-cell>
        </table:table-row>
        <table:table-row table:style-name="ro1">
          <table:table-cell office:value-type="float" office:value="18.287" calcext:value-type="float">
            <text:p>18,287</text:p>
          </table:table-cell>
          <table:table-cell office:value-type="float" office:value="-0.07" calcext:value-type="float">
            <text:p>-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12" calcext:value-type="float">
            <text:p>0,12</text:p>
          </table:table-cell>
          <table:table-cell table:formula="of:=SQRT([.D204]^2+[.C204]^2+[.B204]^2)" office:value-type="float" office:value="0.147648230602334" calcext:value-type="float">
            <text:p>0,147648230602334</text:p>
          </table:table-cell>
        </table:table-row>
        <table:table-row table:style-name="ro1">
          <table:table-cell office:value-type="float" office:value="18.388" calcext:value-type="float">
            <text:p>18,388</text:p>
          </table:table-cell>
          <table:table-cell office:value-type="float" office:value="-0.17" calcext:value-type="float">
            <text:p>-0,17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05]^2+[.C205]^2+[.B205]^2)" office:value-type="float" office:value="0.170293863659264" calcext:value-type="float">
            <text:p>0,170293863659264</text:p>
          </table:table-cell>
        </table:table-row>
        <table:table-row table:style-name="ro1">
          <table:table-cell office:value-type="float" office:value="18.488" calcext:value-type="float">
            <text:p>18,488</text:p>
          </table:table-cell>
          <table:table-cell office:value-type="float" office:value="0.01" calcext:value-type="float">
            <text:p>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formula="of:=SQRT([.D206]^2+[.C206]^2+[.B206]^2)" office:value-type="float" office:value="0.0707106781186548" calcext:value-type="float">
            <text:p>0,070710678118655</text:p>
          </table:table-cell>
        </table:table-row>
        <table:table-row table:style-name="ro1">
          <table:table-cell office:value-type="float" office:value="18.551" calcext:value-type="float">
            <text:p>18,55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formula="of:=SQRT([.D207]^2+[.C207]^2+[.B207]^2)" office:value-type="float" office:value="0.0360555127546399" calcext:value-type="float">
            <text:p>0,03605551275464</text:p>
          </table:table-cell>
        </table:table-row>
        <table:table-row table:style-name="ro1">
          <table:table-cell office:value-type="float" office:value="18.641" calcext:value-type="float">
            <text:p>18,64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table:formula="of:=SQRT([.D208]^2+[.C208]^2+[.B208]^2)" office:value-type="float" office:value="0.0374165738677394" calcext:value-type="float">
            <text:p>0,03741657386774</text:p>
          </table:table-cell>
        </table:table-row>
        <table:table-row table:style-name="ro1">
          <table:table-cell office:value-type="float" office:value="18.732" calcext:value-type="float">
            <text:p>18,73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table:formula="of:=SQRT([.D209]^2+[.C209]^2+[.B209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8.822" calcext:value-type="float">
            <text:p>18,82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table:formula="of:=SQRT([.D210]^2+[.C210]^2+[.B210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8.913" calcext:value-type="float">
            <text:p>18,913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211]^2+[.C211]^2+[.B211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9.003" calcext:value-type="float">
            <text:p>19,003</text:p>
          </table:table-cell>
          <table:table-cell office:value-type="float" office:value="-0.05" calcext:value-type="float">
            <text:p>-0,05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table:formula="of:=SQRT([.D212]^2+[.C212]^2+[.B212]^2)" office:value-type="float" office:value="0.0509901951359279" calcext:value-type="float">
            <text:p>0,050990195135928</text:p>
          </table:table-cell>
        </table:table-row>
        <table:table-row table:style-name="ro1">
          <table:table-cell office:value-type="float" office:value="19.097" calcext:value-type="float">
            <text:p>19,0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D213]^2+[.C213]^2+[.B213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3" calcext:value-type="float">
            <text:p>19,193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214]^2+[.C214]^2+[.B214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9.292" calcext:value-type="float">
            <text:p>19,292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215]^2+[.C215]^2+[.B215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9.392" calcext:value-type="float">
            <text:p>19,392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SQRT([.D216]^2+[.C216]^2+[.B216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9.456" calcext:value-type="float">
            <text:p>19,456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217]^2+[.C217]^2+[.B217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9.547" calcext:value-type="float">
            <text:p>19,547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218]^2+[.C218]^2+[.B218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19.638" calcext:value-type="float">
            <text:p>19,638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219]^2+[.C219]^2+[.B219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9.728" calcext:value-type="float">
            <text:p>19,728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SQRT([.D220]^2+[.C220]^2+[.B220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9.818" calcext:value-type="float">
            <text:p>19,8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table:formula="of:=SQRT([.D221]^2+[.C221]^2+[.B221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9.909" calcext:value-type="float">
            <text:p>19,909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222]^2+[.C222]^2+[.B222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20.001" calcext:value-type="float">
            <text:p>20,001</text:p>
          </table:table-cell>
          <table:table-cell office:value-type="float" office:value="-0.02" calcext:value-type="float">
            <text:p>-0,02</text:p>
          </table:table-cell>
          <table:table-cell office:value-type="float" office:value="0.05" calcext:value-type="float">
            <text:p>0,05</text:p>
          </table:table-cell>
          <table:table-cell office:value-type="float" office:value="-0.02" calcext:value-type="float">
            <text:p>-0,02</text:p>
          </table:table-cell>
          <table:table-cell table:formula="of:=SQRT([.D223]^2+[.C223]^2+[.B223]^2)" office:value-type="float" office:value="0.0574456264653803" calcext:value-type="float">
            <text:p>0,05744562646538</text:p>
          </table:table-cell>
        </table:table-row>
        <table:table-row table:style-name="ro1">
          <table:table-cell office:value-type="float" office:value="20.097" calcext:value-type="float">
            <text:p>20,097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SQRT([.D224]^2+[.C224]^2+[.B224]^2)" office:value-type="float" office:value="0.0282842712474619" calcext:value-type="float">
            <text:p>0,028284271247462</text:p>
          </table:table-cell>
        </table:table-row>
        <table:table-row table:style-name="ro1">
          <table:table-cell office:value-type="float" office:value="20.197" calcext:value-type="float">
            <text:p>20,197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table:formula="of:=SQRT([.D225]^2+[.C225]^2+[.B225]^2)" office:value-type="float" office:value="0.0670820393249937" calcext:value-type="float">
            <text:p>0,067082039324994</text:p>
          </table:table-cell>
        </table:table-row>
        <table:table-row table:style-name="ro1">
          <table:table-cell office:value-type="float" office:value="20.298" calcext:value-type="float">
            <text:p>20,298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table:formula="of:=SQRT([.D226]^2+[.C226]^2+[.B226]^2)" office:value-type="float" office:value="0.0374165738677394" calcext:value-type="float">
            <text:p>0,03741657386774</text:p>
          </table:table-cell>
        </table:table-row>
        <table:table-row table:style-name="ro1">
          <table:table-cell office:value-type="float" office:value="20.362" calcext:value-type="float">
            <text:p>20,362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SQRT([.D227]^2+[.C227]^2+[.B227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0.453" calcext:value-type="float">
            <text:p>20,453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228]^2+[.C228]^2+[.B228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0.543" calcext:value-type="float">
            <text:p>20,543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229]^2+[.C229]^2+[.B229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20.634" calcext:value-type="float">
            <text:p>20,634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230]^2+[.C230]^2+[.B230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0.724" calcext:value-type="float">
            <text:p>20,724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table:formula="of:=SQRT([.D231]^2+[.C231]^2+[.B231]^2)" office:value-type="float" office:value="0.0509901951359279" calcext:value-type="float">
            <text:p>0,050990195135928</text:p>
          </table:table-cell>
        </table:table-row>
        <table:table-row table:style-name="ro1">
          <table:table-cell office:value-type="float" office:value="20.815" calcext:value-type="float">
            <text:p>20,815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SQRT([.D232]^2+[.C232]^2+[.B232]^2)" office:value-type="float" office:value="0.033166247903554" calcext:value-type="float">
            <text:p>0,033166247903554</text:p>
          </table:table-cell>
        </table:table-row>
        <table:table-row table:style-name="ro1">
          <table:table-cell office:value-type="float" office:value="20.907" calcext:value-type="float">
            <text:p>20,907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233]^2+[.C233]^2+[.B233]^2)" office:value-type="float" office:value="0.0424264068711929" calcext:value-type="float">
            <text:p>0,042426406871193</text:p>
          </table:table-cell>
        </table:table-row>
        <table:table-row table:style-name="ro1">
          <table:table-cell office:value-type="float" office:value="21.003" calcext:value-type="float">
            <text:p>21,003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0.02" calcext:value-type="float">
            <text:p>0,02</text:p>
          </table:table-cell>
          <table:table-cell table:formula="of:=SQRT([.D234]^2+[.C234]^2+[.B234]^2)" office:value-type="float" office:value="0.0574456264653803" calcext:value-type="float">
            <text:p>0,05744562646538</text:p>
          </table:table-cell>
        </table:table-row>
        <table:table-row table:style-name="ro1">
          <table:table-cell office:value-type="float" office:value="21.099" calcext:value-type="float">
            <text:p>21,099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formula="of:=SQRT([.D235]^2+[.C235]^2+[.B235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21.206" calcext:value-type="float">
            <text:p>21,206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236]^2+[.C236]^2+[.B236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1.268" calcext:value-type="float">
            <text:p>21,268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37]^2+[.C237]^2+[.B237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1.358" calcext:value-type="float">
            <text:p>21,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238]^2+[.C238]^2+[.B238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1.449" calcext:value-type="float">
            <text:p>21,449</text:p>
          </table:table-cell>
          <table:table-cell office:value-type="float" office:value="0.01" calcext:value-type="float">
            <text:p>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table:formula="of:=SQRT([.D239]^2+[.C239]^2+[.B239]^2)" office:value-type="float" office:value="0.0244948974278318" calcext:value-type="float">
            <text:p>0,024494897427832</text:p>
          </table:table-cell>
        </table:table-row>
      </table:table>
      <table:table table:name="MUV2" table:style-name="ta1">
        <table:shapes>
          <draw:frame draw:z-index="0" draw:style-name="gr1" draw:text-style-name="P1" svg:width="159.99mm" svg:height="89.99mm" svg:x="87.63mm" svg:y="1mm">
            <draw:object draw:notify-on-update-of-ranges="MUV2.A1:MUV2.A1 MUV2.A2:MUV2.A216 MUV2.E1:MUV2.E1 MUV2.E2:MUV2.E2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Módul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formula="of:=SQRT([.D2]^2+[.C2]^2+[.B2]^2)" office:value-type="float" office:value="0.0509901951359278" calcext:value-type="float">
            <text:p>0,050990195135928</text:p>
          </table:table-cell>
        </table:table-row>
        <table:table-row table:style-name="ro1">
          <table:table-cell office:value-type="float" office:value="0.051" calcext:value-type="float">
            <text:p>0,051</text:p>
          </table:table-cell>
          <table:table-cell office:value-type="float" office:value="0.03" calcext:value-type="float">
            <text:p>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table:formula="of:=SQRT([.D3]^2+[.C3]^2+[.B3]^2)" office:value-type="float" office:value="0.0374165738677394" calcext:value-type="float">
            <text:p>0,03741657386774</text:p>
          </table:table-cell>
        </table:table-row>
        <table:table-row table:style-name="ro1">
          <table:table-cell office:value-type="float" office:value="0.142" calcext:value-type="float">
            <text:p>0,1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D4]^2+[.C4]^2+[.B4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2" calcext:value-type="float">
            <text:p>0,232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table:formula="of:=SQRT([.D5]^2+[.C5]^2+[.B5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0.323" calcext:value-type="float">
            <text:p>0,32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table:formula="of:=SQRT([.D6]^2+[.C6]^2+[.B6]^2)" office:value-type="float" office:value="0.0374165738677394" calcext:value-type="float">
            <text:p>0,03741657386774</text:p>
          </table:table-cell>
        </table:table-row>
        <table:table-row table:style-name="ro1">
          <table:table-cell office:value-type="float" office:value="0.413" calcext:value-type="float">
            <text:p>0,413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7]^2+[.C7]^2+[.B7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0.504" calcext:value-type="float">
            <text:p>0,5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8]^2+[.C8]^2+[.B8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0.605" calcext:value-type="float">
            <text:p>0,605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table:formula="of:=SQRT([.D9]^2+[.C9]^2+[.B9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0.698" calcext:value-type="float">
            <text:p>0,6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10]^2+[.C10]^2+[.B10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0.776" calcext:value-type="float">
            <text:p>0,77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6" calcext:value-type="float">
            <text:p>0,06</text:p>
          </table:table-cell>
          <table:table-cell office:value-type="float" office:value="-0.01" calcext:value-type="float">
            <text:p>-0,01</text:p>
          </table:table-cell>
          <table:table-cell table:formula="of:=SQRT([.D11]^2+[.C11]^2+[.B11]^2)" office:value-type="float" office:value="0.0640312423743285" calcext:value-type="float">
            <text:p>0,064031242374329</text:p>
          </table:table-cell>
        </table:table-row>
        <table:table-row table:style-name="ro1">
          <table:table-cell office:value-type="float" office:value="0.866" calcext:value-type="float">
            <text:p>0,866</text:p>
          </table:table-cell>
          <table:table-cell office:value-type="float" office:value="-0.03" calcext:value-type="float">
            <text:p>-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formula="of:=SQRT([.D12]^2+[.C12]^2+[.B12]^2)" office:value-type="float" office:value="0.0509901951359278" calcext:value-type="float">
            <text:p>0,050990195135928</text:p>
          </table:table-cell>
        </table:table-row>
        <table:table-row table:style-name="ro1">
          <table:table-cell office:value-type="float" office:value="0.958" calcext:value-type="float">
            <text:p>0,9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SQRT([.D13]^2+[.C13]^2+[.B13]^2)" office:value-type="float" office:value="0.0360555127546399" calcext:value-type="float">
            <text:p>0,03605551275464</text:p>
          </table:table-cell>
        </table:table-row>
        <table:table-row table:style-name="ro1">
          <table:table-cell office:value-type="float" office:value="1.047" calcext:value-type="float">
            <text:p>1,047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.05" calcext:value-type="float">
            <text:p>0,05</text:p>
          </table:table-cell>
          <table:table-cell table:formula="of:=SQRT([.D14]^2+[.C14]^2+[.B14]^2)" office:value-type="float" office:value="0.0519615242270663" calcext:value-type="float">
            <text:p>0,051961524227066</text:p>
          </table:table-cell>
        </table:table-row>
        <table:table-row table:style-name="ro1">
          <table:table-cell office:value-type="float" office:value="1.138" calcext:value-type="float">
            <text:p>1,13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3" calcext:value-type="float">
            <text:p>0,03</text:p>
          </table:table-cell>
          <table:table-cell table:formula="of:=SQRT([.D15]^2+[.C15]^2+[.B15]^2)" office:value-type="float" office:value="0.0435889894354067" calcext:value-type="float">
            <text:p>0,043588989435407</text:p>
          </table:table-cell>
        </table:table-row>
        <table:table-row table:style-name="ro1">
          <table:table-cell office:value-type="float" office:value="1.229" calcext:value-type="float">
            <text:p>1,229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table:formula="of:=SQRT([.D16]^2+[.C16]^2+[.B16]^2)" office:value-type="float" office:value="0.0282842712474619" calcext:value-type="float">
            <text:p>0,028284271247462</text:p>
          </table:table-cell>
        </table:table-row>
        <table:table-row table:style-name="ro1">
          <table:table-cell office:value-type="float" office:value="1.319" calcext:value-type="float">
            <text:p>1,319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table:formula="of:=SQRT([.D17]^2+[.C17]^2+[.B17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18]^2+[.C18]^2+[.B18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.509" calcext:value-type="float">
            <text:p>1,509</text:p>
          </table:table-cell>
          <table:table-cell table:number-columns-repeated="2"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table:formula="of:=SQRT([.D19]^2+[.C19]^2+[.B19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.609" calcext:value-type="float">
            <text:p>1,609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0.01" calcext:value-type="float">
            <text:p>0,01</text:p>
          </table:table-cell>
          <table:table-cell table:formula="of:=SQRT([.D20]^2+[.C20]^2+[.B20]^2)" office:value-type="float" office:value="0.0787400787401181" calcext:value-type="float">
            <text:p>0,078740078740118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0.04" calcext:value-type="float">
            <text:p>0,04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table:formula="of:=SQRT([.D21]^2+[.C21]^2+[.B21]^2)" office:value-type="float" office:value="0.0640312423743285" calcext:value-type="float">
            <text:p>0,064031242374329</text:p>
          </table:table-cell>
        </table:table-row>
        <table:table-row table:style-name="ro1">
          <table:table-cell office:value-type="float" office:value="1.772" calcext:value-type="float">
            <text:p>1,772</text:p>
          </table:table-cell>
          <table:table-cell office:value-type="float" office:value="0.06" calcext:value-type="float">
            <text:p>0,06</text:p>
          </table:table-cell>
          <table:table-cell office:value-type="float" office:value="-0.03" calcext:value-type="float">
            <text:p>-0,03</text:p>
          </table:table-cell>
          <table:table-cell office:value-type="float" office:value="0.01" calcext:value-type="float">
            <text:p>0,01</text:p>
          </table:table-cell>
          <table:table-cell table:formula="of:=SQRT([.D22]^2+[.C22]^2+[.B22]^2)" office:value-type="float" office:value="0.0678232998312527" calcext:value-type="float">
            <text:p>0,067823299831253</text:p>
          </table:table-cell>
        </table:table-row>
        <table:table-row table:style-name="ro1">
          <table:table-cell office:value-type="float" office:value="1.862" calcext:value-type="float">
            <text:p>1,862</text:p>
          </table:table-cell>
          <table:table-cell office:value-type="float" office:value="0.02" calcext:value-type="float">
            <text:p>0,02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1" calcext:value-type="float">
            <text:p>-0,01</text:p>
          </table:table-cell>
          <table:table-cell table:formula="of:=SQRT([.D23]^2+[.C23]^2+[.B23]^2)" office:value-type="float" office:value="0.141774468787578" calcext:value-type="float">
            <text:p>0,141774468787578</text:p>
          </table:table-cell>
        </table:table-row>
        <table:table-row table:style-name="ro1">
          <table:table-cell office:value-type="float" office:value="1.953" calcext:value-type="float">
            <text:p>1,953</text:p>
          </table:table-cell>
          <table:table-cell office:value-type="float" office:value="-0.08" calcext:value-type="float">
            <text:p>-0,08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4" calcext:value-type="float">
            <text:p>-0,04</text:p>
          </table:table-cell>
          <table:table-cell table:formula="of:=SQRT([.D24]^2+[.C24]^2+[.B24]^2)"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2.043" calcext:value-type="float">
            <text:p>2,043</text:p>
          </table:table-cell>
          <table:table-cell office:value-type="float" office:value="-0.06" calcext:value-type="float">
            <text:p>-0,06</text:p>
          </table:table-cell>
          <table:table-cell office:value-type="float" office:value="-0.21" calcext:value-type="float">
            <text:p>-0,21</text:p>
          </table:table-cell>
          <table:table-cell office:value-type="float" office:value="0.06" calcext:value-type="float">
            <text:p>0,06</text:p>
          </table:table-cell>
          <table:table-cell table:formula="of:=SQRT([.D25]^2+[.C25]^2+[.B25]^2)" office:value-type="float" office:value="0.226495033058122" calcext:value-type="float">
            <text:p>0,226495033058122</text:p>
          </table:table-cell>
        </table:table-row>
        <table:table-row table:style-name="ro1">
          <table:table-cell office:value-type="float" office:value="2.134" calcext:value-type="float">
            <text:p>2,134</text:p>
          </table:table-cell>
          <table:table-cell office:value-type="float" office:value="-0.07" calcext:value-type="float">
            <text:p>-0,07</text:p>
          </table:table-cell>
          <table:table-cell office:value-type="float" office:value="-0.25" calcext:value-type="float">
            <text:p>-0,25</text:p>
          </table:table-cell>
          <table:table-cell office:value-type="float" office:value="-0.05" calcext:value-type="float">
            <text:p>-0,05</text:p>
          </table:table-cell>
          <table:table-cell table:formula="of:=SQRT([.D26]^2+[.C26]^2+[.B26]^2)" office:value-type="float" office:value="0.264386081328046" calcext:value-type="float">
            <text:p>0,264386081328046</text:p>
          </table:table-cell>
        </table:table-row>
        <table:table-row table:style-name="ro1">
          <table:table-cell office:value-type="float" office:value="2.224" calcext:value-type="float">
            <text:p>2,224</text:p>
          </table:table-cell>
          <table:table-cell office:value-type="float" office:value="-0.13" calcext:value-type="float">
            <text:p>-0,13</text:p>
          </table:table-cell>
          <table:table-cell office:value-type="float" office:value="-0.21" calcext:value-type="float">
            <text:p>-0,21</text:p>
          </table:table-cell>
          <table:table-cell office:value-type="float" office:value="0.01" calcext:value-type="float">
            <text:p>0,01</text:p>
          </table:table-cell>
          <table:table-cell table:formula="of:=SQRT([.D27]^2+[.C27]^2+[.B27]^2)" office:value-type="float" office:value="0.247184141886165" calcext:value-type="float">
            <text:p>0,247184141886165</text:p>
          </table:table-cell>
        </table:table-row>
        <table:table-row table:style-name="ro1">
          <table:table-cell office:value-type="float" office:value="2.315" calcext:value-type="float">
            <text:p>2,315</text:p>
          </table:table-cell>
          <table:table-cell office:value-type="float" office:value="0.1" calcext:value-type="float">
            <text:p>0,1</text:p>
          </table:table-cell>
          <table:table-cell office:value-type="float" office:value="-0.21" calcext:value-type="float">
            <text:p>-0,21</text:p>
          </table:table-cell>
          <table:table-cell office:value-type="float" office:value="0.18" calcext:value-type="float">
            <text:p>0,18</text:p>
          </table:table-cell>
          <table:table-cell table:formula="of:=SQRT([.D28]^2+[.C28]^2+[.B28]^2)" office:value-type="float" office:value="0.294108823397055" calcext:value-type="float">
            <text:p>0,294108823397055</text:p>
          </table:table-cell>
        </table:table-row>
        <table:table-row table:style-name="ro1">
          <table:table-cell office:value-type="float" office:value="2.415" calcext:value-type="float">
            <text:p>2,415</text:p>
          </table:table-cell>
          <table:table-cell office:value-type="float" office:value="-0.26" calcext:value-type="float">
            <text:p>-0,26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1" calcext:value-type="float">
            <text:p>-0,01</text:p>
          </table:table-cell>
          <table:table-cell table:formula="of:=SQRT([.D29]^2+[.C29]^2+[.B29]^2)" office:value-type="float" office:value="0.275317997958724" calcext:value-type="float">
            <text:p>0,275317997958724</text:p>
          </table:table-cell>
        </table:table-row>
        <table:table-row table:style-name="ro1">
          <table:table-cell office:value-type="float" office:value="2.512" calcext:value-type="float">
            <text:p>2,512</text:p>
          </table:table-cell>
          <table:table-cell office:value-type="float" office:value="0.05" calcext:value-type="float">
            <text:p>0,05</text:p>
          </table:table-cell>
          <table:table-cell office:value-type="float" office:value="-0.49" calcext:value-type="float">
            <text:p>-0,49</text:p>
          </table:table-cell>
          <table:table-cell office:value-type="float" office:value="-0.39" calcext:value-type="float">
            <text:p>-0,39</text:p>
          </table:table-cell>
          <table:table-cell table:formula="of:=SQRT([.D30]^2+[.C30]^2+[.B30]^2)" office:value-type="float" office:value="0.628251541979803" calcext:value-type="float">
            <text:p>0,628251541979803</text:p>
          </table:table-cell>
        </table:table-row>
        <table:table-row table:style-name="ro1">
          <table:table-cell office:value-type="float" office:value="2.587" calcext:value-type="float">
            <text:p>2,587</text:p>
          </table:table-cell>
          <table:table-cell office:value-type="float" office:value="-0.26" calcext:value-type="float">
            <text:p>-0,26</text:p>
          </table:table-cell>
          <table:table-cell office:value-type="float" office:value="0.3" calcext:value-type="float">
            <text:p>0,3</text:p>
          </table:table-cell>
          <table:table-cell office:value-type="float" office:value="-0.03" calcext:value-type="float">
            <text:p>-0,03</text:p>
          </table:table-cell>
          <table:table-cell table:formula="of:=SQRT([.D31]^2+[.C31]^2+[.B31]^2)" office:value-type="float" office:value="0.398120584747888" calcext:value-type="float">
            <text:p>0,398120584747888</text:p>
          </table:table-cell>
        </table:table-row>
        <table:table-row table:style-name="ro1">
          <table:table-cell office:value-type="float" office:value="2.677" calcext:value-type="float">
            <text:p>2,677</text:p>
          </table:table-cell>
          <table:table-cell office:value-type="float" office:value="0.4" calcext:value-type="float">
            <text:p>0,4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9" calcext:value-type="float">
            <text:p>-0,19</text:p>
          </table:table-cell>
          <table:table-cell table:formula="of:=SQRT([.D32]^2+[.C32]^2+[.B32]^2)" office:value-type="float" office:value="0.458802789878179" calcext:value-type="float">
            <text:p>0,458802789878179</text:p>
          </table:table-cell>
        </table:table-row>
        <table:table-row table:style-name="ro1">
          <table:table-cell office:value-type="float" office:value="2.768" calcext:value-type="float">
            <text:p>2,768</text:p>
          </table:table-cell>
          <table:table-cell office:value-type="float" office:value="0.29" calcext:value-type="float">
            <text:p>0,29</text:p>
          </table:table-cell>
          <table:table-cell office:value-type="float" office:value="0.19" calcext:value-type="float">
            <text:p>0,19</text:p>
          </table:table-cell>
          <table:table-cell office:value-type="float" office:value="-0.02" calcext:value-type="float">
            <text:p>-0,02</text:p>
          </table:table-cell>
          <table:table-cell table:formula="of:=SQRT([.D33]^2+[.C33]^2+[.B33]^2)" office:value-type="float" office:value="0.347275107083707" calcext:value-type="float">
            <text:p>0,347275107083707</text:p>
          </table:table-cell>
        </table:table-row>
        <table:table-row table:style-name="ro1">
          <table:table-cell office:value-type="float" office:value="2.859" calcext:value-type="float">
            <text:p>2,859</text:p>
          </table:table-cell>
          <table:table-cell office:value-type="float" office:value="0.33" calcext:value-type="float">
            <text:p>0,33</text:p>
          </table:table-cell>
          <table:table-cell office:value-type="float" office:value="-0.12" calcext:value-type="float">
            <text:p>-0,12</text:p>
          </table:table-cell>
          <table:table-cell office:value-type="float" office:value="0.51" calcext:value-type="float">
            <text:p>0,51</text:p>
          </table:table-cell>
          <table:table-cell table:formula="of:=SQRT([.D34]^2+[.C34]^2+[.B34]^2)" office:value-type="float" office:value="0.619193023216509" calcext:value-type="float">
            <text:p>0,619193023216509</text:p>
          </table:table-cell>
        </table:table-row>
        <table:table-row table:style-name="ro1">
          <table:table-cell office:value-type="float" office:value="2.949" calcext:value-type="float">
            <text:p>2,949</text:p>
          </table:table-cell>
          <table:table-cell office:value-type="float" office:value="-0.29" calcext:value-type="float">
            <text:p>-0,29</text:p>
          </table:table-cell>
          <table:table-cell office:value-type="float" office:value="0.06" calcext:value-type="float">
            <text:p>0,06</text:p>
          </table:table-cell>
          <table:table-cell office:value-type="float" office:value="0.47" calcext:value-type="float">
            <text:p>0,47</text:p>
          </table:table-cell>
          <table:table-cell table:formula="of:=SQRT([.D35]^2+[.C35]^2+[.B35]^2)" office:value-type="float" office:value="0.555517776493246" calcext:value-type="float">
            <text:p>0,555517776493246</text:p>
          </table:table-cell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0.32" calcext:value-type="float">
            <text:p>0,32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8" calcext:value-type="float">
            <text:p>-0,18</text:p>
          </table:table-cell>
          <table:table-cell table:formula="of:=SQRT([.D36]^2+[.C36]^2+[.B36]^2)" office:value-type="float" office:value="0.386264158316559" calcext:value-type="float">
            <text:p>0,386264158316559</text:p>
          </table:table-cell>
        </table:table-row>
        <table:table-row table:style-name="ro1">
          <table:table-cell office:value-type="float" office:value="3.13" calcext:value-type="float">
            <text:p>3,13</text:p>
          </table:table-cell>
          <table:table-cell office:value-type="float" office:value="-0.03" calcext:value-type="float">
            <text:p>-0,03</text:p>
          </table:table-cell>
          <table:table-cell office:value-type="float" office:value="0.06" calcext:value-type="float">
            <text:p>0,06</text:p>
          </table:table-cell>
          <table:table-cell office:value-type="float" office:value="-0.03" calcext:value-type="float">
            <text:p>-0,03</text:p>
          </table:table-cell>
          <table:table-cell table:formula="of:=SQRT([.D37]^2+[.C37]^2+[.B37]^2)" office:value-type="float" office:value="0.0734846922834953" calcext:value-type="float">
            <text:p>0,073484692283495</text:p>
          </table:table-cell>
        </table:table-row>
        <table:table-row table:style-name="ro1">
          <table:table-cell office:value-type="float" office:value="3.221" calcext:value-type="float">
            <text:p>3,22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8" calcext:value-type="float">
            <text:p>-0,18</text:p>
          </table:table-cell>
          <table:table-cell table:formula="of:=SQRT([.D38]^2+[.C38]^2+[.B38]^2)" office:value-type="float" office:value="0.235159520326097" calcext:value-type="float">
            <text:p>0,235159520326097</text:p>
          </table:table-cell>
        </table:table-row>
        <table:table-row table:style-name="ro1">
          <table:table-cell office:value-type="float" office:value="3.321" calcext:value-type="float">
            <text:p>3,321</text:p>
          </table:table-cell>
          <table:table-cell office:value-type="float" office:value="0.21" calcext:value-type="float">
            <text:p>0,21</text:p>
          </table:table-cell>
          <table:table-cell office:value-type="float" office:value="-0.07" calcext:value-type="float">
            <text:p>-0,07</text:p>
          </table:table-cell>
          <table:table-cell office:value-type="float" office:value="0.11" calcext:value-type="float">
            <text:p>0,11</text:p>
          </table:table-cell>
          <table:table-cell table:formula="of:=SQRT([.D39]^2+[.C39]^2+[.B39]^2)" office:value-type="float" office:value="0.247184141886165" calcext:value-type="float">
            <text:p>0,247184141886165</text:p>
          </table:table-cell>
        </table:table-row>
        <table:table-row table:style-name="ro1">
          <table:table-cell office:value-type="float" office:value="3.419" calcext:value-type="float">
            <text:p>3,419</text:p>
          </table:table-cell>
          <table:table-cell office:value-type="float" office:value="0.04" calcext:value-type="float">
            <text:p>0,04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1" calcext:value-type="float">
            <text:p>-0,01</text:p>
          </table:table-cell>
          <table:table-cell table:formula="of:=SQRT([.D40]^2+[.C40]^2+[.B40]^2)" office:value-type="float" office:value="0.174928556845359" calcext:value-type="float">
            <text:p>0,174928556845359</text:p>
          </table:table-cell>
        </table:table-row>
        <table:table-row table:style-name="ro1">
          <table:table-cell office:value-type="float" office:value="3.493" calcext:value-type="float">
            <text:p>3,493</text:p>
          </table:table-cell>
          <table:table-cell office:value-type="float" office:value="-0.08" calcext:value-type="float">
            <text:p>-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table:formula="of:=SQRT([.D41]^2+[.C41]^2+[.B41]^2)" office:value-type="float" office:value="0.129614813968157" calcext:value-type="float">
            <text:p>0,129614813968157</text:p>
          </table:table-cell>
        </table:table-row>
        <table:table-row table:style-name="ro1">
          <table:table-cell office:value-type="float" office:value="3.583" calcext:value-type="float">
            <text:p>3,583</text:p>
          </table:table-cell>
          <table:table-cell office:value-type="float" office:value="-0.03" calcext:value-type="float">
            <text:p>-0,03</text:p>
          </table:table-cell>
          <table:table-cell office:value-type="float" office:value="0.15" calcext:value-type="float">
            <text:p>0,15</text:p>
          </table:table-cell>
          <table:table-cell office:value-type="float" office:value="-0.25" calcext:value-type="float">
            <text:p>-0,25</text:p>
          </table:table-cell>
          <table:table-cell table:formula="of:=SQRT([.D42]^2+[.C42]^2+[.B42]^2)" office:value-type="float" office:value="0.293087017795057" calcext:value-type="float">
            <text:p>0,293087017795057</text:p>
          </table:table-cell>
        </table:table-row>
        <table:table-row table:style-name="ro1">
          <table:table-cell office:value-type="float" office:value="3.673" calcext:value-type="float">
            <text:p>3,673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-0.35" calcext:value-type="float">
            <text:p>-0,35</text:p>
          </table:table-cell>
          <table:table-cell table:formula="of:=SQRT([.D43]^2+[.C43]^2+[.B43]^2)" office:value-type="float" office:value="0.361939221417077" calcext:value-type="float">
            <text:p>0,361939221417077</text:p>
          </table:table-cell>
        </table:table-row>
        <table:table-row table:style-name="ro1">
          <table:table-cell office:value-type="float" office:value="3.764" calcext:value-type="float">
            <text:p>3,764</text:p>
          </table:table-cell>
          <table:table-cell office:value-type="float" office:value="-0.23" calcext:value-type="float">
            <text:p>-0,23</text:p>
          </table:table-cell>
          <table:table-cell office:value-type="float" office:value="0.06" calcext:value-type="float">
            <text:p>0,06</text:p>
          </table:table-cell>
          <table:table-cell office:value-type="float" office:value="-0.07" calcext:value-type="float">
            <text:p>-0,07</text:p>
          </table:table-cell>
          <table:table-cell table:formula="of:=SQRT([.D44]^2+[.C44]^2+[.B44]^2)" office:value-type="float" office:value="0.247790233867277" calcext:value-type="float">
            <text:p>0,247790233867277</text:p>
          </table:table-cell>
        </table:table-row>
        <table:table-row table:style-name="ro1">
          <table:table-cell office:value-type="float" office:value="3.855" calcext:value-type="float">
            <text:p>3,855</text:p>
          </table:table-cell>
          <table:table-cell office:value-type="float" office:value="0.19" calcext:value-type="float">
            <text:p>0,19</text:p>
          </table:table-cell>
          <table:table-cell office:value-type="float" office:value="-0.01" calcext:value-type="float">
            <text:p>-0,01</text:p>
          </table:table-cell>
          <table:table-cell office:value-type="float" office:value="0.03" calcext:value-type="float">
            <text:p>0,03</text:p>
          </table:table-cell>
          <table:table-cell table:formula="of:=SQRT([.D45]^2+[.C45]^2+[.B45]^2)" office:value-type="float" office:value="0.192613602842582" calcext:value-type="float">
            <text:p>0,192613602842582</text:p>
          </table:table-cell>
        </table:table-row>
        <table:table-row table:style-name="ro1">
          <table:table-cell office:value-type="float" office:value="3.945" calcext:value-type="float">
            <text:p>3,945</text:p>
          </table:table-cell>
          <table:table-cell office:value-type="float" office:value="0.19" calcext:value-type="float">
            <text:p>0,19</text:p>
          </table:table-cell>
          <table:table-cell office:value-type="float" office:value="-0.01" calcext:value-type="float">
            <text:p>-0,01</text:p>
          </table:table-cell>
          <table:table-cell office:value-type="float" office:value="0.29" calcext:value-type="float">
            <text:p>0,29</text:p>
          </table:table-cell>
          <table:table-cell table:formula="of:=SQRT([.D46]^2+[.C46]^2+[.B46]^2)" office:value-type="float" office:value="0.346842903920492" calcext:value-type="float">
            <text:p>0,346842903920492</text:p>
          </table:table-cell>
        </table:table-row>
        <table:table-row table:style-name="ro1">
          <table:table-cell office:value-type="float" office:value="4.036" calcext:value-type="float">
            <text:p>4,036</text:p>
          </table:table-cell>
          <table:table-cell office:value-type="float" office:value="0.08" calcext:value-type="float">
            <text:p>0,08</text:p>
          </table:table-cell>
          <table:table-cell office:value-type="float" office:value="-0.03" calcext:value-type="float">
            <text:p>-0,03</text:p>
          </table:table-cell>
          <table:table-cell office:value-type="float" office:value="0.1" calcext:value-type="float">
            <text:p>0,1</text:p>
          </table:table-cell>
          <table:table-cell table:formula="of:=SQRT([.D47]^2+[.C47]^2+[.B47]^2)" office:value-type="float" office:value="0.131529464379659" calcext:value-type="float">
            <text:p>0,131529464379659</text:p>
          </table:table-cell>
        </table:table-row>
        <table:table-row table:style-name="ro1">
          <table:table-cell office:value-type="float" office:value="4.127" calcext:value-type="float">
            <text:p>4,127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,32</text:p>
          </table:table-cell>
          <table:table-cell table:formula="of:=SQRT([.D48]^2+[.C48]^2+[.B48]^2)" office:value-type="float" office:value="0.341760149812701" calcext:value-type="float">
            <text:p>0,341760149812701</text:p>
          </table:table-cell>
        </table:table-row>
        <table:table-row table:style-name="ro1">
          <table:table-cell office:value-type="float" office:value="4.228" calcext:value-type="float">
            <text:p>4,228</text:p>
          </table:table-cell>
          <table:table-cell office:value-type="float" office:value="-0.16" calcext:value-type="float">
            <text:p>-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1" calcext:value-type="float">
            <text:p>0,11</text:p>
          </table:table-cell>
          <table:table-cell table:formula="of:=SQRT([.D49]^2+[.C49]^2+[.B49]^2)" office:value-type="float" office:value="0.200499376557634" calcext:value-type="float">
            <text:p>0,200499376557634</text:p>
          </table:table-cell>
        </table:table-row>
        <table:table-row table:style-name="ro1">
          <table:table-cell office:value-type="float" office:value="4.327" calcext:value-type="float">
            <text:p>4,327</text:p>
          </table:table-cell>
          <table:table-cell office:value-type="float" office:value="0.11" calcext:value-type="float">
            <text:p>0,11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table:formula="of:=SQRT([.D50]^2+[.C50]^2+[.B50]^2)" office:value-type="float" office:value="0.230434372436058" calcext:value-type="float">
            <text:p>0,230434372436058</text:p>
          </table:table-cell>
        </table:table-row>
        <table:table-row table:style-name="ro1">
          <table:table-cell office:value-type="float" office:value="4.398" calcext:value-type="float">
            <text:p>4,398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-0.12" calcext:value-type="float">
            <text:p>-0,12</text:p>
          </table:table-cell>
          <table:table-cell table:formula="of:=SQRT([.D51]^2+[.C51]^2+[.B51]^2)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4.489" calcext:value-type="float">
            <text:p>4,489</text:p>
          </table:table-cell>
          <table:table-cell office:value-type="float" office:value="0.1" calcext:value-type="float">
            <text:p>0,1</text:p>
          </table:table-cell>
          <table:table-cell office:value-type="float" office:value="-0.13" calcext:value-type="float">
            <text:p>-0,13</text:p>
          </table:table-cell>
          <table:table-cell office:value-type="float" office:value="0.41" calcext:value-type="float">
            <text:p>0,41</text:p>
          </table:table-cell>
          <table:table-cell table:formula="of:=SQRT([.D52]^2+[.C52]^2+[.B52]^2)" office:value-type="float" office:value="0.441588043316392" calcext:value-type="float">
            <text:p>0,441588043316392</text:p>
          </table:table-cell>
        </table:table-row>
        <table:table-row table:style-name="ro1">
          <table:table-cell office:value-type="float" office:value="4.579" calcext:value-type="float">
            <text:p>4,579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.22" calcext:value-type="float">
            <text:p>-0,22</text:p>
          </table:table-cell>
          <table:table-cell table:formula="of:=SQRT([.D53]^2+[.C53]^2+[.B53]^2)" office:value-type="float" office:value="0.223606797749979" calcext:value-type="float">
            <text:p>0,223606797749979</text:p>
          </table:table-cell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8" calcext:value-type="float">
            <text:p>-0,08</text:p>
          </table:table-cell>
          <table:table-cell office:value-type="float" office:value="0.04" calcext:value-type="float">
            <text:p>0,04</text:p>
          </table:table-cell>
          <table:table-cell table:formula="of:=SQRT([.D54]^2+[.C54]^2+[.B54]^2)" office:value-type="float" office:value="0.183303027798234" calcext:value-type="float">
            <text:p>0,183303027798234</text:p>
          </table:table-cell>
        </table:table-row>
        <table:table-row table:style-name="ro1">
          <table:table-cell office:value-type="float" office:value="4.76" calcext:value-type="float">
            <text:p>4,76</text:p>
          </table:table-cell>
          <table:table-cell office:value-type="float" office:value="0.16" calcext:value-type="float">
            <text:p>0,16</text:p>
          </table:table-cell>
          <table:table-cell office:value-type="float" office:value="-0.22" calcext:value-type="float">
            <text:p>-0,22</text:p>
          </table:table-cell>
          <table:table-cell office:value-type="float" office:value="0.15" calcext:value-type="float">
            <text:p>0,15</text:p>
          </table:table-cell>
          <table:table-cell table:formula="of:=SQRT([.D55]^2+[.C55]^2+[.B55]^2)" office:value-type="float" office:value="0.310644491340181" calcext:value-type="float">
            <text:p>0,310644491340181</text:p>
          </table:table-cell>
        </table:table-row>
        <table:table-row table:style-name="ro1">
          <table:table-cell office:value-type="float" office:value="4.851" calcext:value-type="float">
            <text:p>4,851</text:p>
          </table:table-cell>
          <table:table-cell office:value-type="float" office:value="-0.17" calcext:value-type="float">
            <text:p>-0,17</text:p>
          </table:table-cell>
          <table:table-cell office:value-type="float" office:value="0.08" calcext:value-type="float">
            <text:p>0,08</text:p>
          </table:table-cell>
          <table:table-cell office:value-type="float" office:value="-0.29" calcext:value-type="float">
            <text:p>-0,29</text:p>
          </table:table-cell>
          <table:table-cell table:formula="of:=SQRT([.D56]^2+[.C56]^2+[.B56]^2)" office:value-type="float" office:value="0.34554305086342" calcext:value-type="float">
            <text:p>0,34554305086342</text:p>
          </table:table-cell>
        </table:table-row>
        <table:table-row table:style-name="ro1">
          <table:table-cell office:value-type="float" office:value="4.941" calcext:value-type="float">
            <text:p>4,941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6" calcext:value-type="float">
            <text:p>-0,06</text:p>
          </table:table-cell>
          <table:table-cell office:value-type="float" office:value="-0.31" calcext:value-type="float">
            <text:p>-0,31</text:p>
          </table:table-cell>
          <table:table-cell table:formula="of:=SQRT([.D57]^2+[.C57]^2+[.B57]^2)" office:value-type="float" office:value="0.319687347262916" calcext:value-type="float">
            <text:p>0,319687347262916</text:p>
          </table:table-cell>
        </table:table-row>
        <table:table-row table:style-name="ro1">
          <table:table-cell office:value-type="float" office:value="5.032" calcext:value-type="float">
            <text:p>5,032</text:p>
          </table:table-cell>
          <table:table-cell office:value-type="float" office:value="-0.12" calcext:value-type="float">
            <text:p>-0,12</text:p>
          </table:table-cell>
          <table:table-cell office:value-type="float" office:value="0.01" calcext:value-type="float">
            <text:p>0,01</text:p>
          </table:table-cell>
          <table:table-cell office:value-type="float" office:value="-0.15" calcext:value-type="float">
            <text:p>-0,15</text:p>
          </table:table-cell>
          <table:table-cell table:formula="of:=SQRT([.D58]^2+[.C58]^2+[.B58]^2)" office:value-type="float" office:value="0.192353840616713" calcext:value-type="float">
            <text:p>0,192353840616713</text:p>
          </table:table-cell>
        </table:table-row>
        <table:table-row table:style-name="ro1">
          <table:table-cell office:value-type="float" office:value="5.132" calcext:value-type="float">
            <text:p>5,132</text:p>
          </table:table-cell>
          <table:table-cell office:value-type="float" office:value="-0.2" calcext:value-type="float">
            <text:p>-0,2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formula="of:=SQRT([.D59]^2+[.C59]^2+[.B59]^2)" office:value-type="float" office:value="0.203960780543711" calcext:value-type="float">
            <text:p>0,203960780543711</text:p>
          </table:table-cell>
        </table:table-row>
        <table:table-row table:style-name="ro1">
          <table:table-cell office:value-type="float" office:value="5.23" calcext:value-type="float">
            <text:p>5,23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29" calcext:value-type="float">
            <text:p>0,29</text:p>
          </table:table-cell>
          <table:table-cell table:formula="of:=SQRT([.D60]^2+[.C60]^2+[.B60]^2)" office:value-type="float" office:value="0.316385840391127" calcext:value-type="float">
            <text:p>0,316385840391127</text:p>
          </table:table-cell>
        </table:table-row>
        <table:table-row table:style-name="ro1">
          <table:table-cell office:value-type="float" office:value="5.304" calcext:value-type="float">
            <text:p>5,304</text:p>
          </table:table-cell>
          <table:table-cell office:value-type="float" office:value="-0.19" calcext:value-type="float">
            <text:p>-0,19</text:p>
          </table:table-cell>
          <table:table-cell office:value-type="float" office:value="0.18" calcext:value-type="float">
            <text:p>0,18</text:p>
          </table:table-cell>
          <table:table-cell office:value-type="float" office:value="-0.33" calcext:value-type="float">
            <text:p>-0,33</text:p>
          </table:table-cell>
          <table:table-cell table:formula="of:=SQRT([.D61]^2+[.C61]^2+[.B61]^2)" office:value-type="float" office:value="0.421188793773054" calcext:value-type="float">
            <text:p>0,421188793773054</text:p>
          </table:table-cell>
        </table:table-row>
        <table:table-row table:style-name="ro1">
          <table:table-cell office:value-type="float" office:value="5.394" calcext:value-type="float">
            <text:p>5,394</text:p>
          </table:table-cell>
          <table:table-cell office:value-type="float" office:value="0.33" calcext:value-type="float">
            <text:p>0,33</text:p>
          </table:table-cell>
          <table:table-cell office:value-type="float" office:value="0.04" calcext:value-type="float">
            <text:p>0,04</text:p>
          </table:table-cell>
          <table:table-cell office:value-type="float" office:value="-0.56" calcext:value-type="float">
            <text:p>-0,56</text:p>
          </table:table-cell>
          <table:table-cell table:formula="of:=SQRT([.D62]^2+[.C62]^2+[.B62]^2)" office:value-type="float" office:value="0.651229606206597" calcext:value-type="float">
            <text:p>0,651229606206597</text:p>
          </table:table-cell>
        </table:table-row>
        <table:table-row table:style-name="ro1">
          <table:table-cell office:value-type="float" office:value="5.485" calcext:value-type="float">
            <text:p>5,485</text:p>
          </table:table-cell>
          <table:table-cell office:value-type="float" office:value="-0.1" calcext:value-type="float">
            <text:p>-0,1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3" calcext:value-type="float">
            <text:p>-0,13</text:p>
          </table:table-cell>
          <table:table-cell table:formula="of:=SQRT([.D63]^2+[.C63]^2+[.B63]^2)" office:value-type="float" office:value="0.215638586528478" calcext:value-type="float">
            <text:p>0,215638586528478</text:p>
          </table:table-cell>
        </table:table-row>
        <table:table-row table:style-name="ro1">
          <table:table-cell office:value-type="float" office:value="5.576" calcext:value-type="float">
            <text:p>5,576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-0.32" calcext:value-type="float">
            <text:p>-0,32</text:p>
          </table:table-cell>
          <table:table-cell table:formula="of:=SQRT([.D64]^2+[.C64]^2+[.B64]^2)" office:value-type="float" office:value="0.333766385365573" calcext:value-type="float">
            <text:p>0,333766385365573</text:p>
          </table:table-cell>
        </table:table-row>
        <table:table-row table:style-name="ro1">
          <table:table-cell office:value-type="float" office:value="5.666" calcext:value-type="float">
            <text:p>5,666</text:p>
          </table:table-cell>
          <table:table-cell office:value-type="float" office:value="-0.09" calcext:value-type="float">
            <text:p>-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3" calcext:value-type="float">
            <text:p>0,3</text:p>
          </table:table-cell>
          <table:table-cell table:formula="of:=SQRT([.D65]^2+[.C65]^2+[.B65]^2)" office:value-type="float" office:value="0.313368792319848" calcext:value-type="float">
            <text:p>0,313368792319848</text:p>
          </table:table-cell>
        </table:table-row>
        <table:table-row table:style-name="ro1">
          <table:table-cell office:value-type="float" office:value="5.757" calcext:value-type="float">
            <text:p>5,757</text:p>
          </table:table-cell>
          <table:table-cell office:value-type="float" office:value="-0.12" calcext:value-type="float">
            <text:p>-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44" calcext:value-type="float">
            <text:p>0,44</text:p>
          </table:table-cell>
          <table:table-cell table:formula="of:=SQRT([.D66]^2+[.C66]^2+[.B66]^2)" office:value-type="float" office:value="0.457055795281058" calcext:value-type="float">
            <text:p>0,457055795281058</text:p>
          </table:table-cell>
        </table:table-row>
        <table:table-row table:style-name="ro1">
          <table:table-cell office:value-type="float" office:value="5.847" calcext:value-type="float">
            <text:p>5,847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-0.04" calcext:value-type="float">
            <text:p>-0,04</text:p>
          </table:table-cell>
          <table:table-cell table:formula="of:=SQRT([.D67]^2+[.C67]^2+[.B67]^2)" office:value-type="float" office:value="0.204939015319192" calcext:value-type="float">
            <text:p>0,204939015319192</text:p>
          </table:table-cell>
        </table:table-row>
        <table:table-row table:style-name="ro1">
          <table:table-cell office:value-type="float" office:value="5.938" calcext:value-type="float">
            <text:p>5,938</text:p>
          </table:table-cell>
          <table:table-cell office:value-type="float" office:value="-0.13" calcext:value-type="float">
            <text:p>-0,13</text:p>
          </table:table-cell>
          <table:table-cell office:value-type="float" office:value="0.14" calcext:value-type="float">
            <text:p>0,14</text:p>
          </table:table-cell>
          <table:table-cell office:value-type="float" office:value="-0.41" calcext:value-type="float">
            <text:p>-0,41</text:p>
          </table:table-cell>
          <table:table-cell table:formula="of:=SQRT([.D68]^2+[.C68]^2+[.B68]^2)" office:value-type="float" office:value="0.452327315115946" calcext:value-type="float">
            <text:p>0,452327315115946</text:p>
          </table:table-cell>
        </table:table-row>
        <table:table-row table:style-name="ro1">
          <table:table-cell office:value-type="float" office:value="6.037" calcext:value-type="float">
            <text:p>6,037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4" calcext:value-type="float">
            <text:p>0,14</text:p>
          </table:table-cell>
          <table:table-cell table:formula="of:=SQRT([.D69]^2+[.C69]^2+[.B69]^2)" office:value-type="float" office:value="0.228254244210267" calcext:value-type="float">
            <text:p>0,228254244210267</text:p>
          </table:table-cell>
        </table:table-row>
        <table:table-row table:style-name="ro1">
          <table:table-cell office:value-type="float" office:value="6.138" calcext:value-type="float">
            <text:p>6,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formula="of:=SQRT([.D70]^2+[.C70]^2+[.B70]^2)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-0.14" calcext:value-type="float">
            <text:p>-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table:formula="of:=SQRT([.D71]^2+[.C71]^2+[.B71]^2)" office:value-type="float" office:value="0.314483703870328" calcext:value-type="float">
            <text:p>0,314483703870328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15" calcext:value-type="float">
            <text:p>0,15</text:p>
          </table:table-cell>
          <table:table-cell office:value-type="float" office:value="-0.13" calcext:value-type="float">
            <text:p>-0,13</text:p>
          </table:table-cell>
          <table:table-cell office:value-type="float" office:value="-0.39" calcext:value-type="float">
            <text:p>-0,39</text:p>
          </table:table-cell>
          <table:table-cell table:formula="of:=SQRT([.D72]^2+[.C72]^2+[.B72]^2)" office:value-type="float" office:value="0.437607129740821" calcext:value-type="float">
            <text:p>0,437607129740821</text:p>
          </table:table-cell>
        </table:table-row>
        <table:table-row table:style-name="ro1">
          <table:table-cell office:value-type="float" office:value="6.391" calcext:value-type="float">
            <text:p>6,391</text:p>
          </table:table-cell>
          <table:table-cell office:value-type="float" office:value="-0.14" calcext:value-type="float">
            <text:p>-0,14</text:p>
          </table:table-cell>
          <table:table-cell office:value-type="float" office:value="0.09" calcext:value-type="float">
            <text:p>0,09</text:p>
          </table:table-cell>
          <table:table-cell office:value-type="float" office:value="-0.52" calcext:value-type="float">
            <text:p>-0,52</text:p>
          </table:table-cell>
          <table:table-cell table:formula="of:=SQRT([.D73]^2+[.C73]^2+[.B73]^2)" office:value-type="float" office:value="0.545985347788748" calcext:value-type="float">
            <text:p>0,545985347788748</text:p>
          </table:table-cell>
        </table:table-row>
        <table:table-row table:style-name="ro1">
          <table:table-cell office:value-type="float" office:value="6.481" calcext:value-type="float">
            <text:p>6,481</text:p>
          </table:table-cell>
          <table:table-cell office:value-type="float" office:value="0.26" calcext:value-type="float">
            <text:p>0,26</text:p>
          </table:table-cell>
          <table:table-cell office:value-type="float" office:value="-0.11" calcext:value-type="float">
            <text:p>-0,11</text:p>
          </table:table-cell>
          <table:table-cell office:value-type="float" office:value="0.45" calcext:value-type="float">
            <text:p>0,45</text:p>
          </table:table-cell>
          <table:table-cell table:formula="of:=SQRT([.D74]^2+[.C74]^2+[.B74]^2)" office:value-type="float" office:value="0.531224999411737" calcext:value-type="float">
            <text:p>0,531224999411737</text:p>
          </table:table-cell>
        </table:table-row>
        <table:table-row table:style-name="ro1">
          <table:table-cell office:value-type="float" office:value="6.572" calcext:value-type="float">
            <text:p>6,572</text:p>
          </table:table-cell>
          <table:table-cell office:value-type="float" office:value="-0.03" calcext:value-type="float">
            <text:p>-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formula="of:=SQRT([.D75]^2+[.C75]^2+[.B75]^2)" office:value-type="float" office:value="0.222934968096079" calcext:value-type="float">
            <text:p>0,222934968096079</text:p>
          </table:table-cell>
        </table:table-row>
        <table:table-row table:style-name="ro1">
          <table:table-cell office:value-type="float" office:value="6.662" calcext:value-type="float">
            <text:p>6,662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-1.22" calcext:value-type="float">
            <text:p>-1,22</text:p>
          </table:table-cell>
          <table:table-cell table:formula="of:=SQRT([.D76]^2+[.C76]^2+[.B76]^2)" office:value-type="float" office:value="1.22302902663837" calcext:value-type="float">
            <text:p>1,22302902663837</text:p>
          </table:table-cell>
        </table:table-row>
        <table:table-row table:style-name="ro1">
          <table:table-cell office:value-type="float" office:value="6.753" calcext:value-type="float">
            <text:p>6,753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formula="of:=SQRT([.D77]^2+[.C77]^2+[.B77]^2)" office:value-type="float" office:value="0.0921954445729289" calcext:value-type="float">
            <text:p>0,092195444572929</text:p>
          </table:table-cell>
        </table:table-row>
        <table:table-row table:style-name="ro1">
          <table:table-cell office:value-type="float" office:value="6.843" calcext:value-type="float">
            <text:p>6,843</text:p>
          </table:table-cell>
          <table:table-cell office:value-type="float" office:value="-0.16" calcext:value-type="float">
            <text:p>-0,16</text:p>
          </table:table-cell>
          <table:table-cell office:value-type="float" office:value="-0" calcext:value-type="float">
            <text:p>0</text:p>
          </table:table-cell>
          <table:table-cell office:value-type="float" office:value="-0.3" calcext:value-type="float">
            <text:p>-0,3</text:p>
          </table:table-cell>
          <table:table-cell table:formula="of:=SQRT([.D78]^2+[.C78]^2+[.B78]^2)"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6.941" calcext:value-type="float">
            <text:p>6,941</text:p>
          </table:table-cell>
          <table:table-cell office:value-type="float" office:value="0.05" calcext:value-type="float">
            <text:p>0,05</text:p>
          </table:table-cell>
          <table:table-cell office:value-type="float" office:value="-0.09" calcext:value-type="float">
            <text:p>-0,09</text:p>
          </table:table-cell>
          <table:table-cell office:value-type="float" office:value="0.31" calcext:value-type="float">
            <text:p>0,31</text:p>
          </table:table-cell>
          <table:table-cell table:formula="of:=SQRT([.D79]^2+[.C79]^2+[.B79]^2)" office:value-type="float" office:value="0.326649659421221" calcext:value-type="float">
            <text:p>0,326649659421221</text:p>
          </table:table-cell>
        </table:table-row>
        <table:table-row table:style-name="ro1">
          <table:table-cell office:value-type="float" office:value="7.039" calcext:value-type="float">
            <text:p>7,039</text:p>
          </table:table-cell>
          <table:table-cell office:value-type="float" office:value="0.19" calcext:value-type="float">
            <text:p>0,19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table:formula="of:=SQRT([.D80]^2+[.C80]^2+[.B80]^2)" office:value-type="float" office:value="0.293428015022424" calcext:value-type="float">
            <text:p>0,293428015022424</text:p>
          </table:table-cell>
        </table:table-row>
        <table:table-row table:style-name="ro1">
          <table:table-cell office:value-type="float" office:value="7.142" calcext:value-type="float">
            <text:p>7,14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6" calcext:value-type="float">
            <text:p>-0,16</text:p>
          </table:table-cell>
          <table:table-cell table:formula="of:=SQRT([.D81]^2+[.C81]^2+[.B81]^2)" office:value-type="float" office:value="0.163095064303001" calcext:value-type="float">
            <text:p>0,163095064303001</text:p>
          </table:table-cell>
        </table:table-row>
        <table:table-row table:style-name="ro1">
          <table:table-cell office:value-type="float" office:value="7.206" calcext:value-type="float">
            <text:p>7,206</text:p>
          </table:table-cell>
          <table:table-cell office:value-type="float" office:value="-0.18" calcext:value-type="float">
            <text:p>-0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formula="of:=SQRT([.D82]^2+[.C82]^2+[.B82]^2)" office:value-type="float" office:value="0.193390796058137" calcext:value-type="float">
            <text:p>0,193390796058137</text:p>
          </table:table-cell>
        </table:table-row>
        <table:table-row table:style-name="ro1">
          <table:table-cell office:value-type="float" office:value="7.296" calcext:value-type="float">
            <text:p>7,296</text:p>
          </table:table-cell>
          <table:table-cell office:value-type="float" office:value="0.09" calcext:value-type="float">
            <text:p>0,09</text:p>
          </table:table-cell>
          <table:table-cell office:value-type="float" office:value="-0.07" calcext:value-type="float">
            <text:p>-0,07</text:p>
          </table:table-cell>
          <table:table-cell office:value-type="float" office:value="-0.25" calcext:value-type="float">
            <text:p>-0,25</text:p>
          </table:table-cell>
          <table:table-cell table:formula="of:=SQRT([.D83]^2+[.C83]^2+[.B83]^2)" office:value-type="float" office:value="0.274772633280682" calcext:value-type="float">
            <text:p>0,274772633280682</text:p>
          </table:table-cell>
        </table:table-row>
        <table:table-row table:style-name="ro1">
          <table:table-cell office:value-type="float" office:value="7.387" calcext:value-type="float">
            <text:p>7,387</text:p>
          </table:table-cell>
          <table:table-cell office:value-type="float" office:value="-0.12" calcext:value-type="float">
            <text:p>-0,12</text:p>
          </table:table-cell>
          <table:table-cell office:value-type="float" office:value="0.02" calcext:value-type="float">
            <text:p>0,02</text:p>
          </table:table-cell>
          <table:table-cell office:value-type="float" office:value="-0.06" calcext:value-type="float">
            <text:p>-0,06</text:p>
          </table:table-cell>
          <table:table-cell table:formula="of:=SQRT([.D84]^2+[.C84]^2+[.B84]^2)" office:value-type="float" office:value="0.135646599662505" calcext:value-type="float">
            <text:p>0,135646599662505</text:p>
          </table:table-cell>
        </table:table-row>
        <table:table-row table:style-name="ro1">
          <table:table-cell office:value-type="float" office:value="7.477" calcext:value-type="float">
            <text:p>7,477</text:p>
          </table:table-cell>
          <table:table-cell office:value-type="float" office:value="0.14" calcext:value-type="float">
            <text:p>0,14</text:p>
          </table:table-cell>
          <table:table-cell office:value-type="float" office:value="-0.05" calcext:value-type="float">
            <text:p>-0,05</text:p>
          </table:table-cell>
          <table:table-cell office:value-type="float" office:value="0.33" calcext:value-type="float">
            <text:p>0,33</text:p>
          </table:table-cell>
          <table:table-cell table:formula="of:=SQRT([.D85]^2+[.C85]^2+[.B85]^2)" office:value-type="float" office:value="0.361939221417077" calcext:value-type="float">
            <text:p>0,361939221417077</text:p>
          </table:table-cell>
        </table:table-row>
        <table:table-row table:style-name="ro1">
          <table:table-cell office:value-type="float" office:value="7.568" calcext:value-type="float">
            <text:p>7,568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office:value-type="float" office:value="-0.85" calcext:value-type="float">
            <text:p>-0,85</text:p>
          </table:table-cell>
          <table:table-cell table:formula="of:=SQRT([.D86]^2+[.C86]^2+[.B86]^2)" office:value-type="float" office:value="0.87068938204161" calcext:value-type="float">
            <text:p>0,87068938204161</text:p>
          </table:table-cell>
        </table:table-row>
        <table:table-row table:style-name="ro1">
          <table:table-cell office:value-type="float" office:value="7.658" calcext:value-type="float">
            <text:p>7,658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table:formula="of:=SQRT([.D87]^2+[.C87]^2+[.B87]^2)" office:value-type="float" office:value="0.153948043183407" calcext:value-type="float">
            <text:p>0,153948043183407</text:p>
          </table:table-cell>
        </table:table-row>
        <table:table-row table:style-name="ro1">
          <table:table-cell office:value-type="float" office:value="7.749" calcext:value-type="float">
            <text:p>7,749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table:formula="of:=SQRT([.D88]^2+[.C88]^2+[.B88]^2)" office:value-type="float" office:value="0.208326666559997" calcext:value-type="float">
            <text:p>0,208326666559997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-0.13" calcext:value-type="float">
            <text:p>-0,13</text:p>
          </table:table-cell>
          <table:table-cell office:value-type="float" office:value="0.06" calcext:value-type="float">
            <text:p>0,06</text:p>
          </table:table-cell>
          <table:table-cell office:value-type="float" office:value="-0.63" calcext:value-type="float">
            <text:p>-0,63</text:p>
          </table:table-cell>
          <table:table-cell table:formula="of:=SQRT([.D89]^2+[.C89]^2+[.B89]^2)" office:value-type="float" office:value="0.646065012208524" calcext:value-type="float">
            <text:p>0,646065012208524</text:p>
          </table:table-cell>
        </table:table-row>
        <table:table-row table:style-name="ro1">
          <table:table-cell office:value-type="float" office:value="7.949" calcext:value-type="float">
            <text:p>7,949</text:p>
          </table:table-cell>
          <table:table-cell office:value-type="float" office:value="0.06" calcext:value-type="float">
            <text:p>0,06</text:p>
          </table:table-cell>
          <table:table-cell office:value-type="float" office:value="-0.36" calcext:value-type="float">
            <text:p>-0,36</text:p>
          </table:table-cell>
          <table:table-cell office:value-type="float" office:value="-0.22" calcext:value-type="float">
            <text:p>-0,22</text:p>
          </table:table-cell>
          <table:table-cell table:formula="of:=SQRT([.D90]^2+[.C90]^2+[.B90]^2)" office:value-type="float" office:value="0.42614551505325" calcext:value-type="float">
            <text:p>0,42614551505325</text:p>
          </table:table-cell>
        </table:table-row>
        <table:table-row table:style-name="ro1">
          <table:table-cell office:value-type="float" office:value="8.021" calcext:value-type="float">
            <text:p>8,021</text:p>
          </table:table-cell>
          <table:table-cell office:value-type="float" office:value="0.24" calcext:value-type="float">
            <text:p>0,24</text:p>
          </table:table-cell>
          <table:table-cell office:value-type="float" office:value="0.45" calcext:value-type="float">
            <text:p>0,45</text:p>
          </table:table-cell>
          <table:table-cell office:value-type="float" office:value="-0.74" calcext:value-type="float">
            <text:p>-0,74</text:p>
          </table:table-cell>
          <table:table-cell table:formula="of:=SQRT([.D91]^2+[.C91]^2+[.B91]^2)" office:value-type="float" office:value="0.898721313867653" calcext:value-type="float">
            <text:p>0,898721313867653</text:p>
          </table:table-cell>
        </table:table-row>
        <table:table-row table:style-name="ro1">
          <table:table-cell office:value-type="float" office:value="8.111" calcext:value-type="float">
            <text:p>8,111</text:p>
          </table:table-cell>
          <table:table-cell office:value-type="float" office:value="-0.11" calcext:value-type="float">
            <text:p>-0,11</text:p>
          </table:table-cell>
          <table:table-cell office:value-type="float" office:value="-0.13" calcext:value-type="float">
            <text:p>-0,13</text:p>
          </table:table-cell>
          <table:table-cell office:value-type="float" office:value="0.12" calcext:value-type="float">
            <text:p>0,12</text:p>
          </table:table-cell>
          <table:table-cell table:formula="of:=SQRT([.D92]^2+[.C92]^2+[.B92]^2)" office:value-type="float" office:value="0.208326666559997" calcext:value-type="float">
            <text:p>0,208326666559997</text:p>
          </table:table-cell>
        </table:table-row>
        <table:table-row table:style-name="ro1">
          <table:table-cell office:value-type="float" office:value="8.202" calcext:value-type="float">
            <text:p>8,202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7" calcext:value-type="float">
            <text:p>-0,07</text:p>
          </table:table-cell>
          <table:table-cell office:value-type="float" office:value="0.22" calcext:value-type="float">
            <text:p>0,22</text:p>
          </table:table-cell>
          <table:table-cell table:formula="of:=SQRT([.D93]^2+[.C93]^2+[.B93]^2)" office:value-type="float" office:value="0.247790233867277" calcext:value-type="float">
            <text:p>0,247790233867277</text:p>
          </table:table-cell>
        </table:table-row>
        <table:table-row table:style-name="ro1">
          <table:table-cell office:value-type="float" office:value="8.292" calcext:value-type="float">
            <text:p>8,292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5" calcext:value-type="float">
            <text:p>-0,05</text:p>
          </table:table-cell>
          <table:table-cell office:value-type="float" office:value="-0.41" calcext:value-type="float">
            <text:p>-0,41</text:p>
          </table:table-cell>
          <table:table-cell table:formula="of:=SQRT([.D94]^2+[.C94]^2+[.B94]^2)" office:value-type="float" office:value="0.418927201313068" calcext:value-type="float">
            <text:p>0,418927201313068</text:p>
          </table:table-cell>
        </table:table-row>
        <table:table-row table:style-name="ro1">
          <table:table-cell office:value-type="float" office:value="8.383" calcext:value-type="float">
            <text:p>8,383</text:p>
          </table:table-cell>
          <table:table-cell office:value-type="float" office:value="-0.06" calcext:value-type="float">
            <text:p>-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94" calcext:value-type="float">
            <text:p>0,94</text:p>
          </table:table-cell>
          <table:table-cell table:formula="of:=SQRT([.D95]^2+[.C95]^2+[.B95]^2)" office:value-type="float" office:value="0.942761899951414" calcext:value-type="float">
            <text:p>0,942761899951414</text:p>
          </table:table-cell>
        </table:table-row>
        <table:table-row table:style-name="ro1">
          <table:table-cell office:value-type="float" office:value="8.473" calcext:value-type="float">
            <text:p>8,473</text:p>
          </table:table-cell>
          <table:table-cell office:value-type="float" office:value="-0.03" calcext:value-type="float">
            <text:p>-0,03</text:p>
          </table:table-cell>
          <table:table-cell office:value-type="float" office:value="0.02" calcext:value-type="float">
            <text:p>0,02</text:p>
          </table:table-cell>
          <table:table-cell office:value-type="float" office:value="-0.41" calcext:value-type="float">
            <text:p>-0,41</text:p>
          </table:table-cell>
          <table:table-cell table:formula="of:=SQRT([.D96]^2+[.C96]^2+[.B96]^2)" office:value-type="float" office:value="0.411582312545134" calcext:value-type="float">
            <text:p>0,411582312545134</text:p>
          </table:table-cell>
        </table:table-row>
        <table:table-row table:style-name="ro1">
          <table:table-cell office:value-type="float" office:value="8.564" calcext:value-type="float">
            <text:p>8,564</text:p>
          </table:table-cell>
          <table:table-cell office:value-type="float" office:value="-0.04" calcext:value-type="float">
            <text:p>-0,04</text:p>
          </table:table-cell>
          <table:table-cell office:value-type="float" office:value="-0.25" calcext:value-type="float">
            <text:p>-0,25</text:p>
          </table:table-cell>
          <table:table-cell office:value-type="float" office:value="0.32" calcext:value-type="float">
            <text:p>0,32</text:p>
          </table:table-cell>
          <table:table-cell table:formula="of:=SQRT([.D97]^2+[.C97]^2+[.B97]^2)" office:value-type="float" office:value="0.408044115262063" calcext:value-type="float">
            <text:p>0,408044115262063</text:p>
          </table:table-cell>
        </table:table-row>
        <table:table-row table:style-name="ro1">
          <table:table-cell office:value-type="float" office:value="8.654" calcext:value-type="float">
            <text:p>8,654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6" calcext:value-type="float">
            <text:p>-0,06</text:p>
          </table:table-cell>
          <table:table-cell office:value-type="float" office:value="0.08" calcext:value-type="float">
            <text:p>0,08</text:p>
          </table:table-cell>
          <table:table-cell table:formula="of:=SQRT([.D98]^2+[.C98]^2+[.B98]^2)" office:value-type="float" office:value="0.111803398874989" calcext:value-type="float">
            <text:p>0,111803398874989</text:p>
          </table:table-cell>
        </table:table-row>
        <table:table-row table:style-name="ro1">
          <table:table-cell office:value-type="float" office:value="8.754" calcext:value-type="float">
            <text:p>8,754</text:p>
          </table:table-cell>
          <table:table-cell office:value-type="float" office:value="0.21" calcext:value-type="float">
            <text:p>0,21</text:p>
          </table:table-cell>
          <table:table-cell office:value-type="float" office:value="-0.05" calcext:value-type="float">
            <text:p>-0,05</text:p>
          </table:table-cell>
          <table:table-cell office:value-type="float" office:value="-0.31" calcext:value-type="float">
            <text:p>-0,31</text:p>
          </table:table-cell>
          <table:table-cell table:formula="of:=SQRT([.D99]^2+[.C99]^2+[.B99]^2)" office:value-type="float" office:value="0.377756535350482" calcext:value-type="float">
            <text:p>0,377756535350482</text:p>
          </table:table-cell>
        </table:table-row>
        <table:table-row table:style-name="ro1">
          <table:table-cell office:value-type="float" office:value="8.853" calcext:value-type="float">
            <text:p>8,853</text:p>
          </table:table-cell>
          <table:table-cell office:value-type="float" office:value="-0.21" calcext:value-type="float">
            <text:p>-0,21</text:p>
          </table:table-cell>
          <table:table-cell office:value-type="float" office:value="0.04" calcext:value-type="float">
            <text:p>0,04</text:p>
          </table:table-cell>
          <table:table-cell office:value-type="float" office:value="-0.28" calcext:value-type="float">
            <text:p>-0,28</text:p>
          </table:table-cell>
          <table:table-cell table:formula="of:=SQRT([.D100]^2+[.C100]^2+[.B100]^2)" office:value-type="float" office:value="0.352278299076171" calcext:value-type="float">
            <text:p>0,352278299076171</text:p>
          </table:table-cell>
        </table:table-row>
        <table:table-row table:style-name="ro1">
          <table:table-cell office:value-type="float" office:value="8.926" calcext:value-type="float">
            <text:p>8,926</text:p>
          </table:table-cell>
          <table:table-cell office:value-type="float" office:value="0.13" calcext:value-type="float">
            <text:p>0,13</text:p>
          </table:table-cell>
          <table:table-cell office:value-type="float" office:value="-0.33" calcext:value-type="float">
            <text:p>-0,33</text:p>
          </table:table-cell>
          <table:table-cell office:value-type="float" office:value="0.04" calcext:value-type="float">
            <text:p>0,04</text:p>
          </table:table-cell>
          <table:table-cell table:formula="of:=SQRT([.D101]^2+[.C101]^2+[.B101]^2)" office:value-type="float" office:value="0.356931365951495" calcext:value-type="float">
            <text:p>0,356931365951495</text:p>
          </table:table-cell>
        </table:table-row>
        <table:table-row table:style-name="ro1">
          <table:table-cell office:value-type="float" office:value="9.017" calcext:value-type="float">
            <text:p>9,017</text:p>
          </table:table-cell>
          <table:table-cell office:value-type="float" office:value="-0.12" calcext:value-type="float">
            <text:p>-0,12</text:p>
          </table:table-cell>
          <table:table-cell office:value-type="float" office:value="0.12" calcext:value-type="float">
            <text:p>0,12</text:p>
          </table:table-cell>
          <table:table-cell office:value-type="float" office:value="-0.4" calcext:value-type="float">
            <text:p>-0,4</text:p>
          </table:table-cell>
          <table:table-cell table:formula="of:=SQRT([.D102]^2+[.C102]^2+[.B102]^2)" office:value-type="float" office:value="0.434511219648009" calcext:value-type="float">
            <text:p>0,434511219648009</text:p>
          </table:table-cell>
        </table:table-row>
        <table:table-row table:style-name="ro1">
          <table:table-cell office:value-type="float" office:value="9.107" calcext:value-type="float">
            <text:p>9,107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-0.13" calcext:value-type="float">
            <text:p>-0,13</text:p>
          </table:table-cell>
          <table:table-cell table:formula="of:=SQRT([.D103]^2+[.C103]^2+[.B103]^2)" office:value-type="float" office:value="0.160934769394311" calcext:value-type="float">
            <text:p>0,160934769394311</text:p>
          </table:table-cell>
        </table:table-row>
        <table:table-row table:style-name="ro1">
          <table:table-cell office:value-type="float" office:value="9.198" calcext:value-type="float">
            <text:p>9,198</text:p>
          </table:table-cell>
          <table:table-cell office:value-type="float" office:value="0.27" calcext:value-type="float">
            <text:p>0,27</text:p>
          </table:table-cell>
          <table:table-cell office:value-type="float" office:value="0.07" calcext:value-type="float">
            <text:p>0,07</text:p>
          </table:table-cell>
          <table:table-cell office:value-type="float" office:value="-1.39" calcext:value-type="float">
            <text:p>-1,39</text:p>
          </table:table-cell>
          <table:table-cell table:formula="of:=SQRT([.D104]^2+[.C104]^2+[.B104]^2)" office:value-type="float" office:value="1.41770942015633" calcext:value-type="float">
            <text:p>1,41770942015633</text:p>
          </table:table-cell>
        </table:table-row>
        <table:table-row table:style-name="ro1">
          <table:table-cell office:value-type="float" office:value="9.289" calcext:value-type="float">
            <text:p>9,28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92" calcext:value-type="float">
            <text:p>0,92</text:p>
          </table:table-cell>
          <table:table-cell table:formula="of:=SQRT([.D105]^2+[.C105]^2+[.B105]^2)" office:value-type="float" office:value="0.922713389953782" calcext:value-type="float">
            <text:p>0,922713389953782</text:p>
          </table:table-cell>
        </table:table-row>
        <table:table-row table:style-name="ro1">
          <table:table-cell office:value-type="float" office:value="9.379" calcext:value-type="float">
            <text:p>9,379</text:p>
          </table:table-cell>
          <table:table-cell table:number-columns-repeated="2" office:value-type="float" office:value="-0.02" calcext:value-type="float">
            <text:p>-0,02</text:p>
          </table:table-cell>
          <table:table-cell office:value-type="float" office:value="0.11" calcext:value-type="float">
            <text:p>0,11</text:p>
          </table:table-cell>
          <table:table-cell table:formula="of:=SQRT([.D106]^2+[.C106]^2+[.B106]^2)" office:value-type="float" office:value="0.113578166916005" calcext:value-type="float">
            <text:p>0,113578166916005</text:p>
          </table:table-cell>
        </table:table-row>
        <table:table-row table:style-name="ro1">
          <table:table-cell office:value-type="float" office:value="9.47" calcext:value-type="float">
            <text:p>9,47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46" calcext:value-type="float">
            <text:p>0,46</text:p>
          </table:table-cell>
          <table:table-cell table:formula="of:=SQRT([.D107]^2+[.C107]^2+[.B107]^2)" office:value-type="float" office:value="0.462168800331654" calcext:value-type="float">
            <text:p>0,462168800331654</text:p>
          </table:table-cell>
        </table:table-row>
        <table:table-row table:style-name="ro1">
          <table:table-cell office:value-type="float" office:value="9.56" calcext:value-type="float">
            <text:p>9,56</text:p>
          </table:table-cell>
          <table:table-cell office:value-type="float" office:value="-0.21" calcext:value-type="float">
            <text:p>-0,21</text:p>
          </table:table-cell>
          <table:table-cell office:value-type="float" office:value="-0.17" calcext:value-type="float">
            <text:p>-0,17</text:p>
          </table:table-cell>
          <table:table-cell office:value-type="float" office:value="0.51" calcext:value-type="float">
            <text:p>0,51</text:p>
          </table:table-cell>
          <table:table-cell table:formula="of:=SQRT([.D108]^2+[.C108]^2+[.B108]^2)" office:value-type="float" office:value="0.577148161220323" calcext:value-type="float">
            <text:p>0,577148161220323</text:p>
          </table:table-cell>
        </table:table-row>
        <table:table-row table:style-name="ro1">
          <table:table-cell office:value-type="float" office:value="9.662" calcext:value-type="float">
            <text:p>9,662</text:p>
          </table:table-cell>
          <table:table-cell office:value-type="float" office:value="-0.17" calcext:value-type="float">
            <text:p>-0,17</text:p>
          </table:table-cell>
          <table:table-cell office:value-type="float" office:value="-0.23" calcext:value-type="float">
            <text:p>-0,23</text:p>
          </table:table-cell>
          <table:table-cell office:value-type="float" office:value="0.22" calcext:value-type="float">
            <text:p>0,22</text:p>
          </table:table-cell>
          <table:table-cell table:formula="of:=SQRT([.D109]^2+[.C109]^2+[.B109]^2)" office:value-type="float" office:value="0.360832371053374" calcext:value-type="float">
            <text:p>0,360832371053374</text:p>
          </table:table-cell>
        </table:table-row>
        <table:table-row table:style-name="ro1">
          <table:table-cell office:value-type="float" office:value="9.762" calcext:value-type="float">
            <text:p>9,762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5" calcext:value-type="float">
            <text:p>-0,05</text:p>
          </table:table-cell>
          <table:table-cell office:value-type="float" office:value="-0.2" calcext:value-type="float">
            <text:p>-0,2</text:p>
          </table:table-cell>
          <table:table-cell table:formula="of:=SQRT([.D110]^2+[.C110]^2+[.B110]^2)" office:value-type="float" office:value="0.208326666559997" calcext:value-type="float">
            <text:p>0,208326666559997</text:p>
          </table:table-cell>
        </table:table-row>
        <table:table-row table:style-name="ro1">
          <table:table-cell office:value-type="float" office:value="9.832" calcext:value-type="float">
            <text:p>9,832</text:p>
          </table:table-cell>
          <table:table-cell office:value-type="float" office:value="0.3" calcext:value-type="float">
            <text:p>0,3</text:p>
          </table:table-cell>
          <table:table-cell office:value-type="float" office:value="-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formula="of:=SQRT([.D111]^2+[.C111]^2+[.B111]^2)" office:value-type="float" office:value="0.331058907144937" calcext:value-type="float">
            <text:p>0,331058907144937</text:p>
          </table:table-cell>
        </table:table-row>
        <table:table-row table:style-name="ro1">
          <table:table-cell office:value-type="float" office:value="9.923" calcext:value-type="float">
            <text:p>9,923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6" calcext:value-type="float">
            <text:p>-0,06</text:p>
          </table:table-cell>
          <table:table-cell office:value-type="float" office:value="-0.39" calcext:value-type="float">
            <text:p>-0,39</text:p>
          </table:table-cell>
          <table:table-cell table:formula="of:=SQRT([.D112]^2+[.C112]^2+[.B112]^2)" office:value-type="float" office:value="0.429651021178817" calcext:value-type="float">
            <text:p>0,429651021178817</text:p>
          </table:table-cell>
        </table:table-row>
        <table:table-row table:style-name="ro1">
          <table:table-cell office:value-type="float" office:value="10.013" calcext:value-type="float">
            <text:p>10,013</text:p>
          </table:table-cell>
          <table:table-cell office:value-type="float" office:value="-0.07" calcext:value-type="float">
            <text:p>-0,07</text:p>
          </table:table-cell>
          <table:table-cell office:value-type="float" office:value="0.11" calcext:value-type="float">
            <text:p>0,11</text:p>
          </table:table-cell>
          <table:table-cell office:value-type="float" office:value="-0.49" calcext:value-type="float">
            <text:p>-0,49</text:p>
          </table:table-cell>
          <table:table-cell table:formula="of:=SQRT([.D113]^2+[.C113]^2+[.B113]^2)" office:value-type="float" office:value="0.507050293363489" calcext:value-type="float">
            <text:p>0,507050293363489</text:p>
          </table:table-cell>
        </table:table-row>
        <table:table-row table:style-name="ro1">
          <table:table-cell office:value-type="float" office:value="10.104" calcext:value-type="float">
            <text:p>10,104</text:p>
          </table:table-cell>
          <table:table-cell office:value-type="float" office:value="-0.05" calcext:value-type="float">
            <text:p>-0,05</text:p>
          </table:table-cell>
          <table:table-cell office:value-type="float" office:value="-0.23" calcext:value-type="float">
            <text:p>-0,23</text:p>
          </table:table-cell>
          <table:table-cell office:value-type="float" office:value="0.52" calcext:value-type="float">
            <text:p>0,52</text:p>
          </table:table-cell>
          <table:table-cell table:formula="of:=SQRT([.D114]^2+[.C114]^2+[.B114]^2)" office:value-type="float" office:value="0.570788927713213" calcext:value-type="float">
            <text:p>0,570788927713213</text:p>
          </table:table-cell>
        </table:table-row>
        <table:table-row table:style-name="ro1">
          <table:table-cell office:value-type="float" office:value="10.194" calcext:value-type="float">
            <text:p>10,194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-0.41" calcext:value-type="float">
            <text:p>-0,41</text:p>
          </table:table-cell>
          <table:table-cell table:formula="of:=SQRT([.D115]^2+[.C115]^2+[.B115]^2)" office:value-type="float" office:value="0.443846820423443" calcext:value-type="float">
            <text:p>0,443846820423443</text:p>
          </table:table-cell>
        </table:table-row>
        <table:table-row table:style-name="ro1">
          <table:table-cell office:value-type="float" office:value="10.285" calcext:value-type="float">
            <text:p>10,285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5" calcext:value-type="float">
            <text:p>-0,15</text:p>
          </table:table-cell>
          <table:table-cell table:formula="of:=SQRT([.D116]^2+[.C116]^2+[.B116]^2)" office:value-type="float" office:value="0.171172427686237" calcext:value-type="float">
            <text:p>0,171172427686237</text:p>
          </table:table-cell>
        </table:table-row>
        <table:table-row table:style-name="ro1">
          <table:table-cell office:value-type="float" office:value="10.375" calcext:value-type="float">
            <text:p>10,375</text:p>
          </table:table-cell>
          <table:table-cell office:value-type="float" office:value="-0.06" calcext:value-type="float">
            <text:p>-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table:formula="of:=SQRT([.D117]^2+[.C117]^2+[.B117]^2)" office:value-type="float" office:value="0.207364413533277" calcext:value-type="float">
            <text:p>0,207364413533277</text:p>
          </table:table-cell>
        </table:table-row>
        <table:table-row table:style-name="ro1">
          <table:table-cell office:value-type="float" office:value="10.466" calcext:value-type="float">
            <text:p>10,466</text:p>
          </table:table-cell>
          <table:table-cell office:value-type="float" office:value="0.08" calcext:value-type="float">
            <text:p>0,08</text:p>
          </table:table-cell>
          <table:table-cell office:value-type="float" office:value="-0.1" calcext:value-type="float">
            <text:p>-0,1</text:p>
          </table:table-cell>
          <table:table-cell office:value-type="float" office:value="-0.06" calcext:value-type="float">
            <text:p>-0,06</text:p>
          </table:table-cell>
          <table:table-cell table:formula="of:=SQRT([.D118]^2+[.C118]^2+[.B118]^2)" office:value-type="float" office:value="0.14142135623731" calcext:value-type="float">
            <text:p>0,14142135623731</text:p>
          </table:table-cell>
        </table:table-row>
        <table:table-row table:style-name="ro1">
          <table:table-cell office:value-type="float" office:value="10.567" calcext:value-type="float">
            <text:p>10,567</text:p>
          </table:table-cell>
          <table:table-cell office:value-type="float" office:value="-0.06" calcext:value-type="float">
            <text:p>-0,06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table:formula="of:=SQRT([.D119]^2+[.C119]^2+[.B119]^2)" office:value-type="float" office:value="0.605970296301725" calcext:value-type="float">
            <text:p>0,605970296301725</text:p>
          </table:table-cell>
        </table:table-row>
        <table:table-row table:style-name="ro1">
          <table:table-cell office:value-type="float" office:value="10.665" calcext:value-type="float">
            <text:p>10,665</text:p>
          </table:table-cell>
          <table:table-cell office:value-type="float" office:value="-0.01" calcext:value-type="float">
            <text:p>-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table:formula="of:=SQRT([.D120]^2+[.C120]^2+[.B120]^2)" office:value-type="float" office:value="0.202484567313166" calcext:value-type="float">
            <text:p>0,202484567313166</text:p>
          </table:table-cell>
        </table:table-row>
        <table:table-row table:style-name="ro1">
          <table:table-cell office:value-type="float" office:value="10.738" calcext:value-type="float">
            <text:p>10,738</text:p>
          </table:table-cell>
          <table:table-cell office:value-type="float" office:value="0.08" calcext:value-type="float">
            <text:p>0,08</text:p>
          </table:table-cell>
          <table:table-cell office:value-type="float" office:value="-0.08" calcext:value-type="float">
            <text:p>-0,08</text:p>
          </table:table-cell>
          <table:table-cell office:value-type="float" office:value="0.38" calcext:value-type="float">
            <text:p>0,38</text:p>
          </table:table-cell>
          <table:table-cell table:formula="of:=SQRT([.D121]^2+[.C121]^2+[.B121]^2)" office:value-type="float" office:value="0.39648455203198" calcext:value-type="float">
            <text:p>0,39648455203198</text:p>
          </table:table-cell>
        </table:table-row>
        <table:table-row table:style-name="ro1">
          <table:table-cell office:value-type="float" office:value="10.828" calcext:value-type="float">
            <text:p>10,828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5" calcext:value-type="float">
            <text:p>-0,05</text:p>
          </table:table-cell>
          <table:table-cell office:value-type="float" office:value="0.6" calcext:value-type="float">
            <text:p>0,6</text:p>
          </table:table-cell>
          <table:table-cell table:formula="of:=SQRT([.D122]^2+[.C122]^2+[.B122]^2)" office:value-type="float" office:value="0.608769250208977" calcext:value-type="float">
            <text:p>0,608769250208977</text:p>
          </table:table-cell>
        </table:table-row>
        <table:table-row table:style-name="ro1">
          <table:table-cell office:value-type="float" office:value="10.919" calcext:value-type="float">
            <text:p>10,919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95" calcext:value-type="float">
            <text:p>0,95</text:p>
          </table:table-cell>
          <table:table-cell table:formula="of:=SQRT([.D123]^2+[.C123]^2+[.B123]^2)" office:value-type="float" office:value="0.955143968205841" calcext:value-type="float">
            <text:p>0,955143968205841</text:p>
          </table:table-cell>
        </table:table-row>
        <table:table-row table:style-name="ro1">
          <table:table-cell office:value-type="float" office:value="11.009" calcext:value-type="float">
            <text:p>11,009</text:p>
          </table:table-cell>
          <table:table-cell office:value-type="float" office:value="-0.09" calcext:value-type="float">
            <text:p>-0,09</text:p>
          </table:table-cell>
          <table:table-cell office:value-type="float" office:value="-0.14" calcext:value-type="float">
            <text:p>-0,14</text:p>
          </table:table-cell>
          <table:table-cell office:value-type="float" office:value="0.44" calcext:value-type="float">
            <text:p>0,44</text:p>
          </table:table-cell>
          <table:table-cell table:formula="of:=SQRT([.D124]^2+[.C124]^2+[.B124]^2)" office:value-type="float" office:value="0.470425339453563" calcext:value-type="float">
            <text:p>0,470425339453563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3" calcext:value-type="float">
            <text:p>-0,03</text:p>
          </table:table-cell>
          <table:table-cell office:value-type="float" office:value="0.54" calcext:value-type="float">
            <text:p>0,54</text:p>
          </table:table-cell>
          <table:table-cell table:formula="of:=SQRT([.D125]^2+[.C125]^2+[.B125]^2)" office:value-type="float" office:value="0.556237359406935" calcext:value-type="float">
            <text:p>0,556237359406935</text:p>
          </table:table-cell>
        </table:table-row>
        <table:table-row table:style-name="ro1">
          <table:table-cell office:value-type="float" office:value="11.191" calcext:value-type="float">
            <text:p>11,191</text:p>
          </table:table-cell>
          <table:table-cell office:value-type="float" office:value="0.08" calcext:value-type="float">
            <text:p>0,08</text:p>
          </table:table-cell>
          <table:table-cell office:value-type="float" office:value="-0.21" calcext:value-type="float">
            <text:p>-0,21</text:p>
          </table:table-cell>
          <table:table-cell office:value-type="float" office:value="-0.19" calcext:value-type="float">
            <text:p>-0,19</text:p>
          </table:table-cell>
          <table:table-cell table:formula="of:=SQRT([.D126]^2+[.C126]^2+[.B126]^2)" office:value-type="float" office:value="0.294278779391243" calcext:value-type="float">
            <text:p>0,294278779391243</text:p>
          </table:table-cell>
        </table:table-row>
        <table:table-row table:style-name="ro1">
          <table:table-cell office:value-type="float" office:value="11.281" calcext:value-type="float">
            <text:p>11,281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7" calcext:value-type="float">
            <text:p>-0,07</text:p>
          </table:table-cell>
          <table:table-cell table:formula="of:=SQRT([.D127]^2+[.C127]^2+[.B127]^2)" office:value-type="float" office:value="0.115758369027902" calcext:value-type="float">
            <text:p>0,115758369027902</text:p>
          </table:table-cell>
        </table:table-row>
        <table:table-row table:style-name="ro1">
          <table:table-cell office:value-type="float" office:value="11.371" calcext:value-type="float">
            <text:p>11,371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table:formula="of:=SQRT([.D128]^2+[.C128]^2+[.B128]^2)" office:value-type="float" office:value="0.402492235949962" calcext:value-type="float">
            <text:p>0,402492235949962</text:p>
          </table:table-cell>
        </table:table-row>
        <table:table-row table:style-name="ro1">
          <table:table-cell office:value-type="float" office:value="11.473" calcext:value-type="float">
            <text:p>11,473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-0.15" calcext:value-type="float">
            <text:p>-0,15</text:p>
          </table:table-cell>
          <table:table-cell table:formula="of:=SQRT([.D129]^2+[.C129]^2+[.B129]^2)" office:value-type="float" office:value="0.168226038412607" calcext:value-type="float">
            <text:p>0,168226038412607</text:p>
          </table:table-cell>
        </table:table-row>
        <table:table-row table:style-name="ro1">
          <table:table-cell office:value-type="float" office:value="11.57" calcext:value-type="float">
            <text:p>11,57</text:p>
          </table:table-cell>
          <table:table-cell office:value-type="float" office:value="0.07" calcext:value-type="float">
            <text:p>0,07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5" calcext:value-type="float">
            <text:p>-0,15</text:p>
          </table:table-cell>
          <table:table-cell table:formula="of:=SQRT([.D130]^2+[.C130]^2+[.B130]^2)" office:value-type="float" office:value="0.172916164657906" calcext:value-type="float">
            <text:p>0,172916164657906</text:p>
          </table:table-cell>
        </table:table-row>
        <table:table-row table:style-name="ro1">
          <table:table-cell office:value-type="float" office:value="11.643" calcext:value-type="float">
            <text:p>11,643</text:p>
          </table:table-cell>
          <table:table-cell office:value-type="float" office:value="0.17" calcext:value-type="float">
            <text:p>0,17</text:p>
          </table:table-cell>
          <table:table-cell office:value-type="float" office:value="-0.04" calcext:value-type="float">
            <text:p>-0,04</text:p>
          </table:table-cell>
          <table:table-cell office:value-type="float" office:value="0.22" calcext:value-type="float">
            <text:p>0,22</text:p>
          </table:table-cell>
          <table:table-cell table:formula="of:=SQRT([.D131]^2+[.C131]^2+[.B131]^2)" office:value-type="float" office:value="0.280891438103763" calcext:value-type="float">
            <text:p>0,280891438103763</text:p>
          </table:table-cell>
        </table:table-row>
        <table:table-row table:style-name="ro1">
          <table:table-cell office:value-type="float" office:value="11.734" calcext:value-type="float">
            <text:p>11,734</text:p>
          </table:table-cell>
          <table:table-cell office:value-type="float" office:value="0.01" calcext:value-type="float">
            <text:p>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" calcext:value-type="float">
            <text:p>-0,2</text:p>
          </table:table-cell>
          <table:table-cell table:formula="of:=SQRT([.D132]^2+[.C132]^2+[.B132]^2)" office:value-type="float" office:value="0.201246117974981" calcext:value-type="float">
            <text:p>0,201246117974981</text:p>
          </table:table-cell>
        </table:table-row>
        <table:table-row table:style-name="ro1">
          <table:table-cell office:value-type="float" office:value="11.824" calcext:value-type="float">
            <text:p>11,824</text:p>
          </table:table-cell>
          <table:table-cell office:value-type="float" office:value="-0.16" calcext:value-type="float">
            <text:p>-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SQRT([.D133]^2+[.C133]^2+[.B133]^2)" office:value-type="float" office:value="0.161554944214035" calcext:value-type="float">
            <text:p>0,161554944214035</text:p>
          </table:table-cell>
        </table:table-row>
        <table:table-row table:style-name="ro1">
          <table:table-cell office:value-type="float" office:value="11.915" calcext:value-type="float">
            <text:p>11,915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56" calcext:value-type="float">
            <text:p>0,56</text:p>
          </table:table-cell>
          <table:table-cell table:formula="of:=SQRT([.D134]^2+[.C134]^2+[.B134]^2)" office:value-type="float" office:value="0.57026309717533" calcext:value-type="float">
            <text:p>0,57026309717533</text:p>
          </table:table-cell>
        </table:table-row>
        <table:table-row table:style-name="ro1">
          <table:table-cell office:value-type="float" office:value="12.006" calcext:value-type="float">
            <text:p>12,006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9" calcext:value-type="float">
            <text:p>-0,19</text:p>
          </table:table-cell>
          <table:table-cell table:formula="of:=SQRT([.D135]^2+[.C135]^2+[.B135]^2)" office:value-type="float" office:value="0.204694894904587" calcext:value-type="float">
            <text:p>0,204694894904587</text:p>
          </table:table-cell>
        </table:table-row>
        <table:table-row table:style-name="ro1">
          <table:table-cell office:value-type="float" office:value="12.096" calcext:value-type="float">
            <text:p>12,096</text:p>
          </table:table-cell>
          <table:table-cell office:value-type="float" office:value="0.05" calcext:value-type="float">
            <text:p>0,05</text:p>
          </table:table-cell>
          <table:table-cell office:value-type="float" office:value="-0.23" calcext:value-type="float">
            <text:p>-0,23</text:p>
          </table:table-cell>
          <table:table-cell office:value-type="float" office:value="0.5" calcext:value-type="float">
            <text:p>0,5</text:p>
          </table:table-cell>
          <table:table-cell table:formula="of:=SQRT([.D136]^2+[.C136]^2+[.B136]^2)" office:value-type="float" office:value="0.552630075185924" calcext:value-type="float">
            <text:p>0,552630075185924</text:p>
          </table:table-cell>
        </table:table-row>
        <table:table-row table:style-name="ro1">
          <table:table-cell office:value-type="float" office:value="12.187" calcext:value-type="float">
            <text:p>12,187</text:p>
          </table:table-cell>
          <table:table-cell office:value-type="float" office:value="0.01" calcext:value-type="float">
            <text:p>0,01</text:p>
          </table:table-cell>
          <table:table-cell office:value-type="float" office:value="0.19" calcext:value-type="float">
            <text:p>0,19</text:p>
          </table:table-cell>
          <table:table-cell office:value-type="float" office:value="-0.26" calcext:value-type="float">
            <text:p>-0,26</text:p>
          </table:table-cell>
          <table:table-cell table:formula="of:=SQRT([.D137]^2+[.C137]^2+[.B137]^2)" office:value-type="float" office:value="0.32218007387174" calcext:value-type="float">
            <text:p>0,32218007387174</text:p>
          </table:table-cell>
        </table:table-row>
        <table:table-row table:style-name="ro1">
          <table:table-cell office:value-type="float" office:value="12.277" calcext:value-type="float">
            <text:p>12,277</text:p>
          </table:table-cell>
          <table:table-cell office:value-type="float" office:value="0.05" calcext:value-type="float">
            <text:p>0,05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1" calcext:value-type="float">
            <text:p>-0,01</text:p>
          </table:table-cell>
          <table:table-cell table:formula="of:=SQRT([.D138]^2+[.C138]^2+[.B138]^2)" office:value-type="float" office:value="0.139642400437689" calcext:value-type="float">
            <text:p>0,139642400437689</text:p>
          </table:table-cell>
        </table:table-row>
        <table:table-row table:style-name="ro1">
          <table:table-cell office:value-type="float" office:value="12.377" calcext:value-type="float">
            <text:p>12,377</text:p>
          </table:table-cell>
          <table:table-cell office:value-type="float" office:value="-0.17" calcext:value-type="float">
            <text:p>-0,17</text:p>
          </table:table-cell>
          <table:table-cell office:value-type="float" office:value="-0" calcext:value-type="float">
            <text:p>0</text:p>
          </table:table-cell>
          <table:table-cell office:value-type="float" office:value="-0.34" calcext:value-type="float">
            <text:p>-0,34</text:p>
          </table:table-cell>
          <table:table-cell table:formula="of:=SQRT([.D139]^2+[.C139]^2+[.B139]^2)" office:value-type="float" office:value="0.380131556174964" calcext:value-type="float">
            <text:p>0,380131556174964</text:p>
          </table:table-cell>
        </table:table-row>
        <table:table-row table:style-name="ro1">
          <table:table-cell office:value-type="float" office:value="12.476" calcext:value-type="float">
            <text:p>12,476</text:p>
          </table:table-cell>
          <table:table-cell office:value-type="float" office:value="-0.07" calcext:value-type="float">
            <text:p>-0,07</text:p>
          </table:table-cell>
          <table:table-cell office:value-type="float" office:value="-0.12" calcext:value-type="float">
            <text:p>-0,12</text:p>
          </table:table-cell>
          <table:table-cell office:value-type="float" office:value="0.77" calcext:value-type="float">
            <text:p>0,77</text:p>
          </table:table-cell>
          <table:table-cell table:formula="of:=SQRT([.D140]^2+[.C140]^2+[.B140]^2)" office:value-type="float" office:value="0.782432105680742" calcext:value-type="float">
            <text:p>0,782432105680742</text:p>
          </table:table-cell>
        </table:table-row>
        <table:table-row table:style-name="ro1">
          <table:table-cell office:value-type="float" office:value="12.549" calcext:value-type="float">
            <text:p>12,549</text:p>
          </table:table-cell>
          <table:table-cell office:value-type="float" office:value="-0.12" calcext:value-type="float">
            <text:p>-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table:formula="of:=SQRT([.D141]^2+[.C141]^2+[.B141]^2)" office:value-type="float" office:value="0.563737527578216" calcext:value-type="float">
            <text:p>0,563737527578216</text:p>
          </table:table-cell>
        </table:table-row>
        <table:table-row table:style-name="ro1">
          <table:table-cell office:value-type="float" office:value="12.639" calcext:value-type="float">
            <text:p>12,639</text:p>
          </table:table-cell>
          <table:table-cell office:value-type="float" office:value="0.03" calcext:value-type="float">
            <text:p>0,03</text:p>
          </table:table-cell>
          <table:table-cell office:value-type="float" office:value="-0.21" calcext:value-type="float">
            <text:p>-0,21</text:p>
          </table:table-cell>
          <table:table-cell office:value-type="float" office:value="0.47" calcext:value-type="float">
            <text:p>0,47</text:p>
          </table:table-cell>
          <table:table-cell table:formula="of:=SQRT([.D142]^2+[.C142]^2+[.B142]^2)" office:value-type="float" office:value="0.515654923374149" calcext:value-type="float">
            <text:p>0,515654923374149</text:p>
          </table:table-cell>
        </table:table-row>
        <table:table-row table:style-name="ro1">
          <table:table-cell office:value-type="float" office:value="12.73" calcext:value-type="float">
            <text:p>12,73</text:p>
          </table:table-cell>
          <table:table-cell office:value-type="float" office:value="-0.04" calcext:value-type="float">
            <text:p>-0,04</text:p>
          </table:table-cell>
          <table:table-cell office:value-type="float" office:value="0.32" calcext:value-type="float">
            <text:p>0,32</text:p>
          </table:table-cell>
          <table:table-cell office:value-type="float" office:value="-0.13" calcext:value-type="float">
            <text:p>-0,13</text:p>
          </table:table-cell>
          <table:table-cell table:formula="of:=SQRT([.D143]^2+[.C143]^2+[.B143]^2)" office:value-type="float" office:value="0.347706773014274" calcext:value-type="float">
            <text:p>0,347706773014274</text:p>
          </table:table-cell>
        </table:table-row>
        <table:table-row table:style-name="ro1">
          <table:table-cell office:value-type="float" office:value="12.821" calcext:value-type="float">
            <text:p>12,821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35" calcext:value-type="float">
            <text:p>0,35</text:p>
          </table:table-cell>
          <table:table-cell table:formula="of:=SQRT([.D144]^2+[.C144]^2+[.B144]^2)" office:value-type="float" office:value="0.368103246386119" calcext:value-type="float">
            <text:p>0,368103246386119</text:p>
          </table:table-cell>
        </table:table-row>
        <table:table-row table:style-name="ro1">
          <table:table-cell office:value-type="float" office:value="12.911" calcext:value-type="float">
            <text:p>12,91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.24" calcext:value-type="float">
            <text:p>-0,24</text:p>
          </table:table-cell>
          <table:table-cell table:formula="of:=SQRT([.D145]^2+[.C145]^2+[.B145]^2)" office:value-type="float" office:value="0.243310501211929" calcext:value-type="float">
            <text:p>0,243310501211929</text:p>
          </table:table-cell>
        </table:table-row>
        <table:table-row table:style-name="ro1">
          <table:table-cell office:value-type="float" office:value="13.002" calcext:value-type="float">
            <text:p>13,002</text:p>
          </table:table-cell>
          <table:table-cell office:value-type="float" office:value="0.04" calcext:value-type="float">
            <text:p>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31" calcext:value-type="float">
            <text:p>-0,31</text:p>
          </table:table-cell>
          <table:table-cell table:formula="of:=SQRT([.D146]^2+[.C146]^2+[.B146]^2)" office:value-type="float" office:value="0.312729915422238" calcext:value-type="float">
            <text:p>0,312729915422238</text:p>
          </table:table-cell>
        </table:table-row>
        <table:table-row table:style-name="ro1">
          <table:table-cell office:value-type="float" office:value="13.092" calcext:value-type="float">
            <text:p>13,092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0.81" calcext:value-type="float">
            <text:p>0,81</text:p>
          </table:table-cell>
          <table:table-cell table:formula="of:=SQRT([.D147]^2+[.C147]^2+[.B147]^2)" office:value-type="float" office:value="0.815230028887553" calcext:value-type="float">
            <text:p>0,815230028887553</text:p>
          </table:table-cell>
        </table:table-row>
        <table:table-row table:style-name="ro1">
          <table:table-cell office:value-type="float" office:value="13.183" calcext:value-type="float">
            <text:p>13,183</text:p>
          </table:table-cell>
          <table:table-cell office:value-type="float" office:value="0.45" calcext:value-type="float">
            <text:p>0,4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65" calcext:value-type="float">
            <text:p>-0,65</text:p>
          </table:table-cell>
          <table:table-cell table:formula="of:=SQRT([.D148]^2+[.C148]^2+[.B148]^2)" office:value-type="float" office:value="0.793662396740579" calcext:value-type="float">
            <text:p>0,793662396740579</text:p>
          </table:table-cell>
        </table:table-row>
        <table:table-row table:style-name="ro1">
          <table:table-cell office:value-type="float" office:value="13.283" calcext:value-type="float">
            <text:p>13,283</text:p>
          </table:table-cell>
          <table:table-cell office:value-type="float" office:value="-0.22" calcext:value-type="float">
            <text:p>-0,2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formula="of:=SQRT([.D149]^2+[.C149]^2+[.B149]^2)" office:value-type="float" office:value="0.356089876295297" calcext:value-type="float">
            <text:p>0,356089876295297</text:p>
          </table:table-cell>
        </table:table-row>
        <table:table-row table:style-name="ro1">
          <table:table-cell office:value-type="float" office:value="13.382" calcext:value-type="float">
            <text:p>13,382</text:p>
          </table:table-cell>
          <table:table-cell office:value-type="float" office:value="-0.1" calcext:value-type="float">
            <text:p>-0,1</text:p>
          </table:table-cell>
          <table:table-cell office:value-type="float" office:value="0.03" calcext:value-type="float">
            <text:p>0,03</text:p>
          </table:table-cell>
          <table:table-cell office:value-type="float" office:value="-0.15" calcext:value-type="float">
            <text:p>-0,15</text:p>
          </table:table-cell>
          <table:table-cell table:formula="of:=SQRT([.D150]^2+[.C150]^2+[.B150]^2)" office:value-type="float" office:value="0.182756668824971" calcext:value-type="float">
            <text:p>0,182756668824971</text:p>
          </table:table-cell>
        </table:table-row>
        <table:table-row table:style-name="ro1">
          <table:table-cell office:value-type="float" office:value="13.455" calcext:value-type="float">
            <text:p>13,455</text:p>
          </table:table-cell>
          <table:table-cell office:value-type="float" office:value="0.19" calcext:value-type="float">
            <text:p>0,19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3" calcext:value-type="float">
            <text:p>-0,03</text:p>
          </table:table-cell>
          <table:table-cell table:formula="of:=SQRT([.D151]^2+[.C151]^2+[.B151]^2)" office:value-type="float" office:value="0.208326666559997" calcext:value-type="float">
            <text:p>0,208326666559997</text:p>
          </table:table-cell>
        </table:table-row>
        <table:table-row table:style-name="ro1">
          <table:table-cell office:value-type="float" office:value="13.545" calcext:value-type="float">
            <text:p>13,545</text:p>
          </table:table-cell>
          <table:table-cell office:value-type="float" office:value="-0.25" calcext:value-type="float">
            <text:p>-0,25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formula="of:=SQRT([.D152]^2+[.C152]^2+[.B152]^2)" office:value-type="float" office:value="0.360693775937429" calcext:value-type="float">
            <text:p>0,360693775937429</text:p>
          </table:table-cell>
        </table:table-row>
        <table:table-row table:style-name="ro1">
          <table:table-cell office:value-type="float" office:value="13.635" calcext:value-type="float">
            <text:p>13,635</text:p>
          </table:table-cell>
          <table:table-cell office:value-type="float" office:value="0.06" calcext:value-type="float">
            <text:p>0,06</text:p>
          </table:table-cell>
          <table:table-cell office:value-type="float" office:value="-0.15" calcext:value-type="float">
            <text:p>-0,15</text:p>
          </table:table-cell>
          <table:table-cell office:value-type="float" office:value="0.28" calcext:value-type="float">
            <text:p>0,28</text:p>
          </table:table-cell>
          <table:table-cell table:formula="of:=SQRT([.D153]^2+[.C153]^2+[.B153]^2)" office:value-type="float" office:value="0.323264597504892" calcext:value-type="float">
            <text:p>0,323264597504892</text:p>
          </table:table-cell>
        </table:table-row>
        <table:table-row table:style-name="ro1">
          <table:table-cell office:value-type="float" office:value="13.726" calcext:value-type="float">
            <text:p>13,726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-0.79" calcext:value-type="float">
            <text:p>-0,79</text:p>
          </table:table-cell>
          <table:table-cell table:formula="of:=SQRT([.D154]^2+[.C154]^2+[.B154]^2)" office:value-type="float" office:value="0.795110055275369" calcext:value-type="float">
            <text:p>0,795110055275369</text:p>
          </table:table-cell>
        </table:table-row>
        <table:table-row table:style-name="ro1">
          <table:table-cell office:value-type="float" office:value="13.817" calcext:value-type="float">
            <text:p>13,817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78" calcext:value-type="float">
            <text:p>0,78</text:p>
          </table:table-cell>
          <table:table-cell table:formula="of:=SQRT([.D155]^2+[.C155]^2+[.B155]^2)" office:value-type="float" office:value="0.787210264160726" calcext:value-type="float">
            <text:p>0,787210264160726</text:p>
          </table:table-cell>
        </table:table-row>
        <table:table-row table:style-name="ro1">
          <table:table-cell office:value-type="float" office:value="13.907" calcext:value-type="float">
            <text:p>13,907</text:p>
          </table:table-cell>
          <table:table-cell office:value-type="float" office:value="-0.02" calcext:value-type="float">
            <text:p>-0,02</text:p>
          </table:table-cell>
          <table:table-cell office:value-type="float" office:value="0.42" calcext:value-type="float">
            <text:p>0,42</text:p>
          </table:table-cell>
          <table:table-cell office:value-type="float" office:value="0.07" calcext:value-type="float">
            <text:p>0,07</text:p>
          </table:table-cell>
          <table:table-cell table:formula="of:=SQRT([.D156]^2+[.C156]^2+[.B156]^2)" office:value-type="float" office:value="0.426262829718942" calcext:value-type="float">
            <text:p>0,426262829718942</text:p>
          </table:table-cell>
        </table:table-row>
        <table:table-row table:style-name="ro1">
          <table:table-cell office:value-type="float" office:value="13.998" calcext:value-type="float">
            <text:p>13,998</text:p>
          </table:table-cell>
          <table:table-cell office:value-type="float" office:value="0.17" calcext:value-type="float">
            <text:p>0,17</text:p>
          </table:table-cell>
          <table:table-cell office:value-type="float" office:value="-0.02" calcext:value-type="float">
            <text:p>-0,02</text:p>
          </table:table-cell>
          <table:table-cell office:value-type="float" office:value="0.05" calcext:value-type="float">
            <text:p>0,05</text:p>
          </table:table-cell>
          <table:table-cell table:formula="of:=SQRT([.D157]^2+[.C157]^2+[.B157]^2)" office:value-type="float" office:value="0.17832554500127" calcext:value-type="float">
            <text:p>0,17832554500127</text:p>
          </table:table-cell>
        </table:table-row>
        <table:table-row table:style-name="ro1">
          <table:table-cell office:value-type="float" office:value="14.089" calcext:value-type="float">
            <text:p>14,089</text:p>
          </table:table-cell>
          <table:table-cell office:value-type="float" office:value="-0.02" calcext:value-type="float">
            <text:p>-0,02</text:p>
          </table:table-cell>
          <table:table-cell office:value-type="float" office:value="0.16" calcext:value-type="float">
            <text:p>0,16</text:p>
          </table:table-cell>
          <table:table-cell office:value-type="float" office:value="1.04" calcext:value-type="float">
            <text:p>1,04</text:p>
          </table:table-cell>
          <table:table-cell table:formula="of:=SQRT([.D158]^2+[.C158]^2+[.B158]^2)" office:value-type="float" office:value="1.05242576935383" calcext:value-type="float">
            <text:p>1,05242576935383</text:p>
          </table:table-cell>
        </table:table-row>
        <table:table-row table:style-name="ro1">
          <table:table-cell office:value-type="float" office:value="14.186" calcext:value-type="float">
            <text:p>14,186</text:p>
          </table:table-cell>
          <table:table-cell office:value-type="float" office:value="0.23" calcext:value-type="float">
            <text:p>0,23</text:p>
          </table:table-cell>
          <table:table-cell office:value-type="float" office:value="0.14" calcext:value-type="float">
            <text:p>0,14</text:p>
          </table:table-cell>
          <table:table-cell office:value-type="float" office:value="0.23" calcext:value-type="float">
            <text:p>0,23</text:p>
          </table:table-cell>
          <table:table-cell table:formula="of:=SQRT([.D159]^2+[.C159]^2+[.B159]^2)" office:value-type="float" office:value="0.354118624192515" calcext:value-type="float">
            <text:p>0,354118624192515</text:p>
          </table:table-cell>
        </table:table-row>
        <table:table-row table:style-name="ro1">
          <table:table-cell office:value-type="float" office:value="14.287" calcext:value-type="float">
            <text:p>14,287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0.81" calcext:value-type="float">
            <text:p>0,81</text:p>
          </table:table-cell>
          <table:table-cell table:formula="of:=SQRT([.D160]^2+[.C160]^2+[.B160]^2)" office:value-type="float" office:value="0.813756720402357" calcext:value-type="float">
            <text:p>0,813756720402357</text:p>
          </table:table-cell>
        </table:table-row>
        <table:table-row table:style-name="ro1">
          <table:table-cell office:value-type="float" office:value="14.36" calcext:value-type="float">
            <text:p>14,36</text:p>
          </table:table-cell>
          <table:table-cell office:value-type="float" office:value="-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-1.31" calcext:value-type="float">
            <text:p>-1,31</text:p>
          </table:table-cell>
          <table:table-cell table:formula="of:=SQRT([.D161]^2+[.C161]^2+[.B161]^2)" office:value-type="float" office:value="1.36400146627487" calcext:value-type="float">
            <text:p>1,36400146627487</text:p>
          </table:table-cell>
        </table:table-row>
        <table:table-row table:style-name="ro1">
          <table:table-cell office:value-type="float" office:value="14.451" calcext:value-type="float">
            <text:p>14,451</text:p>
          </table:table-cell>
          <table:table-cell office:value-type="float" office:value="-0.03" calcext:value-type="float">
            <text:p>-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17" calcext:value-type="float">
            <text:p>0,17</text:p>
          </table:table-cell>
          <table:table-cell table:formula="of:=SQRT([.D162]^2+[.C162]^2+[.B162]^2)" office:value-type="float" office:value="0.210237960416286" calcext:value-type="float">
            <text:p>0,210237960416286</text:p>
          </table:table-cell>
        </table:table-row>
        <table:table-row table:style-name="ro1">
          <table:table-cell office:value-type="float" office:value="14.542" calcext:value-type="float">
            <text:p>14,542</text:p>
          </table:table-cell>
          <table:table-cell office:value-type="float" office:value="-0.03" calcext:value-type="float">
            <text:p>-0,03</text:p>
          </table:table-cell>
          <table:table-cell office:value-type="float" office:value="0.31" calcext:value-type="float">
            <text:p>0,31</text:p>
          </table:table-cell>
          <table:table-cell office:value-type="float" office:value="-0.1" calcext:value-type="float">
            <text:p>-0,1</text:p>
          </table:table-cell>
          <table:table-cell table:formula="of:=SQRT([.D163]^2+[.C163]^2+[.B163]^2)" office:value-type="float" office:value="0.327108544675923" calcext:value-type="float">
            <text:p>0,327108544675923</text:p>
          </table:table-cell>
        </table:table-row>
        <table:table-row table:style-name="ro1">
          <table:table-cell office:value-type="float" office:value="14.632" calcext:value-type="float">
            <text:p>14,632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-0.58" calcext:value-type="float">
            <text:p>-0,58</text:p>
          </table:table-cell>
          <table:table-cell table:formula="of:=SQRT([.D164]^2+[.C164]^2+[.B164]^2)" office:value-type="float" office:value="0.667233092704491" calcext:value-type="float">
            <text:p>0,667233092704491</text:p>
          </table:table-cell>
        </table:table-row>
        <table:table-row table:style-name="ro1">
          <table:table-cell office:value-type="float" office:value="14.722" calcext:value-type="float">
            <text:p>14,722</text:p>
          </table:table-cell>
          <table:table-cell office:value-type="float" office:value="0.02" calcext:value-type="float">
            <text:p>0,02</text:p>
          </table:table-cell>
          <table:table-cell office:value-type="float" office:value="0.3" calcext:value-type="float">
            <text:p>0,3</text:p>
          </table:table-cell>
          <table:table-cell office:value-type="float" office:value="0.19" calcext:value-type="float">
            <text:p>0,19</text:p>
          </table:table-cell>
          <table:table-cell table:formula="of:=SQRT([.D165]^2+[.C165]^2+[.B165]^2)" office:value-type="float" office:value="0.355668384875575" calcext:value-type="float">
            <text:p>0,355668384875575</text:p>
          </table:table-cell>
        </table:table-row>
        <table:table-row table:style-name="ro1">
          <table:table-cell office:value-type="float" office:value="14.813" calcext:value-type="float">
            <text:p>14,8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89" calcext:value-type="float">
            <text:p>0,89</text:p>
          </table:table-cell>
          <table:table-cell table:formula="of:=SQRT([.D166]^2+[.C166]^2+[.B166]^2)" office:value-type="float" office:value="0.891122887148568" calcext:value-type="float">
            <text:p>0,891122887148568</text:p>
          </table:table-cell>
        </table:table-row>
        <table:table-row table:style-name="ro1">
          <table:table-cell office:value-type="float" office:value="14.903" calcext:value-type="float">
            <text:p>14,9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table:formula="of:=SQRT([.D167]^2+[.C167]^2+[.B167]^2)" office:value-type="float" office:value="0.283019433961698" calcext:value-type="float">
            <text:p>0,283019433961698</text:p>
          </table:table-cell>
        </table:table-row>
        <table:table-row table:style-name="ro1">
          <table:table-cell office:value-type="float" office:value="14.994" calcext:value-type="float">
            <text:p>14,994</text:p>
          </table:table-cell>
          <table:table-cell office:value-type="float" office:value="-0.08" calcext:value-type="float">
            <text:p>-0,08</text:p>
          </table:table-cell>
          <table:table-cell office:value-type="float" office:value="0.22" calcext:value-type="float">
            <text:p>0,22</text:p>
          </table:table-cell>
          <table:table-cell office:value-type="float" office:value="0.6" calcext:value-type="float">
            <text:p>0,6</text:p>
          </table:table-cell>
          <table:table-cell table:formula="of:=SQRT([.D168]^2+[.C168]^2+[.B168]^2)" office:value-type="float" office:value="0.644049687524185" calcext:value-type="float">
            <text:p>0,644049687524185</text:p>
          </table:table-cell>
        </table:table-row>
        <table:table-row table:style-name="ro1">
          <table:table-cell office:value-type="float" office:value="15.096" calcext:value-type="float">
            <text:p>15,096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-0.13" calcext:value-type="float">
            <text:p>-0,13</text:p>
          </table:table-cell>
          <table:table-cell table:formula="of:=SQRT([.D169]^2+[.C169]^2+[.B169]^2)" office:value-type="float" office:value="0.243515913237718" calcext:value-type="float">
            <text:p>0,243515913237718</text:p>
          </table:table-cell>
        </table:table-row>
        <table:table-row table:style-name="ro1">
          <table:table-cell office:value-type="float" office:value="15.195" calcext:value-type="float">
            <text:p>15,19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-0.44" calcext:value-type="float">
            <text:p>-0,44</text:p>
          </table:table-cell>
          <table:table-cell table:formula="of:=SQRT([.D170]^2+[.C170]^2+[.B170]^2)" office:value-type="float" office:value="0.45133136385587" calcext:value-type="float">
            <text:p>0,45133136385587</text:p>
          </table:table-cell>
        </table:table-row>
        <table:table-row table:style-name="ro1">
          <table:table-cell office:value-type="float" office:value="15.266" calcext:value-type="float">
            <text:p>15,266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0.68" calcext:value-type="float">
            <text:p>0,68</text:p>
          </table:table-cell>
          <table:table-cell table:formula="of:=SQRT([.D171]^2+[.C171]^2+[.B171]^2)" office:value-type="float" office:value="0.680955211449329" calcext:value-type="float">
            <text:p>0,680955211449329</text:p>
          </table:table-cell>
        </table:table-row>
        <table:table-row table:style-name="ro1">
          <table:table-cell office:value-type="float" office:value="15.356" calcext:value-type="float">
            <text:p>15,356</text:p>
          </table:table-cell>
          <table:table-cell office:value-type="float" office:value="-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99" calcext:value-type="float">
            <text:p>0,99</text:p>
          </table:table-cell>
          <table:table-cell table:formula="of:=SQRT([.D172]^2+[.C172]^2+[.B172]^2)" office:value-type="float" office:value="0.999849988748312" calcext:value-type="float">
            <text:p>0,999849988748312</text:p>
          </table:table-cell>
        </table:table-row>
        <table:table-row table:style-name="ro1">
          <table:table-cell office:value-type="float" office:value="15.447" calcext:value-type="float">
            <text:p>15,447</text:p>
          </table:table-cell>
          <table:table-cell office:value-type="float" office:value="0.23" calcext:value-type="float">
            <text:p>0,23</text:p>
          </table:table-cell>
          <table:table-cell office:value-type="float" office:value="0.1" calcext:value-type="float">
            <text:p>0,1</text:p>
          </table:table-cell>
          <table:table-cell office:value-type="float" office:value="-0.07" calcext:value-type="float">
            <text:p>-0,07</text:p>
          </table:table-cell>
          <table:table-cell table:formula="of:=SQRT([.D173]^2+[.C173]^2+[.B173]^2)" office:value-type="float" office:value="0.260384331325831" calcext:value-type="float">
            <text:p>0,260384331325831</text:p>
          </table:table-cell>
        </table:table-row>
        <table:table-row table:style-name="ro1">
          <table:table-cell office:value-type="float" office:value="15.537" calcext:value-type="float">
            <text:p>15,537</text:p>
          </table:table-cell>
          <table:table-cell office:value-type="float" office:value="-0.08" calcext:value-type="float">
            <text:p>-0,08</text:p>
          </table:table-cell>
          <table:table-cell office:value-type="float" office:value="0.1" calcext:value-type="float">
            <text:p>0,1</text:p>
          </table:table-cell>
          <table:table-cell office:value-type="float" office:value="1.07" calcext:value-type="float">
            <text:p>1,07</text:p>
          </table:table-cell>
          <table:table-cell table:formula="of:=SQRT([.D174]^2+[.C174]^2+[.B174]^2)" office:value-type="float" office:value="1.07763630228385" calcext:value-type="float">
            <text:p>1,07763630228385</text:p>
          </table:table-cell>
        </table:table-row>
        <table:table-row table:style-name="ro1">
          <table:table-cell office:value-type="float" office:value="15.628" calcext:value-type="float">
            <text:p>15,628</text:p>
          </table:table-cell>
          <table:table-cell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  <table:table-cell office:value-type="float" office:value="0.58" calcext:value-type="float">
            <text:p>0,58</text:p>
          </table:table-cell>
          <table:table-cell table:formula="of:=SQRT([.D175]^2+[.C175]^2+[.B175]^2)" office:value-type="float" office:value="0.618223260642949" calcext:value-type="float">
            <text:p>0,618223260642949</text:p>
          </table:table-cell>
        </table:table-row>
        <table:table-row table:style-name="ro1">
          <table:table-cell office:value-type="float" office:value="15.719" calcext:value-type="float">
            <text:p>15,719</text:p>
          </table:table-cell>
          <table:table-cell office:value-type="float" office:value="0.02" calcext:value-type="float">
            <text:p>0,02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table:formula="of:=SQRT([.D176]^2+[.C176]^2+[.B176]^2)" office:value-type="float" office:value="0.255734237050888" calcext:value-type="float">
            <text:p>0,255734237050888</text:p>
          </table:table-cell>
        </table:table-row>
        <table:table-row table:style-name="ro1">
          <table:table-cell office:value-type="float" office:value="15.809" calcext:value-type="float">
            <text:p>15,809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table:formula="of:=SQRT([.D177]^2+[.C177]^2+[.B177]^2)" office:value-type="float" office:value="0.118743420870379" calcext:value-type="float">
            <text:p>0,118743420870379</text:p>
          </table:table-cell>
        </table:table-row>
        <table:table-row table:style-name="ro1">
          <table:table-cell office:value-type="float" office:value="15.901" calcext:value-type="float">
            <text:p>15,901</text:p>
          </table:table-cell>
          <table:table-cell office:value-type="float" office:value="0.03" calcext:value-type="float">
            <text:p>0,03</text:p>
          </table:table-cell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table:formula="of:=SQRT([.D178]^2+[.C178]^2+[.B178]^2)" office:value-type="float" office:value="0.195448202856921" calcext:value-type="float">
            <text:p>0,195448202856921</text:p>
          </table:table-cell>
        </table:table-row>
        <table:table-row table:style-name="ro1">
          <table:table-cell office:value-type="float" office:value="16.001" calcext:value-type="float">
            <text:p>16,001</text:p>
          </table:table-cell>
          <table:table-cell office:value-type="float" office:value="0.12" calcext:value-type="float">
            <text:p>0,12</text:p>
          </table:table-cell>
          <table:table-cell office:value-type="float" office:value="0.37" calcext:value-type="float">
            <text:p>0,37</text:p>
          </table:table-cell>
          <table:table-cell office:value-type="float" office:value="-0.56" calcext:value-type="float">
            <text:p>-0,56</text:p>
          </table:table-cell>
          <table:table-cell table:formula="of:=SQRT([.D179]^2+[.C179]^2+[.B179]^2)" office:value-type="float" office:value="0.681835757349231" calcext:value-type="float">
            <text:p>0,681835757349231</text:p>
          </table:table-cell>
        </table:table-row>
        <table:table-row table:style-name="ro1">
          <table:table-cell office:value-type="float" office:value="16.101" calcext:value-type="float">
            <text:p>16,101</text:p>
          </table:table-cell>
          <table:table-cell office:value-type="float" office:value="-0.08" calcext:value-type="float">
            <text:p>-0,08</text:p>
          </table:table-cell>
          <table:table-cell office:value-type="float" office:value="0.16" calcext:value-type="float">
            <text:p>0,16</text:p>
          </table:table-cell>
          <table:table-cell office:value-type="float" office:value="-0.21" calcext:value-type="float">
            <text:p>-0,21</text:p>
          </table:table-cell>
          <table:table-cell table:formula="of:=SQRT([.D180]^2+[.C180]^2+[.B180]^2)" office:value-type="float" office:value="0.275862284482674" calcext:value-type="float">
            <text:p>0,275862284482674</text:p>
          </table:table-cell>
        </table:table-row>
        <table:table-row table:style-name="ro1">
          <table:table-cell office:value-type="float" office:value="16.171" calcext:value-type="float">
            <text:p>16,171</text:p>
          </table:table-cell>
          <table:table-cell office:value-type="float" office:value="-0.04" calcext:value-type="float">
            <text:p>-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14" calcext:value-type="float">
            <text:p>0,14</text:p>
          </table:table-cell>
          <table:table-cell table:formula="of:=SQRT([.D181]^2+[.C181]^2+[.B181]^2)" office:value-type="float" office:value="0.255538646783613" calcext:value-type="float">
            <text:p>0,255538646783613</text:p>
          </table:table-cell>
        </table:table-row>
        <table:table-row table:style-name="ro1">
          <table:table-cell office:value-type="float" office:value="16.262" calcext:value-type="float">
            <text:p>16,262</text:p>
          </table:table-cell>
          <table:table-cell office:value-type="float" office:value="0.12" calcext:value-type="float">
            <text:p>0,12</text:p>
          </table:table-cell>
          <table:table-cell office:value-type="float" office:value="0.23" calcext:value-type="float">
            <text:p>0,23</text:p>
          </table:table-cell>
          <table:table-cell office:value-type="float" office:value="0.11" calcext:value-type="float">
            <text:p>0,11</text:p>
          </table:table-cell>
          <table:table-cell table:formula="of:=SQRT([.D182]^2+[.C182]^2+[.B182]^2)" office:value-type="float" office:value="0.281780056072107" calcext:value-type="float">
            <text:p>0,281780056072107</text:p>
          </table:table-cell>
        </table:table-row>
        <table:table-row table:style-name="ro1">
          <table:table-cell office:value-type="float" office:value="16.352" calcext:value-type="float">
            <text:p>16,352</text:p>
          </table:table-cell>
          <table:table-cell office:value-type="float" office:value="0.12" calcext:value-type="float">
            <text:p>0,12</text:p>
          </table:table-cell>
          <table:table-cell office:value-type="float" office:value="0.17" calcext:value-type="float">
            <text:p>0,17</text:p>
          </table:table-cell>
          <table:table-cell office:value-type="float" office:value="-0.05" calcext:value-type="float">
            <text:p>-0,05</text:p>
          </table:table-cell>
          <table:table-cell table:formula="of:=SQRT([.D183]^2+[.C183]^2+[.B183]^2)" office:value-type="float" office:value="0.214009345590327" calcext:value-type="float">
            <text:p>0,214009345590327</text:p>
          </table:table-cell>
        </table:table-row>
        <table:table-row table:style-name="ro1">
          <table:table-cell office:value-type="float" office:value="16.443" calcext:value-type="float">
            <text:p>16,443</text:p>
          </table:table-cell>
          <table:table-cell office:value-type="float" office:value="0.07" calcext:value-type="float">
            <text:p>0,07</text:p>
          </table:table-cell>
          <table:table-cell office:value-type="float" office:value="0.35" calcext:value-type="float">
            <text:p>0,35</text:p>
          </table:table-cell>
          <table:table-cell office:value-type="float" office:value="-0.04" calcext:value-type="float">
            <text:p>-0,04</text:p>
          </table:table-cell>
          <table:table-cell table:formula="of:=SQRT([.D184]^2+[.C184]^2+[.B184]^2)" office:value-type="float" office:value="0.359165699921359" calcext:value-type="float">
            <text:p>0,359165699921359</text:p>
          </table:table-cell>
        </table:table-row>
        <table:table-row table:style-name="ro1">
          <table:table-cell office:value-type="float" office:value="16.534" calcext:value-type="float">
            <text:p>16,534</text:p>
          </table:table-cell>
          <table:table-cell office:value-type="float" office:value="0.13" calcext:value-type="float">
            <text:p>0,13</text:p>
          </table:table-cell>
          <table:table-cell office:value-type="float" office:value="0.33" calcext:value-type="float">
            <text:p>0,33</text:p>
          </table:table-cell>
          <table:table-cell office:value-type="float" office:value="-0.01" calcext:value-type="float">
            <text:p>-0,01</text:p>
          </table:table-cell>
          <table:table-cell table:formula="of:=SQRT([.D185]^2+[.C185]^2+[.B185]^2)" office:value-type="float" office:value="0.354823899984203" calcext:value-type="float">
            <text:p>0,354823899984203</text:p>
          </table:table-cell>
        </table:table-row>
        <table:table-row table:style-name="ro1">
          <table:table-cell office:value-type="float" office:value="16.624" calcext:value-type="float">
            <text:p>16,624</text:p>
          </table:table-cell>
          <table:table-cell office:value-type="float" office:value="-0.09" calcext:value-type="float">
            <text:p>-0,09</text:p>
          </table:table-cell>
          <table:table-cell office:value-type="float" office:value="0.04" calcext:value-type="float">
            <text:p>0,04</text:p>
          </table:table-cell>
          <table:table-cell office:value-type="float" office:value="-0.02" calcext:value-type="float">
            <text:p>-0,02</text:p>
          </table:table-cell>
          <table:table-cell table:formula="of:=SQRT([.D186]^2+[.C186]^2+[.B186]^2)" office:value-type="float" office:value="0.100498756211209" calcext:value-type="float">
            <text:p>0,100498756211209</text:p>
          </table:table-cell>
        </table:table-row>
        <table:table-row table:style-name="ro1">
          <table:table-cell office:value-type="float" office:value="16.715" calcext:value-type="float">
            <text:p>16,715</text:p>
          </table:table-cell>
          <table:table-cell office:value-type="float" office:value="-0.1" calcext:value-type="float">
            <text:p>-0,1</text:p>
          </table:table-cell>
          <table:table-cell office:value-type="float" office:value="-0.14" calcext:value-type="float">
            <text:p>-0,14</text:p>
          </table:table-cell>
          <table:table-cell office:value-type="float" office:value="0.05" calcext:value-type="float">
            <text:p>0,05</text:p>
          </table:table-cell>
          <table:table-cell table:formula="of:=SQRT([.D187]^2+[.C187]^2+[.B187]^2)" office:value-type="float" office:value="0.179164728671689" calcext:value-type="float">
            <text:p>0,179164728671689</text:p>
          </table:table-cell>
        </table:table-row>
        <table:table-row table:style-name="ro1">
          <table:table-cell office:value-type="float" office:value="16.807" calcext:value-type="float">
            <text:p>16,807</text:p>
          </table:table-cell>
          <table:table-cell office:value-type="float" office:value="-0.07" calcext:value-type="float">
            <text:p>-0,07</text:p>
          </table:table-cell>
          <table:table-cell office:value-type="float" office:value="0.06" calcext:value-type="float">
            <text:p>0,06</text:p>
          </table:table-cell>
          <table:table-cell office:value-type="float" office:value="-0.14" calcext:value-type="float">
            <text:p>-0,14</text:p>
          </table:table-cell>
          <table:table-cell table:formula="of:=SQRT([.D188]^2+[.C188]^2+[.B188]^2)" office:value-type="float" office:value="0.167630546142402" calcext:value-type="float">
            <text:p>0,167630546142402</text:p>
          </table:table-cell>
        </table:table-row>
        <table:table-row table:style-name="ro1">
          <table:table-cell office:value-type="float" office:value="16.909" calcext:value-type="float">
            <text:p>16,909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189]^2+[.C189]^2+[.B189]^2)" office:value-type="float" office:value="0.0714142842854285" calcext:value-type="float">
            <text:p>0,071414284285429</text:p>
          </table:table-cell>
        </table:table-row>
        <table:table-row table:style-name="ro1">
          <table:table-cell office:value-type="float" office:value="17.004" calcext:value-type="float">
            <text:p>17,004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2" calcext:value-type="float">
            <text:p>-0,02</text:p>
          </table:table-cell>
          <table:table-cell table:formula="of:=SQRT([.D190]^2+[.C190]^2+[.B190]^2)" office:value-type="float" office:value="0.0734846922834954" calcext:value-type="float">
            <text:p>0,073484692283495</text:p>
          </table:table-cell>
        </table:table-row>
        <table:table-row table:style-name="ro1">
          <table:table-cell office:value-type="float" office:value="17.077" calcext:value-type="float">
            <text:p>17,077</text:p>
          </table:table-cell>
          <table:table-cell office:value-type="float" office:value="0.09" calcext:value-type="float">
            <text:p>0,09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191]^2+[.C191]^2+[.B191]^2)" office:value-type="float" office:value="0.091104335791443" calcext:value-type="float">
            <text:p>0,091104335791443</text:p>
          </table:table-cell>
        </table:table-row>
        <table:table-row table:style-name="ro1">
          <table:table-cell office:value-type="float" office:value="17.168" calcext:value-type="float">
            <text:p>17,168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formula="of:=SQRT([.D192]^2+[.C192]^2+[.B192]^2)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7.258" calcext:value-type="float">
            <text:p>17,258</text:p>
          </table:table-cell>
          <table:table-cell office:value-type="float" office:value="-0.01" calcext:value-type="float">
            <text:p>-0,01</text:p>
          </table:table-cell>
          <table:table-cell office:value-type="float" office:value="0.06" calcext:value-type="float">
            <text:p>0,06</text:p>
          </table:table-cell>
          <table:table-cell office:value-type="float" office:value="-0" calcext:value-type="float">
            <text:p>0</text:p>
          </table:table-cell>
          <table:table-cell table:formula="of:=SQRT([.D193]^2+[.C193]^2+[.B193]^2)" office:value-type="float" office:value="0.0608276253029822" calcext:value-type="float">
            <text:p>0,060827625302982</text:p>
          </table:table-cell>
        </table:table-row>
        <table:table-row table:style-name="ro1">
          <table:table-cell office:value-type="float" office:value="17.349" calcext:value-type="float">
            <text:p>17,34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table:formula="of:=SQRT([.D194]^2+[.C194]^2+[.B194]^2)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7.439" calcext:value-type="float">
            <text:p>17,439</text:p>
          </table:table-cell>
          <table:table-cell office:value-type="float" office:value="0.03" calcext:value-type="float">
            <text:p>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195]^2+[.C195]^2+[.B195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17.53" calcext:value-type="float">
            <text:p>17,53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196]^2+[.C196]^2+[.B196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7.62" calcext:value-type="float">
            <text:p>17,6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table:formula="of:=SQRT([.D197]^2+[.C197]^2+[.B197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7.712" calcext:value-type="float">
            <text:p>17,712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198]^2+[.C198]^2+[.B198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7.813" calcext:value-type="float">
            <text:p>17,813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table:formula="of:=SQRT([.D199]^2+[.C199]^2+[.B199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7.91" calcext:value-type="float">
            <text:p>17,9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200]^2+[.C200]^2+[.B200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7.983" calcext:value-type="float">
            <text:p>17,983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formula="of:=SQRT([.D201]^2+[.C201]^2+[.B201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8.073" calcext:value-type="float">
            <text:p>18,07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SQRT([.D202]^2+[.C202]^2+[.B202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18.164" calcext:value-type="float">
            <text:p>18,16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formula="of:=SQRT([.D203]^2+[.C203]^2+[.B203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8.254" calcext:value-type="float">
            <text:p>18,254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204]^2+[.C204]^2+[.B204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18.345" calcext:value-type="float">
            <text:p>18,34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SQRT([.D205]^2+[.C205]^2+[.B205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6" calcext:value-type="float">
            <text:p>18,436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table:formula="of:=SQRT([.D206]^2+[.C206]^2+[.B206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8.526" calcext:value-type="float">
            <text:p>18,526</text:p>
          </table:table-cell>
          <table:table-cell table:number-columns-repeated="3" office:value-type="float" office:value="0.01" calcext:value-type="float">
            <text:p>0,01</text:p>
          </table:table-cell>
          <table:table-cell table:formula="of:=SQRT([.D207]^2+[.C207]^2+[.B207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18.618" calcext:value-type="float">
            <text:p>18,618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SQRT([.D208]^2+[.C208]^2+[.B208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18" calcext:value-type="float">
            <text:p>18,71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table:formula="of:=SQRT([.D209]^2+[.C209]^2+[.B209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8.817" calcext:value-type="float">
            <text:p>18,817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table:formula="of:=SQRT([.D210]^2+[.C210]^2+[.B210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8.888" calcext:value-type="float">
            <text:p>18,888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211]^2+[.C211]^2+[.B211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8.979" calcext:value-type="float">
            <text:p>18,979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SQRT([.D212]^2+[.C212]^2+[.B212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9.07" calcext:value-type="float">
            <text:p>19,07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table:formula="of:=SQRT([.D213]^2+[.C213]^2+[.B213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9.16" calcext:value-type="float">
            <text:p>19,16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table:formula="of:=SQRT([.D214]^2+[.C214]^2+[.B214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9.25" calcext:value-type="float">
            <text:p>19,25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table:formula="of:=SQRT([.D215]^2+[.C215]^2+[.B215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9.341" calcext:value-type="float">
            <text:p>19,34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216]^2+[.C216]^2+[.B216]^2)" office:value-type="float" office:value="0.0173205080756888" calcext:value-type="float">
            <text:p>0,017320508075689</text:p>
          </table:table-cell>
        </table:table-row>
      </table:table>
      <table:table table:name="MUV3" table:style-name="ta1">
        <table:shapes>
          <draw:frame draw:z-index="0" draw:style-name="gr1" draw:text-style-name="P1" svg:width="159.99mm" svg:height="89.99mm" svg:x="87.63mm" svg:y="1mm">
            <draw:object draw:notify-on-update-of-ranges="MUV3.A1:MUV3.A1 MUV3.A2:MUV3.A222 MUV3.E1:MUV3.E1 MUV3.E2:MUV3.E2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Módul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formula="of:=SQRT([.D2]^2+[.C2]^2+[.B2]^2)" office:value-type="float" office:value="0.0412310562561766" calcext:value-type="float">
            <text:p>0,04123105625617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SQRT([.D3]^2+[.C3]^2+[.B3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0.141" calcext:value-type="float">
            <text:p>0,14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formula="of:=SQRT([.D4]^2+[.C4]^2+[.B4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table:formula="of:=SQRT([.D5]^2+[.C5]^2+[.B5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0.322" calcext:value-type="float">
            <text:p>0,322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6]^2+[.C6]^2+[.B6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-0.01" calcext:value-type="float">
            <text:p>-0,0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formula="of:=SQRT([.D7]^2+[.C7]^2+[.B7]^2)" office:value-type="float" office:value="0.0412310562561766" calcext:value-type="float">
            <text:p>0,041231056256177</text:p>
          </table:table-cell>
        </table:table-row>
        <table:table-row table:style-name="ro1">
          <table:table-cell office:value-type="float" office:value="0.503" calcext:value-type="float">
            <text:p>0,503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formula="of:=SQRT([.D8]^2+[.C8]^2+[.B8]^2)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0.594" calcext:value-type="float">
            <text:p>0,59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-0.01" calcext:value-type="float">
            <text:p>-0,01</text:p>
          </table:table-cell>
          <table:table-cell table:formula="of:=SQRT([.D9]^2+[.C9]^2+[.B9]^2)" office:value-type="float" office:value="0.0435889894354067" calcext:value-type="float">
            <text:p>0,043588989435407</text:p>
          </table:table-cell>
        </table:table-row>
        <table:table-row table:style-name="ro1">
          <table:table-cell office:value-type="float" office:value="0.685" calcext:value-type="float">
            <text:p>0,685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formula="of:=SQRT([.D10]^2+[.C10]^2+[.B10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0.775" calcext:value-type="float">
            <text:p>0,775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formula="of:=SQRT([.D11]^2+[.C11]^2+[.B11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0.866" calcext:value-type="float">
            <text:p>0,866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-0.02" calcext:value-type="float">
            <text:p>-0,02</text:p>
          </table:table-cell>
          <table:table-cell table:formula="of:=SQRT([.D12]^2+[.C12]^2+[.B12]^2)" office:value-type="float" office:value="0.0640312423743285" calcext:value-type="float">
            <text:p>0,064031242374329</text:p>
          </table:table-cell>
        </table:table-row>
        <table:table-row table:style-name="ro1">
          <table:table-cell office:value-type="float" office:value="0.956" calcext:value-type="float">
            <text:p>0,956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13]^2+[.C13]^2+[.B13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.049" calcext:value-type="float">
            <text:p>1,049</text:p>
          </table:table-cell>
          <table:table-cell office:value-type="float" office:value="-0.06" calcext:value-type="float">
            <text:p>-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formula="of:=SQRT([.D14]^2+[.C14]^2+[.B14]^2)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.151" calcext:value-type="float">
            <text:p>1,151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15]^2+[.C15]^2+[.B15]^2)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.228" calcext:value-type="float">
            <text:p>1,22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16]^2+[.C16]^2+[.B16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1.325" calcext:value-type="float">
            <text:p>1,32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17]^2+[.C17]^2+[.B17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.409" calcext:value-type="float">
            <text:p>1,409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formula="of:=SQRT([.D18]^2+[.C18]^2+[.B18]^2)" office:value-type="float" office:value="0.0458257569495584" calcext:value-type="float">
            <text:p>0,04582575694955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formula="of:=SQRT([.D19]^2+[.C19]^2+[.B19]^2)" office:value-type="float" office:value="0.053851648071345" calcext:value-type="float">
            <text:p>0,053851648071345</text:p>
          </table:table-cell>
        </table:table-row>
        <table:table-row table:style-name="ro1">
          <table:table-cell office:value-type="float" office:value="1.592" calcext:value-type="float">
            <text:p>1,59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.01" calcext:value-type="float">
            <text:p>0,01</text:p>
          </table:table-cell>
          <table:table-cell table:formula="of:=SQRT([.D20]^2+[.C20]^2+[.B20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1.681" calcext:value-type="float">
            <text:p>1,68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formula="of:=SQRT([.D21]^2+[.C21]^2+[.B21]^2)" office:value-type="float" office:value="0.0458257569495584" calcext:value-type="float">
            <text:p>0,045825756949558</text:p>
          </table:table-cell>
        </table:table-row>
        <table:table-row table:style-name="ro1">
          <table:table-cell office:value-type="float" office:value="1.771" calcext:value-type="float">
            <text:p>1,771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table:formula="of:=SQRT([.D22]^2+[.C22]^2+[.B22]^2)" office:value-type="float" office:value="0.0412310562561766" calcext:value-type="float">
            <text:p>0,041231056256177</text:p>
          </table:table-cell>
        </table:table-row>
        <table:table-row table:style-name="ro1">
          <table:table-cell office:value-type="float" office:value="1.862" calcext:value-type="float">
            <text:p>1,862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,18</text:p>
          </table:table-cell>
          <table:table-cell office:value-type="float" office:value="0.01" calcext:value-type="float">
            <text:p>0,01</text:p>
          </table:table-cell>
          <table:table-cell table:formula="of:=SQRT([.D23]^2+[.C23]^2+[.B23]^2)" office:value-type="float" office:value="0.180277563773199" calcext:value-type="float">
            <text:p>0,180277563773199</text:p>
          </table:table-cell>
        </table:table-row>
        <table:table-row table:style-name="ro1">
          <table:table-cell office:value-type="float" office:value="1.955" calcext:value-type="float">
            <text:p>1,955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,18</text:p>
          </table:table-cell>
          <table:table-cell office:value-type="float" office:value="0.01" calcext:value-type="float">
            <text:p>0,01</text:p>
          </table:table-cell>
          <table:table-cell table:formula="of:=SQRT([.D24]^2+[.C24]^2+[.B24]^2)" office:value-type="float" office:value="0.180277563773199" calcext:value-type="float">
            <text:p>0,180277563773199</text:p>
          </table:table-cell>
        </table:table-row>
        <table:table-row table:style-name="ro1">
          <table:table-cell office:value-type="float" office:value="2.053" calcext:value-type="float">
            <text:p>2,053</text:p>
          </table:table-cell>
          <table:table-cell office:value-type="float" office:value="-0" calcext:value-type="float">
            <text:p>0</text:p>
          </table:table-cell>
          <table:table-cell office:value-type="float" office:value="-0.14" calcext:value-type="float">
            <text:p>-0,14</text:p>
          </table:table-cell>
          <table:table-cell office:value-type="float" office:value="0.09" calcext:value-type="float">
            <text:p>0,09</text:p>
          </table:table-cell>
          <table:table-cell table:formula="of:=SQRT([.D25]^2+[.C25]^2+[.B25]^2)" office:value-type="float" office:value="0.166433169770932" calcext:value-type="float">
            <text:p>0,166433169770932</text:p>
          </table:table-cell>
        </table:table-row>
        <table:table-row table:style-name="ro1">
          <table:table-cell office:value-type="float" office:value="2.133" calcext:value-type="float">
            <text:p>2,133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" calcext:value-type="float">
            <text:p>-0,1</text:p>
          </table:table-cell>
          <table:table-cell office:value-type="float" office:value="0.03" calcext:value-type="float">
            <text:p>0,03</text:p>
          </table:table-cell>
          <table:table-cell table:formula="of:=SQRT([.D26]^2+[.C26]^2+[.B26]^2)" office:value-type="float" office:value="0.115758369027902" calcext:value-type="float">
            <text:p>0,115758369027902</text:p>
          </table:table-cell>
        </table:table-row>
        <table:table-row table:style-name="ro1">
          <table:table-cell office:value-type="float" office:value="2.231" calcext:value-type="float">
            <text:p>2,231</text:p>
          </table:table-cell>
          <table:table-cell office:value-type="float" office:value="0.01" calcext:value-type="float">
            <text:p>0,01</text:p>
          </table:table-cell>
          <table:table-cell office:value-type="float" office:value="-0.14" calcext:value-type="float">
            <text:p>-0,14</text:p>
          </table:table-cell>
          <table:table-cell office:value-type="float" office:value="0.07" calcext:value-type="float">
            <text:p>0,07</text:p>
          </table:table-cell>
          <table:table-cell table:formula="of:=SQRT([.D27]^2+[.C27]^2+[.B27]^2)" office:value-type="float" office:value="0.156843871413581" calcext:value-type="float">
            <text:p>0,156843871413581</text:p>
          </table:table-cell>
        </table:table-row>
        <table:table-row table:style-name="ro1">
          <table:table-cell office:value-type="float" office:value="2.315" calcext:value-type="float">
            <text:p>2,315</text:p>
          </table:table-cell>
          <table:table-cell office:value-type="float" office:value="-0.08" calcext:value-type="float">
            <text:p>-0,08</text:p>
          </table:table-cell>
          <table:table-cell office:value-type="float" office:value="-0.27" calcext:value-type="float">
            <text:p>-0,27</text:p>
          </table:table-cell>
          <table:table-cell office:value-type="float" office:value="-0.14" calcext:value-type="float">
            <text:p>-0,14</text:p>
          </table:table-cell>
          <table:table-cell table:formula="of:=SQRT([.D28]^2+[.C28]^2+[.B28]^2)" office:value-type="float" office:value="0.314483703870328" calcext:value-type="float">
            <text:p>0,314483703870328</text:p>
          </table:table-cell>
        </table:table-row>
        <table:table-row table:style-name="ro1">
          <table:table-cell office:value-type="float" office:value="2.405" calcext:value-type="float">
            <text:p>2,405</text:p>
          </table:table-cell>
          <table:table-cell office:value-type="float" office:value="0.11" calcext:value-type="float">
            <text:p>0,11</text:p>
          </table:table-cell>
          <table:table-cell office:value-type="float" office:value="-0.11" calcext:value-type="float">
            <text:p>-0,11</text:p>
          </table:table-cell>
          <table:table-cell office:value-type="float" office:value="-0.28" calcext:value-type="float">
            <text:p>-0,28</text:p>
          </table:table-cell>
          <table:table-cell table:formula="of:=SQRT([.D29]^2+[.C29]^2+[.B29]^2)" office:value-type="float" office:value="0.320312347560939" calcext:value-type="float">
            <text:p>0,320312347560939</text:p>
          </table:table-cell>
        </table:table-row>
        <table:table-row table:style-name="ro1">
          <table:table-cell office:value-type="float" office:value="2.498" calcext:value-type="float">
            <text:p>2,498</text:p>
          </table:table-cell>
          <table:table-cell office:value-type="float" office:value="-0.16" calcext:value-type="float">
            <text:p>-0,16</text:p>
          </table:table-cell>
          <table:table-cell office:value-type="float" office:value="-0.21" calcext:value-type="float">
            <text:p>-0,21</text:p>
          </table:table-cell>
          <table:table-cell office:value-type="float" office:value="-0.05" calcext:value-type="float">
            <text:p>-0,05</text:p>
          </table:table-cell>
          <table:table-cell table:formula="of:=SQRT([.D30]^2+[.C30]^2+[.B30]^2)" office:value-type="float" office:value="0.268700576850888" calcext:value-type="float">
            <text:p>0,268700576850888</text:p>
          </table:table-cell>
        </table:table-row>
        <table:table-row table:style-name="ro1">
          <table:table-cell office:value-type="float" office:value="2.586" calcext:value-type="float">
            <text:p>2,586</text:p>
          </table:table-cell>
          <table:table-cell office:value-type="float" office:value="0.18" calcext:value-type="float">
            <text:p>0,18</text:p>
          </table:table-cell>
          <table:table-cell office:value-type="float" office:value="-0.27" calcext:value-type="float">
            <text:p>-0,27</text:p>
          </table:table-cell>
          <table:table-cell office:value-type="float" office:value="0.06" calcext:value-type="float">
            <text:p>0,06</text:p>
          </table:table-cell>
          <table:table-cell table:formula="of:=SQRT([.D31]^2+[.C31]^2+[.B31]^2)"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2.677" calcext:value-type="float">
            <text:p>2,677</text:p>
          </table:table-cell>
          <table:table-cell office:value-type="float" office:value="-0.26" calcext:value-type="float">
            <text:p>-0,26</text:p>
          </table:table-cell>
          <table:table-cell office:value-type="float" office:value="-0.08" calcext:value-type="float">
            <text:p>-0,08</text:p>
          </table:table-cell>
          <table:table-cell office:value-type="float" office:value="-0.41" calcext:value-type="float">
            <text:p>-0,41</text:p>
          </table:table-cell>
          <table:table-cell table:formula="of:=SQRT([.D32]^2+[.C32]^2+[.B32]^2)" office:value-type="float" office:value="0.492036584005702" calcext:value-type="float">
            <text:p>0,492036584005702</text:p>
          </table:table-cell>
        </table:table-row>
        <table:table-row table:style-name="ro1">
          <table:table-cell office:value-type="float" office:value="2.767" calcext:value-type="float">
            <text:p>2,767</text:p>
          </table:table-cell>
          <table:table-cell office:value-type="float" office:value="0.48" calcext:value-type="float">
            <text:p>0,48</text:p>
          </table:table-cell>
          <table:table-cell office:value-type="float" office:value="0.13" calcext:value-type="float">
            <text:p>0,13</text:p>
          </table:table-cell>
          <table:table-cell office:value-type="float" office:value="-0.16" calcext:value-type="float">
            <text:p>-0,16</text:p>
          </table:table-cell>
          <table:table-cell table:formula="of:=SQRT([.D33]^2+[.C33]^2+[.B33]^2)" office:value-type="float" office:value="0.522398315464359" calcext:value-type="float">
            <text:p>0,522398315464359</text:p>
          </table:table-cell>
        </table:table-row>
        <table:table-row table:style-name="ro1">
          <table:table-cell office:value-type="float" office:value="2.858" calcext:value-type="float">
            <text:p>2,858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" calcext:value-type="float">
            <text:p>-0,1</text:p>
          </table:table-cell>
          <table:table-cell office:value-type="float" office:value="-0.29" calcext:value-type="float">
            <text:p>-0,29</text:p>
          </table:table-cell>
          <table:table-cell table:formula="of:=SQRT([.D34]^2+[.C34]^2+[.B34]^2)" office:value-type="float" office:value="0.310805405358401" calcext:value-type="float">
            <text:p>0,310805405358401</text:p>
          </table:table-cell>
        </table:table-row>
        <table:table-row table:style-name="ro1">
          <table:table-cell office:value-type="float" office:value="2.96" calcext:value-type="float">
            <text:p>2,96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7" calcext:value-type="float">
            <text:p>-0,07</text:p>
          </table:table-cell>
          <table:table-cell office:value-type="float" office:value="0.77" calcext:value-type="float">
            <text:p>0,77</text:p>
          </table:table-cell>
          <table:table-cell table:formula="of:=SQRT([.D35]^2+[.C35]^2+[.B35]^2)" office:value-type="float" office:value="0.777303029712351" calcext:value-type="float">
            <text:p>0,777303029712351</text:p>
          </table:table-cell>
        </table:table-row>
        <table:table-row table:style-name="ro1">
          <table:table-cell office:value-type="float" office:value="3.039" calcext:value-type="float">
            <text:p>3,039</text:p>
          </table:table-cell>
          <table:table-cell office:value-type="float" office:value="-0.26" calcext:value-type="float">
            <text:p>-0,26</text:p>
          </table:table-cell>
          <table:table-cell office:value-type="float" office:value="-0.07" calcext:value-type="float">
            <text:p>-0,07</text:p>
          </table:table-cell>
          <table:table-cell office:value-type="float" office:value="0.33" calcext:value-type="float">
            <text:p>0,33</text:p>
          </table:table-cell>
          <table:table-cell table:formula="of:=SQRT([.D36]^2+[.C36]^2+[.B36]^2)" office:value-type="float" office:value="0.425910788780937" calcext:value-type="float">
            <text:p>0,425910788780937</text:p>
          </table:table-cell>
        </table:table-row>
        <table:table-row table:style-name="ro1">
          <table:table-cell office:value-type="float" office:value="3.137" calcext:value-type="float">
            <text:p>3,137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0.03" calcext:value-type="float">
            <text:p>0,03</text:p>
          </table:table-cell>
          <table:table-cell table:formula="of:=SQRT([.D37]^2+[.C37]^2+[.B37]^2)" office:value-type="float" office:value="0.204450483002609" calcext:value-type="float">
            <text:p>0,204450483002609</text:p>
          </table:table-cell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0.13" calcext:value-type="float">
            <text:p>0,13</text:p>
          </table:table-cell>
          <table:table-cell office:value-type="float" office:value="-0.03" calcext:value-type="float">
            <text:p>-0,03</text:p>
          </table:table-cell>
          <table:table-cell office:value-type="float" office:value="0.21" calcext:value-type="float">
            <text:p>0,21</text:p>
          </table:table-cell>
          <table:table-cell table:formula="of:=SQRT([.D38]^2+[.C38]^2+[.B38]^2)" office:value-type="float" office:value="0.248797106092495" calcext:value-type="float">
            <text:p>0,248797106092495</text:p>
          </table:table-cell>
        </table:table-row>
        <table:table-row table:style-name="ro1">
          <table:table-cell office:value-type="float" office:value="3.311" calcext:value-type="float">
            <text:p>3,311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-0.13" calcext:value-type="float">
            <text:p>-0,13</text:p>
          </table:table-cell>
          <table:table-cell table:formula="of:=SQRT([.D39]^2+[.C39]^2+[.B39]^2)" office:value-type="float" office:value="0.143527000944073" calcext:value-type="float">
            <text:p>0,143527000944073</text:p>
          </table:table-cell>
        </table:table-row>
        <table:table-row table:style-name="ro1">
          <table:table-cell office:value-type="float" office:value="3.402" calcext:value-type="float">
            <text:p>3,402</text:p>
          </table:table-cell>
          <table:table-cell office:value-type="float" office:value="0.55" calcext:value-type="float">
            <text:p>0,55</text:p>
          </table:table-cell>
          <table:table-cell office:value-type="float" office:value="-0.13" calcext:value-type="float">
            <text:p>-0,13</text:p>
          </table:table-cell>
          <table:table-cell office:value-type="float" office:value="-0.59" calcext:value-type="float">
            <text:p>-0,59</text:p>
          </table:table-cell>
          <table:table-cell table:formula="of:=SQRT([.D40]^2+[.C40]^2+[.B40]^2)" office:value-type="float" office:value="0.81700673191841" calcext:value-type="float">
            <text:p>0,81700673191841</text:p>
          </table:table-cell>
        </table:table-row>
        <table:table-row table:style-name="ro1">
          <table:table-cell office:value-type="float" office:value="3.492" calcext:value-type="float">
            <text:p>3,492</text:p>
          </table:table-cell>
          <table:table-cell office:value-type="float" office:value="-0.45" calcext:value-type="float">
            <text:p>-0,45</text:p>
          </table:table-cell>
          <table:table-cell office:value-type="float" office:value="0.06" calcext:value-type="float">
            <text:p>0,06</text:p>
          </table:table-cell>
          <table:table-cell office:value-type="float" office:value="-0.01" calcext:value-type="float">
            <text:p>-0,01</text:p>
          </table:table-cell>
          <table:table-cell table:formula="of:=SQRT([.D41]^2+[.C41]^2+[.B41]^2)" office:value-type="float" office:value="0.454092501589709" calcext:value-type="float">
            <text:p>0,454092501589709</text:p>
          </table:table-cell>
        </table:table-row>
        <table:table-row table:style-name="ro1">
          <table:table-cell office:value-type="float" office:value="3.582" calcext:value-type="float">
            <text:p>3,582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-0.07" calcext:value-type="float">
            <text:p>-0,07</text:p>
          </table:table-cell>
          <table:table-cell table:formula="of:=SQRT([.D42]^2+[.C42]^2+[.B42]^2)" office:value-type="float" office:value="0.167928556237467" calcext:value-type="float">
            <text:p>0,167928556237467</text:p>
          </table:table-cell>
        </table:table-row>
        <table:table-row table:style-name="ro1">
          <table:table-cell office:value-type="float" office:value="3.673" calcext:value-type="float">
            <text:p>3,673</text:p>
          </table:table-cell>
          <table:table-cell table:number-columns-repeated="2" office:value-type="float" office:value="-0.13" calcext:value-type="float">
            <text:p>-0,13</text:p>
          </table:table-cell>
          <table:table-cell office:value-type="float" office:value="0.53" calcext:value-type="float">
            <text:p>0,53</text:p>
          </table:table-cell>
          <table:table-cell table:formula="of:=SQRT([.D43]^2+[.C43]^2+[.B43]^2)" office:value-type="float" office:value="0.56098128311023" calcext:value-type="float">
            <text:p>0,56098128311023</text:p>
          </table:table-cell>
        </table:table-row>
        <table:table-row table:style-name="ro1">
          <table:table-cell office:value-type="float" office:value="3.768" calcext:value-type="float">
            <text:p>3,768</text:p>
          </table:table-cell>
          <table:table-cell office:value-type="float" office:value="0.41" calcext:value-type="float">
            <text:p>0,41</text:p>
          </table:table-cell>
          <table:table-cell office:value-type="float" office:value="0.15" calcext:value-type="float">
            <text:p>0,15</text:p>
          </table:table-cell>
          <table:table-cell office:value-type="float" office:value="-0.27" calcext:value-type="float">
            <text:p>-0,27</text:p>
          </table:table-cell>
          <table:table-cell table:formula="of:=SQRT([.D44]^2+[.C44]^2+[.B44]^2)" office:value-type="float" office:value="0.513322510708424" calcext:value-type="float">
            <text:p>0,513322510708424</text:p>
          </table:table-cell>
        </table:table-row>
        <table:table-row table:style-name="ro1">
          <table:table-cell office:value-type="float" office:value="3.866" calcext:value-type="float">
            <text:p>3,866</text:p>
          </table:table-cell>
          <table:table-cell office:value-type="float" office:value="0.39" calcext:value-type="float">
            <text:p>0,39</text:p>
          </table:table-cell>
          <table:table-cell office:value-type="float" office:value="-0.12" calcext:value-type="float">
            <text:p>-0,12</text:p>
          </table:table-cell>
          <table:table-cell office:value-type="float" office:value="-0.02" calcext:value-type="float">
            <text:p>-0,02</text:p>
          </table:table-cell>
          <table:table-cell table:formula="of:=SQRT([.D45]^2+[.C45]^2+[.B45]^2)" office:value-type="float" office:value="0.40853396431631" calcext:value-type="float">
            <text:p>0,40853396431631</text:p>
          </table:table-cell>
        </table:table-row>
        <table:table-row table:style-name="ro1">
          <table:table-cell office:value-type="float" office:value="3.945" calcext:value-type="float">
            <text:p>3,945</text:p>
          </table:table-cell>
          <table:table-cell office:value-type="float" office:value="-0.4" calcext:value-type="float">
            <text:p>-0,4</text:p>
          </table:table-cell>
          <table:table-cell office:value-type="float" office:value="0.07" calcext:value-type="float">
            <text:p>0,07</text:p>
          </table:table-cell>
          <table:table-cell office:value-type="float" office:value="-0.07" calcext:value-type="float">
            <text:p>-0,07</text:p>
          </table:table-cell>
          <table:table-cell table:formula="of:=SQRT([.D46]^2+[.C46]^2+[.B46]^2)" office:value-type="float" office:value="0.41206795556073" calcext:value-type="float">
            <text:p>0,41206795556073</text:p>
          </table:table-cell>
        </table:table-row>
        <table:table-row table:style-name="ro1">
          <table:table-cell office:value-type="float" office:value="4.043" calcext:value-type="float">
            <text:p>4,043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-0.19" calcext:value-type="float">
            <text:p>-0,19</text:p>
          </table:table-cell>
          <table:table-cell table:formula="of:=SQRT([.D47]^2+[.C47]^2+[.B47]^2)" office:value-type="float" office:value="0.19672315572906" calcext:value-type="float">
            <text:p>0,19672315572906</text:p>
          </table:table-cell>
        </table:table-row>
        <table:table-row table:style-name="ro1">
          <table:table-cell office:value-type="float" office:value="4.126" calcext:value-type="float">
            <text:p>4,126</text:p>
          </table:table-cell>
          <table:table-cell office:value-type="float" office:value="0.11" calcext:value-type="float">
            <text:p>0,11</text:p>
          </table:table-cell>
          <table:table-cell office:value-type="float" office:value="-0.06" calcext:value-type="float">
            <text:p>-0,06</text:p>
          </table:table-cell>
          <table:table-cell office:value-type="float" office:value="-0.14" calcext:value-type="float">
            <text:p>-0,14</text:p>
          </table:table-cell>
          <table:table-cell table:formula="of:=SQRT([.D48]^2+[.C48]^2+[.B48]^2)" office:value-type="float" office:value="0.187882942280559" calcext:value-type="float">
            <text:p>0,187882942280559</text:p>
          </table:table-cell>
        </table:table-row>
        <table:table-row table:style-name="ro1">
          <table:table-cell office:value-type="float" office:value="4.217" calcext:value-type="float">
            <text:p>4,217</text:p>
          </table:table-cell>
          <table:table-cell office:value-type="float" office:value="0.17" calcext:value-type="float">
            <text:p>0,17</text:p>
          </table:table-cell>
          <table:table-cell office:value-type="float" office:value="0.03" calcext:value-type="float">
            <text:p>0,03</text:p>
          </table:table-cell>
          <table:table-cell office:value-type="float" office:value="-0.5" calcext:value-type="float">
            <text:p>-0,5</text:p>
          </table:table-cell>
          <table:table-cell table:formula="of:=SQRT([.D49]^2+[.C49]^2+[.B49]^2)" office:value-type="float" office:value="0.528961246217528" calcext:value-type="float">
            <text:p>0,528961246217528</text:p>
          </table:table-cell>
        </table:table-row>
        <table:table-row table:style-name="ro1">
          <table:table-cell office:value-type="float" office:value="4.307" calcext:value-type="float">
            <text:p>4,307</text:p>
          </table:table-cell>
          <table:table-cell table:number-columns-repeated="2" office:value-type="float" office:value="-0.06" calcext:value-type="float">
            <text:p>-0,06</text:p>
          </table:table-cell>
          <table:table-cell office:value-type="float" office:value="-0.2" calcext:value-type="float">
            <text:p>-0,2</text:p>
          </table:table-cell>
          <table:table-cell table:formula="of:=SQRT([.D50]^2+[.C50]^2+[.B50]^2)" office:value-type="float" office:value="0.217255609824004" calcext:value-type="float">
            <text:p>0,217255609824004</text:p>
          </table:table-cell>
        </table:table-row>
        <table:table-row table:style-name="ro1">
          <table:table-cell office:value-type="float" office:value="4.398" calcext:value-type="float">
            <text:p>4,398</text:p>
          </table:table-cell>
          <table:table-cell office:value-type="float" office:value="-0.16" calcext:value-type="float">
            <text:p>-0,16</text:p>
          </table:table-cell>
          <table:table-cell office:value-type="float" office:value="-0.1" calcext:value-type="float">
            <text:p>-0,1</text:p>
          </table:table-cell>
          <table:table-cell office:value-type="float" office:value="-0.14" calcext:value-type="float">
            <text:p>-0,14</text:p>
          </table:table-cell>
          <table:table-cell table:formula="of:=SQRT([.D51]^2+[.C51]^2+[.B51]^2)" office:value-type="float" office:value="0.234946802489415" calcext:value-type="float">
            <text:p>0,234946802489415</text:p>
          </table:table-cell>
        </table:table-row>
        <table:table-row table:style-name="ro1">
          <table:table-cell office:value-type="float" office:value="4.488" calcext:value-type="float">
            <text:p>4,488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-0.08" calcext:value-type="float">
            <text:p>-0,08</text:p>
          </table:table-cell>
          <table:table-cell table:formula="of:=SQRT([.D52]^2+[.C52]^2+[.B52]^2)" office:value-type="float" office:value="0.167928556237467" calcext:value-type="float">
            <text:p>0,167928556237467</text:p>
          </table:table-cell>
        </table:table-row>
        <table:table-row table:style-name="ro1">
          <table:table-cell office:value-type="float" office:value="4.579" calcext:value-type="float">
            <text:p>4,579</text:p>
          </table:table-cell>
          <table:table-cell office:value-type="float" office:value="0.05" calcext:value-type="float">
            <text:p>0,05</text:p>
          </table:table-cell>
          <table:table-cell office:value-type="float" office:value="-0.06" calcext:value-type="float">
            <text:p>-0,06</text:p>
          </table:table-cell>
          <table:table-cell office:value-type="float" office:value="0.25" calcext:value-type="float">
            <text:p>0,25</text:p>
          </table:table-cell>
          <table:table-cell table:formula="of:=SQRT([.D53]^2+[.C53]^2+[.B53]^2)" office:value-type="float" office:value="0.261916017074176" calcext:value-type="float">
            <text:p>0,261916017074176</text:p>
          </table:table-cell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0.11" calcext:value-type="float">
            <text:p>0,11</text:p>
          </table:table-cell>
          <table:table-cell table:formula="of:=SQRT([.D54]^2+[.C54]^2+[.B54]^2)" office:value-type="float" office:value="0.13076696830622" calcext:value-type="float">
            <text:p>0,13076696830622</text:p>
          </table:table-cell>
        </table:table-row>
        <table:table-row table:style-name="ro1">
          <table:table-cell office:value-type="float" office:value="4.774" calcext:value-type="float">
            <text:p>4,774</text:p>
          </table:table-cell>
          <table:table-cell office:value-type="float" office:value="0.01" calcext:value-type="float">
            <text:p>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-0.03" calcext:value-type="float">
            <text:p>-0,03</text:p>
          </table:table-cell>
          <table:table-cell table:formula="of:=SQRT([.D55]^2+[.C55]^2+[.B55]^2)" office:value-type="float" office:value="0.114455231422596" calcext:value-type="float">
            <text:p>0,114455231422596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-0.18" calcext:value-type="float">
            <text:p>-0,18</text:p>
          </table:table-cell>
          <table:table-cell office:value-type="float" office:value="0.04" calcext:value-type="float">
            <text:p>0,04</text:p>
          </table:table-cell>
          <table:table-cell office:value-type="float" office:value="-0.45" calcext:value-type="float">
            <text:p>-0,45</text:p>
          </table:table-cell>
          <table:table-cell table:formula="of:=SQRT([.D56]^2+[.C56]^2+[.B56]^2)" office:value-type="float" office:value="0.486312656631513" calcext:value-type="float">
            <text:p>0,486312656631513</text:p>
          </table:table-cell>
        </table:table-row>
        <table:table-row table:style-name="ro1">
          <table:table-cell office:value-type="float" office:value="4.947" calcext:value-type="float">
            <text:p>4,947</text:p>
          </table:table-cell>
          <table:table-cell office:value-type="float" office:value="-0.07" calcext:value-type="float">
            <text:p>-0,07</text:p>
          </table:table-cell>
          <table:table-cell office:value-type="float" office:value="0.03" calcext:value-type="float">
            <text:p>0,03</text:p>
          </table:table-cell>
          <table:table-cell office:value-type="float" office:value="-0.2" calcext:value-type="float">
            <text:p>-0,2</text:p>
          </table:table-cell>
          <table:table-cell table:formula="of:=SQRT([.D57]^2+[.C57]^2+[.B57]^2)" office:value-type="float" office:value="0.214009345590327" calcext:value-type="float">
            <text:p>0,214009345590327</text:p>
          </table:table-cell>
        </table:table-row>
        <table:table-row table:style-name="ro1">
          <table:table-cell office:value-type="float" office:value="5.032" calcext:value-type="float">
            <text:p>5,032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2" calcext:value-type="float">
            <text:p>-0,02</text:p>
          </table:table-cell>
          <table:table-cell office:value-type="float" office:value="0.2" calcext:value-type="float">
            <text:p>0,2</text:p>
          </table:table-cell>
          <table:table-cell table:formula="of:=SQRT([.D58]^2+[.C58]^2+[.B58]^2)" office:value-type="float" office:value="0.20712315177208" calcext:value-type="float">
            <text:p>0,20712315177208</text:p>
          </table:table-cell>
        </table:table-row>
        <table:table-row table:style-name="ro1">
          <table:table-cell office:value-type="float" office:value="5.122" calcext:value-type="float">
            <text:p>5,122</text:p>
          </table:table-cell>
          <table:table-cell office:value-type="float" office:value="-0.21" calcext:value-type="float">
            <text:p>-0,21</text:p>
          </table:table-cell>
          <table:table-cell office:value-type="float" office:value="-0.18" calcext:value-type="float">
            <text:p>-0,18</text:p>
          </table:table-cell>
          <table:table-cell office:value-type="float" office:value="0.01" calcext:value-type="float">
            <text:p>0,01</text:p>
          </table:table-cell>
          <table:table-cell table:formula="of:=SQRT([.D59]^2+[.C59]^2+[.B59]^2)" office:value-type="float" office:value="0.276767050061961" calcext:value-type="float">
            <text:p>0,276767050061961</text:p>
          </table:table-cell>
        </table:table-row>
        <table:table-row table:style-name="ro1">
          <table:table-cell office:value-type="float" office:value="5.213" calcext:value-type="float">
            <text:p>5,213</text:p>
          </table:table-cell>
          <table:table-cell office:value-type="float" office:value="0.16" calcext:value-type="float">
            <text:p>0,16</text:p>
          </table:table-cell>
          <table:table-cell office:value-type="float" office:value="-0.07" calcext:value-type="float">
            <text:p>-0,07</text:p>
          </table:table-cell>
          <table:table-cell office:value-type="float" office:value="-0.31" calcext:value-type="float">
            <text:p>-0,31</text:p>
          </table:table-cell>
          <table:table-cell table:formula="of:=SQRT([.D60]^2+[.C60]^2+[.B60]^2)" office:value-type="float" office:value="0.355808937493144" calcext:value-type="float">
            <text:p>0,355808937493144</text:p>
          </table:table-cell>
        </table:table-row>
        <table:table-row table:style-name="ro1">
          <table:table-cell office:value-type="float" office:value="5.303" calcext:value-type="float">
            <text:p>5,303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-0.11" calcext:value-type="float">
            <text:p>-0,11</text:p>
          </table:table-cell>
          <table:table-cell table:formula="of:=SQRT([.D61]^2+[.C61]^2+[.B61]^2)" office:value-type="float" office:value="0.148660687473185" calcext:value-type="float">
            <text:p>0,148660687473185</text:p>
          </table:table-cell>
        </table:table-row>
        <table:table-row table:style-name="ro1">
          <table:table-cell office:value-type="float" office:value="5.394" calcext:value-type="float">
            <text:p>5,394</text:p>
          </table:table-cell>
          <table:table-cell office:value-type="float" office:value="0.04" calcext:value-type="float">
            <text:p>0,04</text:p>
          </table:table-cell>
          <table:table-cell office:value-type="float" office:value="-0.13" calcext:value-type="float">
            <text:p>-0,13</text:p>
          </table:table-cell>
          <table:table-cell office:value-type="float" office:value="-0.46" calcext:value-type="float">
            <text:p>-0,46</text:p>
          </table:table-cell>
          <table:table-cell table:formula="of:=SQRT([.D62]^2+[.C62]^2+[.B62]^2)" office:value-type="float" office:value="0.479687398208458" calcext:value-type="float">
            <text:p>0,479687398208458</text:p>
          </table:table-cell>
        </table:table-row>
        <table:table-row table:style-name="ro1">
          <table:table-cell office:value-type="float" office:value="5.484" calcext:value-type="float">
            <text:p>5,484</text:p>
          </table:table-cell>
          <table:table-cell table:number-columns-repeated="2" office:value-type="float" office:value="-0.05" calcext:value-type="float">
            <text:p>-0,05</text:p>
          </table:table-cell>
          <table:table-cell office:value-type="float" office:value="0.23" calcext:value-type="float">
            <text:p>0,23</text:p>
          </table:table-cell>
          <table:table-cell table:formula="of:=SQRT([.D63]^2+[.C63]^2+[.B63]^2)" office:value-type="float" office:value="0.240624188310319" calcext:value-type="float">
            <text:p>0,240624188310319</text:p>
          </table:table-cell>
        </table:table-row>
        <table:table-row table:style-name="ro1">
          <table:table-cell office:value-type="float" office:value="5.577" calcext:value-type="float">
            <text:p>5,577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38" calcext:value-type="float">
            <text:p>0,38</text:p>
          </table:table-cell>
          <table:table-cell table:formula="of:=SQRT([.D64]^2+[.C64]^2+[.B64]^2)" office:value-type="float" office:value="0.381313519298752" calcext:value-type="float">
            <text:p>0,381313519298752</text:p>
          </table:table-cell>
        </table:table-row>
        <table:table-row table:style-name="ro1">
          <table:table-cell office:value-type="float" office:value="5.674" calcext:value-type="float">
            <text:p>5,674</text:p>
          </table:table-cell>
          <table:table-cell office:value-type="float" office:value="0.1" calcext:value-type="float">
            <text:p>0,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51" calcext:value-type="float">
            <text:p>-0,51</text:p>
          </table:table-cell>
          <table:table-cell table:formula="of:=SQRT([.D65]^2+[.C65]^2+[.B65]^2)" office:value-type="float" office:value="0.520576603392815" calcext:value-type="float">
            <text:p>0,520576603392815</text:p>
          </table:table-cell>
        </table:table-row>
        <table:table-row table:style-name="ro1">
          <table:table-cell office:value-type="float" office:value="5.756" calcext:value-type="float">
            <text:p>5,756</text:p>
          </table:table-cell>
          <table:table-cell office:value-type="float" office:value="-0.1" calcext:value-type="float">
            <text:p>-0,1</text:p>
          </table:table-cell>
          <table:table-cell office:value-type="float" office:value="0.05" calcext:value-type="float">
            <text:p>0,05</text:p>
          </table:table-cell>
          <table:table-cell office:value-type="float" office:value="0.26" calcext:value-type="float">
            <text:p>0,26</text:p>
          </table:table-cell>
          <table:table-cell table:formula="of:=SQRT([.D66]^2+[.C66]^2+[.B66]^2)" office:value-type="float" office:value="0.283019433961698" calcext:value-type="float">
            <text:p>0,283019433961698</text:p>
          </table:table-cell>
        </table:table-row>
        <table:table-row table:style-name="ro1">
          <table:table-cell office:value-type="float" office:value="5.854" calcext:value-type="float">
            <text:p>5,854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-0.46" calcext:value-type="float">
            <text:p>-0,46</text:p>
          </table:table-cell>
          <table:table-cell table:formula="of:=SQRT([.D67]^2+[.C67]^2+[.B67]^2)" office:value-type="float" office:value="0.469148164229596" calcext:value-type="float">
            <text:p>0,469148164229596</text:p>
          </table:table-cell>
        </table:table-row>
        <table:table-row table:style-name="ro1">
          <table:table-cell office:value-type="float" office:value="5.937" calcext:value-type="float">
            <text:p>5,937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44" calcext:value-type="float">
            <text:p>0,44</text:p>
          </table:table-cell>
          <table:table-cell table:formula="of:=SQRT([.D68]^2+[.C68]^2+[.B68]^2)" office:value-type="float" office:value="0.466583325891528" calcext:value-type="float">
            <text:p>0,466583325891528</text:p>
          </table:table-cell>
        </table:table-row>
        <table:table-row table:style-name="ro1">
          <table:table-cell office:value-type="float" office:value="6.028" calcext:value-type="float">
            <text:p>6,028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7" calcext:value-type="float">
            <text:p>-0,07</text:p>
          </table:table-cell>
          <table:table-cell table:formula="of:=SQRT([.D69]^2+[.C69]^2+[.B69]^2)" office:value-type="float" office:value="0.115758369027902" calcext:value-type="float">
            <text:p>0,115758369027902</text:p>
          </table:table-cell>
        </table:table-row>
        <table:table-row table:style-name="ro1">
          <table:table-cell office:value-type="float" office:value="6.119" calcext:value-type="float">
            <text:p>6,119</text:p>
          </table:table-cell>
          <table:table-cell office:value-type="float" office:value="0.09" calcext:value-type="float">
            <text:p>0,09</text:p>
          </table:table-cell>
          <table:table-cell office:value-type="float" office:value="-0.04" calcext:value-type="float">
            <text:p>-0,04</text:p>
          </table:table-cell>
          <table:table-cell office:value-type="float" office:value="0.14" calcext:value-type="float">
            <text:p>0,14</text:p>
          </table:table-cell>
          <table:table-cell table:formula="of:=SQRT([.D70]^2+[.C70]^2+[.B70]^2)" office:value-type="float" office:value="0.171172427686237" calcext:value-type="float">
            <text:p>0,171172427686237</text:p>
          </table:table-cell>
        </table:table-row>
        <table:table-row table:style-name="ro1">
          <table:table-cell office:value-type="float" office:value="6.209" calcext:value-type="float">
            <text:p>6,209</text:p>
          </table:table-cell>
          <table:table-cell office:value-type="float" office:value="0.1" calcext:value-type="float">
            <text:p>0,1</text:p>
          </table:table-cell>
          <table:table-cell office:value-type="float" office:value="-0.11" calcext:value-type="float">
            <text:p>-0,11</text:p>
          </table:table-cell>
          <table:table-cell office:value-type="float" office:value="-0.09" calcext:value-type="float">
            <text:p>-0,09</text:p>
          </table:table-cell>
          <table:table-cell table:formula="of:=SQRT([.D71]^2+[.C71]^2+[.B71]^2)" office:value-type="float" office:value="0.173781471969828" calcext:value-type="float">
            <text:p>0,173781471969828</text:p>
          </table:table-cell>
        </table:table-row>
        <table:table-row table:style-name="ro1">
          <table:table-cell office:value-type="float" office:value="6.299" calcext:value-type="float">
            <text:p>6,299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9" calcext:value-type="float">
            <text:p>-0,09</text:p>
          </table:table-cell>
          <table:table-cell office:value-type="float" office:value="0.01" calcext:value-type="float">
            <text:p>0,01</text:p>
          </table:table-cell>
          <table:table-cell table:formula="of:=SQRT([.D72]^2+[.C72]^2+[.B72]^2)" office:value-type="float" office:value="0.183847763108502" calcext:value-type="float">
            <text:p>0,183847763108502</text:p>
          </table:table-cell>
        </table:table-row>
        <table:table-row table:style-name="ro1">
          <table:table-cell office:value-type="float" office:value="6.39" calcext:value-type="float">
            <text:p>6,39</text:p>
          </table:table-cell>
          <table:table-cell office:value-type="float" office:value="0.03" calcext:value-type="float">
            <text:p>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23" calcext:value-type="float">
            <text:p>-0,23</text:p>
          </table:table-cell>
          <table:table-cell table:formula="of:=SQRT([.D73]^2+[.C73]^2+[.B73]^2)" office:value-type="float" office:value="0.232163735324878" calcext:value-type="float">
            <text:p>0,232163735324878</text:p>
          </table:table-cell>
        </table:table-row>
        <table:table-row table:style-name="ro1">
          <table:table-cell office:value-type="float" office:value="6.483" calcext:value-type="float">
            <text:p>6,483</text:p>
          </table:table-cell>
          <table:table-cell table:number-columns-repeated="2" office:value-type="float" office:value="-0.09" calcext:value-type="float">
            <text:p>-0,09</text:p>
          </table:table-cell>
          <table:table-cell office:value-type="float" office:value="0.1" calcext:value-type="float">
            <text:p>0,1</text:p>
          </table:table-cell>
          <table:table-cell table:formula="of:=SQRT([.D74]^2+[.C74]^2+[.B74]^2)" office:value-type="float" office:value="0.161864140562386" calcext:value-type="float">
            <text:p>0,161864140562386</text:p>
          </table:table-cell>
        </table:table-row>
        <table:table-row table:style-name="ro1">
          <table:table-cell office:value-type="float" office:value="6.583" calcext:value-type="float">
            <text:p>6,583</text:p>
          </table:table-cell>
          <table:table-cell office:value-type="float" office:value="0.19" calcext:value-type="float">
            <text:p>0,19</text:p>
          </table:table-cell>
          <table:table-cell office:value-type="float" office:value="-0.11" calcext:value-type="float">
            <text:p>-0,11</text:p>
          </table:table-cell>
          <table:table-cell office:value-type="float" office:value="-0.46" calcext:value-type="float">
            <text:p>-0,46</text:p>
          </table:table-cell>
          <table:table-cell table:formula="of:=SQRT([.D75]^2+[.C75]^2+[.B75]^2)" office:value-type="float" office:value="0.509705797494986" calcext:value-type="float">
            <text:p>0,509705797494986</text:p>
          </table:table-cell>
        </table:table-row>
        <table:table-row table:style-name="ro1">
          <table:table-cell office:value-type="float" office:value="6.662" calcext:value-type="float">
            <text:p>6,662</text:p>
          </table:table-cell>
          <table:table-cell office:value-type="float" office:value="-0.14" calcext:value-type="float">
            <text:p>-0,14</text:p>
          </table:table-cell>
          <table:table-cell office:value-type="float" office:value="0.09" calcext:value-type="float">
            <text:p>0,09</text:p>
          </table:table-cell>
          <table:table-cell office:value-type="float" office:value="-0.44" calcext:value-type="float">
            <text:p>-0,44</text:p>
          </table:table-cell>
          <table:table-cell table:formula="of:=SQRT([.D76]^2+[.C76]^2+[.B76]^2)" office:value-type="float" office:value="0.470425339453563" calcext:value-type="float">
            <text:p>0,470425339453563</text:p>
          </table:table-cell>
        </table:table-row>
        <table:table-row table:style-name="ro1">
          <table:table-cell office:value-type="float" office:value="6.758" calcext:value-type="float">
            <text:p>6,758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4" calcext:value-type="float">
            <text:p>-0,04</text:p>
          </table:table-cell>
          <table:table-cell office:value-type="float" office:value="0.28" calcext:value-type="float">
            <text:p>0,28</text:p>
          </table:table-cell>
          <table:table-cell table:formula="of:=SQRT([.D77]^2+[.C77]^2+[.B77]^2)" office:value-type="float" office:value="0.31559467676119" calcext:value-type="float">
            <text:p>0,31559467676119</text:p>
          </table:table-cell>
        </table:table-row>
        <table:table-row table:style-name="ro1">
          <table:table-cell office:value-type="float" office:value="6.843" calcext:value-type="float">
            <text:p>6,843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3" calcext:value-type="float">
            <text:p>-0,03</text:p>
          </table:table-cell>
          <table:table-cell table:formula="of:=SQRT([.D78]^2+[.C78]^2+[.B78]^2)" office:value-type="float" office:value="0.0707106781186547" calcext:value-type="float">
            <text:p>0,070710678118655</text:p>
          </table:table-cell>
        </table:table-row>
        <table:table-row table:style-name="ro1">
          <table:table-cell office:value-type="float" office:value="6.933" calcext:value-type="float">
            <text:p>6,933</text:p>
          </table:table-cell>
          <table:table-cell office:value-type="float" office:value="0.16" calcext:value-type="float">
            <text:p>0,16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7" calcext:value-type="float">
            <text:p>-0,07</text:p>
          </table:table-cell>
          <table:table-cell table:formula="of:=SQRT([.D79]^2+[.C79]^2+[.B79]^2)" office:value-type="float" office:value="0.192093727122985" calcext:value-type="float">
            <text:p>0,192093727122985</text:p>
          </table:table-cell>
        </table:table-row>
        <table:table-row table:style-name="ro1">
          <table:table-cell office:value-type="float" office:value="7.026" calcext:value-type="float">
            <text:p>7,026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-0.41" calcext:value-type="float">
            <text:p>-0,41</text:p>
          </table:table-cell>
          <table:table-cell table:formula="of:=SQRT([.D80]^2+[.C80]^2+[.B80]^2)" office:value-type="float" office:value="0.430232495285979" calcext:value-type="float">
            <text:p>0,430232495285979</text:p>
          </table:table-cell>
        </table:table-row>
        <table:table-row table:style-name="ro1">
          <table:table-cell office:value-type="float" office:value="7.115" calcext:value-type="float">
            <text:p>7,115</text:p>
          </table:table-cell>
          <table:table-cell office:value-type="float" office:value="-0.11" calcext:value-type="float">
            <text:p>-0,11</text:p>
          </table:table-cell>
          <table:table-cell office:value-type="float" office:value="-0.1" calcext:value-type="float">
            <text:p>-0,1</text:p>
          </table:table-cell>
          <table:table-cell office:value-type="float" office:value="-0.72" calcext:value-type="float">
            <text:p>-0,72</text:p>
          </table:table-cell>
          <table:table-cell table:formula="of:=SQRT([.D81]^2+[.C81]^2+[.B81]^2)" office:value-type="float" office:value="0.735187051028512" calcext:value-type="float">
            <text:p>0,735187051028512</text:p>
          </table:table-cell>
        </table:table-row>
        <table:table-row table:style-name="ro1">
          <table:table-cell office:value-type="float" office:value="7.205" calcext:value-type="float">
            <text:p>7,205</text:p>
          </table:table-cell>
          <table:table-cell office:value-type="float" office:value="-0.1" calcext:value-type="float">
            <text:p>-0,1</text:p>
          </table:table-cell>
          <table:table-cell office:value-type="float" office:value="-0.06" calcext:value-type="float">
            <text:p>-0,06</text:p>
          </table:table-cell>
          <table:table-cell office:value-type="float" office:value="0.23" calcext:value-type="float">
            <text:p>0,23</text:p>
          </table:table-cell>
          <table:table-cell table:formula="of:=SQRT([.D82]^2+[.C82]^2+[.B82]^2)" office:value-type="float" office:value="0.257875939164553" calcext:value-type="float">
            <text:p>0,257875939164553</text:p>
          </table:table-cell>
        </table:table-row>
        <table:table-row table:style-name="ro1">
          <table:table-cell office:value-type="float" office:value="7.296" calcext:value-type="float">
            <text:p>7,296</text:p>
          </table:table-cell>
          <table:table-cell office:value-type="float" office:value="-0.15" calcext:value-type="float">
            <text:p>-0,15</text:p>
          </table:table-cell>
          <table:table-cell office:value-type="float" office:value="-0.04" calcext:value-type="float">
            <text:p>-0,04</text:p>
          </table:table-cell>
          <table:table-cell office:value-type="float" office:value="0.08" calcext:value-type="float">
            <text:p>0,08</text:p>
          </table:table-cell>
          <table:table-cell table:formula="of:=SQRT([.D83]^2+[.C83]^2+[.B83]^2)" office:value-type="float" office:value="0.17464249196573" calcext:value-type="float">
            <text:p>0,17464249196573</text:p>
          </table:table-cell>
        </table:table-row>
        <table:table-row table:style-name="ro1">
          <table:table-cell office:value-type="float" office:value="7.39" calcext:value-type="float">
            <text:p>7,39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8" calcext:value-type="float">
            <text:p>-0,08</text:p>
          </table:table-cell>
          <table:table-cell office:value-type="float" office:value="0.29" calcext:value-type="float">
            <text:p>0,29</text:p>
          </table:table-cell>
          <table:table-cell table:formula="of:=SQRT([.D84]^2+[.C84]^2+[.B84]^2)" office:value-type="float" office:value="0.30347981810987" calcext:value-type="float">
            <text:p>0,30347981810987</text:p>
          </table:table-cell>
        </table:table-row>
        <table:table-row table:style-name="ro1">
          <table:table-cell office:value-type="float" office:value="7.49" calcext:value-type="float">
            <text:p>7,49</text:p>
          </table:table-cell>
          <table:table-cell office:value-type="float" office:value="0.2" calcext:value-type="float">
            <text:p>0,2</text:p>
          </table:table-cell>
          <table:table-cell office:value-type="float" office:value="-0.05" calcext:value-type="float">
            <text:p>-0,05</text:p>
          </table:table-cell>
          <table:table-cell office:value-type="float" office:value="0.08" calcext:value-type="float">
            <text:p>0,08</text:p>
          </table:table-cell>
          <table:table-cell table:formula="of:=SQRT([.D85]^2+[.C85]^2+[.B85]^2)" office:value-type="float" office:value="0.22113344387496" calcext:value-type="float">
            <text:p>0,22113344387496</text:p>
          </table:table-cell>
        </table:table-row>
        <table:table-row table:style-name="ro1">
          <table:table-cell office:value-type="float" office:value="7.567" calcext:value-type="float">
            <text:p>7,567</text:p>
          </table:table-cell>
          <table:table-cell office:value-type="float" office:value="0.09" calcext:value-type="float">
            <text:p>0,09</text:p>
          </table:table-cell>
          <table:table-cell office:value-type="float" office:value="-0.11" calcext:value-type="float">
            <text:p>-0,11</text:p>
          </table:table-cell>
          <table:table-cell office:value-type="float" office:value="0.18" calcext:value-type="float">
            <text:p>0,18</text:p>
          </table:table-cell>
          <table:table-cell table:formula="of:=SQRT([.D86]^2+[.C86]^2+[.B86]^2)" office:value-type="float" office:value="0.229346898823594" calcext:value-type="float">
            <text:p>0,229346898823594</text:p>
          </table:table-cell>
        </table:table-row>
        <table:table-row table:style-name="ro1">
          <table:table-cell office:value-type="float" office:value="7.664" calcext:value-type="float">
            <text:p>7,664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55" calcext:value-type="float">
            <text:p>0,55</text:p>
          </table:table-cell>
          <table:table-cell table:formula="of:=SQRT([.D87]^2+[.C87]^2+[.B87]^2)" office:value-type="float" office:value="0.55874860178796" calcext:value-type="float">
            <text:p>0,55874860178796</text:p>
          </table:table-cell>
        </table:table-row>
        <table:table-row table:style-name="ro1">
          <table:table-cell office:value-type="float" office:value="7.749" calcext:value-type="float">
            <text:p>7,749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9" calcext:value-type="float">
            <text:p>-0,09</text:p>
          </table:table-cell>
          <table:table-cell table:formula="of:=SQRT([.D88]^2+[.C88]^2+[.B88]^2)" office:value-type="float" office:value="0.133416640641263" calcext:value-type="float">
            <text:p>0,133416640641263</text:p>
          </table:table-cell>
        </table:table-row>
        <table:table-row table:style-name="ro1">
          <table:table-cell office:value-type="float" office:value="7.839" calcext:value-type="float">
            <text:p>7,839</text:p>
          </table:table-cell>
          <table:table-cell office:value-type="float" office:value="0.07" calcext:value-type="float">
            <text:p>0,07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6" calcext:value-type="float">
            <text:p>-0,06</text:p>
          </table:table-cell>
          <table:table-cell table:formula="of:=SQRT([.D89]^2+[.C89]^2+[.B89]^2)" office:value-type="float" office:value="0.167630546142402" calcext:value-type="float">
            <text:p>0,167630546142402</text:p>
          </table:table-cell>
        </table:table-row>
        <table:table-row table:style-name="ro1">
          <table:table-cell office:value-type="float" office:value="7.93" calcext:value-type="float">
            <text:p>7,93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,47</text:p>
          </table:table-cell>
          <table:table-cell table:formula="of:=SQRT([.D90]^2+[.C90]^2+[.B90]^2)" office:value-type="float" office:value="0.496487663492256" calcext:value-type="float">
            <text:p>0,496487663492256</text:p>
          </table:table-cell>
        </table:table-row>
        <table:table-row table:style-name="ro1">
          <table:table-cell office:value-type="float" office:value="8.02" calcext:value-type="float">
            <text:p>8,02</text:p>
          </table:table-cell>
          <table:table-cell office:value-type="float" office:value="-0.09" calcext:value-type="float">
            <text:p>-0,09</text:p>
          </table:table-cell>
          <table:table-cell office:value-type="float" office:value="-0.12" calcext:value-type="float">
            <text:p>-0,12</text:p>
          </table:table-cell>
          <table:table-cell office:value-type="float" office:value="0.34" calcext:value-type="float">
            <text:p>0,34</text:p>
          </table:table-cell>
          <table:table-cell table:formula="of:=SQRT([.D91]^2+[.C91]^2+[.B91]^2)" office:value-type="float" office:value="0.371618083521241" calcext:value-type="float">
            <text:p>0,371618083521241</text:p>
          </table:table-cell>
        </table:table-row>
        <table:table-row table:style-name="ro1">
          <table:table-cell office:value-type="float" office:value="8.111" calcext:value-type="float">
            <text:p>8,111</text:p>
          </table:table-cell>
          <table:table-cell office:value-type="float" office:value="-0.08" calcext:value-type="float">
            <text:p>-0,08</text:p>
          </table:table-cell>
          <table:table-cell office:value-type="float" office:value="-0.21" calcext:value-type="float">
            <text:p>-0,21</text:p>
          </table:table-cell>
          <table:table-cell office:value-type="float" office:value="0.19" calcext:value-type="float">
            <text:p>0,19</text:p>
          </table:table-cell>
          <table:table-cell table:formula="of:=SQRT([.D92]^2+[.C92]^2+[.B92]^2)" office:value-type="float" office:value="0.294278779391243" calcext:value-type="float">
            <text:p>0,294278779391243</text:p>
          </table:table-cell>
        </table:table-row>
        <table:table-row table:style-name="ro1">
          <table:table-cell office:value-type="float" office:value="8.201" calcext:value-type="float">
            <text:p>8,2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1" calcext:value-type="float">
            <text:p>-0,21</text:p>
          </table:table-cell>
          <table:table-cell office:value-type="float" office:value="-0.02" calcext:value-type="float">
            <text:p>-0,02</text:p>
          </table:table-cell>
          <table:table-cell table:formula="of:=SQRT([.D93]^2+[.C93]^2+[.B93]^2)" office:value-type="float" office:value="0.211896201004171" calcext:value-type="float">
            <text:p>0,211896201004171</text:p>
          </table:table-cell>
        </table:table-row>
        <table:table-row table:style-name="ro1">
          <table:table-cell office:value-type="float" office:value="8.294" calcext:value-type="float">
            <text:p>8,294</text:p>
          </table:table-cell>
          <table:table-cell office:value-type="float" office:value="0.23" calcext:value-type="float">
            <text:p>0,23</text:p>
          </table:table-cell>
          <table:table-cell office:value-type="float" office:value="0.38" calcext:value-type="float">
            <text:p>0,38</text:p>
          </table:table-cell>
          <table:table-cell office:value-type="float" office:value="-1.19" calcext:value-type="float">
            <text:p>-1,19</text:p>
          </table:table-cell>
          <table:table-cell table:formula="of:=SQRT([.D94]^2+[.C94]^2+[.B94]^2)" office:value-type="float" office:value="1.27019683514013" calcext:value-type="float">
            <text:p>1,27019683514013</text:p>
          </table:table-cell>
        </table:table-row>
        <table:table-row table:style-name="ro1">
          <table:table-cell office:value-type="float" office:value="8.396" calcext:value-type="float">
            <text:p>8,396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table:formula="of:=SQRT([.D95]^2+[.C95]^2+[.B95]^2)" office:value-type="float" office:value="0.29748949561287" calcext:value-type="float">
            <text:p>0,29748949561287</text:p>
          </table:table-cell>
        </table:table-row>
        <table:table-row table:style-name="ro1">
          <table:table-cell office:value-type="float" office:value="8.473" calcext:value-type="float">
            <text:p>8,473</text:p>
          </table:table-cell>
          <table:table-cell office:value-type="float" office:value="0.28" calcext:value-type="float">
            <text:p>0,28</text:p>
          </table:table-cell>
          <table:table-cell office:value-type="float" office:value="-0.32" calcext:value-type="float">
            <text:p>-0,32</text:p>
          </table:table-cell>
          <table:table-cell office:value-type="float" office:value="-0.44" calcext:value-type="float">
            <text:p>-0,44</text:p>
          </table:table-cell>
          <table:table-cell table:formula="of:=SQRT([.D96]^2+[.C96]^2+[.B96]^2)" office:value-type="float" office:value="0.611882341631134" calcext:value-type="float">
            <text:p>0,611882341631134</text:p>
          </table:table-cell>
        </table:table-row>
        <table:table-row table:style-name="ro1">
          <table:table-cell office:value-type="float" office:value="8.572" calcext:value-type="float">
            <text:p>8,57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23" calcext:value-type="float">
            <text:p>-0,23</text:p>
          </table:table-cell>
          <table:table-cell office:value-type="float" office:value="0.41" calcext:value-type="float">
            <text:p>0,41</text:p>
          </table:table-cell>
          <table:table-cell table:formula="of:=SQRT([.D97]^2+[.C97]^2+[.B97]^2)" office:value-type="float" office:value="0.47021271782035" calcext:value-type="float">
            <text:p>0,47021271782035</text:p>
          </table:table-cell>
        </table:table-row>
        <table:table-row table:style-name="ro1">
          <table:table-cell office:value-type="float" office:value="8.654" calcext:value-type="float">
            <text:p>8,654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1" calcext:value-type="float">
            <text:p>-0,11</text:p>
          </table:table-cell>
          <table:table-cell office:value-type="float" office:value="-0.33" calcext:value-type="float">
            <text:p>-0,33</text:p>
          </table:table-cell>
          <table:table-cell table:formula="of:=SQRT([.D98]^2+[.C98]^2+[.B98]^2)" office:value-type="float" office:value="0.367967389859482" calcext:value-type="float">
            <text:p>0,367967389859482</text:p>
          </table:table-cell>
        </table:table-row>
        <table:table-row table:style-name="ro1">
          <table:table-cell office:value-type="float" office:value="8.745" calcext:value-type="float">
            <text:p>8,745</text:p>
          </table:table-cell>
          <table:table-cell office:value-type="float" office:value="-0.23" calcext:value-type="float">
            <text:p>-0,23</text:p>
          </table:table-cell>
          <table:table-cell office:value-type="float" office:value="-0.18" calcext:value-type="float">
            <text:p>-0,18</text:p>
          </table:table-cell>
          <table:table-cell office:value-type="float" office:value="-0.3" calcext:value-type="float">
            <text:p>-0,3</text:p>
          </table:table-cell>
          <table:table-cell table:formula="of:=SQRT([.D99]^2+[.C99]^2+[.B99]^2)" office:value-type="float" office:value="0.418688428309167" calcext:value-type="float">
            <text:p>0,418688428309167</text:p>
          </table:table-cell>
        </table:table-row>
        <table:table-row table:style-name="ro1">
          <table:table-cell office:value-type="float" office:value="8.836" calcext:value-type="float">
            <text:p>8,836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-0.01" calcext:value-type="float">
            <text:p>-0,01</text:p>
          </table:table-cell>
          <table:table-cell table:formula="of:=SQRT([.D100]^2+[.C100]^2+[.B100]^2)" office:value-type="float" office:value="0.183847763108502" calcext:value-type="float">
            <text:p>0,183847763108502</text:p>
          </table:table-cell>
        </table:table-row>
        <table:table-row table:style-name="ro1">
          <table:table-cell office:value-type="float" office:value="8.926" calcext:value-type="float">
            <text:p>8,926</text:p>
          </table:table-cell>
          <table:table-cell office:value-type="float" office:value="-0.07" calcext:value-type="float">
            <text:p>-0,07</text:p>
          </table:table-cell>
          <table:table-cell office:value-type="float" office:value="0.07" calcext:value-type="float">
            <text:p>0,07</text:p>
          </table:table-cell>
          <table:table-cell office:value-type="float" office:value="1.4" calcext:value-type="float">
            <text:p>1,4</text:p>
          </table:table-cell>
          <table:table-cell table:formula="of:=SQRT([.D101]^2+[.C101]^2+[.B101]^2)" office:value-type="float" office:value="1.40349563590344" calcext:value-type="float">
            <text:p>1,40349563590344</text:p>
          </table:table-cell>
        </table:table-row>
        <table:table-row table:style-name="ro1">
          <table:table-cell office:value-type="float" office:value="9.016" calcext:value-type="float">
            <text:p>9,01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3" calcext:value-type="float">
            <text:p>-0,13</text:p>
          </table:table-cell>
          <table:table-cell office:value-type="float" office:value="-1.1" calcext:value-type="float">
            <text:p>-1,1</text:p>
          </table:table-cell>
          <table:table-cell table:formula="of:=SQRT([.D102]^2+[.C102]^2+[.B102]^2)" office:value-type="float" office:value="1.10878311675458" calcext:value-type="float">
            <text:p>1,10878311675458</text:p>
          </table:table-cell>
        </table:table-row>
        <table:table-row table:style-name="ro1">
          <table:table-cell office:value-type="float" office:value="9.107" calcext:value-type="float">
            <text:p>9,107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-0.23" calcext:value-type="float">
            <text:p>-0,23</text:p>
          </table:table-cell>
          <table:table-cell table:formula="of:=SQRT([.D103]^2+[.C103]^2+[.B103]^2)" office:value-type="float" office:value="0.250199920063936" calcext:value-type="float">
            <text:p>0,250199920063936</text:p>
          </table:table-cell>
        </table:table-row>
        <table:table-row table:style-name="ro1">
          <table:table-cell office:value-type="float" office:value="9.201" calcext:value-type="float">
            <text:p>9,20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3" calcext:value-type="float">
            <text:p>-0,03</text:p>
          </table:table-cell>
          <table:table-cell office:value-type="float" office:value="0.78" calcext:value-type="float">
            <text:p>0,78</text:p>
          </table:table-cell>
          <table:table-cell table:formula="of:=SQRT([.D104]^2+[.C104]^2+[.B104]^2)" office:value-type="float" office:value="0.785748051222528" calcext:value-type="float">
            <text:p>0,785748051222528</text:p>
          </table:table-cell>
        </table:table-row>
        <table:table-row table:style-name="ro1">
          <table:table-cell office:value-type="float" office:value="9.301" calcext:value-type="float">
            <text:p>9,301</text:p>
          </table:table-cell>
          <table:table-cell office:value-type="float" office:value="0.16" calcext:value-type="float">
            <text:p>0,16</text:p>
          </table:table-cell>
          <table:table-cell office:value-type="float" office:value="-0.09" calcext:value-type="float">
            <text:p>-0,09</text:p>
          </table:table-cell>
          <table:table-cell office:value-type="float" office:value="-0.37" calcext:value-type="float">
            <text:p>-0,37</text:p>
          </table:table-cell>
          <table:table-cell table:formula="of:=SQRT([.D105]^2+[.C105]^2+[.B105]^2)" office:value-type="float" office:value="0.413037528561268" calcext:value-type="float">
            <text:p>0,413037528561268</text:p>
          </table:table-cell>
        </table:table-row>
        <table:table-row table:style-name="ro1">
          <table:table-cell office:value-type="float" office:value="9.379" calcext:value-type="float">
            <text:p>9,379</text:p>
          </table:table-cell>
          <table:table-cell office:value-type="float" office:value="-0.04" calcext:value-type="float">
            <text:p>-0,04</text:p>
          </table:table-cell>
          <table:table-cell office:value-type="float" office:value="0.02" calcext:value-type="float">
            <text:p>0,02</text:p>
          </table:table-cell>
          <table:table-cell office:value-type="float" office:value="-0.69" calcext:value-type="float">
            <text:p>-0,69</text:p>
          </table:table-cell>
          <table:table-cell table:formula="of:=SQRT([.D106]^2+[.C106]^2+[.B106]^2)" office:value-type="float" office:value="0.691447756522501" calcext:value-type="float">
            <text:p>0,691447756522501</text:p>
          </table:table-cell>
        </table:table-row>
        <table:table-row table:style-name="ro1">
          <table:table-cell office:value-type="float" office:value="9.475" calcext:value-type="float">
            <text:p>9,475</text:p>
          </table:table-cell>
          <table:table-cell office:value-type="float" office:value="-0.29" calcext:value-type="float">
            <text:p>-0,29</text:p>
          </table:table-cell>
          <table:table-cell office:value-type="float" office:value="0.02" calcext:value-type="float">
            <text:p>0,02</text:p>
          </table:table-cell>
          <table:table-cell office:value-type="float" office:value="-0.85" calcext:value-type="float">
            <text:p>-0,85</text:p>
          </table:table-cell>
          <table:table-cell table:formula="of:=SQRT([.D107]^2+[.C107]^2+[.B107]^2)" office:value-type="float" office:value="0.898331787259028" calcext:value-type="float">
            <text:p>0,898331787259028</text:p>
          </table:table-cell>
        </table:table-row>
        <table:table-row table:style-name="ro1">
          <table:table-cell office:value-type="float" office:value="9.56" calcext:value-type="float">
            <text:p>9,56</text:p>
          </table:table-cell>
          <table:table-cell office:value-type="float" office:value="-0.13" calcext:value-type="float">
            <text:p>-0,13</text:p>
          </table:table-cell>
          <table:table-cell office:value-type="float" office:value="0.17" calcext:value-type="float">
            <text:p>0,17</text:p>
          </table:table-cell>
          <table:table-cell office:value-type="float" office:value="-0.48" calcext:value-type="float">
            <text:p>-0,48</text:p>
          </table:table-cell>
          <table:table-cell table:formula="of:=SQRT([.D108]^2+[.C108]^2+[.B108]^2)" office:value-type="float" office:value="0.525547333738837" calcext:value-type="float">
            <text:p>0,525547333738837</text:p>
          </table:table-cell>
        </table:table-row>
        <table:table-row table:style-name="ro1">
          <table:table-cell office:value-type="float" office:value="9.65" calcext:value-type="float">
            <text:p>9,65</text:p>
          </table:table-cell>
          <table:table-cell office:value-type="float" office:value="0.09" calcext:value-type="float">
            <text:p>0,09</text:p>
          </table:table-cell>
          <table:table-cell office:value-type="float" office:value="-0.14" calcext:value-type="float">
            <text:p>-0,14</text:p>
          </table:table-cell>
          <table:table-cell office:value-type="float" office:value="0.46" calcext:value-type="float">
            <text:p>0,46</text:p>
          </table:table-cell>
          <table:table-cell table:formula="of:=SQRT([.D109]^2+[.C109]^2+[.B109]^2)" office:value-type="float" office:value="0.4891829923454" calcext:value-type="float">
            <text:p>0,4891829923454</text:p>
          </table:table-cell>
        </table:table-row>
        <table:table-row table:style-name="ro1">
          <table:table-cell office:value-type="float" office:value="9.741" calcext:value-type="float">
            <text:p>9,74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66" calcext:value-type="float">
            <text:p>-0,66</text:p>
          </table:table-cell>
          <table:table-cell table:formula="of:=SQRT([.D110]^2+[.C110]^2+[.B110]^2)" office:value-type="float" office:value="0.660757141467272" calcext:value-type="float">
            <text:p>0,660757141467272</text:p>
          </table:table-cell>
        </table:table-row>
        <table:table-row table:style-name="ro1">
          <table:table-cell office:value-type="float" office:value="9.832" calcext:value-type="float">
            <text:p>9,832</text:p>
          </table:table-cell>
          <table:table-cell office:value-type="float" office:value="0.2" calcext:value-type="float">
            <text:p>0,2</text:p>
          </table:table-cell>
          <table:table-cell office:value-type="float" office:value="-0.5" calcext:value-type="float">
            <text:p>-0,5</text:p>
          </table:table-cell>
          <table:table-cell office:value-type="float" office:value="-1.04" calcext:value-type="float">
            <text:p>-1,04</text:p>
          </table:table-cell>
          <table:table-cell table:formula="of:=SQRT([.D111]^2+[.C111]^2+[.B111]^2)" office:value-type="float" office:value="1.17115327775659" calcext:value-type="float">
            <text:p>1,17115327775659</text:p>
          </table:table-cell>
        </table:table-row>
        <table:table-row table:style-name="ro1">
          <table:table-cell office:value-type="float" office:value="9.922" calcext:value-type="float">
            <text:p>9,922</text:p>
          </table:table-cell>
          <table:table-cell office:value-type="float" office:value="-0.12" calcext:value-type="float">
            <text:p>-0,1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26" calcext:value-type="float">
            <text:p>-0,26</text:p>
          </table:table-cell>
          <table:table-cell table:formula="of:=SQRT([.D112]^2+[.C112]^2+[.B112]^2)" office:value-type="float" office:value="0.286530975637888" calcext:value-type="float">
            <text:p>0,286530975637888</text:p>
          </table:table-cell>
        </table:table-row>
        <table:table-row table:style-name="ro1">
          <table:table-cell office:value-type="float" office:value="10.013" calcext:value-type="float">
            <text:p>10,013</text:p>
          </table:table-cell>
          <table:table-cell office:value-type="float" office:value="-0.05" calcext:value-type="float">
            <text:p>-0,05</text:p>
          </table:table-cell>
          <table:table-cell office:value-type="float" office:value="0.14" calcext:value-type="float">
            <text:p>0,14</text:p>
          </table:table-cell>
          <table:table-cell office:value-type="float" office:value="1.33" calcext:value-type="float">
            <text:p>1,33</text:p>
          </table:table-cell>
          <table:table-cell table:formula="of:=SQRT([.D113]^2+[.C113]^2+[.B113]^2)" office:value-type="float" office:value="1.33828248139173" calcext:value-type="float">
            <text:p>1,33828248139173</text:p>
          </table:table-cell>
        </table:table-row>
        <table:table-row table:style-name="ro1">
          <table:table-cell office:value-type="float" office:value="10.106" calcext:value-type="float">
            <text:p>10,106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formula="of:=SQRT([.D114]^2+[.C114]^2+[.B114]^2)" office:value-type="float" office:value="0.0509901951359279" calcext:value-type="float">
            <text:p>0,050990195135928</text:p>
          </table:table-cell>
        </table:table-row>
        <table:table-row table:style-name="ro1">
          <table:table-cell office:value-type="float" office:value="10.206" calcext:value-type="float">
            <text:p>10,206</text:p>
          </table:table-cell>
          <table:table-cell office:value-type="float" office:value="-0.09" calcext:value-type="float">
            <text:p>-0,09</text:p>
          </table:table-cell>
          <table:table-cell office:value-type="float" office:value="-0.25" calcext:value-type="float">
            <text:p>-0,25</text:p>
          </table:table-cell>
          <table:table-cell office:value-type="float" office:value="-0.38" calcext:value-type="float">
            <text:p>-0,38</text:p>
          </table:table-cell>
          <table:table-cell table:formula="of:=SQRT([.D115]^2+[.C115]^2+[.B115]^2)" office:value-type="float" office:value="0.463680924774785" calcext:value-type="float">
            <text:p>0,463680924774785</text:p>
          </table:table-cell>
        </table:table-row>
        <table:table-row table:style-name="ro1">
          <table:table-cell office:value-type="float" office:value="10.285" calcext:value-type="float">
            <text:p>10,285</text:p>
          </table:table-cell>
          <table:table-cell office:value-type="float" office:value="-0.11" calcext:value-type="float">
            <text:p>-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table:formula="of:=SQRT([.D116]^2+[.C116]^2+[.B116]^2)" office:value-type="float" office:value="0.561693866799345" calcext:value-type="float">
            <text:p>0,561693866799345</text:p>
          </table:table-cell>
        </table:table-row>
        <table:table-row table:style-name="ro1">
          <table:table-cell office:value-type="float" office:value="10.381" calcext:value-type="float">
            <text:p>10,381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1.06" calcext:value-type="float">
            <text:p>1,06</text:p>
          </table:table-cell>
          <table:table-cell table:formula="of:=SQRT([.D117]^2+[.C117]^2+[.B117]^2)" office:value-type="float" office:value="1.06160256216722" calcext:value-type="float">
            <text:p>1,06160256216722</text:p>
          </table:table-cell>
        </table:table-row>
        <table:table-row table:style-name="ro1">
          <table:table-cell office:value-type="float" office:value="10.465" calcext:value-type="float">
            <text:p>10,465</text:p>
          </table:table-cell>
          <table:table-cell office:value-type="float" office:value="-0.06" calcext:value-type="float">
            <text:p>-0,06</text:p>
          </table:table-cell>
          <table:table-cell office:value-type="float" office:value="-0.25" calcext:value-type="float">
            <text:p>-0,25</text:p>
          </table:table-cell>
          <table:table-cell office:value-type="float" office:value="-0.18" calcext:value-type="float">
            <text:p>-0,18</text:p>
          </table:table-cell>
          <table:table-cell table:formula="of:=SQRT([.D118]^2+[.C118]^2+[.B118]^2)" office:value-type="float" office:value="0.313847096529504" calcext:value-type="float">
            <text:p>0,313847096529504</text:p>
          </table:table-cell>
        </table:table-row>
        <table:table-row table:style-name="ro1">
          <table:table-cell office:value-type="float" office:value="10.556" calcext:value-type="float">
            <text:p>10,556</text:p>
          </table:table-cell>
          <table:table-cell office:value-type="float" office:value="0.03" calcext:value-type="float">
            <text:p>0,03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6" calcext:value-type="float">
            <text:p>-0,06</text:p>
          </table:table-cell>
          <table:table-cell table:formula="of:=SQRT([.D119]^2+[.C119]^2+[.B119]^2)" office:value-type="float" office:value="0.0836660026534076" calcext:value-type="float">
            <text:p>0,083666002653408</text:p>
          </table:table-cell>
        </table:table-row>
        <table:table-row table:style-name="ro1">
          <table:table-cell office:value-type="float" office:value="10.649" calcext:value-type="float">
            <text:p>10,64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-0.72" calcext:value-type="float">
            <text:p>-0,72</text:p>
          </table:table-cell>
          <table:table-cell table:formula="of:=SQRT([.D120]^2+[.C120]^2+[.B120]^2)" office:value-type="float" office:value="0.724430811050993" calcext:value-type="float">
            <text:p>0,724430811050993</text:p>
          </table:table-cell>
        </table:table-row>
        <table:table-row table:style-name="ro1">
          <table:table-cell office:value-type="float" office:value="10.737" calcext:value-type="float">
            <text:p>10,737</text:p>
          </table:table-cell>
          <table:table-cell office:value-type="float" office:value="-0.08" calcext:value-type="float">
            <text:p>-0,08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table:formula="of:=SQRT([.D121]^2+[.C121]^2+[.B121]^2)" office:value-type="float" office:value="0.145945195193264" calcext:value-type="float">
            <text:p>0,145945195193264</text:p>
          </table:table-cell>
        </table:table-row>
        <table:table-row table:style-name="ro1">
          <table:table-cell office:value-type="float" office:value="10.828" calcext:value-type="float">
            <text:p>10,828</text:p>
          </table:table-cell>
          <table:table-cell office:value-type="float" office:value="-0.04" calcext:value-type="float">
            <text:p>-0,04</text:p>
          </table:table-cell>
          <table:table-cell office:value-type="float" office:value="0.04" calcext:value-type="float">
            <text:p>0,04</text:p>
          </table:table-cell>
          <table:table-cell office:value-type="float" office:value="0.61" calcext:value-type="float">
            <text:p>0,61</text:p>
          </table:table-cell>
          <table:table-cell table:formula="of:=SQRT([.D122]^2+[.C122]^2+[.B122]^2)" office:value-type="float" office:value="0.612617335699864" calcext:value-type="float">
            <text:p>0,612617335699864</text:p>
          </table:table-cell>
        </table:table-row>
        <table:table-row table:style-name="ro1">
          <table:table-cell office:value-type="float" office:value="10.918" calcext:value-type="float">
            <text:p>10,918</text:p>
          </table:table-cell>
          <table:table-cell office:value-type="float" office:value="0.17" calcext:value-type="float">
            <text:p>0,17</text:p>
          </table:table-cell>
          <table:table-cell office:value-type="float" office:value="-0.22" calcext:value-type="float">
            <text:p>-0,22</text:p>
          </table:table-cell>
          <table:table-cell office:value-type="float" office:value="-0.39" calcext:value-type="float">
            <text:p>-0,39</text:p>
          </table:table-cell>
          <table:table-cell table:formula="of:=SQRT([.D123]^2+[.C123]^2+[.B123]^2)" office:value-type="float" office:value="0.478957200593122" calcext:value-type="float">
            <text:p>0,478957200593122</text:p>
          </table:table-cell>
        </table:table-row>
        <table:table-row table:style-name="ro1">
          <table:table-cell office:value-type="float" office:value="11.01" calcext:value-type="float">
            <text:p>11,0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0.02" calcext:value-type="float">
            <text:p>0,02</text:p>
          </table:table-cell>
          <table:table-cell table:formula="of:=SQRT([.D124]^2+[.C124]^2+[.B124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1.113" calcext:value-type="float">
            <text:p>11,113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6" calcext:value-type="float">
            <text:p>-0,06</text:p>
          </table:table-cell>
          <table:table-cell office:value-type="float" office:value="-0.15" calcext:value-type="float">
            <text:p>-0,15</text:p>
          </table:table-cell>
          <table:table-cell table:formula="of:=SQRT([.D125]^2+[.C125]^2+[.B125]^2)" office:value-type="float" office:value="0.169115345252878" calcext:value-type="float">
            <text:p>0,169115345252878</text:p>
          </table:table-cell>
        </table:table-row>
        <table:table-row table:style-name="ro1">
          <table:table-cell office:value-type="float" office:value="11.19" calcext:value-type="float">
            <text:p>11,19</text:p>
          </table:table-cell>
          <table:table-cell office:value-type="float" office:value="-0.11" calcext:value-type="float">
            <text:p>-0,11</text:p>
          </table:table-cell>
          <table:table-cell office:value-type="float" office:value="-0.15" calcext:value-type="float">
            <text:p>-0,15</text:p>
          </table:table-cell>
          <table:table-cell office:value-type="float" office:value="0.31" calcext:value-type="float">
            <text:p>0,31</text:p>
          </table:table-cell>
          <table:table-cell table:formula="of:=SQRT([.D126]^2+[.C126]^2+[.B126]^2)" office:value-type="float" office:value="0.361524549650504" calcext:value-type="float">
            <text:p>0,361524549650504</text:p>
          </table:table-cell>
        </table:table-row>
        <table:table-row table:style-name="ro1">
          <table:table-cell office:value-type="float" office:value="11.287" calcext:value-type="float">
            <text:p>11,287</text:p>
          </table:table-cell>
          <table:table-cell office:value-type="float" office:value="0.1" calcext:value-type="float">
            <text:p>0,1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9" calcext:value-type="float">
            <text:p>-0,09</text:p>
          </table:table-cell>
          <table:table-cell table:formula="of:=SQRT([.D127]^2+[.C127]^2+[.B127]^2)" office:value-type="float" office:value="0.232808934536456" calcext:value-type="float">
            <text:p>0,232808934536456</text:p>
          </table:table-cell>
        </table:table-row>
        <table:table-row table:style-name="ro1">
          <table:table-cell office:value-type="float" office:value="11.371" calcext:value-type="float">
            <text:p>11,371</text:p>
          </table:table-cell>
          <table:table-cell office:value-type="float" office:value="0.14" calcext:value-type="float">
            <text:p>0,1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table:formula="of:=SQRT([.D128]^2+[.C128]^2+[.B128]^2)" office:value-type="float" office:value="0.143527000944073" calcext:value-type="float">
            <text:p>0,143527000944073</text:p>
          </table:table-cell>
        </table:table-row>
        <table:table-row table:style-name="ro1">
          <table:table-cell office:value-type="float" office:value="11.462" calcext:value-type="float">
            <text:p>11,462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4" calcext:value-type="float">
            <text:p>-0,04</text:p>
          </table:table-cell>
          <table:table-cell office:value-type="float" office:value="-0.44" calcext:value-type="float">
            <text:p>-0,44</text:p>
          </table:table-cell>
          <table:table-cell table:formula="of:=SQRT([.D129]^2+[.C129]^2+[.B129]^2)" office:value-type="float" office:value="0.445869936192159" calcext:value-type="float">
            <text:p>0,445869936192159</text:p>
          </table:table-cell>
        </table:table-row>
        <table:table-row table:style-name="ro1">
          <table:table-cell office:value-type="float" office:value="11.553" calcext:value-type="float">
            <text:p>11,553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SQRT([.D130]^2+[.C130]^2+[.B130]^2)" office:value-type="float" office:value="0.704556598152342" calcext:value-type="float">
            <text:p>0,704556598152342</text:p>
          </table:table-cell>
        </table:table-row>
        <table:table-row table:style-name="ro1">
          <table:table-cell office:value-type="float" office:value="11.643" calcext:value-type="float">
            <text:p>11,643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table:formula="of:=SQRT([.D131]^2+[.C131]^2+[.B131]^2)" office:value-type="float" office:value="0.152970585407784" calcext:value-type="float">
            <text:p>0,152970585407784</text:p>
          </table:table-cell>
        </table:table-row>
        <table:table-row table:style-name="ro1">
          <table:table-cell office:value-type="float" office:value="11.733" calcext:value-type="float">
            <text:p>11,733</text:p>
          </table:table-cell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-0.14" calcext:value-type="float">
            <text:p>-0,14</text:p>
          </table:table-cell>
          <table:table-cell table:formula="of:=SQRT([.D132]^2+[.C132]^2+[.B132]^2)" office:value-type="float" office:value="0.331813200460741" calcext:value-type="float">
            <text:p>0,331813200460741</text:p>
          </table:table-cell>
        </table:table-row>
        <table:table-row table:style-name="ro1">
          <table:table-cell office:value-type="float" office:value="11.824" calcext:value-type="float">
            <text:p>11,824</text:p>
          </table:table-cell>
          <table:table-cell office:value-type="float" office:value="-0.26" calcext:value-type="float">
            <text:p>-0,26</text:p>
          </table:table-cell>
          <table:table-cell office:value-type="float" office:value="-0.19" calcext:value-type="float">
            <text:p>-0,19</text:p>
          </table:table-cell>
          <table:table-cell office:value-type="float" office:value="0.09" calcext:value-type="float">
            <text:p>0,09</text:p>
          </table:table-cell>
          <table:table-cell table:formula="of:=SQRT([.D133]^2+[.C133]^2+[.B133]^2)" office:value-type="float" office:value="0.33436506994601" calcext:value-type="float">
            <text:p>0,33436506994601</text:p>
          </table:table-cell>
        </table:table-row>
        <table:table-row table:style-name="ro1">
          <table:table-cell office:value-type="float" office:value="11.92" calcext:value-type="float">
            <text:p>11,92</text:p>
          </table:table-cell>
          <table:table-cell office:value-type="float" office:value="-0.02" calcext:value-type="float">
            <text:p>-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56" calcext:value-type="float">
            <text:p>0,56</text:p>
          </table:table-cell>
          <table:table-cell table:formula="of:=SQRT([.D134]^2+[.C134]^2+[.B134]^2)" office:value-type="float" office:value="0.561159513863928" calcext:value-type="float">
            <text:p>0,561159513863928</text:p>
          </table:table-cell>
        </table:table-row>
        <table:table-row table:style-name="ro1">
          <table:table-cell office:value-type="float" office:value="12.018" calcext:value-type="float">
            <text:p>12,018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6" calcext:value-type="float">
            <text:p>-0,06</text:p>
          </table:table-cell>
          <table:table-cell office:value-type="float" office:value="0.13" calcext:value-type="float">
            <text:p>0,13</text:p>
          </table:table-cell>
          <table:table-cell table:formula="of:=SQRT([.D135]^2+[.C135]^2+[.B135]^2)" office:value-type="float" office:value="0.200249843945008" calcext:value-type="float">
            <text:p>0,200249843945008</text:p>
          </table:table-cell>
        </table:table-row>
        <table:table-row table:style-name="ro1">
          <table:table-cell office:value-type="float" office:value="12.096" calcext:value-type="float">
            <text:p>12,096</text:p>
          </table:table-cell>
          <table:table-cell office:value-type="float" office:value="0.04" calcext:value-type="float">
            <text:p>0,04</text:p>
          </table:table-cell>
          <table:table-cell office:value-type="float" office:value="-0.22" calcext:value-type="float">
            <text:p>-0,22</text:p>
          </table:table-cell>
          <table:table-cell office:value-type="float" office:value="0.02" calcext:value-type="float">
            <text:p>0,02</text:p>
          </table:table-cell>
          <table:table-cell table:formula="of:=SQRT([.D136]^2+[.C136]^2+[.B136]^2)" office:value-type="float" office:value="0.224499443206436" calcext:value-type="float">
            <text:p>0,224499443206436</text:p>
          </table:table-cell>
        </table:table-row>
        <table:table-row table:style-name="ro1">
          <table:table-cell office:value-type="float" office:value="12.194" calcext:value-type="float">
            <text:p>12,194</text:p>
          </table:table-cell>
          <table:table-cell office:value-type="float" office:value="-0.11" calcext:value-type="float">
            <text:p>-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formula="of:=SQRT([.D137]^2+[.C137]^2+[.B137]^2)" office:value-type="float" office:value="0.194422220952236" calcext:value-type="float">
            <text:p>0,194422220952236</text:p>
          </table:table-cell>
        </table:table-row>
        <table:table-row table:style-name="ro1">
          <table:table-cell office:value-type="float" office:value="12.277" calcext:value-type="float">
            <text:p>12,277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4" calcext:value-type="float">
            <text:p>-0,04</text:p>
          </table:table-cell>
          <table:table-cell office:value-type="float" office:value="0.74" calcext:value-type="float">
            <text:p>0,74</text:p>
          </table:table-cell>
          <table:table-cell table:formula="of:=SQRT([.D138]^2+[.C138]^2+[.B138]^2)" office:value-type="float" office:value="0.741350119714026" calcext:value-type="float">
            <text:p>0,741350119714026</text:p>
          </table:table-cell>
        </table:table-row>
        <table:table-row table:style-name="ro1">
          <table:table-cell office:value-type="float" office:value="12.367" calcext:value-type="float">
            <text:p>12,367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-0.09" calcext:value-type="float">
            <text:p>-0,09</text:p>
          </table:table-cell>
          <table:table-cell table:formula="of:=SQRT([.D139]^2+[.C139]^2+[.B139]^2)" office:value-type="float" office:value="0.187882942280559" calcext:value-type="float">
            <text:p>0,187882942280559</text:p>
          </table:table-cell>
        </table:table-row>
        <table:table-row table:style-name="ro1">
          <table:table-cell office:value-type="float" office:value="12.458" calcext:value-type="float">
            <text:p>12,45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table:formula="of:=SQRT([.D140]^2+[.C140]^2+[.B140]^2)" office:value-type="float" office:value="0.524785670536077" calcext:value-type="float">
            <text:p>0,524785670536077</text:p>
          </table:table-cell>
        </table:table-row>
        <table:table-row table:style-name="ro1">
          <table:table-cell office:value-type="float" office:value="12.548" calcext:value-type="float">
            <text:p>12,548</text:p>
          </table:table-cell>
          <table:table-cell office:value-type="float" office:value="-0.04" calcext:value-type="float">
            <text:p>-0,04</text:p>
          </table:table-cell>
          <table:table-cell office:value-type="float" office:value="0.37" calcext:value-type="float">
            <text:p>0,37</text:p>
          </table:table-cell>
          <table:table-cell office:value-type="float" office:value="-0.28" calcext:value-type="float">
            <text:p>-0,28</text:p>
          </table:table-cell>
          <table:table-cell table:formula="of:=SQRT([.D141]^2+[.C141]^2+[.B141]^2)" office:value-type="float" office:value="0.465725240887801" calcext:value-type="float">
            <text:p>0,465725240887801</text:p>
          </table:table-cell>
        </table:table-row>
        <table:table-row table:style-name="ro1">
          <table:table-cell office:value-type="float" office:value="12.639" calcext:value-type="float">
            <text:p>12,639</text:p>
          </table:table-cell>
          <table:table-cell office:value-type="float" office:value="-0.08" calcext:value-type="float">
            <text:p>-0,08</text:p>
          </table:table-cell>
          <table:table-cell office:value-type="float" office:value="-0.21" calcext:value-type="float">
            <text:p>-0,21</text:p>
          </table:table-cell>
          <table:table-cell office:value-type="float" office:value="-0.02" calcext:value-type="float">
            <text:p>-0,02</text:p>
          </table:table-cell>
          <table:table-cell table:formula="of:=SQRT([.D142]^2+[.C142]^2+[.B142]^2)" office:value-type="float" office:value="0.225610283453569" calcext:value-type="float">
            <text:p>0,225610283453569</text:p>
          </table:table-cell>
        </table:table-row>
        <table:table-row table:style-name="ro1">
          <table:table-cell office:value-type="float" office:value="12.729" calcext:value-type="float">
            <text:p>12,729</text:p>
          </table:table-cell>
          <table:table-cell office:value-type="float" office:value="-0.19" calcext:value-type="float">
            <text:p>-0,19</text:p>
          </table:table-cell>
          <table:table-cell office:value-type="float" office:value="0.29" calcext:value-type="float">
            <text:p>0,29</text:p>
          </table:table-cell>
          <table:table-cell office:value-type="float" office:value="0.15" calcext:value-type="float">
            <text:p>0,15</text:p>
          </table:table-cell>
          <table:table-cell table:formula="of:=SQRT([.D143]^2+[.C143]^2+[.B143]^2)" office:value-type="float" office:value="0.377756535350482" calcext:value-type="float">
            <text:p>0,377756535350482</text:p>
          </table:table-cell>
        </table:table-row>
        <table:table-row table:style-name="ro1">
          <table:table-cell office:value-type="float" office:value="12.824" calcext:value-type="float">
            <text:p>12,824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-0.02" calcext:value-type="float">
            <text:p>-0,02</text:p>
          </table:table-cell>
          <table:table-cell table:formula="of:=SQRT([.D144]^2+[.C144]^2+[.B144]^2)" office:value-type="float" office:value="0.102469507659596" calcext:value-type="float">
            <text:p>0,102469507659596</text:p>
          </table:table-cell>
        </table:table-row>
        <table:table-row table:style-name="ro1">
          <table:table-cell office:value-type="float" office:value="12.925" calcext:value-type="float">
            <text:p>12,925</text:p>
          </table:table-cell>
          <table:table-cell office:value-type="float" office:value="0.16" calcext:value-type="float">
            <text:p>0,16</text:p>
          </table:table-cell>
          <table:table-cell office:value-type="float" office:value="-0.29" calcext:value-type="float">
            <text:p>-0,29</text:p>
          </table:table-cell>
          <table:table-cell office:value-type="float" office:value="-1.01" calcext:value-type="float">
            <text:p>-1,01</text:p>
          </table:table-cell>
          <table:table-cell table:formula="of:=SQRT([.D145]^2+[.C145]^2+[.B145]^2)" office:value-type="float" office:value="1.06292050502378" calcext:value-type="float">
            <text:p>1,06292050502378</text:p>
          </table:table-cell>
        </table:table-row>
        <table:table-row table:style-name="ro1">
          <table:table-cell office:value-type="float" office:value="13.001" calcext:value-type="float">
            <text:p>13,001</text:p>
          </table:table-cell>
          <table:table-cell office:value-type="float" office:value="0.24" calcext:value-type="float">
            <text:p>0,24</text:p>
          </table:table-cell>
          <table:table-cell office:value-type="float" office:value="0.1" calcext:value-type="float">
            <text:p>0,1</text:p>
          </table:table-cell>
          <table:table-cell office:value-type="float" office:value="-0.43" calcext:value-type="float">
            <text:p>-0,43</text:p>
          </table:table-cell>
          <table:table-cell table:formula="of:=SQRT([.D146]^2+[.C146]^2+[.B146]^2)" office:value-type="float" office:value="0.502493781056044" calcext:value-type="float">
            <text:p>0,502493781056044</text:p>
          </table:table-cell>
        </table:table-row>
        <table:table-row table:style-name="ro1">
          <table:table-cell office:value-type="float" office:value="13.096" calcext:value-type="float">
            <text:p>13,096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SQRT([.D147]^2+[.C147]^2+[.B147]^2)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3.183" calcext:value-type="float">
            <text:p>13,183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1" calcext:value-type="float">
            <text:p>-0,11</text:p>
          </table:table-cell>
          <table:table-cell office:value-type="float" office:value="0.56" calcext:value-type="float">
            <text:p>0,56</text:p>
          </table:table-cell>
          <table:table-cell table:formula="of:=SQRT([.D148]^2+[.C148]^2+[.B148]^2)" office:value-type="float" office:value="0.598414572015087" calcext:value-type="float">
            <text:p>0,598414572015087</text:p>
          </table:table-cell>
        </table:table-row>
        <table:table-row table:style-name="ro1">
          <table:table-cell office:value-type="float" office:value="13.273" calcext:value-type="float">
            <text:p>13,273</text:p>
          </table:table-cell>
          <table:table-cell office:value-type="float" office:value="-0.13" calcext:value-type="float">
            <text:p>-0,13</text:p>
          </table:table-cell>
          <table:table-cell office:value-type="float" office:value="0.06" calcext:value-type="float">
            <text:p>0,06</text:p>
          </table:table-cell>
          <table:table-cell office:value-type="float" office:value="-0.48" calcext:value-type="float">
            <text:p>-0,48</text:p>
          </table:table-cell>
          <table:table-cell table:formula="of:=SQRT([.D149]^2+[.C149]^2+[.B149]^2)" office:value-type="float" office:value="0.500899191454728" calcext:value-type="float">
            <text:p>0,500899191454728</text:p>
          </table:table-cell>
        </table:table-row>
        <table:table-row table:style-name="ro1">
          <table:table-cell office:value-type="float" office:value="13.364" calcext:value-type="float">
            <text:p>13,364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2" calcext:value-type="float">
            <text:p>-0,02</text:p>
          </table:table-cell>
          <table:table-cell office:value-type="float" office:value="0.85" calcext:value-type="float">
            <text:p>0,85</text:p>
          </table:table-cell>
          <table:table-cell table:formula="of:=SQRT([.D150]^2+[.C150]^2+[.B150]^2)" office:value-type="float" office:value="0.853111950449646" calcext:value-type="float">
            <text:p>0,853111950449646</text:p>
          </table:table-cell>
        </table:table-row>
        <table:table-row table:style-name="ro1">
          <table:table-cell office:value-type="float" office:value="13.454" calcext:value-type="float">
            <text:p>13,454</text:p>
          </table:table-cell>
          <table:table-cell office:value-type="float" office:value="-0.06" calcext:value-type="float">
            <text:p>-0,06</text:p>
          </table:table-cell>
          <table:table-cell office:value-type="float" office:value="0.04" calcext:value-type="float">
            <text:p>0,04</text:p>
          </table:table-cell>
          <table:table-cell office:value-type="float" office:value="1.01" calcext:value-type="float">
            <text:p>1,01</text:p>
          </table:table-cell>
          <table:table-cell table:formula="of:=SQRT([.D151]^2+[.C151]^2+[.B151]^2)" office:value-type="float" office:value="1.01257098516598" calcext:value-type="float">
            <text:p>1,01257098516598</text:p>
          </table:table-cell>
        </table:table-row>
        <table:table-row table:style-name="ro1">
          <table:table-cell office:value-type="float" office:value="13.545" calcext:value-type="float">
            <text:p>13,545</text:p>
          </table:table-cell>
          <table:table-cell office:value-type="float" office:value="0.27" calcext:value-type="float">
            <text:p>0,27</text:p>
          </table:table-cell>
          <table:table-cell office:value-type="float" office:value="-0.09" calcext:value-type="float">
            <text:p>-0,09</text:p>
          </table:table-cell>
          <table:table-cell office:value-type="float" office:value="-0.64" calcext:value-type="float">
            <text:p>-0,64</text:p>
          </table:table-cell>
          <table:table-cell table:formula="of:=SQRT([.D152]^2+[.C152]^2+[.B152]^2)" office:value-type="float" office:value="0.700428440313498" calcext:value-type="float">
            <text:p>0,700428440313498</text:p>
          </table:table-cell>
        </table:table-row>
        <table:table-row table:style-name="ro1">
          <table:table-cell office:value-type="float" office:value="13.635" calcext:value-type="float">
            <text:p>13,635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-1.51" calcext:value-type="float">
            <text:p>-1,51</text:p>
          </table:table-cell>
          <table:table-cell table:formula="of:=SQRT([.D153]^2+[.C153]^2+[.B153]^2)" office:value-type="float" office:value="1.51386921495881" calcext:value-type="float">
            <text:p>1,51386921495881</text:p>
          </table:table-cell>
        </table:table-row>
        <table:table-row table:style-name="ro1">
          <table:table-cell office:value-type="float" office:value="13.727" calcext:value-type="float">
            <text:p>13,727</text:p>
          </table:table-cell>
          <table:table-cell office:value-type="float" office:value="-0.06" calcext:value-type="float">
            <text:p>-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92" calcext:value-type="float">
            <text:p>0,92</text:p>
          </table:table-cell>
          <table:table-cell table:formula="of:=SQRT([.D154]^2+[.C154]^2+[.B154]^2)" office:value-type="float" office:value="0.922442410126508" calcext:value-type="float">
            <text:p>0,922442410126508</text:p>
          </table:table-cell>
        </table:table-row>
        <table:table-row table:style-name="ro1">
          <table:table-cell office:value-type="float" office:value="13.827" calcext:value-type="float">
            <text:p>13,827</text:p>
          </table:table-cell>
          <table:table-cell office:value-type="float" office:value="0.11" calcext:value-type="float">
            <text:p>0,11</text:p>
          </table:table-cell>
          <table:table-cell office:value-type="float" office:value="-0.16" calcext:value-type="float">
            <text:p>-0,16</text:p>
          </table:table-cell>
          <table:table-cell office:value-type="float" office:value="0.25" calcext:value-type="float">
            <text:p>0,25</text:p>
          </table:table-cell>
          <table:table-cell table:formula="of:=SQRT([.D155]^2+[.C155]^2+[.B155]^2)" office:value-type="float" office:value="0.316543835826888" calcext:value-type="float">
            <text:p>0,316543835826888</text:p>
          </table:table-cell>
        </table:table-row>
        <table:table-row table:style-name="ro1">
          <table:table-cell office:value-type="float" office:value="13.907" calcext:value-type="float">
            <text:p>13,907</text:p>
          </table:table-cell>
          <table:table-cell office:value-type="float" office:value="-0.06" calcext:value-type="float">
            <text:p>-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99" calcext:value-type="float">
            <text:p>0,99</text:p>
          </table:table-cell>
          <table:table-cell table:formula="of:=SQRT([.D156]^2+[.C156]^2+[.B156]^2)" office:value-type="float" office:value="0.99589156036187" calcext:value-type="float">
            <text:p>0,99589156036187</text:p>
          </table:table-cell>
        </table:table-row>
        <table:table-row table:style-name="ro1">
          <table:table-cell office:value-type="float" office:value="14.005" calcext:value-type="float">
            <text:p>14,005</text:p>
          </table:table-cell>
          <table:table-cell office:value-type="float" office:value="-0.22" calcext:value-type="float">
            <text:p>-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table:formula="of:=SQRT([.D157]^2+[.C157]^2+[.B157]^2)" office:value-type="float" office:value="0.342490875790874" calcext:value-type="float">
            <text:p>0,342490875790874</text:p>
          </table:table-cell>
        </table:table-row>
        <table:table-row table:style-name="ro1">
          <table:table-cell office:value-type="float" office:value="14.088" calcext:value-type="float">
            <text:p>14,088</text:p>
          </table:table-cell>
          <table:table-cell office:value-type="float" office:value="0.35" calcext:value-type="float">
            <text:p>0,35</text:p>
          </table:table-cell>
          <table:table-cell office:value-type="float" office:value="0.08" calcext:value-type="float">
            <text:p>0,08</text:p>
          </table:table-cell>
          <table:table-cell office:value-type="float" office:value="-0.19" calcext:value-type="float">
            <text:p>-0,19</text:p>
          </table:table-cell>
          <table:table-cell table:formula="of:=SQRT([.D158]^2+[.C158]^2+[.B158]^2)" office:value-type="float" office:value="0.406201920231798" calcext:value-type="float">
            <text:p>0,406201920231798</text:p>
          </table:table-cell>
        </table:table-row>
        <table:table-row table:style-name="ro1">
          <table:table-cell office:value-type="float" office:value="14.179" calcext:value-type="float">
            <text:p>14,179</text:p>
          </table:table-cell>
          <table:table-cell office:value-type="float" office:value="-0.14" calcext:value-type="float">
            <text:p>-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38" calcext:value-type="float">
            <text:p>0,38</text:p>
          </table:table-cell>
          <table:table-cell table:formula="of:=SQRT([.D159]^2+[.C159]^2+[.B159]^2)" office:value-type="float" office:value="0.431856457633784" calcext:value-type="float">
            <text:p>0,431856457633784</text:p>
          </table:table-cell>
        </table:table-row>
        <table:table-row table:style-name="ro1">
          <table:table-cell office:value-type="float" office:value="14.271" calcext:value-type="float">
            <text:p>14,27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41" calcext:value-type="float">
            <text:p>0,41</text:p>
          </table:table-cell>
          <table:table-cell table:formula="of:=SQRT([.D160]^2+[.C160]^2+[.B160]^2)" office:value-type="float" office:value="0.421781934179263" calcext:value-type="float">
            <text:p>0,421781934179263</text:p>
          </table:table-cell>
        </table:table-row>
        <table:table-row table:style-name="ro1">
          <table:table-cell office:value-type="float" office:value="14.36" calcext:value-type="float">
            <text:p>14,36</text:p>
          </table:table-cell>
          <table:table-cell office:value-type="float" office:value="-0.21" calcext:value-type="float">
            <text:p>-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32" calcext:value-type="float">
            <text:p>0,32</text:p>
          </table:table-cell>
          <table:table-cell table:formula="of:=SQRT([.D161]^2+[.C161]^2+[.B161]^2)" office:value-type="float" office:value="0.422965719651132" calcext:value-type="float">
            <text:p>0,422965719651132</text:p>
          </table:table-cell>
        </table:table-row>
        <table:table-row table:style-name="ro1">
          <table:table-cell office:value-type="float" office:value="14.45" calcext:value-type="float">
            <text:p>14,45</text:p>
          </table:table-cell>
          <table:table-cell office:value-type="float" office:value="-0.29" calcext:value-type="float">
            <text:p>-0,29</text:p>
          </table:table-cell>
          <table:table-cell office:value-type="float" office:value="-0.08" calcext:value-type="float">
            <text:p>-0,08</text:p>
          </table:table-cell>
          <table:table-cell office:value-type="float" office:value="0.13" calcext:value-type="float">
            <text:p>0,13</text:p>
          </table:table-cell>
          <table:table-cell table:formula="of:=SQRT([.D162]^2+[.C162]^2+[.B162]^2)" office:value-type="float" office:value="0.327719392163479" calcext:value-type="float">
            <text:p>0,327719392163479</text:p>
          </table:table-cell>
        </table:table-row>
        <table:table-row table:style-name="ro1">
          <table:table-cell office:value-type="float" office:value="14.541" calcext:value-type="float">
            <text:p>14,541</text:p>
          </table:table-cell>
          <table:table-cell office:value-type="float" office:value="-0.03" calcext:value-type="float">
            <text:p>-0,03</text:p>
          </table:table-cell>
          <table:table-cell office:value-type="float" office:value="0.08" calcext:value-type="float">
            <text:p>0,08</text:p>
          </table:table-cell>
          <table:table-cell office:value-type="float" office:value="1.26" calcext:value-type="float">
            <text:p>1,26</text:p>
          </table:table-cell>
          <table:table-cell table:formula="of:=SQRT([.D163]^2+[.C163]^2+[.B163]^2)" office:value-type="float" office:value="1.26289350303183" calcext:value-type="float">
            <text:p>1,26289350303183</text:p>
          </table:table-cell>
        </table:table-row>
        <table:table-row table:style-name="ro1">
          <table:table-cell office:value-type="float" office:value="14.634" calcext:value-type="float">
            <text:p>14,634</text:p>
          </table:table-cell>
          <table:table-cell office:value-type="float" office:value="0.08" calcext:value-type="float">
            <text:p>0,08</text:p>
          </table:table-cell>
          <table:table-cell office:value-type="float" office:value="0.3" calcext:value-type="float">
            <text:p>0,3</text:p>
          </table:table-cell>
          <table:table-cell office:value-type="float" office:value="0.04" calcext:value-type="float">
            <text:p>0,04</text:p>
          </table:table-cell>
          <table:table-cell table:formula="of:=SQRT([.D164]^2+[.C164]^2+[.B164]^2)" office:value-type="float" office:value="0.313049516849971" calcext:value-type="float">
            <text:p>0,313049516849971</text:p>
          </table:table-cell>
        </table:table-row>
        <table:table-row table:style-name="ro1">
          <table:table-cell office:value-type="float" office:value="14.737" calcext:value-type="float">
            <text:p>14,737</text:p>
          </table:table-cell>
          <table:table-cell office:value-type="float" office:value="0.29" calcext:value-type="float">
            <text:p>0,29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table:formula="of:=SQRT([.D165]^2+[.C165]^2+[.B165]^2)" office:value-type="float" office:value="0.673869423553258" calcext:value-type="float">
            <text:p>0,673869423553258</text:p>
          </table:table-cell>
        </table:table-row>
        <table:table-row table:style-name="ro1">
          <table:table-cell office:value-type="float" office:value="14.813" calcext:value-type="float">
            <text:p>14,813</text:p>
          </table:table-cell>
          <table:table-cell office:value-type="float" office:value="-0.08" calcext:value-type="float">
            <text:p>-0,08</text:p>
          </table:table-cell>
          <table:table-cell office:value-type="float" office:value="0.3" calcext:value-type="float">
            <text:p>0,3</text:p>
          </table:table-cell>
          <table:table-cell office:value-type="float" office:value="-0.82" calcext:value-type="float">
            <text:p>-0,82</text:p>
          </table:table-cell>
          <table:table-cell table:formula="of:=SQRT([.D166]^2+[.C166]^2+[.B166]^2)" office:value-type="float" office:value="0.876812408671319" calcext:value-type="float">
            <text:p>0,876812408671319</text:p>
          </table:table-cell>
        </table:table-row>
        <table:table-row table:style-name="ro1">
          <table:table-cell office:value-type="float" office:value="14.91" calcext:value-type="float">
            <text:p>14,91</text:p>
          </table:table-cell>
          <table:table-cell office:value-type="float" office:value="0.12" calcext:value-type="float">
            <text:p>0,12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3" calcext:value-type="float">
            <text:p>-0,03</text:p>
          </table:table-cell>
          <table:table-cell table:formula="of:=SQRT([.D167]^2+[.C167]^2+[.B167]^2)" office:value-type="float" office:value="0.147309198626562" calcext:value-type="float">
            <text:p>0,147309198626562</text:p>
          </table:table-cell>
        </table:table-row>
        <table:table-row table:style-name="ro1">
          <table:table-cell office:value-type="float" office:value="14.994" calcext:value-type="float">
            <text:p>14,994</text:p>
          </table:table-cell>
          <table:table-cell office:value-type="float" office:value="-0.11" calcext:value-type="float">
            <text:p>-0,11</text:p>
          </table:table-cell>
          <table:table-cell office:value-type="float" office:value="0.08" calcext:value-type="float">
            <text:p>0,08</text:p>
          </table:table-cell>
          <table:table-cell office:value-type="float" office:value="-0.41" calcext:value-type="float">
            <text:p>-0,41</text:p>
          </table:table-cell>
          <table:table-cell table:formula="of:=SQRT([.D168]^2+[.C168]^2+[.B168]^2)" office:value-type="float" office:value="0.431972221329104" calcext:value-type="float">
            <text:p>0,431972221329104</text:p>
          </table:table-cell>
        </table:table-row>
        <table:table-row table:style-name="ro1">
          <table:table-cell office:value-type="float" office:value="15.084" calcext:value-type="float">
            <text:p>15,084</text:p>
          </table:table-cell>
          <table:table-cell office:value-type="float" office:value="-0.06" calcext:value-type="float">
            <text:p>-0,0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formula="of:=SQRT([.D169]^2+[.C169]^2+[.B169]^2)" office:value-type="float" office:value="0.134164078649987" calcext:value-type="float">
            <text:p>0,134164078649987</text:p>
          </table:table-cell>
        </table:table-row>
        <table:table-row table:style-name="ro1">
          <table:table-cell office:value-type="float" office:value="15.175" calcext:value-type="float">
            <text:p>15,175</text:p>
          </table:table-cell>
          <table:table-cell office:value-type="float" office:value="-0.09" calcext:value-type="float">
            <text:p>-0,09</text:p>
          </table:table-cell>
          <table:table-cell office:value-type="float" office:value="0.04" calcext:value-type="float">
            <text:p>0,04</text:p>
          </table:table-cell>
          <table:table-cell office:value-type="float" office:value="-0.76" calcext:value-type="float">
            <text:p>-0,76</text:p>
          </table:table-cell>
          <table:table-cell table:formula="of:=SQRT([.D170]^2+[.C170]^2+[.B170]^2)" office:value-type="float" office:value="0.766355009117837" calcext:value-type="float">
            <text:p>0,766355009117837</text:p>
          </table:table-cell>
        </table:table-row>
        <table:table-row table:style-name="ro1">
          <table:table-cell office:value-type="float" office:value="15.266" calcext:value-type="float">
            <text:p>15,266</text:p>
          </table:table-cell>
          <table:table-cell office:value-type="float" office:value="0.07" calcext:value-type="float">
            <text:p>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3" calcext:value-type="float">
            <text:p>-0,13</text:p>
          </table:table-cell>
          <table:table-cell table:formula="of:=SQRT([.D171]^2+[.C171]^2+[.B171]^2)" office:value-type="float" office:value="0.147986485869487" calcext:value-type="float">
            <text:p>0,147986485869487</text:p>
          </table:table-cell>
        </table:table-row>
        <table:table-row table:style-name="ro1">
          <table:table-cell office:value-type="float" office:value="15.356" calcext:value-type="float">
            <text:p>15,356</text:p>
          </table:table-cell>
          <table:table-cell office:value-type="float" office:value="-0.01" calcext:value-type="float">
            <text:p>-0,01</text:p>
          </table:table-cell>
          <table:table-cell office:value-type="float" office:value="0.16" calcext:value-type="float">
            <text:p>0,16</text:p>
          </table:table-cell>
          <table:table-cell office:value-type="float" office:value="0.33" calcext:value-type="float">
            <text:p>0,33</text:p>
          </table:table-cell>
          <table:table-cell table:formula="of:=SQRT([.D172]^2+[.C172]^2+[.B172]^2)" office:value-type="float" office:value="0.366878726556883" calcext:value-type="float">
            <text:p>0,366878726556883</text:p>
          </table:table-cell>
        </table:table-row>
        <table:table-row table:style-name="ro1">
          <table:table-cell office:value-type="float" office:value="15.447" calcext:value-type="float">
            <text:p>15,447</text:p>
          </table:table-cell>
          <table:table-cell office:value-type="float" office:value="0.15" calcext:value-type="float">
            <text:p>0,15</text:p>
          </table:table-cell>
          <table:table-cell office:value-type="float" office:value="0.28" calcext:value-type="float">
            <text:p>0,28</text:p>
          </table:table-cell>
          <table:table-cell office:value-type="float" office:value="-0.43" calcext:value-type="float">
            <text:p>-0,43</text:p>
          </table:table-cell>
          <table:table-cell table:formula="of:=SQRT([.D173]^2+[.C173]^2+[.B173]^2)" office:value-type="float" office:value="0.534602656184946" calcext:value-type="float">
            <text:p>0,534602656184946</text:p>
          </table:table-cell>
        </table:table-row>
        <table:table-row table:style-name="ro1">
          <table:table-cell office:value-type="float" office:value="15.543" calcext:value-type="float">
            <text:p>15,543</text:p>
          </table:table-cell>
          <table:table-cell office:value-type="float" office:value="-0.01" calcext:value-type="float">
            <text:p>-0,01</text:p>
          </table:table-cell>
          <table:table-cell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table:formula="of:=SQRT([.D174]^2+[.C174]^2+[.B174]^2)" office:value-type="float" office:value="1.02396288995256" calcext:value-type="float">
            <text:p>1,02396288995256</text:p>
          </table:table-cell>
        </table:table-row>
        <table:table-row table:style-name="ro1">
          <table:table-cell office:value-type="float" office:value="15.641" calcext:value-type="float">
            <text:p>15,641</text:p>
          </table:table-cell>
          <table:table-cell office:value-type="float" office:value="-0.02" calcext:value-type="float">
            <text:p>-0,02</text:p>
          </table:table-cell>
          <table:table-cell office:value-type="float" office:value="0.12" calcext:value-type="float">
            <text:p>0,12</text:p>
          </table:table-cell>
          <table:table-cell office:value-type="float" office:value="1.23" calcext:value-type="float">
            <text:p>1,23</text:p>
          </table:table-cell>
          <table:table-cell table:formula="of:=SQRT([.D175]^2+[.C175]^2+[.B175]^2)" office:value-type="float" office:value="1.23600161812192" calcext:value-type="float">
            <text:p>1,23600161812192</text:p>
          </table:table-cell>
        </table:table-row>
        <table:table-row table:style-name="ro1">
          <table:table-cell office:value-type="float" office:value="15.718" calcext:value-type="float">
            <text:p>15,718</text:p>
          </table:table-cell>
          <table:table-cell office:value-type="float" office:value="0.02" calcext:value-type="float">
            <text:p>0,02</text:p>
          </table:table-cell>
          <table:table-cell office:value-type="float" office:value="0.35" calcext:value-type="float">
            <text:p>0,35</text:p>
          </table:table-cell>
          <table:table-cell office:value-type="float" office:value="-0.23" calcext:value-type="float">
            <text:p>-0,23</text:p>
          </table:table-cell>
          <table:table-cell table:formula="of:=SQRT([.D176]^2+[.C176]^2+[.B176]^2)" office:value-type="float" office:value="0.419285105864733" calcext:value-type="float">
            <text:p>0,419285105864733</text:p>
          </table:table-cell>
        </table:table-row>
        <table:table-row table:style-name="ro1">
          <table:table-cell office:value-type="float" office:value="15.814" calcext:value-type="float">
            <text:p>15,81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-0.01" calcext:value-type="float">
            <text:p>-0,01</text:p>
          </table:table-cell>
          <table:table-cell table:formula="of:=SQRT([.D177]^2+[.C177]^2+[.B177]^2)" office:value-type="float" office:value="0.200249843945008" calcext:value-type="float">
            <text:p>0,200249843945008</text:p>
          </table:table-cell>
        </table:table-row>
        <table:table-row table:style-name="ro1">
          <table:table-cell office:value-type="float" office:value="15.899" calcext:value-type="float">
            <text:p>15,899</text:p>
          </table:table-cell>
          <table:table-cell office:value-type="float" office:value="-0.1" calcext:value-type="float">
            <text:p>-0,1</text:p>
          </table:table-cell>
          <table:table-cell office:value-type="float" office:value="0.23" calcext:value-type="float">
            <text:p>0,23</text:p>
          </table:table-cell>
          <table:table-cell office:value-type="float" office:value="-0" calcext:value-type="float">
            <text:p>0</text:p>
          </table:table-cell>
          <table:table-cell table:formula="of:=SQRT([.D178]^2+[.C178]^2+[.B178]^2)" office:value-type="float" office:value="0.250798724079689" calcext:value-type="float">
            <text:p>0,250798724079689</text:p>
          </table:table-cell>
        </table:table-row>
        <table:table-row table:style-name="ro1">
          <table:table-cell office:value-type="float" office:value="15.99" calcext:value-type="float">
            <text:p>15,99</text:p>
          </table:table-cell>
          <table:table-cell office:value-type="float" office:value="0.08" calcext:value-type="float">
            <text:p>0,08</text:p>
          </table:table-cell>
          <table:table-cell office:value-type="float" office:value="0.29" calcext:value-type="float">
            <text:p>0,29</text:p>
          </table:table-cell>
          <table:table-cell office:value-type="float" office:value="-0.15" calcext:value-type="float">
            <text:p>-0,15</text:p>
          </table:table-cell>
          <table:table-cell table:formula="of:=SQRT([.D179]^2+[.C179]^2+[.B179]^2)" office:value-type="float" office:value="0.336154726279432" calcext:value-type="float">
            <text:p>0,336154726279432</text:p>
          </table:table-cell>
        </table:table-row>
        <table:table-row table:style-name="ro1">
          <table:table-cell office:value-type="float" office:value="16.083" calcext:value-type="float">
            <text:p>16,083</text:p>
          </table:table-cell>
          <table:table-cell office:value-type="float" office:value="-0.12" calcext:value-type="float">
            <text:p>-0,12</text:p>
          </table:table-cell>
          <table:table-cell office:value-type="float" office:value="0.28" calcext:value-type="float">
            <text:p>0,28</text:p>
          </table:table-cell>
          <table:table-cell office:value-type="float" office:value="-0.04" calcext:value-type="float">
            <text:p>-0,04</text:p>
          </table:table-cell>
          <table:table-cell table:formula="of:=SQRT([.D180]^2+[.C180]^2+[.B180]^2)" office:value-type="float" office:value="0.307245829914744" calcext:value-type="float">
            <text:p>0,307245829914744</text:p>
          </table:table-cell>
        </table:table-row>
        <table:table-row table:style-name="ro1">
          <table:table-cell office:value-type="float" office:value="16.171" calcext:value-type="float">
            <text:p>16,171</text:p>
          </table:table-cell>
          <table:table-cell office:value-type="float" office:value="-0.04" calcext:value-type="float">
            <text:p>-0,04</text:p>
          </table:table-cell>
          <table:table-cell office:value-type="float" office:value="0.19" calcext:value-type="float">
            <text:p>0,19</text:p>
          </table:table-cell>
          <table:table-cell office:value-type="float" office:value="-0.02" calcext:value-type="float">
            <text:p>-0,02</text:p>
          </table:table-cell>
          <table:table-cell table:formula="of:=SQRT([.D181]^2+[.C181]^2+[.B181]^2)" office:value-type="float" office:value="0.195192212959431" calcext:value-type="float">
            <text:p>0,195192212959431</text:p>
          </table:table-cell>
        </table:table-row>
        <table:table-row table:style-name="ro1">
          <table:table-cell office:value-type="float" office:value="16.262" calcext:value-type="float">
            <text:p>16,262</text:p>
          </table:table-cell>
          <table:table-cell office:value-type="float" office:value="-0.05" calcext:value-type="float">
            <text:p>-0,05</text:p>
          </table:table-cell>
          <table:table-cell office:value-type="float" office:value="0.29" calcext:value-type="float">
            <text:p>0,29</text:p>
          </table:table-cell>
          <table:table-cell office:value-type="float" office:value="-0.03" calcext:value-type="float">
            <text:p>-0,03</text:p>
          </table:table-cell>
          <table:table-cell table:formula="of:=SQRT([.D182]^2+[.C182]^2+[.B182]^2)" office:value-type="float" office:value="0.295803989154981" calcext:value-type="float">
            <text:p>0,295803989154981</text:p>
          </table:table-cell>
        </table:table-row>
        <table:table-row table:style-name="ro1">
          <table:table-cell office:value-type="float" office:value="16.352" calcext:value-type="float">
            <text:p>16,352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-0.03" calcext:value-type="float">
            <text:p>-0,03</text:p>
          </table:table-cell>
          <table:table-cell table:formula="of:=SQRT([.D183]^2+[.C183]^2+[.B183]^2)" office:value-type="float" office:value="0.26343879744639" calcext:value-type="float">
            <text:p>0,26343879744639</text:p>
          </table:table-cell>
        </table:table-row>
        <table:table-row table:style-name="ro1">
          <table:table-cell office:value-type="float" office:value="16.445" calcext:value-type="float">
            <text:p>16,445</text:p>
          </table:table-cell>
          <table:table-cell office:value-type="float" office:value="0.09" calcext:value-type="float">
            <text:p>0,09</text:p>
          </table:table-cell>
          <table:table-cell office:value-type="float" office:value="-0.06" calcext:value-type="float">
            <text:p>-0,06</text:p>
          </table:table-cell>
          <table:table-cell office:value-type="float" office:value="0.09" calcext:value-type="float">
            <text:p>0,09</text:p>
          </table:table-cell>
          <table:table-cell table:formula="of:=SQRT([.D184]^2+[.C184]^2+[.B184]^2)" office:value-type="float" office:value="0.140712472794703" calcext:value-type="float">
            <text:p>0,140712472794703</text:p>
          </table:table-cell>
        </table:table-row>
        <table:table-row table:style-name="ro1">
          <table:table-cell office:value-type="float" office:value="16.547" calcext:value-type="float">
            <text:p>16,547</text:p>
          </table:table-cell>
          <table:table-cell office:value-type="float" office:value="-0.1" calcext:value-type="float">
            <text:p>-0,1</text:p>
          </table:table-cell>
          <table:table-cell office:value-type="float" office:value="0.23" calcext:value-type="float">
            <text:p>0,23</text:p>
          </table:table-cell>
          <table:table-cell office:value-type="float" office:value="0.04" calcext:value-type="float">
            <text:p>0,04</text:p>
          </table:table-cell>
          <table:table-cell table:formula="of:=SQRT([.D185]^2+[.C185]^2+[.B185]^2)" office:value-type="float" office:value="0.253968501984006" calcext:value-type="float">
            <text:p>0,253968501984006</text:p>
          </table:table-cell>
        </table:table-row>
        <table:table-row table:style-name="ro1">
          <table:table-cell office:value-type="float" office:value="16.624" calcext:value-type="float">
            <text:p>16,624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9" calcext:value-type="float">
            <text:p>-0,09</text:p>
          </table:table-cell>
          <table:table-cell office:value-type="float" office:value="0.03" calcext:value-type="float">
            <text:p>0,03</text:p>
          </table:table-cell>
          <table:table-cell table:formula="of:=SQRT([.D186]^2+[.C186]^2+[.B186]^2)" office:value-type="float" office:value="0.107238052947636" calcext:value-type="float">
            <text:p>0,107238052947636</text:p>
          </table:table-cell>
        </table:table-row>
        <table:table-row table:style-name="ro1">
          <table:table-cell office:value-type="float" office:value="16.719" calcext:value-type="float">
            <text:p>16,719</text:p>
          </table:table-cell>
          <table:table-cell office:value-type="float" office:value="0.02" calcext:value-type="float">
            <text:p>0,02</text:p>
          </table:table-cell>
          <table:table-cell office:value-type="float" office:value="-0.1" calcext:value-type="float">
            <text:p>-0,1</text:p>
          </table:table-cell>
          <table:table-cell office:value-type="float" office:value="-0.06" calcext:value-type="float">
            <text:p>-0,06</text:p>
          </table:table-cell>
          <table:table-cell table:formula="of:=SQRT([.D187]^2+[.C187]^2+[.B187]^2)" office:value-type="float" office:value="0.118321595661992" calcext:value-type="float">
            <text:p>0,118321595661992</text:p>
          </table:table-cell>
        </table:table-row>
        <table:table-row table:style-name="ro1">
          <table:table-cell office:value-type="float" office:value="16.805" calcext:value-type="float">
            <text:p>16,805</text:p>
          </table:table-cell>
          <table:table-cell office:value-type="float" office:value="0.06" calcext:value-type="float">
            <text:p>0,06</text:p>
          </table:table-cell>
          <table:table-cell office:value-type="float" office:value="-0.08" calcext:value-type="float">
            <text:p>-0,08</text:p>
          </table:table-cell>
          <table:table-cell office:value-type="float" office:value="0.04" calcext:value-type="float">
            <text:p>0,04</text:p>
          </table:table-cell>
          <table:table-cell table:formula="of:=SQRT([.D188]^2+[.C188]^2+[.B188]^2)" office:value-type="float" office:value="0.10770329614269" calcext:value-type="float">
            <text:p>0,10770329614269</text:p>
          </table:table-cell>
        </table:table-row>
        <table:table-row table:style-name="ro1">
          <table:table-cell office:value-type="float" office:value="16.896" calcext:value-type="float">
            <text:p>16,896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3" calcext:value-type="float">
            <text:p>-0,03</text:p>
          </table:table-cell>
          <table:table-cell office:value-type="float" office:value="0.01" calcext:value-type="float">
            <text:p>0,01</text:p>
          </table:table-cell>
          <table:table-cell table:formula="of:=SQRT([.D189]^2+[.C189]^2+[.B189]^2)" office:value-type="float" office:value="0.133790881602597" calcext:value-type="float">
            <text:p>0,133790881602597</text:p>
          </table:table-cell>
        </table:table-row>
        <table:table-row table:style-name="ro1">
          <table:table-cell office:value-type="float" office:value="16.986" calcext:value-type="float">
            <text:p>16,986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table:formula="of:=SQRT([.D190]^2+[.C190]^2+[.B190]^2)" office:value-type="float" office:value="0.0374165738677394" calcext:value-type="float">
            <text:p>0,03741657386774</text:p>
          </table:table-cell>
        </table:table-row>
        <table:table-row table:style-name="ro1">
          <table:table-cell office:value-type="float" office:value="17.077" calcext:value-type="float">
            <text:p>17,077</text:p>
          </table:table-cell>
          <table:table-cell office:value-type="float" office:value="-0.05" calcext:value-type="float">
            <text:p>-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formula="of:=SQRT([.D191]^2+[.C191]^2+[.B191]^2)" office:value-type="float" office:value="0.0648074069840786" calcext:value-type="float">
            <text:p>0,064807406984079</text:p>
          </table:table-cell>
        </table:table-row>
        <table:table-row table:style-name="ro1">
          <table:table-cell office:value-type="float" office:value="17.167" calcext:value-type="float">
            <text:p>17,167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formula="of:=SQRT([.D192]^2+[.C192]^2+[.B192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7.258" calcext:value-type="float">
            <text:p>17,258</text:p>
          </table:table-cell>
          <table:table-cell table:number-columns-repeated="2" office:value-type="float" office:value="-0.03" calcext:value-type="float">
            <text:p>-0,03</text:p>
          </table:table-cell>
          <table:table-cell office:value-type="float" office:value="0.02" calcext:value-type="float">
            <text:p>0,02</text:p>
          </table:table-cell>
          <table:table-cell table:formula="of:=SQRT([.D193]^2+[.C193]^2+[.B193]^2)" office:value-type="float" office:value="0.0469041575982343" calcext:value-type="float">
            <text:p>0,046904157598234</text:p>
          </table:table-cell>
        </table:table-row>
        <table:table-row table:style-name="ro1">
          <table:table-cell office:value-type="float" office:value="17.355" calcext:value-type="float">
            <text:p>17,355</text:p>
          </table:table-cell>
          <table:table-cell office:value-type="float" office:value="-0.02" calcext:value-type="float">
            <text:p>-0,02</text:p>
          </table:table-cell>
          <table:table-cell office:value-type="float" office:value="0.05" calcext:value-type="float">
            <text:p>0,05</text:p>
          </table:table-cell>
          <table:table-cell office:value-type="float" office:value="-0.07" calcext:value-type="float">
            <text:p>-0,07</text:p>
          </table:table-cell>
          <table:table-cell table:formula="of:=SQRT([.D194]^2+[.C194]^2+[.B194]^2)" office:value-type="float" office:value="0.0883176086632785" calcext:value-type="float">
            <text:p>0,088317608663279</text:p>
          </table:table-cell>
        </table:table-row>
        <table:table-row table:style-name="ro1">
          <table:table-cell office:value-type="float" office:value="17.458" calcext:value-type="float">
            <text:p>17,458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2" calcext:value-type="float">
            <text:p>0,02</text:p>
          </table:table-cell>
          <table:table-cell table:formula="of:=SQRT([.D195]^2+[.C195]^2+[.B195]^2)" office:value-type="float" office:value="0.0489897948556636" calcext:value-type="float">
            <text:p>0,048989794855664</text:p>
          </table:table-cell>
        </table:table-row>
        <table:table-row table:style-name="ro1">
          <table:table-cell office:value-type="float" office:value="17.529" calcext:value-type="float">
            <text:p>17,529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table:formula="of:=SQRT([.D196]^2+[.C196]^2+[.B196]^2)" office:value-type="float" office:value="0.0489897948556636" calcext:value-type="float">
            <text:p>0,048989794855664</text:p>
          </table:table-cell>
        </table:table-row>
        <table:table-row table:style-name="ro1">
          <table:table-cell office:value-type="float" office:value="17.625" calcext:value-type="float">
            <text:p>17,625</text:p>
          </table:table-cell>
          <table:table-cell office:value-type="float" office:value="-0.04" calcext:value-type="float">
            <text:p>-0,04</text:p>
          </table:table-cell>
          <table:table-cell office:value-type="float" office:value="0.07" calcext:value-type="float">
            <text:p>0,07</text:p>
          </table:table-cell>
          <table:table-cell office:value-type="float" office:value="-0.03" calcext:value-type="float">
            <text:p>-0,03</text:p>
          </table:table-cell>
          <table:table-cell table:formula="of:=SQRT([.D197]^2+[.C197]^2+[.B197]^2)" office:value-type="float" office:value="0.0860232526704263" calcext:value-type="float">
            <text:p>0,086023252670426</text:p>
          </table:table-cell>
        </table:table-row>
        <table:table-row table:style-name="ro1">
          <table:table-cell office:value-type="float" office:value="17.711" calcext:value-type="float">
            <text:p>17,711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formula="of:=SQRT([.D198]^2+[.C198]^2+[.B198]^2)" office:value-type="float" office:value="0.0748331477354788" calcext:value-type="float">
            <text:p>0,074833147735479</text:p>
          </table:table-cell>
        </table:table-row>
        <table:table-row table:style-name="ro1">
          <table:table-cell office:value-type="float" office:value="17.801" calcext:value-type="float">
            <text:p>17,801</text:p>
          </table:table-cell>
          <table:table-cell office:value-type="float" office:value="-0.02" calcext:value-type="float">
            <text:p>-0,02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formula="of:=SQRT([.D199]^2+[.C199]^2+[.B199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7.892" calcext:value-type="float">
            <text:p>17,892</text:p>
          </table:table-cell>
          <table:table-cell office:value-type="float" office:value="0.03" calcext:value-type="float">
            <text:p>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200]^2+[.C200]^2+[.B200]^2)" office:value-type="float" office:value="0.033166247903554" calcext:value-type="float">
            <text:p>0,033166247903554</text:p>
          </table:table-cell>
        </table:table-row>
        <table:table-row table:style-name="ro1">
          <table:table-cell office:value-type="float" office:value="17.982" calcext:value-type="float">
            <text:p>17,98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table:formula="of:=SQRT([.D201]^2+[.C201]^2+[.B201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18.073" calcext:value-type="float">
            <text:p>18,073</text:p>
          </table:table-cell>
          <table:table-cell office:value-type="float" office:value="-0.03" calcext:value-type="float">
            <text:p>-0,03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formula="of:=SQRT([.D202]^2+[.C202]^2+[.B202]^2)" office:value-type="float" office:value="0.0435889894354067" calcext:value-type="float">
            <text:p>0,043588989435407</text:p>
          </table:table-cell>
        </table:table-row>
        <table:table-row table:style-name="ro1">
          <table:table-cell office:value-type="float" office:value="18.163" calcext:value-type="float">
            <text:p>18,163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203]^2+[.C203]^2+[.B203]^2)" office:value-type="float" office:value="0.0519615242270663" calcext:value-type="float">
            <text:p>0,051961524227066</text:p>
          </table:table-cell>
        </table:table-row>
        <table:table-row table:style-name="ro1">
          <table:table-cell office:value-type="float" office:value="18.257" calcext:value-type="float">
            <text:p>18,257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table:formula="of:=SQRT([.D204]^2+[.C204]^2+[.B204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8.36" calcext:value-type="float">
            <text:p>18,36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205]^2+[.C205]^2+[.B205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8.435" calcext:value-type="float">
            <text:p>18,43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206]^2+[.C206]^2+[.B206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8.532" calcext:value-type="float">
            <text:p>18,532</text:p>
          </table:table-cell>
          <table:table-cell office:value-type="float" office:value="-0.03" calcext:value-type="float">
            <text:p>-0,03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table:formula="of:=SQRT([.D207]^2+[.C207]^2+[.B207]^2)" office:value-type="float" office:value="0.0360555127546399" calcext:value-type="float">
            <text:p>0,03605551275464</text:p>
          </table:table-cell>
        </table:table-row>
        <table:table-row table:style-name="ro1">
          <table:table-cell office:value-type="float" office:value="18.616" calcext:value-type="float">
            <text:p>18,61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208]^2+[.C208]^2+[.B208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18.707" calcext:value-type="float">
            <text:p>18,707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SQRT([.D209]^2+[.C209]^2+[.B209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8.798" calcext:value-type="float">
            <text:p>18,798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formula="of:=SQRT([.D210]^2+[.C210]^2+[.B210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8.888" calcext:value-type="float">
            <text:p>18,888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SQRT([.D211]^2+[.C211]^2+[.B211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18.979" calcext:value-type="float">
            <text:p>18,979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212]^2+[.C212]^2+[.B212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9.069" calcext:value-type="float">
            <text:p>19,069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table:formula="of:=SQRT([.D213]^2+[.C213]^2+[.B213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19.163" calcext:value-type="float">
            <text:p>19,16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214]^2+[.C214]^2+[.B214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19.266" calcext:value-type="float">
            <text:p>19,266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formula="of:=SQRT([.D215]^2+[.C215]^2+[.B215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9.341" calcext:value-type="float">
            <text:p>19,341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table:formula="of:=SQRT([.D216]^2+[.C216]^2+[.B216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9.436" calcext:value-type="float">
            <text:p>19,43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SQRT([.D217]^2+[.C217]^2+[.B217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9.522" calcext:value-type="float">
            <text:p>19,522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table:formula="of:=SQRT([.D218]^2+[.C218]^2+[.B218]^2)" office:value-type="float" office:value="0.0282842712474619" calcext:value-type="float">
            <text:p>0,028284271247462</text:p>
          </table:table-cell>
        </table:table-row>
        <table:table-row table:style-name="ro1">
          <table:table-cell office:value-type="float" office:value="19.613" calcext:value-type="float">
            <text:p>19,61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table:formula="of:=SQRT([.D219]^2+[.C219]^2+[.B219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9.703" calcext:value-type="float">
            <text:p>19,70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SQRT([.D220]^2+[.C220]^2+[.B220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9.794" calcext:value-type="float">
            <text:p>19,794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221]^2+[.C221]^2+[.B221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19.884" calcext:value-type="float">
            <text:p>19,884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SQRT([.D222]^2+[.C222]^2+[.B222]^2)" office:value-type="float" office:value="0.014142135623731" calcext:value-type="float">
            <text:p>0,014142135623731</text:p>
          </table:table-cell>
        </table:table-row>
      </table:table>
      <table:table table:name="MUV4" table:style-name="ta1">
        <table:shapes>
          <draw:frame draw:z-index="0" draw:style-name="gr1" draw:text-style-name="P1" svg:width="159.99mm" svg:height="89.99mm" svg:x="87.63mm" svg:y="1mm">
            <draw:object draw:notify-on-update-of-ranges="MUV4.A1:MUV4.A1 MUV4.A2:MUV4.A229 MUV4.E1:MUV4.E1 MUV4.E2:MUV4.E2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Módul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formula="of:=SQRT([.D2]^2+[.C2]^2+[.B2]^2)" office:value-type="float" office:value="0.0616441400296898" calcext:value-type="float">
            <text:p>0,06164414002969</text:p>
          </table:table-cell>
        </table:table-row>
        <table:table-row table:style-name="ro1">
          <table:table-cell office:value-type="float" office:value="0.051" calcext:value-type="float">
            <text:p>0,051</text:p>
          </table:table-cell>
          <table:table-cell office:value-type="float" office:value="0.01" calcext:value-type="float">
            <text:p>0,01</text:p>
          </table:table-cell>
          <table:table-cell office:value-type="float" office:value="-0.05" calcext:value-type="float">
            <text:p>-0,05</text:p>
          </table:table-cell>
          <table:table-cell office:value-type="float" office:value="0.06" calcext:value-type="float">
            <text:p>0,06</text:p>
          </table:table-cell>
          <table:table-cell table:formula="of:=SQRT([.D3]^2+[.C3]^2+[.B3]^2)" office:value-type="float" office:value="0.0787400787401181" calcext:value-type="float">
            <text:p>0,078740078740118</text:p>
          </table:table-cell>
        </table:table-row>
        <table:table-row table:style-name="ro1">
          <table:table-cell office:value-type="float" office:value="0.141" calcext:value-type="float">
            <text:p>0,141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4]^2+[.C4]^2+[.B4]^2)" office:value-type="float" office:value="0.0519615242270663" calcext:value-type="float">
            <text:p>0,051961524227066</text:p>
          </table:table-cell>
        </table:table-row>
        <table:table-row table:style-name="ro1">
          <table:table-cell office:value-type="float" office:value="0.234" calcext:value-type="float">
            <text:p>0,234</text:p>
          </table:table-cell>
          <table:table-cell office:value-type="float" office:value="-0.02" calcext:value-type="float">
            <text:p>-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formula="of:=SQRT([.D5]^2+[.C5]^2+[.B5]^2)" office:value-type="float" office:value="0.0458257569495584" calcext:value-type="float">
            <text:p>0,045825756949558</text:p>
          </table:table-cell>
        </table:table-row>
        <table:table-row table:style-name="ro1">
          <table:table-cell office:value-type="float" office:value="0.331" calcext:value-type="float">
            <text:p>0,331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6]^2+[.C6]^2+[.B6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0.413" calcext:value-type="float">
            <text:p>0,413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formula="of:=SQRT([.D7]^2+[.C7]^2+[.B7]^2)" office:value-type="float" office:value="0.0360555127546399" calcext:value-type="float">
            <text:p>0,03605551275464</text:p>
          </table:table-cell>
        </table:table-row>
        <table:table-row table:style-name="ro1">
          <table:table-cell office:value-type="float" office:value="0.504" calcext:value-type="float">
            <text:p>0,504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table:formula="of:=SQRT([.D8]^2+[.C8]^2+[.B8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0.599" calcext:value-type="float">
            <text:p>0,59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formula="of:=SQRT([.D9]^2+[.C9]^2+[.B9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0.685" calcext:value-type="float">
            <text:p>0,685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formula="of:=SQRT([.D10]^2+[.C10]^2+[.B10]^2)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0.777" calcext:value-type="float">
            <text:p>0,77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11]^2+[.C11]^2+[.B11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0.877" calcext:value-type="float">
            <text:p>0,877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table:formula="of:=SQRT([.D12]^2+[.C12]^2+[.B12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0.957" calcext:value-type="float">
            <text:p>0,957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13]^2+[.C13]^2+[.B13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.048" calcext:value-type="float">
            <text:p>1,04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0.02" calcext:value-type="float">
            <text:p>0,02</text:p>
          </table:table-cell>
          <table:table-cell table:formula="of:=SQRT([.D14]^2+[.C14]^2+[.B14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.143" calcext:value-type="float">
            <text:p>1,14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formula="of:=SQRT([.D15]^2+[.C15]^2+[.B15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1.238" calcext:value-type="float">
            <text:p>1,238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16]^2+[.C16]^2+[.B16]^2)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.319" calcext:value-type="float">
            <text:p>1,319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0.02" calcext:value-type="float">
            <text:p>0,02</text:p>
          </table:table-cell>
          <table:table-cell table:formula="of:=SQRT([.D17]^2+[.C17]^2+[.B17]^2)" office:value-type="float" office:value="0.0412310562561766" calcext:value-type="float">
            <text:p>0,041231056256177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18]^2+[.C18]^2+[.B18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.507" calcext:value-type="float">
            <text:p>1,507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table:formula="of:=SQRT([.D19]^2+[.C19]^2+[.B19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.59" calcext:value-type="float">
            <text:p>1,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D20]^2+[.C20]^2+[.B20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4" calcext:value-type="float">
            <text:p>1,684</text:p>
          </table:table-cell>
          <table:table-cell table:number-columns-repeated="3" office:value-type="float" office:value="0.01" calcext:value-type="float">
            <text:p>0,01</text:p>
          </table:table-cell>
          <table:table-cell table:formula="of:=SQRT([.D21]^2+[.C21]^2+[.B21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1.782" calcext:value-type="float">
            <text:p>1,782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table:formula="of:=SQRT([.D22]^2+[.C22]^2+[.B22]^2)" office:value-type="float" office:value="0.0360555127546399" calcext:value-type="float">
            <text:p>0,03605551275464</text:p>
          </table:table-cell>
        </table:table-row>
        <table:table-row table:style-name="ro1">
          <table:table-cell office:value-type="float" office:value="1.862" calcext:value-type="float">
            <text:p>1,86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.01" calcext:value-type="float">
            <text:p>-0,01</text:p>
          </table:table-cell>
          <table:table-cell table:formula="of:=SQRT([.D23]^2+[.C23]^2+[.B23]^2)" office:value-type="float" office:value="0.033166247903554" calcext:value-type="float">
            <text:p>0,033166247903554</text:p>
          </table:table-cell>
        </table:table-row>
        <table:table-row table:style-name="ro1">
          <table:table-cell office:value-type="float" office:value="1.955" calcext:value-type="float">
            <text:p>1,955</text:p>
          </table:table-cell>
          <table:table-cell office:value-type="float" office:value="-0.06" calcext:value-type="float">
            <text:p>-0,06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table:formula="of:=SQRT([.D24]^2+[.C24]^2+[.B24]^2)" office:value-type="float" office:value="0.0608276253029822" calcext:value-type="float">
            <text:p>0,060827625302982</text:p>
          </table:table-cell>
        </table:table-row>
        <table:table-row table:style-name="ro1">
          <table:table-cell office:value-type="float" office:value="2.046" calcext:value-type="float">
            <text:p>2,046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table:formula="of:=SQRT([.D25]^2+[.C25]^2+[.B25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.144" calcext:value-type="float">
            <text:p>2,144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26]^2+[.C26]^2+[.B26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.225" calcext:value-type="float">
            <text:p>2,225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formula="of:=SQRT([.D27]^2+[.C27]^2+[.B27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.315" calcext:value-type="float">
            <text:p>2,315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table:formula="of:=SQRT([.D28]^2+[.C28]^2+[.B28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2.412" calcext:value-type="float">
            <text:p>2,412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9" calcext:value-type="float">
            <text:p>-0,09</text:p>
          </table:table-cell>
          <table:table-cell office:value-type="float" office:value="0.01" calcext:value-type="float">
            <text:p>0,01</text:p>
          </table:table-cell>
          <table:table-cell table:formula="of:=SQRT([.D29]^2+[.C29]^2+[.B29]^2)" office:value-type="float" office:value="0.0989949493661167" calcext:value-type="float">
            <text:p>0,098994949366117</text:p>
          </table:table-cell>
        </table:table-row>
        <table:table-row table:style-name="ro1">
          <table:table-cell office:value-type="float" office:value="2.496" calcext:value-type="float">
            <text:p>2,496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,14</text:p>
          </table:table-cell>
          <table:table-cell office:value-type="float" office:value="0.01" calcext:value-type="float">
            <text:p>0,01</text:p>
          </table:table-cell>
          <table:table-cell table:formula="of:=SQRT([.D30]^2+[.C30]^2+[.B30]^2)" office:value-type="float" office:value="0.140356688476182" calcext:value-type="float">
            <text:p>0,140356688476182</text:p>
          </table:table-cell>
        </table:table-row>
        <table:table-row table:style-name="ro1">
          <table:table-cell office:value-type="float" office:value="2.588" calcext:value-type="float">
            <text:p>2,58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21" calcext:value-type="float">
            <text:p>-0,21</text:p>
          </table:table-cell>
          <table:table-cell office:value-type="float" office:value="-0.01" calcext:value-type="float">
            <text:p>-0,01</text:p>
          </table:table-cell>
          <table:table-cell table:formula="of:=SQRT([.D31]^2+[.C31]^2+[.B31]^2)" office:value-type="float" office:value="0.242074368738204" calcext:value-type="float">
            <text:p>0,242074368738204</text:p>
          </table:table-cell>
        </table:table-row>
        <table:table-row table:style-name="ro1">
          <table:table-cell office:value-type="float" office:value="2.688" calcext:value-type="float">
            <text:p>2,688</text:p>
          </table:table-cell>
          <table:table-cell office:value-type="float" office:value="-0.1" calcext:value-type="float">
            <text:p>-0,1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2" calcext:value-type="float">
            <text:p>-0,02</text:p>
          </table:table-cell>
          <table:table-cell table:formula="of:=SQRT([.D32]^2+[.C32]^2+[.B32]^2)" office:value-type="float" office:value="0.189736659610103" calcext:value-type="float">
            <text:p>0,189736659610103</text:p>
          </table:table-cell>
        </table:table-row>
        <table:table-row table:style-name="ro1">
          <table:table-cell office:value-type="float" office:value="2.768" calcext:value-type="float">
            <text:p>2,768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" calcext:value-type="float">
            <text:p>0,07</text:p>
          </table:table-cell>
          <table:table-cell table:formula="of:=SQRT([.D33]^2+[.C33]^2+[.B33]^2)" office:value-type="float" office:value="0.139642400437689" calcext:value-type="float">
            <text:p>0,139642400437689</text:p>
          </table:table-cell>
        </table:table-row>
        <table:table-row table:style-name="ro1">
          <table:table-cell office:value-type="float" office:value="2.859" calcext:value-type="float">
            <text:p>2,859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9" calcext:value-type="float">
            <text:p>-0,09</text:p>
          </table:table-cell>
          <table:table-cell office:value-type="float" office:value="0.07" calcext:value-type="float">
            <text:p>0,07</text:p>
          </table:table-cell>
          <table:table-cell table:formula="of:=SQRT([.D34]^2+[.C34]^2+[.B34]^2)" office:value-type="float" office:value="0.115758369027902" calcext:value-type="float">
            <text:p>0,115758369027902</text:p>
          </table:table-cell>
        </table:table-row>
        <table:table-row table:style-name="ro1">
          <table:table-cell office:value-type="float" office:value="2.951" calcext:value-type="float">
            <text:p>2,95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3" calcext:value-type="float">
            <text:p>-0,23</text:p>
          </table:table-cell>
          <table:table-cell office:value-type="float" office:value="0.08" calcext:value-type="float">
            <text:p>0,08</text:p>
          </table:table-cell>
          <table:table-cell table:formula="of:=SQRT([.D35]^2+[.C35]^2+[.B35]^2)" office:value-type="float" office:value="0.244335834457412" calcext:value-type="float">
            <text:p>0,244335834457412</text:p>
          </table:table-cell>
        </table:table-row>
        <table:table-row table:style-name="ro1">
          <table:table-cell office:value-type="float" office:value="3.049" calcext:value-type="float">
            <text:p>3,049</text:p>
          </table:table-cell>
          <table:table-cell office:value-type="float" office:value="-0.17" calcext:value-type="float">
            <text:p>-0,17</text:p>
          </table:table-cell>
          <table:table-cell office:value-type="float" office:value="-0.2" calcext:value-type="float">
            <text:p>-0,2</text:p>
          </table:table-cell>
          <table:table-cell office:value-type="float" office:value="-0.08" calcext:value-type="float">
            <text:p>-0,08</text:p>
          </table:table-cell>
          <table:table-cell table:formula="of:=SQRT([.D36]^2+[.C36]^2+[.B36]^2)" office:value-type="float" office:value="0.274408454680245" calcext:value-type="float">
            <text:p>0,274408454680245</text:p>
          </table:table-cell>
        </table:table-row>
        <table:table-row table:style-name="ro1">
          <table:table-cell office:value-type="float" office:value="3.13" calcext:value-type="float">
            <text:p>3,13</text:p>
          </table:table-cell>
          <table:table-cell office:value-type="float" office:value="0.37" calcext:value-type="float">
            <text:p>0,37</text:p>
          </table:table-cell>
          <table:table-cell office:value-type="float" office:value="-0.21" calcext:value-type="float">
            <text:p>-0,21</text:p>
          </table:table-cell>
          <table:table-cell office:value-type="float" office:value="-0.06" calcext:value-type="float">
            <text:p>-0,06</text:p>
          </table:table-cell>
          <table:table-cell table:formula="of:=SQRT([.D37]^2+[.C37]^2+[.B37]^2)" office:value-type="float" office:value="0.429651021178817" calcext:value-type="float">
            <text:p>0,429651021178817</text:p>
          </table:table-cell>
        </table:table-row>
        <table:table-row table:style-name="ro1">
          <table:table-cell office:value-type="float" office:value="3.221" calcext:value-type="float">
            <text:p>3,221</text:p>
          </table:table-cell>
          <table:table-cell office:value-type="float" office:value="-0.3" calcext:value-type="float">
            <text:p>-0,3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table:formula="of:=SQRT([.D38]^2+[.C38]^2+[.B38]^2)" office:value-type="float" office:value="0.371618083521241" calcext:value-type="float">
            <text:p>0,371618083521241</text:p>
          </table:table-cell>
        </table:table-row>
        <table:table-row table:style-name="ro1">
          <table:table-cell office:value-type="float" office:value="3.315" calcext:value-type="float">
            <text:p>3,315</text:p>
          </table:table-cell>
          <table:table-cell office:value-type="float" office:value="0.27" calcext:value-type="float">
            <text:p>0,27</text:p>
          </table:table-cell>
          <table:table-cell office:value-type="float" office:value="-0.03" calcext:value-type="float">
            <text:p>-0,03</text:p>
          </table:table-cell>
          <table:table-cell office:value-type="float" office:value="0.2" calcext:value-type="float">
            <text:p>0,2</text:p>
          </table:table-cell>
          <table:table-cell table:formula="of:=SQRT([.D39]^2+[.C39]^2+[.B39]^2)" office:value-type="float" office:value="0.33734255586866" calcext:value-type="float">
            <text:p>0,33734255586866</text:p>
          </table:table-cell>
        </table:table-row>
        <table:table-row table:style-name="ro1">
          <table:table-cell office:value-type="float" office:value="3.402" calcext:value-type="float">
            <text:p>3,402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1" calcext:value-type="float">
            <text:p>-0,11</text:p>
          </table:table-cell>
          <table:table-cell office:value-type="float" office:value="-0.02" calcext:value-type="float">
            <text:p>-0,02</text:p>
          </table:table-cell>
          <table:table-cell table:formula="of:=SQRT([.D40]^2+[.C40]^2+[.B40]^2)" office:value-type="float" office:value="0.179164728671689" calcext:value-type="float">
            <text:p>0,179164728671689</text:p>
          </table:table-cell>
        </table:table-row>
        <table:table-row table:style-name="ro1">
          <table:table-cell office:value-type="float" office:value="3.493" calcext:value-type="float">
            <text:p>3,493</text:p>
          </table:table-cell>
          <table:table-cell office:value-type="float" office:value="0.25" calcext:value-type="float">
            <text:p>0,25</text:p>
          </table:table-cell>
          <table:table-cell office:value-type="float" office:value="-0.11" calcext:value-type="float">
            <text:p>-0,11</text:p>
          </table:table-cell>
          <table:table-cell office:value-type="float" office:value="0.25" calcext:value-type="float">
            <text:p>0,25</text:p>
          </table:table-cell>
          <table:table-cell table:formula="of:=SQRT([.D41]^2+[.C41]^2+[.B41]^2)" office:value-type="float" office:value="0.370270171631472" calcext:value-type="float">
            <text:p>0,370270171631472</text:p>
          </table:table-cell>
        </table:table-row>
        <table:table-row table:style-name="ro1">
          <table:table-cell office:value-type="float" office:value="3.598" calcext:value-type="float">
            <text:p>3,598</text:p>
          </table:table-cell>
          <table:table-cell office:value-type="float" office:value="-0.21" calcext:value-type="float">
            <text:p>-0,2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9" calcext:value-type="float">
            <text:p>-0,19</text:p>
          </table:table-cell>
          <table:table-cell table:formula="of:=SQRT([.D42]^2+[.C42]^2+[.B42]^2)" office:value-type="float" office:value="0.283901391331568" calcext:value-type="float">
            <text:p>0,283901391331568</text:p>
          </table:table-cell>
        </table:table-row>
        <table:table-row table:style-name="ro1">
          <table:table-cell office:value-type="float" office:value="3.674" calcext:value-type="float">
            <text:p>3,674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3" calcext:value-type="float">
            <text:p>-0,03</text:p>
          </table:table-cell>
          <table:table-cell table:formula="of:=SQRT([.D43]^2+[.C43]^2+[.B43]^2)" office:value-type="float" office:value="0.112249721603218" calcext:value-type="float">
            <text:p>0,112249721603218</text:p>
          </table:table-cell>
        </table:table-row>
        <table:table-row table:style-name="ro1">
          <table:table-cell office:value-type="float" office:value="3.765" calcext:value-type="float">
            <text:p>3,765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9" calcext:value-type="float">
            <text:p>-0,09</text:p>
          </table:table-cell>
          <table:table-cell office:value-type="float" office:value="0.04" calcext:value-type="float">
            <text:p>0,04</text:p>
          </table:table-cell>
          <table:table-cell table:formula="of:=SQRT([.D44]^2+[.C44]^2+[.B44]^2)" office:value-type="float" office:value="0.187882942280559" calcext:value-type="float">
            <text:p>0,187882942280559</text:p>
          </table:table-cell>
        </table:table-row>
        <table:table-row table:style-name="ro1">
          <table:table-cell office:value-type="float" office:value="3.857" calcext:value-type="float">
            <text:p>3,857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6" calcext:value-type="float">
            <text:p>-0,06</text:p>
          </table:table-cell>
          <table:table-cell table:formula="of:=SQRT([.D45]^2+[.C45]^2+[.B45]^2)" office:value-type="float" office:value="0.454422710700071" calcext:value-type="float">
            <text:p>0,454422710700071</text:p>
          </table:table-cell>
        </table:table-row>
        <table:table-row table:style-name="ro1">
          <table:table-cell office:value-type="float" office:value="3.954" calcext:value-type="float">
            <text:p>3,954</text:p>
          </table:table-cell>
          <table:table-cell office:value-type="float" office:value="0.29" calcext:value-type="float">
            <text:p>0,29</text:p>
          </table:table-cell>
          <table:table-cell office:value-type="float" office:value="-0.02" calcext:value-type="float">
            <text:p>-0,02</text:p>
          </table:table-cell>
          <table:table-cell office:value-type="float" office:value="0.2" calcext:value-type="float">
            <text:p>0,2</text:p>
          </table:table-cell>
          <table:table-cell table:formula="of:=SQRT([.D46]^2+[.C46]^2+[.B46]^2)" office:value-type="float" office:value="0.352845575287547" calcext:value-type="float">
            <text:p>0,352845575287547</text:p>
          </table:table-cell>
        </table:table-row>
        <table:table-row table:style-name="ro1">
          <table:table-cell office:value-type="float" office:value="4.036" calcext:value-type="float">
            <text:p>4,036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8" calcext:value-type="float">
            <text:p>-0,08</text:p>
          </table:table-cell>
          <table:table-cell office:value-type="float" office:value="0.29" calcext:value-type="float">
            <text:p>0,29</text:p>
          </table:table-cell>
          <table:table-cell table:formula="of:=SQRT([.D47]^2+[.C47]^2+[.B47]^2)" office:value-type="float" office:value="0.327719392163479" calcext:value-type="float">
            <text:p>0,327719392163479</text:p>
          </table:table-cell>
        </table:table-row>
        <table:table-row table:style-name="ro1">
          <table:table-cell office:value-type="float" office:value="4.126" calcext:value-type="float">
            <text:p>4,126</text:p>
          </table:table-cell>
          <table:table-cell office:value-type="float" office:value="0.22" calcext:value-type="float">
            <text:p>0,22</text:p>
          </table:table-cell>
          <table:table-cell office:value-type="float" office:value="-0.06" calcext:value-type="float">
            <text:p>-0,06</text:p>
          </table:table-cell>
          <table:table-cell office:value-type="float" office:value="0.35" calcext:value-type="float">
            <text:p>0,35</text:p>
          </table:table-cell>
          <table:table-cell table:formula="of:=SQRT([.D48]^2+[.C48]^2+[.B48]^2)" office:value-type="float" office:value="0.417731971484108" calcext:value-type="float">
            <text:p>0,417731971484108</text:p>
          </table:table-cell>
        </table:table-row>
        <table:table-row table:style-name="ro1">
          <table:table-cell office:value-type="float" office:value="4.222" calcext:value-type="float">
            <text:p>4,222</text:p>
          </table:table-cell>
          <table:table-cell office:value-type="float" office:value="-0.12" calcext:value-type="float">
            <text:p>-0,1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44" calcext:value-type="float">
            <text:p>-0,44</text:p>
          </table:table-cell>
          <table:table-cell table:formula="of:=SQRT([.D49]^2+[.C49]^2+[.B49]^2)" office:value-type="float" office:value="0.456179789118282" calcext:value-type="float">
            <text:p>0,456179789118282</text:p>
          </table:table-cell>
        </table:table-row>
        <table:table-row table:style-name="ro1">
          <table:table-cell office:value-type="float" office:value="4.307" calcext:value-type="float">
            <text:p>4,307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.04" calcext:value-type="float">
            <text:p>0,04</text:p>
          </table:table-cell>
          <table:table-cell table:formula="of:=SQRT([.D50]^2+[.C50]^2+[.B50]^2)" office:value-type="float" office:value="0.0565685424949238" calcext:value-type="float">
            <text:p>0,056568542494924</text:p>
          </table:table-cell>
        </table:table-row>
        <table:table-row table:style-name="ro1">
          <table:table-cell office:value-type="float" office:value="4.401" calcext:value-type="float">
            <text:p>4,40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2" calcext:value-type="float">
            <text:p>-0,02</text:p>
          </table:table-cell>
          <table:table-cell office:value-type="float" office:value="0.22" calcext:value-type="float">
            <text:p>0,22</text:p>
          </table:table-cell>
          <table:table-cell table:formula="of:=SQRT([.D51]^2+[.C51]^2+[.B51]^2)" office:value-type="float" office:value="0.238537208837531" calcext:value-type="float">
            <text:p>0,23853720883753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-0.37" calcext:value-type="float">
            <text:p>-0,37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table:formula="of:=SQRT([.D52]^2+[.C52]^2+[.B52]^2)" office:value-type="float" office:value="0.431508980207828" calcext:value-type="float">
            <text:p>0,431508980207828</text:p>
          </table:table-cell>
        </table:table-row>
        <table:table-row table:style-name="ro1">
          <table:table-cell office:value-type="float" office:value="4.579" calcext:value-type="float">
            <text:p>4,579</text:p>
          </table:table-cell>
          <table:table-cell office:value-type="float" office:value="0.17" calcext:value-type="float">
            <text:p>0,17</text:p>
          </table:table-cell>
          <table:table-cell office:value-type="float" office:value="-0.02" calcext:value-type="float">
            <text:p>-0,02</text:p>
          </table:table-cell>
          <table:table-cell office:value-type="float" office:value="0.39" calcext:value-type="float">
            <text:p>0,39</text:p>
          </table:table-cell>
          <table:table-cell table:formula="of:=SQRT([.D53]^2+[.C53]^2+[.B53]^2)" office:value-type="float" office:value="0.425910788780937" calcext:value-type="float">
            <text:p>0,425910788780937</text:p>
          </table:table-cell>
        </table:table-row>
        <table:table-row table:style-name="ro1">
          <table:table-cell office:value-type="float" office:value="4.671" calcext:value-type="float">
            <text:p>4,671</text:p>
          </table:table-cell>
          <table:table-cell office:value-type="float" office:value="0.15" calcext:value-type="float">
            <text:p>0,15</text:p>
          </table:table-cell>
          <table:table-cell office:value-type="float" office:value="0.04" calcext:value-type="float">
            <text:p>0,04</text:p>
          </table:table-cell>
          <table:table-cell office:value-type="float" office:value="-0.1" calcext:value-type="float">
            <text:p>-0,1</text:p>
          </table:table-cell>
          <table:table-cell table:formula="of:=SQRT([.D54]^2+[.C54]^2+[.B54]^2)" office:value-type="float" office:value="0.184661853126194" calcext:value-type="float">
            <text:p>0,184661853126194</text:p>
          </table:table-cell>
        </table:table-row>
        <table:table-row table:style-name="ro1">
          <table:table-cell office:value-type="float" office:value="4.763" calcext:value-type="float">
            <text:p>4,763</text:p>
          </table:table-cell>
          <table:table-cell office:value-type="float" office:value="0.28" calcext:value-type="float">
            <text:p>0,28</text:p>
          </table:table-cell>
          <table:table-cell office:value-type="float" office:value="-0.15" calcext:value-type="float">
            <text:p>-0,15</text:p>
          </table:table-cell>
          <table:table-cell office:value-type="float" office:value="-0.03" calcext:value-type="float">
            <text:p>-0,03</text:p>
          </table:table-cell>
          <table:table-cell table:formula="of:=SQRT([.D55]^2+[.C55]^2+[.B55]^2)" office:value-type="float" office:value="0.319061122670876" calcext:value-type="float">
            <text:p>0,319061122670876</text:p>
          </table:table-cell>
        </table:table-row>
        <table:table-row table:style-name="ro1">
          <table:table-cell office:value-type="float" office:value="4.859" calcext:value-type="float">
            <text:p>4,859</text:p>
          </table:table-cell>
          <table:table-cell office:value-type="float" office:value="-0.29" calcext:value-type="float">
            <text:p>-0,29</text:p>
          </table:table-cell>
          <table:table-cell office:value-type="float" office:value="-0.1" calcext:value-type="float">
            <text:p>-0,1</text:p>
          </table:table-cell>
          <table:table-cell office:value-type="float" office:value="0.07" calcext:value-type="float">
            <text:p>0,07</text:p>
          </table:table-cell>
          <table:table-cell table:formula="of:=SQRT([.D56]^2+[.C56]^2+[.B56]^2)" office:value-type="float" office:value="0.314642654451045" calcext:value-type="float">
            <text:p>0,314642654451045</text:p>
          </table:table-cell>
        </table:table-row>
        <table:table-row table:style-name="ro1">
          <table:table-cell office:value-type="float" office:value="4.941" calcext:value-type="float">
            <text:p>4,941</text:p>
          </table:table-cell>
          <table:table-cell office:value-type="float" office:value="-0.05" calcext:value-type="float">
            <text:p>-0,05</text:p>
          </table:table-cell>
          <table:table-cell office:value-type="float" office:value="0.01" calcext:value-type="float">
            <text:p>0,01</text:p>
          </table:table-cell>
          <table:table-cell office:value-type="float" office:value="-0.14" calcext:value-type="float">
            <text:p>-0,14</text:p>
          </table:table-cell>
          <table:table-cell table:formula="of:=SQRT([.D57]^2+[.C57]^2+[.B57]^2)" office:value-type="float" office:value="0.148996644257513" calcext:value-type="float">
            <text:p>0,148996644257513</text:p>
          </table:table-cell>
        </table:table-row>
        <table:table-row table:style-name="ro1">
          <table:table-cell office:value-type="float" office:value="5.032" calcext:value-type="float">
            <text:p>5,032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-0.39" calcext:value-type="float">
            <text:p>-0,39</text:p>
          </table:table-cell>
          <table:table-cell table:formula="of:=SQRT([.D58]^2+[.C58]^2+[.B58]^2)" office:value-type="float" office:value="0.405339363990225" calcext:value-type="float">
            <text:p>0,405339363990225</text:p>
          </table:table-cell>
        </table:table-row>
        <table:table-row table:style-name="ro1">
          <table:table-cell office:value-type="float" office:value="5.127" calcext:value-type="float">
            <text:p>5,127</text:p>
          </table:table-cell>
          <table:table-cell office:value-type="float" office:value="0.05" calcext:value-type="float">
            <text:p>0,05</text:p>
          </table:table-cell>
          <table:table-cell office:value-type="float" office:value="-0.13" calcext:value-type="float">
            <text:p>-0,13</text:p>
          </table:table-cell>
          <table:table-cell office:value-type="float" office:value="0.11" calcext:value-type="float">
            <text:p>0,11</text:p>
          </table:table-cell>
          <table:table-cell table:formula="of:=SQRT([.D59]^2+[.C59]^2+[.B59]^2)" office:value-type="float" office:value="0.177482393492988" calcext:value-type="float">
            <text:p>0,177482393492988</text:p>
          </table:table-cell>
        </table:table-row>
        <table:table-row table:style-name="ro1">
          <table:table-cell office:value-type="float" office:value="5.213" calcext:value-type="float">
            <text:p>5,213</text:p>
          </table:table-cell>
          <table:table-cell office:value-type="float" office:value="0.36" calcext:value-type="float">
            <text:p>0,36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6" calcext:value-type="float">
            <text:p>-0,06</text:p>
          </table:table-cell>
          <table:table-cell table:formula="of:=SQRT([.D60]^2+[.C60]^2+[.B60]^2)" office:value-type="float" office:value="0.371618083521241" calcext:value-type="float">
            <text:p>0,371618083521241</text:p>
          </table:table-cell>
        </table:table-row>
        <table:table-row table:style-name="ro1">
          <table:table-cell office:value-type="float" office:value="5.305" calcext:value-type="float">
            <text:p>5,305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2" calcext:value-type="float">
            <text:p>-0,02</text:p>
          </table:table-cell>
          <table:table-cell office:value-type="float" office:value="0.12" calcext:value-type="float">
            <text:p>0,12</text:p>
          </table:table-cell>
          <table:table-cell table:formula="of:=SQRT([.D61]^2+[.C61]^2+[.B61]^2)" office:value-type="float" office:value="0.131529464379659" calcext:value-type="float">
            <text:p>0,131529464379659</text:p>
          </table:table-cell>
        </table:table-row>
        <table:table-row table:style-name="ro1">
          <table:table-cell office:value-type="float" office:value="5.406" calcext:value-type="float">
            <text:p>5,406</text:p>
          </table:table-cell>
          <table:table-cell office:value-type="float" office:value="-0.11" calcext:value-type="float">
            <text:p>-0,1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table:formula="of:=SQRT([.D62]^2+[.C62]^2+[.B62]^2)" office:value-type="float" office:value="0.117473401244707" calcext:value-type="float">
            <text:p>0,117473401244707</text:p>
          </table:table-cell>
        </table:table-row>
        <table:table-row table:style-name="ro1">
          <table:table-cell office:value-type="float" office:value="5.485" calcext:value-type="float">
            <text:p>5,485</text:p>
          </table:table-cell>
          <table:table-cell table:number-columns-repeated="2" office:value-type="float" office:value="-0.12" calcext:value-type="float">
            <text:p>-0,12</text:p>
          </table:table-cell>
          <table:table-cell office:value-type="float" office:value="0.41" calcext:value-type="float">
            <text:p>0,41</text:p>
          </table:table-cell>
          <table:table-cell table:formula="of:=SQRT([.D63]^2+[.C63]^2+[.B63]^2)" office:value-type="float" office:value="0.443734154646676" calcext:value-type="float">
            <text:p>0,443734154646676</text:p>
          </table:table-cell>
        </table:table-row>
        <table:table-row table:style-name="ro1">
          <table:table-cell office:value-type="float" office:value="5.577" calcext:value-type="float">
            <text:p>5,577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6" calcext:value-type="float">
            <text:p>-0,06</text:p>
          </table:table-cell>
          <table:table-cell office:value-type="float" office:value="0.12" calcext:value-type="float">
            <text:p>0,12</text:p>
          </table:table-cell>
          <table:table-cell table:formula="of:=SQRT([.D64]^2+[.C64]^2+[.B64]^2)" office:value-type="float" office:value="0.135646599662505" calcext:value-type="float">
            <text:p>0,135646599662505</text:p>
          </table:table-cell>
        </table:table-row>
        <table:table-row table:style-name="ro1">
          <table:table-cell office:value-type="float" office:value="5.666" calcext:value-type="float">
            <text:p>5,666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-0.22" calcext:value-type="float">
            <text:p>-0,22</text:p>
          </table:table-cell>
          <table:table-cell table:formula="of:=SQRT([.D65]^2+[.C65]^2+[.B65]^2)" office:value-type="float" office:value="0.267020598456374" calcext:value-type="float">
            <text:p>0,267020598456374</text:p>
          </table:table-cell>
        </table:table-row>
        <table:table-row table:style-name="ro1">
          <table:table-cell office:value-type="float" office:value="5.768" calcext:value-type="float">
            <text:p>5,768</text:p>
          </table:table-cell>
          <table:table-cell table:number-columns-repeated="2"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formula="of:=SQRT([.D66]^2+[.C66]^2+[.B66]^2)" office:value-type="float" office:value="0.15556349186104" calcext:value-type="float">
            <text:p>0,15556349186104</text:p>
          </table:table-cell>
        </table:table-row>
        <table:table-row table:style-name="ro1">
          <table:table-cell office:value-type="float" office:value="5.847" calcext:value-type="float">
            <text:p>5,847</text:p>
          </table:table-cell>
          <table:table-cell office:value-type="float" office:value="0.26" calcext:value-type="float">
            <text:p>0,26</text:p>
          </table:table-cell>
          <table:table-cell office:value-type="float" office:value="-0.1" calcext:value-type="float">
            <text:p>-0,1</text:p>
          </table:table-cell>
          <table:table-cell office:value-type="float" office:value="-0.14" calcext:value-type="float">
            <text:p>-0,14</text:p>
          </table:table-cell>
          <table:table-cell table:formula="of:=SQRT([.D67]^2+[.C67]^2+[.B67]^2)" office:value-type="float" office:value="0.311769145362398" calcext:value-type="float">
            <text:p>0,311769145362398</text:p>
          </table:table-cell>
        </table:table-row>
        <table:table-row table:style-name="ro1">
          <table:table-cell office:value-type="float" office:value="5.938" calcext:value-type="float">
            <text:p>5,938</text:p>
          </table:table-cell>
          <table:table-cell office:value-type="float" office:value="-0.17" calcext:value-type="float">
            <text:p>-0,17</text:p>
          </table:table-cell>
          <table:table-cell office:value-type="float" office:value="0.03" calcext:value-type="float">
            <text:p>0,03</text:p>
          </table:table-cell>
          <table:table-cell office:value-type="float" office:value="-0.3" calcext:value-type="float">
            <text:p>-0,3</text:p>
          </table:table-cell>
          <table:table-cell table:formula="of:=SQRT([.D68]^2+[.C68]^2+[.B68]^2)" office:value-type="float" office:value="0.346121365997536" calcext:value-type="float">
            <text:p>0,346121365997536</text:p>
          </table:table-cell>
        </table:table-row>
        <table:table-row table:style-name="ro1">
          <table:table-cell office:value-type="float" office:value="6.032" calcext:value-type="float">
            <text:p>6,032</text:p>
          </table:table-cell>
          <table:table-cell office:value-type="float" office:value="0.01" calcext:value-type="float">
            <text:p>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0.13" calcext:value-type="float">
            <text:p>0,13</text:p>
          </table:table-cell>
          <table:table-cell table:formula="of:=SQRT([.D69]^2+[.C69]^2+[.B69]^2)" office:value-type="float" office:value="0.131909059582729" calcext:value-type="float">
            <text:p>0,131909059582729</text:p>
          </table:table-cell>
        </table:table-row>
        <table:table-row table:style-name="ro1">
          <table:table-cell office:value-type="float" office:value="6.119" calcext:value-type="float">
            <text:p>6,119</text:p>
          </table:table-cell>
          <table:table-cell office:value-type="float" office:value="-0.04" calcext:value-type="float">
            <text:p>-0,04</text:p>
          </table:table-cell>
          <table:table-cell office:value-type="float" office:value="0.08" calcext:value-type="float">
            <text:p>0,08</text:p>
          </table:table-cell>
          <table:table-cell office:value-type="float" office:value="-0.23" calcext:value-type="float">
            <text:p>-0,23</text:p>
          </table:table-cell>
          <table:table-cell table:formula="of:=SQRT([.D70]^2+[.C70]^2+[.B70]^2)" office:value-type="float" office:value="0.246779253585061" calcext:value-type="float">
            <text:p>0,246779253585061</text:p>
          </table:table-cell>
        </table:table-row>
        <table:table-row table:style-name="ro1">
          <table:table-cell office:value-type="float" office:value="6.214" calcext:value-type="float">
            <text:p>6,214</text:p>
          </table:table-cell>
          <table:table-cell office:value-type="float" office:value="0.08" calcext:value-type="float">
            <text:p>0,08</text:p>
          </table:table-cell>
          <table:table-cell office:value-type="float" office:value="-0.03" calcext:value-type="float">
            <text:p>-0,03</text:p>
          </table:table-cell>
          <table:table-cell office:value-type="float" office:value="0.13" calcext:value-type="float">
            <text:p>0,13</text:p>
          </table:table-cell>
          <table:table-cell table:formula="of:=SQRT([.D71]^2+[.C71]^2+[.B71]^2)" office:value-type="float" office:value="0.15556349186104" calcext:value-type="float">
            <text:p>0,15556349186104</text:p>
          </table:table-cell>
        </table:table-row>
        <table:table-row table:style-name="ro1">
          <table:table-cell office:value-type="float" office:value="6.316" calcext:value-type="float">
            <text:p>6,316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9" calcext:value-type="float">
            <text:p>-0,09</text:p>
          </table:table-cell>
          <table:table-cell office:value-type="float" office:value="0.2" calcext:value-type="float">
            <text:p>0,2</text:p>
          </table:table-cell>
          <table:table-cell table:formula="of:=SQRT([.D72]^2+[.C72]^2+[.B72]^2)" office:value-type="float" office:value="0.277488738510232" calcext:value-type="float">
            <text:p>0,277488738510232</text:p>
          </table:table-cell>
        </table:table-row>
        <table:table-row table:style-name="ro1">
          <table:table-cell office:value-type="float" office:value="6.39" calcext:value-type="float">
            <text:p>6,39</text:p>
          </table:table-cell>
          <table:table-cell office:value-type="float" office:value="0.18" calcext:value-type="float">
            <text:p>0,18</text:p>
          </table:table-cell>
          <table:table-cell office:value-type="float" office:value="-0.04" calcext:value-type="float">
            <text:p>-0,04</text:p>
          </table:table-cell>
          <table:table-cell office:value-type="float" office:value="0.48" calcext:value-type="float">
            <text:p>0,48</text:p>
          </table:table-cell>
          <table:table-cell table:formula="of:=SQRT([.D73]^2+[.C73]^2+[.B73]^2)" office:value-type="float" office:value="0.514198405287298" calcext:value-type="float">
            <text:p>0,514198405287298</text:p>
          </table:table-cell>
        </table:table-row>
        <table:table-row table:style-name="ro1">
          <table:table-cell office:value-type="float" office:value="6.482" calcext:value-type="float">
            <text:p>6,482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9" calcext:value-type="float">
            <text:p>-0,19</text:p>
          </table:table-cell>
          <table:table-cell office:value-type="float" office:value="0" calcext:value-type="float">
            <text:p>0</text:p>
          </table:table-cell>
          <table:table-cell table:formula="of:=SQRT([.D74]^2+[.C74]^2+[.B74]^2)" office:value-type="float" office:value="0.242074368738204" calcext:value-type="float">
            <text:p>0,242074368738204</text:p>
          </table:table-cell>
        </table:table-row>
        <table:table-row table:style-name="ro1">
          <table:table-cell office:value-type="float" office:value="6.573" calcext:value-type="float">
            <text:p>6,573</text:p>
          </table:table-cell>
          <table:table-cell office:value-type="float" office:value="-0.02" calcext:value-type="float">
            <text:p>-0,02</text:p>
          </table:table-cell>
          <table:table-cell office:value-type="float" office:value="0.17" calcext:value-type="float">
            <text:p>0,17</text:p>
          </table:table-cell>
          <table:table-cell office:value-type="float" office:value="-0.16" calcext:value-type="float">
            <text:p>-0,16</text:p>
          </table:table-cell>
          <table:table-cell table:formula="of:=SQRT([.D75]^2+[.C75]^2+[.B75]^2)" office:value-type="float" office:value="0.2343074902772" calcext:value-type="float">
            <text:p>0,2343074902772</text:p>
          </table:table-cell>
        </table:table-row>
        <table:table-row table:style-name="ro1">
          <table:table-cell office:value-type="float" office:value="6.672" calcext:value-type="float">
            <text:p>6,67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6" calcext:value-type="float">
            <text:p>-0,16</text:p>
          </table:table-cell>
          <table:table-cell office:value-type="float" office:value="0.04" calcext:value-type="float">
            <text:p>0,04</text:p>
          </table:table-cell>
          <table:table-cell table:formula="of:=SQRT([.D76]^2+[.C76]^2+[.B76]^2)" office:value-type="float" office:value="0.165227116418583" calcext:value-type="float">
            <text:p>0,165227116418583</text:p>
          </table:table-cell>
        </table:table-row>
        <table:table-row table:style-name="ro1">
          <table:table-cell office:value-type="float" office:value="6.753" calcext:value-type="float">
            <text:p>6,753</text:p>
          </table:table-cell>
          <table:table-cell office:value-type="float" office:value="-0.09" calcext:value-type="float">
            <text:p>-0,09</text:p>
          </table:table-cell>
          <table:table-cell office:value-type="float" office:value="0.03" calcext:value-type="float">
            <text:p>0,03</text:p>
          </table:table-cell>
          <table:table-cell office:value-type="float" office:value="-0.08" calcext:value-type="float">
            <text:p>-0,08</text:p>
          </table:table-cell>
          <table:table-cell table:formula="of:=SQRT([.D77]^2+[.C77]^2+[.B77]^2)" office:value-type="float" office:value="0.124096736459909" calcext:value-type="float">
            <text:p>0,124096736459909</text:p>
          </table:table-cell>
        </table:table-row>
        <table:table-row table:style-name="ro1">
          <table:table-cell office:value-type="float" office:value="6.844" calcext:value-type="float">
            <text:p>6,844</text:p>
          </table:table-cell>
          <table:table-cell office:value-type="float" office:value="0.07" calcext:value-type="float">
            <text:p>0,07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7" calcext:value-type="float">
            <text:p>-0,17</text:p>
          </table:table-cell>
          <table:table-cell table:formula="of:=SQRT([.D78]^2+[.C78]^2+[.B78]^2)" office:value-type="float" office:value="0.184932420089069" calcext:value-type="float">
            <text:p>0,184932420089069</text:p>
          </table:table-cell>
        </table:table-row>
        <table:table-row table:style-name="ro1">
          <table:table-cell office:value-type="float" office:value="6.938" calcext:value-type="float">
            <text:p>6,938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8" calcext:value-type="float">
            <text:p>-0,08</text:p>
          </table:table-cell>
          <table:table-cell office:value-type="float" office:value="0.07" calcext:value-type="float">
            <text:p>0,07</text:p>
          </table:table-cell>
          <table:table-cell table:formula="of:=SQRT([.D79]^2+[.C79]^2+[.B79]^2)" office:value-type="float" office:value="0.122065556157337" calcext:value-type="float">
            <text:p>0,122065556157337</text:p>
          </table:table-cell>
        </table:table-row>
        <table:table-row table:style-name="ro1">
          <table:table-cell office:value-type="float" office:value="7.024" calcext:value-type="float">
            <text:p>7,024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table:formula="of:=SQRT([.D80]^2+[.C80]^2+[.B80]^2)" office:value-type="float" office:value="0.268514431641951" calcext:value-type="float">
            <text:p>0,268514431641951</text:p>
          </table:table-cell>
        </table:table-row>
        <table:table-row table:style-name="ro1">
          <table:table-cell office:value-type="float" office:value="7.118" calcext:value-type="float">
            <text:p>7,118</text:p>
          </table:table-cell>
          <table:table-cell office:value-type="float" office:value="-0.13" calcext:value-type="float">
            <text:p>-0,13</text:p>
          </table:table-cell>
          <table:table-cell office:value-type="float" office:value="0.01" calcext:value-type="float">
            <text:p>0,01</text:p>
          </table:table-cell>
          <table:table-cell office:value-type="float" office:value="-0.38" calcext:value-type="float">
            <text:p>-0,38</text:p>
          </table:table-cell>
          <table:table-cell table:formula="of:=SQRT([.D81]^2+[.C81]^2+[.B81]^2)" office:value-type="float" office:value="0.401746188532013" calcext:value-type="float">
            <text:p>0,401746188532013</text:p>
          </table:table-cell>
        </table:table-row>
        <table:table-row table:style-name="ro1">
          <table:table-cell office:value-type="float" office:value="7.218" calcext:value-type="float">
            <text:p>7,218</text:p>
          </table:table-cell>
          <table:table-cell office:value-type="float" office:value="-0.06" calcext:value-type="float">
            <text:p>-0,06</text:p>
          </table:table-cell>
          <table:table-cell office:value-type="float" office:value="0.02" calcext:value-type="float">
            <text:p>0,02</text:p>
          </table:table-cell>
          <table:table-cell office:value-type="float" office:value="-0.29" calcext:value-type="float">
            <text:p>-0,29</text:p>
          </table:table-cell>
          <table:table-cell table:formula="of:=SQRT([.D82]^2+[.C82]^2+[.B82]^2)" office:value-type="float" office:value="0.296816441593117" calcext:value-type="float">
            <text:p>0,296816441593117</text:p>
          </table:table-cell>
        </table:table-row>
        <table:table-row table:style-name="ro1">
          <table:table-cell office:value-type="float" office:value="7.296" calcext:value-type="float">
            <text:p>7,29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4" calcext:value-type="float">
            <text:p>-0,24</text:p>
          </table:table-cell>
          <table:table-cell table:formula="of:=SQRT([.D83]^2+[.C83]^2+[.B83]^2)" office:value-type="float" office:value="0.240831891575846" calcext:value-type="float">
            <text:p>0,240831891575846</text:p>
          </table:table-cell>
        </table:table-row>
        <table:table-row table:style-name="ro1">
          <table:table-cell office:value-type="float" office:value="7.386" calcext:value-type="float">
            <text:p>7,386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-0.52" calcext:value-type="float">
            <text:p>-0,52</text:p>
          </table:table-cell>
          <table:table-cell table:formula="of:=SQRT([.D84]^2+[.C84]^2+[.B84]^2)" office:value-type="float" office:value="0.538237865631916" calcext:value-type="float">
            <text:p>0,538237865631916</text:p>
          </table:table-cell>
        </table:table-row>
        <table:table-row table:style-name="ro1">
          <table:table-cell office:value-type="float" office:value="7.481" calcext:value-type="float">
            <text:p>7,481</text:p>
          </table:table-cell>
          <table:table-cell office:value-type="float" office:value="0.01" calcext:value-type="float">
            <text:p>0,0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8" calcext:value-type="float">
            <text:p>-0,08</text:p>
          </table:table-cell>
          <table:table-cell table:formula="of:=SQRT([.D85]^2+[.C85]^2+[.B85]^2)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7.577" calcext:value-type="float">
            <text:p>7,577</text:p>
          </table:table-cell>
          <table:table-cell office:value-type="float" office:value="-0.1" calcext:value-type="float">
            <text:p>-0,1</text:p>
          </table:table-cell>
          <table:table-cell office:value-type="float" office:value="-0.13" calcext:value-type="float">
            <text:p>-0,13</text:p>
          </table:table-cell>
          <table:table-cell office:value-type="float" office:value="0.55" calcext:value-type="float">
            <text:p>0,55</text:p>
          </table:table-cell>
          <table:table-cell table:formula="of:=SQRT([.D86]^2+[.C86]^2+[.B86]^2)" office:value-type="float" office:value="0.57393379409127" calcext:value-type="float">
            <text:p>0,57393379409127</text:p>
          </table:table-cell>
        </table:table-row>
        <table:table-row table:style-name="ro1">
          <table:table-cell office:value-type="float" office:value="7.658" calcext:value-type="float">
            <text:p>7,658</text:p>
          </table:table-cell>
          <table:table-cell office:value-type="float" office:value="-0.11" calcext:value-type="float">
            <text:p>-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table:formula="of:=SQRT([.D87]^2+[.C87]^2+[.B87]^2)" office:value-type="float" office:value="0.195192212959431" calcext:value-type="float">
            <text:p>0,195192212959431</text:p>
          </table:table-cell>
        </table:table-row>
        <table:table-row table:style-name="ro1">
          <table:table-cell office:value-type="float" office:value="7.749" calcext:value-type="float">
            <text:p>7,749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table:formula="of:=SQRT([.D88]^2+[.C88]^2+[.B88]^2)" office:value-type="float" office:value="0.174928556845359" calcext:value-type="float">
            <text:p>0,174928556845359</text:p>
          </table:table-cell>
        </table:table-row>
        <table:table-row table:style-name="ro1">
          <table:table-cell office:value-type="float" office:value="7.844" calcext:value-type="float">
            <text:p>7,844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5" calcext:value-type="float">
            <text:p>-0,05</text:p>
          </table:table-cell>
          <table:table-cell office:value-type="float" office:value="0.1" calcext:value-type="float">
            <text:p>0,1</text:p>
          </table:table-cell>
          <table:table-cell table:formula="of:=SQRT([.D89]^2+[.C89]^2+[.B89]^2)" office:value-type="float" office:value="0.131909059582729" calcext:value-type="float">
            <text:p>0,131909059582729</text:p>
          </table:table-cell>
        </table:table-row>
        <table:table-row table:style-name="ro1">
          <table:table-cell office:value-type="float" office:value="7.93" calcext:value-type="float">
            <text:p>7,93</text:p>
          </table:table-cell>
          <table:table-cell office:value-type="float" office:value="0.11" calcext:value-type="float">
            <text:p>0,1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3" calcext:value-type="float">
            <text:p>-0,03</text:p>
          </table:table-cell>
          <table:table-cell table:formula="of:=SQRT([.D90]^2+[.C90]^2+[.B90]^2)" office:value-type="float" office:value="0.120830459735946" calcext:value-type="float">
            <text:p>0,120830459735946</text:p>
          </table:table-cell>
        </table:table-row>
        <table:table-row table:style-name="ro1">
          <table:table-cell office:value-type="float" office:value="8.023" calcext:value-type="float">
            <text:p>8,023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formula="of:=SQRT([.D91]^2+[.C91]^2+[.B91]^2)" office:value-type="float" office:value="0.204205778566621" calcext:value-type="float">
            <text:p>0,204205778566621</text:p>
          </table:table-cell>
        </table:table-row>
        <table:table-row table:style-name="ro1">
          <table:table-cell office:value-type="float" office:value="8.127" calcext:value-type="float">
            <text:p>8,127</text:p>
          </table:table-cell>
          <table:table-cell office:value-type="float" office:value="0.1" calcext:value-type="float">
            <text:p>0,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table:formula="of:=SQRT([.D92]^2+[.C92]^2+[.B92]^2)" office:value-type="float" office:value="0.102469507659596" calcext:value-type="float">
            <text:p>0,102469507659596</text:p>
          </table:table-cell>
        </table:table-row>
        <table:table-row table:style-name="ro1">
          <table:table-cell office:value-type="float" office:value="8.202" calcext:value-type="float">
            <text:p>8,202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9" calcext:value-type="float">
            <text:p>0,19</text:p>
          </table:table-cell>
          <table:table-cell table:formula="of:=SQRT([.D93]^2+[.C93]^2+[.B93]^2)" office:value-type="float" office:value="0.208326666559997" calcext:value-type="float">
            <text:p>0,208326666559997</text:p>
          </table:table-cell>
        </table:table-row>
        <table:table-row table:style-name="ro1">
          <table:table-cell office:value-type="float" office:value="8.293" calcext:value-type="float">
            <text:p>8,29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office:value-type="float" office:value="-0.24" calcext:value-type="float">
            <text:p>-0,24</text:p>
          </table:table-cell>
          <table:table-cell table:formula="of:=SQRT([.D94]^2+[.C94]^2+[.B94]^2)" office:value-type="float" office:value="0.240416305603426" calcext:value-type="float">
            <text:p>0,240416305603426</text:p>
          </table:table-cell>
        </table:table-row>
        <table:table-row table:style-name="ro1">
          <table:table-cell office:value-type="float" office:value="8.383" calcext:value-type="float">
            <text:p>8,383</text:p>
          </table:table-cell>
          <table:table-cell office:value-type="float" office:value="-0.05" calcext:value-type="float">
            <text:p>-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table:formula="of:=SQRT([.D95]^2+[.C95]^2+[.B95]^2)" office:value-type="float" office:value="0.267768556779918" calcext:value-type="float">
            <text:p>0,267768556779918</text:p>
          </table:table-cell>
        </table:table-row>
        <table:table-row table:style-name="ro1">
          <table:table-cell office:value-type="float" office:value="8.483" calcext:value-type="float">
            <text:p>8,483</text:p>
          </table:table-cell>
          <table:table-cell office:value-type="float" office:value="-0.06" calcext:value-type="float">
            <text:p>-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formula="of:=SQRT([.D96]^2+[.C96]^2+[.B96]^2)" office:value-type="float" office:value="0.173493515728975" calcext:value-type="float">
            <text:p>0,173493515728975</text:p>
          </table:table-cell>
        </table:table-row>
        <table:table-row table:style-name="ro1">
          <table:table-cell office:value-type="float" office:value="8.564" calcext:value-type="float">
            <text:p>8,564</text:p>
          </table:table-cell>
          <table:table-cell office:value-type="float" office:value="-0.14" calcext:value-type="float">
            <text:p>-0,14</text:p>
          </table:table-cell>
          <table:table-cell office:value-type="float" office:value="0.01" calcext:value-type="float">
            <text:p>0,01</text:p>
          </table:table-cell>
          <table:table-cell office:value-type="float" office:value="-0.19" calcext:value-type="float">
            <text:p>-0,19</text:p>
          </table:table-cell>
          <table:table-cell table:formula="of:=SQRT([.D97]^2+[.C97]^2+[.B97]^2)" office:value-type="float" office:value="0.236220236220354" calcext:value-type="float">
            <text:p>0,236220236220354</text:p>
          </table:table-cell>
        </table:table-row>
        <table:table-row table:style-name="ro1">
          <table:table-cell office:value-type="float" office:value="8.655" calcext:value-type="float">
            <text:p>8,655</text:p>
          </table:table-cell>
          <table:table-cell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office:value-type="float" office:value="-0.13" calcext:value-type="float">
            <text:p>-0,13</text:p>
          </table:table-cell>
          <table:table-cell table:formula="of:=SQRT([.D98]^2+[.C98]^2+[.B98]^2)" office:value-type="float" office:value="0.16431676725155" calcext:value-type="float">
            <text:p>0,16431676725155</text:p>
          </table:table-cell>
        </table:table-row>
        <table:table-row table:style-name="ro1">
          <table:table-cell office:value-type="float" office:value="8.749" calcext:value-type="float">
            <text:p>8,74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22" calcext:value-type="float">
            <text:p>-0,22</text:p>
          </table:table-cell>
          <table:table-cell table:formula="of:=SQRT([.D99]^2+[.C99]^2+[.B99]^2)" office:value-type="float" office:value="0.220454076850486" calcext:value-type="float">
            <text:p>0,220454076850486</text:p>
          </table:table-cell>
        </table:table-row>
        <table:table-row table:style-name="ro1">
          <table:table-cell office:value-type="float" office:value="8.835" calcext:value-type="float">
            <text:p>8,835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-0.46" calcext:value-type="float">
            <text:p>-0,46</text:p>
          </table:table-cell>
          <table:table-cell table:formula="of:=SQRT([.D100]^2+[.C100]^2+[.B100]^2)" office:value-type="float" office:value="0.553624421426656" calcext:value-type="float">
            <text:p>0,553624421426656</text:p>
          </table:table-cell>
        </table:table-row>
        <table:table-row table:style-name="ro1">
          <table:table-cell office:value-type="float" office:value="8.929" calcext:value-type="float">
            <text:p>8,929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73" calcext:value-type="float">
            <text:p>0,73</text:p>
          </table:table-cell>
          <table:table-cell table:formula="of:=SQRT([.D101]^2+[.C101]^2+[.B101]^2)" office:value-type="float" office:value="0.730547739713155" calcext:value-type="float">
            <text:p>0,730547739713155</text:p>
          </table:table-cell>
        </table:table-row>
        <table:table-row table:style-name="ro1">
          <table:table-cell office:value-type="float" office:value="9.035" calcext:value-type="float">
            <text:p>9,03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.47" calcext:value-type="float">
            <text:p>0,47</text:p>
          </table:table-cell>
          <table:table-cell table:formula="of:=SQRT([.D102]^2+[.C102]^2+[.B102]^2)" office:value-type="float" office:value="0.470956473572665" calcext:value-type="float">
            <text:p>0,470956473572665</text:p>
          </table:table-cell>
        </table:table-row>
        <table:table-row table:style-name="ro1">
          <table:table-cell office:value-type="float" office:value="9.107" calcext:value-type="float">
            <text:p>9,107</text:p>
          </table:table-cell>
          <table:table-cell office:value-type="float" office:value="-0.09" calcext:value-type="float">
            <text:p>-0,09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formula="of:=SQRT([.D103]^2+[.C103]^2+[.B103]^2)" office:value-type="float" office:value="0.181934053986603" calcext:value-type="float">
            <text:p>0,181934053986603</text:p>
          </table:table-cell>
        </table:table-row>
        <table:table-row table:style-name="ro1">
          <table:table-cell office:value-type="float" office:value="9.199" calcext:value-type="float">
            <text:p>9,199</text:p>
          </table:table-cell>
          <table:table-cell office:value-type="float" office:value="-0.08" calcext:value-type="float">
            <text:p>-0,08</text:p>
          </table:table-cell>
          <table:table-cell office:value-type="float" office:value="-0.16" calcext:value-type="float">
            <text:p>-0,16</text:p>
          </table:table-cell>
          <table:table-cell office:value-type="float" office:value="0.34" calcext:value-type="float">
            <text:p>0,34</text:p>
          </table:table-cell>
          <table:table-cell table:formula="of:=SQRT([.D104]^2+[.C104]^2+[.B104]^2)" office:value-type="float" office:value="0.384187454245971" calcext:value-type="float">
            <text:p>0,384187454245971</text:p>
          </table:table-cell>
        </table:table-row>
        <table:table-row table:style-name="ro1">
          <table:table-cell office:value-type="float" office:value="9.291" calcext:value-type="float">
            <text:p>9,291</text:p>
          </table:table-cell>
          <table:table-cell office:value-type="float" office:value="0.07" calcext:value-type="float">
            <text:p>0,07</text:p>
          </table:table-cell>
          <table:table-cell office:value-type="float" office:value="-0.25" calcext:value-type="float">
            <text:p>-0,25</text:p>
          </table:table-cell>
          <table:table-cell office:value-type="float" office:value="-0.23" calcext:value-type="float">
            <text:p>-0,23</text:p>
          </table:table-cell>
          <table:table-cell table:formula="of:=SQRT([.D105]^2+[.C105]^2+[.B105]^2)" office:value-type="float" office:value="0.346842903920492" calcext:value-type="float">
            <text:p>0,346842903920492</text:p>
          </table:table-cell>
        </table:table-row>
        <table:table-row table:style-name="ro1">
          <table:table-cell office:value-type="float" office:value="9.387" calcext:value-type="float">
            <text:p>9,387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-0.13" calcext:value-type="float">
            <text:p>-0,13</text:p>
          </table:table-cell>
          <table:table-cell table:formula="of:=SQRT([.D106]^2+[.C106]^2+[.B106]^2)" office:value-type="float" office:value="0.190525588832577" calcext:value-type="float">
            <text:p>0,190525588832577</text:p>
          </table:table-cell>
        </table:table-row>
        <table:table-row table:style-name="ro1">
          <table:table-cell office:value-type="float" office:value="9.47" calcext:value-type="float">
            <text:p>9,47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4" calcext:value-type="float">
            <text:p>-0,04</text:p>
          </table:table-cell>
          <table:table-cell table:formula="of:=SQRT([.D107]^2+[.C107]^2+[.B107]^2)" office:value-type="float" office:value="0.100498756211209" calcext:value-type="float">
            <text:p>0,100498756211209</text:p>
          </table:table-cell>
        </table:table-row>
        <table:table-row table:style-name="ro1">
          <table:table-cell office:value-type="float" office:value="9.56" calcext:value-type="float">
            <text:p>9,56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5" calcext:value-type="float">
            <text:p>-0,05</text:p>
          </table:table-cell>
          <table:table-cell office:value-type="float" office:value="0.03" calcext:value-type="float">
            <text:p>0,03</text:p>
          </table:table-cell>
          <table:table-cell table:formula="of:=SQRT([.D108]^2+[.C108]^2+[.B108]^2)" office:value-type="float" office:value="0.179722007556114" calcext:value-type="float">
            <text:p>0,179722007556114</text:p>
          </table:table-cell>
        </table:table-row>
        <table:table-row table:style-name="ro1">
          <table:table-cell office:value-type="float" office:value="9.652" calcext:value-type="float">
            <text:p>9,652</text:p>
          </table:table-cell>
          <table:table-cell office:value-type="float" office:value="0.23" calcext:value-type="float">
            <text:p>0,23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table:formula="of:=SQRT([.D109]^2+[.C109]^2+[.B109]^2)" office:value-type="float" office:value="0.268700576850888" calcext:value-type="float">
            <text:p>0,268700576850888</text:p>
          </table:table-cell>
        </table:table-row>
        <table:table-row table:style-name="ro1">
          <table:table-cell office:value-type="float" office:value="9.741" calcext:value-type="float">
            <text:p>9,741</text:p>
          </table:table-cell>
          <table:table-cell office:value-type="float" office:value="-0.12" calcext:value-type="float">
            <text:p>-0,12</text:p>
          </table:table-cell>
          <table:table-cell office:value-type="float" office:value="0.01" calcext:value-type="float">
            <text:p>0,01</text:p>
          </table:table-cell>
          <table:table-cell office:value-type="float" office:value="-0.32" calcext:value-type="float">
            <text:p>-0,32</text:p>
          </table:table-cell>
          <table:table-cell table:formula="of:=SQRT([.D110]^2+[.C110]^2+[.B110]^2)" office:value-type="float" office:value="0.341906419945575" calcext:value-type="float">
            <text:p>0,341906419945575</text:p>
          </table:table-cell>
        </table:table-row>
        <table:table-row table:style-name="ro1">
          <table:table-cell office:value-type="float" office:value="9.836" calcext:value-type="float">
            <text:p>9,836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6" calcext:value-type="float">
            <text:p>-0,06</text:p>
          </table:table-cell>
          <table:table-cell office:value-type="float" office:value="0.51" calcext:value-type="float">
            <text:p>0,51</text:p>
          </table:table-cell>
          <table:table-cell table:formula="of:=SQRT([.D111]^2+[.C111]^2+[.B111]^2)" office:value-type="float" office:value="0.529716905525961" calcext:value-type="float">
            <text:p>0,529716905525961</text:p>
          </table:table-cell>
        </table:table-row>
        <table:table-row table:style-name="ro1">
          <table:table-cell office:value-type="float" office:value="9.94" calcext:value-type="float">
            <text:p>9,94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5" calcext:value-type="float">
            <text:p>-0,05</text:p>
          </table:table-cell>
          <table:table-cell office:value-type="float" office:value="0.1" calcext:value-type="float">
            <text:p>0,1</text:p>
          </table:table-cell>
          <table:table-cell table:formula="of:=SQRT([.D112]^2+[.C112]^2+[.B112]^2)" office:value-type="float" office:value="0.143527000944073" calcext:value-type="float">
            <text:p>0,143527000944073</text:p>
          </table:table-cell>
        </table:table-row>
        <table:table-row table:style-name="ro1">
          <table:table-cell office:value-type="float" office:value="10.013" calcext:value-type="float">
            <text:p>10,013</text:p>
          </table:table-cell>
          <table:table-cell office:value-type="float" office:value="0.23" calcext:value-type="float">
            <text:p>0,23</text:p>
          </table:table-cell>
          <table:table-cell office:value-type="float" office:value="0.05" calcext:value-type="float">
            <text:p>0,05</text:p>
          </table:table-cell>
          <table:table-cell office:value-type="float" office:value="0.41" calcext:value-type="float">
            <text:p>0,41</text:p>
          </table:table-cell>
          <table:table-cell table:formula="of:=SQRT([.D113]^2+[.C113]^2+[.B113]^2)" office:value-type="float" office:value="0.472757866142913" calcext:value-type="float">
            <text:p>0,472757866142913</text:p>
          </table:table-cell>
        </table:table-row>
        <table:table-row table:style-name="ro1">
          <table:table-cell office:value-type="float" office:value="10.104" calcext:value-type="float">
            <text:p>10,104</text:p>
          </table:table-cell>
          <table:table-cell office:value-type="float" office:value="-0.1" calcext:value-type="float">
            <text:p>-0,1</text:p>
          </table:table-cell>
          <table:table-cell office:value-type="float" office:value="0.03" calcext:value-type="float">
            <text:p>0,03</text:p>
          </table:table-cell>
          <table:table-cell office:value-type="float" office:value="-0.34" calcext:value-type="float">
            <text:p>-0,34</text:p>
          </table:table-cell>
          <table:table-cell table:formula="of:=SQRT([.D114]^2+[.C114]^2+[.B114]^2)" office:value-type="float" office:value="0.355668384875575" calcext:value-type="float">
            <text:p>0,355668384875575</text:p>
          </table:table-cell>
        </table:table-row>
        <table:table-row table:style-name="ro1">
          <table:table-cell office:value-type="float" office:value="10.197" calcext:value-type="float">
            <text:p>10,197</text:p>
          </table:table-cell>
          <table:table-cell office:value-type="float" office:value="0.12" calcext:value-type="float">
            <text:p>0,12</text:p>
          </table:table-cell>
          <table:table-cell office:value-type="float" office:value="-0.02" calcext:value-type="float">
            <text:p>-0,02</text:p>
          </table:table-cell>
          <table:table-cell office:value-type="float" office:value="0.07" calcext:value-type="float">
            <text:p>0,07</text:p>
          </table:table-cell>
          <table:table-cell table:formula="of:=SQRT([.D115]^2+[.C115]^2+[.B115]^2)" office:value-type="float" office:value="0.140356688476182" calcext:value-type="float">
            <text:p>0,140356688476182</text:p>
          </table:table-cell>
        </table:table-row>
        <table:table-row table:style-name="ro1">
          <table:table-cell office:value-type="float" office:value="10.294" calcext:value-type="float">
            <text:p>10,294</text:p>
          </table:table-cell>
          <table:table-cell office:value-type="float" office:value="-0.06" calcext:value-type="float">
            <text:p>-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table:formula="of:=SQRT([.D116]^2+[.C116]^2+[.B116]^2)" office:value-type="float" office:value="0.227376340018041" calcext:value-type="float">
            <text:p>0,227376340018041</text:p>
          </table:table-cell>
        </table:table-row>
        <table:table-row table:style-name="ro1">
          <table:table-cell office:value-type="float" office:value="10.375" calcext:value-type="float">
            <text:p>10,375</text:p>
          </table:table-cell>
          <table:table-cell office:value-type="float" office:value="-0.09" calcext:value-type="float">
            <text:p>-0,09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table:formula="of:=SQRT([.D117]^2+[.C117]^2+[.B117]^2)" office:value-type="float" office:value="0.169115345252878" calcext:value-type="float">
            <text:p>0,169115345252878</text:p>
          </table:table-cell>
        </table:table-row>
        <table:table-row table:style-name="ro1">
          <table:table-cell office:value-type="float" office:value="10.466" calcext:value-type="float">
            <text:p>10,466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-0.11" calcext:value-type="float">
            <text:p>-0,11</text:p>
          </table:table-cell>
          <table:table-cell table:formula="of:=SQRT([.D118]^2+[.C118]^2+[.B118]^2)" office:value-type="float" office:value="0.196468827043885" calcext:value-type="float">
            <text:p>0,196468827043885</text:p>
          </table:table-cell>
        </table:table-row>
        <table:table-row table:style-name="ro1">
          <table:table-cell office:value-type="float" office:value="10.558" calcext:value-type="float">
            <text:p>10,558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9" calcext:value-type="float">
            <text:p>-0,09</text:p>
          </table:table-cell>
          <table:table-cell office:value-type="float" office:value="0.21" calcext:value-type="float">
            <text:p>0,21</text:p>
          </table:table-cell>
          <table:table-cell table:formula="of:=SQRT([.D119]^2+[.C119]^2+[.B119]^2)" office:value-type="float" office:value="0.236220236220354" calcext:value-type="float">
            <text:p>0,236220236220354</text:p>
          </table:table-cell>
        </table:table-row>
        <table:table-row table:style-name="ro1">
          <table:table-cell office:value-type="float" office:value="10.647" calcext:value-type="float">
            <text:p>10,647</text:p>
          </table:table-cell>
          <table:table-cell office:value-type="float" office:value="-0.23" calcext:value-type="float">
            <text:p>-0,23</text:p>
          </table:table-cell>
          <table:table-cell office:value-type="float" office:value="0.09" calcext:value-type="float">
            <text:p>0,09</text:p>
          </table:table-cell>
          <table:table-cell office:value-type="float" office:value="0.49" calcext:value-type="float">
            <text:p>0,49</text:p>
          </table:table-cell>
          <table:table-cell table:formula="of:=SQRT([.D120]^2+[.C120]^2+[.B120]^2)" office:value-type="float" office:value="0.548725796732758" calcext:value-type="float">
            <text:p>0,548725796732758</text:p>
          </table:table-cell>
        </table:table-row>
        <table:table-row table:style-name="ro1">
          <table:table-cell office:value-type="float" office:value="10.745" calcext:value-type="float">
            <text:p>10,745</text:p>
          </table:table-cell>
          <table:table-cell office:value-type="float" office:value="0.22" calcext:value-type="float">
            <text:p>0,22</text:p>
          </table:table-cell>
          <table:table-cell office:value-type="float" office:value="0.11" calcext:value-type="float">
            <text:p>0,11</text:p>
          </table:table-cell>
          <table:table-cell office:value-type="float" office:value="-0.07" calcext:value-type="float">
            <text:p>-0,07</text:p>
          </table:table-cell>
          <table:table-cell table:formula="of:=SQRT([.D121]^2+[.C121]^2+[.B121]^2)" office:value-type="float" office:value="0.255734237050888" calcext:value-type="float">
            <text:p>0,255734237050888</text:p>
          </table:table-cell>
        </table:table-row>
        <table:table-row table:style-name="ro1">
          <table:table-cell office:value-type="float" office:value="10.843" calcext:value-type="float">
            <text:p>10,843</text:p>
          </table:table-cell>
          <table:table-cell office:value-type="float" office:value="-0.38" calcext:value-type="float">
            <text:p>-0,38</text:p>
          </table:table-cell>
          <table:table-cell office:value-type="float" office:value="-0.19" calcext:value-type="float">
            <text:p>-0,19</text:p>
          </table:table-cell>
          <table:table-cell office:value-type="float" office:value="-1.42" calcext:value-type="float">
            <text:p>-1,42</text:p>
          </table:table-cell>
          <table:table-cell table:formula="of:=SQRT([.D122]^2+[.C122]^2+[.B122]^2)" office:value-type="float" office:value="1.48219431924428" calcext:value-type="float">
            <text:p>1,48219431924428</text:p>
          </table:table-cell>
        </table:table-row>
        <table:table-row table:style-name="ro1">
          <table:table-cell office:value-type="float" office:value="10.918" calcext:value-type="float">
            <text:p>10,918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6" calcext:value-type="float">
            <text:p>-0,06</text:p>
          </table:table-cell>
          <table:table-cell office:value-type="float" office:value="-0.72" calcext:value-type="float">
            <text:p>-0,72</text:p>
          </table:table-cell>
          <table:table-cell table:formula="of:=SQRT([.D123]^2+[.C123]^2+[.B123]^2)" office:value-type="float" office:value="0.735934779718964" calcext:value-type="float">
            <text:p>0,735934779718964</text:p>
          </table:table-cell>
        </table:table-row>
        <table:table-row table:style-name="ro1">
          <table:table-cell office:value-type="float" office:value="11.01" calcext:value-type="float">
            <text:p>11,0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5" calcext:value-type="float">
            <text:p>-0,05</text:p>
          </table:table-cell>
          <table:table-cell office:value-type="float" office:value="-0.88" calcext:value-type="float">
            <text:p>-0,88</text:p>
          </table:table-cell>
          <table:table-cell table:formula="of:=SQRT([.D124]^2+[.C124]^2+[.B124]^2)" office:value-type="float" office:value="0.886002257333468" calcext:value-type="float">
            <text:p>0,886002257333468</text:p>
          </table:table-cell>
        </table:table-row>
        <table:table-row table:style-name="ro1">
          <table:table-cell office:value-type="float" office:value="11.102" calcext:value-type="float">
            <text:p>11,10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56" calcext:value-type="float">
            <text:p>0,56</text:p>
          </table:table-cell>
          <table:table-cell table:formula="of:=SQRT([.D125]^2+[.C125]^2+[.B125]^2)" office:value-type="float" office:value="0.568682688324517" calcext:value-type="float">
            <text:p>0,568682688324517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office:value-type="float" office:value="-0.49" calcext:value-type="float">
            <text:p>-0,49</text:p>
          </table:table-cell>
          <table:table-cell table:formula="of:=SQRT([.D126]^2+[.C126]^2+[.B126]^2)" office:value-type="float" office:value="0.522398315464359" calcext:value-type="float">
            <text:p>0,522398315464359</text:p>
          </table:table-cell>
        </table:table-row>
        <table:table-row table:style-name="ro1">
          <table:table-cell office:value-type="float" office:value="11.281" calcext:value-type="float">
            <text:p>11,281</text:p>
          </table:table-cell>
          <table:table-cell office:value-type="float" office:value="0.14" calcext:value-type="float">
            <text:p>0,14</text:p>
          </table:table-cell>
          <table:table-cell office:value-type="float" office:value="-0.09" calcext:value-type="float">
            <text:p>-0,09</text:p>
          </table:table-cell>
          <table:table-cell office:value-type="float" office:value="0.42" calcext:value-type="float">
            <text:p>0,42</text:p>
          </table:table-cell>
          <table:table-cell table:formula="of:=SQRT([.D127]^2+[.C127]^2+[.B127]^2)" office:value-type="float" office:value="0.451774279923061" calcext:value-type="float">
            <text:p>0,451774279923061</text:p>
          </table:table-cell>
        </table:table-row>
        <table:table-row table:style-name="ro1">
          <table:table-cell office:value-type="float" office:value="11.371" calcext:value-type="float">
            <text:p>11,37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" calcext:value-type="float">
            <text:p>-0,4</text:p>
          </table:table-cell>
          <table:table-cell table:formula="of:=SQRT([.D128]^2+[.C128]^2+[.B128]^2)" office:value-type="float" office:value="0.436577599058862" calcext:value-type="float">
            <text:p>0,436577599058862</text:p>
          </table:table-cell>
        </table:table-row>
        <table:table-row table:style-name="ro1">
          <table:table-cell office:value-type="float" office:value="11.464" calcext:value-type="float">
            <text:p>11,464</text:p>
          </table:table-cell>
          <table:table-cell office:value-type="float" office:value="-0.13" calcext:value-type="float">
            <text:p>-0,13</text:p>
          </table:table-cell>
          <table:table-cell office:value-type="float" office:value="0.01" calcext:value-type="float">
            <text:p>0,01</text:p>
          </table:table-cell>
          <table:table-cell office:value-type="float" office:value="0.7" calcext:value-type="float">
            <text:p>0,7</text:p>
          </table:table-cell>
          <table:table-cell table:formula="of:=SQRT([.D129]^2+[.C129]^2+[.B129]^2)" office:value-type="float" office:value="0.712039324756716" calcext:value-type="float">
            <text:p>0,712039324756716</text:p>
          </table:table-cell>
        </table:table-row>
        <table:table-row table:style-name="ro1">
          <table:table-cell office:value-type="float" office:value="11.552" calcext:value-type="float">
            <text:p>11,552</text:p>
          </table:table-cell>
          <table:table-cell office:value-type="float" office:value="-0.1" calcext:value-type="float">
            <text:p>-0,1</text:p>
          </table:table-cell>
          <table:table-cell office:value-type="float" office:value="0.03" calcext:value-type="float">
            <text:p>0,03</text:p>
          </table:table-cell>
          <table:table-cell office:value-type="float" office:value="0.88" calcext:value-type="float">
            <text:p>0,88</text:p>
          </table:table-cell>
          <table:table-cell table:formula="of:=SQRT([.D130]^2+[.C130]^2+[.B130]^2)" office:value-type="float" office:value="0.886171540955813" calcext:value-type="float">
            <text:p>0,886171540955813</text:p>
          </table:table-cell>
        </table:table-row>
        <table:table-row table:style-name="ro1">
          <table:table-cell office:value-type="float" office:value="11.647" calcext:value-type="float">
            <text:p>11,647</text:p>
          </table:table-cell>
          <table:table-cell office:value-type="float" office:value="-0.33" calcext:value-type="float">
            <text:p>-0,33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3" calcext:value-type="float">
            <text:p>-0,13</text:p>
          </table:table-cell>
          <table:table-cell table:formula="of:=SQRT([.D131]^2+[.C131]^2+[.B131]^2)" office:value-type="float" office:value="0.397743636027027" calcext:value-type="float">
            <text:p>0,397743636027027</text:p>
          </table:table-cell>
        </table:table-row>
        <table:table-row table:style-name="ro1">
          <table:table-cell office:value-type="float" office:value="11.752" calcext:value-type="float">
            <text:p>11,752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88" calcext:value-type="float">
            <text:p>0,88</text:p>
          </table:table-cell>
          <table:table-cell table:formula="of:=SQRT([.D132]^2+[.C132]^2+[.B132]^2)" office:value-type="float" office:value="0.880738326632831" calcext:value-type="float">
            <text:p>0,880738326632831</text:p>
          </table:table-cell>
        </table:table-row>
        <table:table-row table:style-name="ro1">
          <table:table-cell office:value-type="float" office:value="11.824" calcext:value-type="float">
            <text:p>11,824</text:p>
          </table:table-cell>
          <table:table-cell office:value-type="float" office:value="-0.17" calcext:value-type="float">
            <text:p>-0,17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table:formula="of:=SQRT([.D133]^2+[.C133]^2+[.B133]^2)" office:value-type="float" office:value="0.298328677803526" calcext:value-type="float">
            <text:p>0,298328677803526</text:p>
          </table:table-cell>
        </table:table-row>
        <table:table-row table:style-name="ro1">
          <table:table-cell office:value-type="float" office:value="11.915" calcext:value-type="float">
            <text:p>11,915</text:p>
          </table:table-cell>
          <table:table-cell office:value-type="float" office:value="-0.04" calcext:value-type="float">
            <text:p>-0,04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formula="of:=SQRT([.D134]^2+[.C134]^2+[.B134]^2)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2.007" calcext:value-type="float">
            <text:p>12,007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table:formula="of:=SQRT([.D135]^2+[.C135]^2+[.B135]^2)" office:value-type="float" office:value="0.72780491891715" calcext:value-type="float">
            <text:p>0,72780491891715</text:p>
          </table:table-cell>
        </table:table-row>
        <table:table-row table:style-name="ro1">
          <table:table-cell office:value-type="float" office:value="12.105" calcext:value-type="float">
            <text:p>12,105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-0.75" calcext:value-type="float">
            <text:p>-0,75</text:p>
          </table:table-cell>
          <table:table-cell table:formula="of:=SQRT([.D136]^2+[.C136]^2+[.B136]^2)" office:value-type="float" office:value="0.781408983823452" calcext:value-type="float">
            <text:p>0,781408983823452</text:p>
          </table:table-cell>
        </table:table-row>
        <table:table-row table:style-name="ro1">
          <table:table-cell office:value-type="float" office:value="12.186" calcext:value-type="float">
            <text:p>12,186</text:p>
          </table:table-cell>
          <table:table-cell office:value-type="float" office:value="0.05" calcext:value-type="float">
            <text:p>0,05</text:p>
          </table:table-cell>
          <table:table-cell office:value-type="float" office:value="-0.21" calcext:value-type="float">
            <text:p>-0,21</text:p>
          </table:table-cell>
          <table:table-cell office:value-type="float" office:value="0.25" calcext:value-type="float">
            <text:p>0,25</text:p>
          </table:table-cell>
          <table:table-cell table:formula="of:=SQRT([.D137]^2+[.C137]^2+[.B137]^2)" office:value-type="float" office:value="0.330302891298275" calcext:value-type="float">
            <text:p>0,330302891298275</text:p>
          </table:table-cell>
        </table:table-row>
        <table:table-row table:style-name="ro1">
          <table:table-cell office:value-type="float" office:value="12.277" calcext:value-type="float">
            <text:p>12,277</text:p>
          </table:table-cell>
          <table:table-cell office:value-type="float" office:value="-0.19" calcext:value-type="float">
            <text:p>-0,19</text:p>
          </table:table-cell>
          <table:table-cell office:value-type="float" office:value="0.1" calcext:value-type="float">
            <text:p>0,1</text:p>
          </table:table-cell>
          <table:table-cell office:value-type="float" office:value="-0.7" calcext:value-type="float">
            <text:p>-0,7</text:p>
          </table:table-cell>
          <table:table-cell table:formula="of:=SQRT([.D138]^2+[.C138]^2+[.B138]^2)" office:value-type="float" office:value="0.732188500319419" calcext:value-type="float">
            <text:p>0,732188500319419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-0.06" calcext:value-type="float">
            <text:p>-0,06</text:p>
          </table:table-cell>
          <table:table-cell office:value-type="float" office:value="0.18" calcext:value-type="float">
            <text:p>0,18</text:p>
          </table:table-cell>
          <table:table-cell office:value-type="float" office:value="-0.32" calcext:value-type="float">
            <text:p>-0,32</text:p>
          </table:table-cell>
          <table:table-cell table:formula="of:=SQRT([.D139]^2+[.C139]^2+[.B139]^2)" office:value-type="float" office:value="0.372021504754765" calcext:value-type="float">
            <text:p>0,372021504754765</text:p>
          </table:table-cell>
        </table:table-row>
        <table:table-row table:style-name="ro1">
          <table:table-cell office:value-type="float" office:value="12.458" calcext:value-type="float">
            <text:p>12,458</text:p>
          </table:table-cell>
          <table:table-cell office:value-type="float" office:value="0.07" calcext:value-type="float">
            <text:p>0,07</text:p>
          </table:table-cell>
          <table:table-cell office:value-type="float" office:value="-0.09" calcext:value-type="float">
            <text:p>-0,09</text:p>
          </table:table-cell>
          <table:table-cell office:value-type="float" office:value="0.2" calcext:value-type="float">
            <text:p>0,2</text:p>
          </table:table-cell>
          <table:table-cell table:formula="of:=SQRT([.D140]^2+[.C140]^2+[.B140]^2)" office:value-type="float" office:value="0.230217288664427" calcext:value-type="float">
            <text:p>0,230217288664427</text:p>
          </table:table-cell>
        </table:table-row>
        <table:table-row table:style-name="ro1">
          <table:table-cell office:value-type="float" office:value="12.557" calcext:value-type="float">
            <text:p>12,557</text:p>
          </table:table-cell>
          <table:table-cell office:value-type="float" office:value="0.01" calcext:value-type="float">
            <text:p>0,01</text:p>
          </table:table-cell>
          <table:table-cell office:value-type="float" office:value="-0.12" calcext:value-type="float">
            <text:p>-0,12</text:p>
          </table:table-cell>
          <table:table-cell office:value-type="float" office:value="0.85" calcext:value-type="float">
            <text:p>0,85</text:p>
          </table:table-cell>
          <table:table-cell table:formula="of:=SQRT([.D141]^2+[.C141]^2+[.B141]^2)" office:value-type="float" office:value="0.85848704125339" calcext:value-type="float">
            <text:p>0,85848704125339</text:p>
          </table:table-cell>
        </table:table-row>
        <table:table-row table:style-name="ro1">
          <table:table-cell office:value-type="float" office:value="12.66" calcext:value-type="float">
            <text:p>12,66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7" calcext:value-type="float">
            <text:p>-0,07</text:p>
          </table:table-cell>
          <table:table-cell office:value-type="float" office:value="-0.16" calcext:value-type="float">
            <text:p>-0,16</text:p>
          </table:table-cell>
          <table:table-cell table:formula="of:=SQRT([.D142]^2+[.C142]^2+[.B142]^2)" office:value-type="float" office:value="0.223830292855994" calcext:value-type="float">
            <text:p>0,223830292855994</text:p>
          </table:table-cell>
        </table:table-row>
        <table:table-row table:style-name="ro1">
          <table:table-cell office:value-type="float" office:value="12.73" calcext:value-type="float">
            <text:p>12,73</text:p>
          </table:table-cell>
          <table:table-cell table:number-columns-repeated="2" office:value-type="float" office:value="-0.03" calcext:value-type="float">
            <text:p>-0,03</text:p>
          </table:table-cell>
          <table:table-cell office:value-type="float" office:value="0.44" calcext:value-type="float">
            <text:p>0,44</text:p>
          </table:table-cell>
          <table:table-cell table:formula="of:=SQRT([.D143]^2+[.C143]^2+[.B143]^2)" office:value-type="float" office:value="0.442040722106007" calcext:value-type="float">
            <text:p>0,442040722106007</text:p>
          </table:table-cell>
        </table:table-row>
        <table:table-row table:style-name="ro1">
          <table:table-cell office:value-type="float" office:value="12.821" calcext:value-type="float">
            <text:p>12,821</text:p>
          </table:table-cell>
          <table:table-cell office:value-type="float" office:value="-0.12" calcext:value-type="float">
            <text:p>-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49" calcext:value-type="float">
            <text:p>0,49</text:p>
          </table:table-cell>
          <table:table-cell table:formula="of:=SQRT([.D144]^2+[.C144]^2+[.B144]^2)" office:value-type="float" office:value="0.505371150739731" calcext:value-type="float">
            <text:p>0,505371150739731</text:p>
          </table:table-cell>
        </table:table-row>
        <table:table-row table:style-name="ro1">
          <table:table-cell office:value-type="float" office:value="12.913" calcext:value-type="float">
            <text:p>12,913</text:p>
          </table:table-cell>
          <table:table-cell office:value-type="float" office:value="-0.04" calcext:value-type="float">
            <text:p>-0,04</text:p>
          </table:table-cell>
          <table:table-cell office:value-type="float" office:value="0.03" calcext:value-type="float">
            <text:p>0,03</text:p>
          </table:table-cell>
          <table:table-cell office:value-type="float" office:value="1.18" calcext:value-type="float">
            <text:p>1,18</text:p>
          </table:table-cell>
          <table:table-cell table:formula="of:=SQRT([.D145]^2+[.C145]^2+[.B145]^2)" office:value-type="float" office:value="1.18105884696742" calcext:value-type="float">
            <text:p>1,18105884696742</text:p>
          </table:table-cell>
        </table:table-row>
        <table:table-row table:style-name="ro1">
          <table:table-cell office:value-type="float" office:value="13.01" calcext:value-type="float">
            <text:p>13,01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-0.38" calcext:value-type="float">
            <text:p>-0,38</text:p>
          </table:table-cell>
          <table:table-cell table:formula="of:=SQRT([.D146]^2+[.C146]^2+[.B146]^2)" office:value-type="float" office:value="0.384187454245971" calcext:value-type="float">
            <text:p>0,384187454245971</text:p>
          </table:table-cell>
        </table:table-row>
        <table:table-row table:style-name="ro1">
          <table:table-cell office:value-type="float" office:value="13.092" calcext:value-type="float">
            <text:p>13,092</text:p>
          </table:table-cell>
          <table:table-cell office:value-type="float" office:value="-0.12" calcext:value-type="float">
            <text:p>-0,12</text:p>
          </table:table-cell>
          <table:table-cell office:value-type="float" office:value="-0.09" calcext:value-type="float">
            <text:p>-0,09</text:p>
          </table:table-cell>
          <table:table-cell office:value-type="float" office:value="0.45" calcext:value-type="float">
            <text:p>0,45</text:p>
          </table:table-cell>
          <table:table-cell table:formula="of:=SQRT([.D147]^2+[.C147]^2+[.B147]^2)" office:value-type="float" office:value="0.474341649025257" calcext:value-type="float">
            <text:p>0,474341649025257</text:p>
          </table:table-cell>
        </table:table-row>
        <table:table-row table:style-name="ro1">
          <table:table-cell office:value-type="float" office:value="13.183" calcext:value-type="float">
            <text:p>13,183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-1.13" calcext:value-type="float">
            <text:p>-1,13</text:p>
          </table:table-cell>
          <table:table-cell table:formula="of:=SQRT([.D148]^2+[.C148]^2+[.B148]^2)" office:value-type="float" office:value="1.15529217083818" calcext:value-type="float">
            <text:p>1,15529217083818</text:p>
          </table:table-cell>
        </table:table-row>
        <table:table-row table:style-name="ro1">
          <table:table-cell office:value-type="float" office:value="13.275" calcext:value-type="float">
            <text:p>13,27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-1.07" calcext:value-type="float">
            <text:p>-1,07</text:p>
          </table:table-cell>
          <table:table-cell table:formula="of:=SQRT([.D149]^2+[.C149]^2+[.B149]^2)" office:value-type="float" office:value="1.08120303366204" calcext:value-type="float">
            <text:p>1,08120303366204</text:p>
          </table:table-cell>
        </table:table-row>
        <table:table-row table:style-name="ro1">
          <table:table-cell office:value-type="float" office:value="13.363" calcext:value-type="float">
            <text:p>13,36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.27" calcext:value-type="float">
            <text:p>0,27</text:p>
          </table:table-cell>
          <table:table-cell table:formula="of:=SQRT([.D150]^2+[.C150]^2+[.B150]^2)" office:value-type="float" office:value="0.271661554144123" calcext:value-type="float">
            <text:p>0,271661554144123</text:p>
          </table:table-cell>
        </table:table-row>
        <table:table-row table:style-name="ro1">
          <table:table-cell office:value-type="float" office:value="13.461" calcext:value-type="float">
            <text:p>13,461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8" calcext:value-type="float">
            <text:p>-0,08</text:p>
          </table:table-cell>
          <table:table-cell table:formula="of:=SQRT([.D151]^2+[.C151]^2+[.B151]^2)" office:value-type="float" office:value="0.122065556157337" calcext:value-type="float">
            <text:p>0,122065556157337</text:p>
          </table:table-cell>
        </table:table-row>
        <table:table-row table:style-name="ro1">
          <table:table-cell office:value-type="float" office:value="13.561" calcext:value-type="float">
            <text:p>13,561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" calcext:value-type="float">
            <text:p>-0,1</text:p>
          </table:table-cell>
          <table:table-cell office:value-type="float" office:value="0.17" calcext:value-type="float">
            <text:p>0,17</text:p>
          </table:table-cell>
          <table:table-cell table:formula="of:=SQRT([.D152]^2+[.C152]^2+[.B152]^2)" office:value-type="float" office:value="0.203469899493758" calcext:value-type="float">
            <text:p>0,203469899493758</text:p>
          </table:table-cell>
        </table:table-row>
        <table:table-row table:style-name="ro1">
          <table:table-cell office:value-type="float" office:value="13.635" calcext:value-type="float">
            <text:p>13,63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table:formula="of:=SQRT([.D153]^2+[.C153]^2+[.B153]^2)" office:value-type="float" office:value="0.380131556174964" calcext:value-type="float">
            <text:p>0,380131556174964</text:p>
          </table:table-cell>
        </table:table-row>
        <table:table-row table:style-name="ro1">
          <table:table-cell office:value-type="float" office:value="13.727" calcext:value-type="float">
            <text:p>13,727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1" calcext:value-type="float">
            <text:p>-0,01</text:p>
          </table:table-cell>
          <table:table-cell office:value-type="float" office:value="0.13" calcext:value-type="float">
            <text:p>0,13</text:p>
          </table:table-cell>
          <table:table-cell table:formula="of:=SQRT([.D154]^2+[.C154]^2+[.B154]^2)" office:value-type="float" office:value="0.19131126469709" calcext:value-type="float">
            <text:p>0,19131126469709</text:p>
          </table:table-cell>
        </table:table-row>
        <table:table-row table:style-name="ro1">
          <table:table-cell office:value-type="float" office:value="13.818" calcext:value-type="float">
            <text:p>13,818</text:p>
          </table:table-cell>
          <table:table-cell office:value-type="float" office:value="0.08" calcext:value-type="float">
            <text:p>0,08</text:p>
          </table:table-cell>
          <table:table-cell office:value-type="float" office:value="-0.15" calcext:value-type="float">
            <text:p>-0,15</text:p>
          </table:table-cell>
          <table:table-cell office:value-type="float" office:value="0.08" calcext:value-type="float">
            <text:p>0,08</text:p>
          </table:table-cell>
          <table:table-cell table:formula="of:=SQRT([.D155]^2+[.C155]^2+[.B155]^2)" office:value-type="float" office:value="0.187882942280559" calcext:value-type="float">
            <text:p>0,187882942280559</text:p>
          </table:table-cell>
        </table:table-row>
        <table:table-row table:style-name="ro1">
          <table:table-cell office:value-type="float" office:value="13.914" calcext:value-type="float">
            <text:p>13,914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7" calcext:value-type="float">
            <text:p>-0,07</text:p>
          </table:table-cell>
          <table:table-cell office:value-type="float" office:value="0.37" calcext:value-type="float">
            <text:p>0,37</text:p>
          </table:table-cell>
          <table:table-cell table:formula="of:=SQRT([.D156]^2+[.C156]^2+[.B156]^2)" office:value-type="float" office:value="0.379868398264452" calcext:value-type="float">
            <text:p>0,379868398264452</text:p>
          </table:table-cell>
        </table:table-row>
        <table:table-row table:style-name="ro1">
          <table:table-cell office:value-type="float" office:value="13.998" calcext:value-type="float">
            <text:p>13,998</text:p>
          </table:table-cell>
          <table:table-cell office:value-type="float" office:value="-0.06" calcext:value-type="float">
            <text:p>-0,06</text:p>
          </table:table-cell>
          <table:table-cell office:value-type="float" office:value="0.02" calcext:value-type="float">
            <text:p>0,02</text:p>
          </table:table-cell>
          <table:table-cell office:value-type="float" office:value="-1.03" calcext:value-type="float">
            <text:p>-1,03</text:p>
          </table:table-cell>
          <table:table-cell table:formula="of:=SQRT([.D157]^2+[.C157]^2+[.B157]^2)" office:value-type="float" office:value="1.03193992073182" calcext:value-type="float">
            <text:p>1,03193992073182</text:p>
          </table:table-cell>
        </table:table-row>
        <table:table-row table:style-name="ro1">
          <table:table-cell office:value-type="float" office:value="14.088" calcext:value-type="float">
            <text:p>14,088</text:p>
          </table:table-cell>
          <table:table-cell office:value-type="float" office:value="-0.04" calcext:value-type="float">
            <text:p>-0,04</text:p>
          </table:table-cell>
          <table:table-cell office:value-type="float" office:value="0.1" calcext:value-type="float">
            <text:p>0,1</text:p>
          </table:table-cell>
          <table:table-cell office:value-type="float" office:value="1.16" calcext:value-type="float">
            <text:p>1,16</text:p>
          </table:table-cell>
          <table:table-cell table:formula="of:=SQRT([.D158]^2+[.C158]^2+[.B158]^2)" office:value-type="float" office:value="1.16498927033686" calcext:value-type="float">
            <text:p>1,16498927033686</text:p>
          </table:table-cell>
        </table:table-row>
        <table:table-row table:style-name="ro1">
          <table:table-cell office:value-type="float" office:value="14.18" calcext:value-type="float">
            <text:p>14,18</text:p>
          </table:table-cell>
          <table:table-cell office:value-type="float" office:value="0.01" calcext:value-type="float">
            <text:p>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-0.62" calcext:value-type="float">
            <text:p>-0,62</text:p>
          </table:table-cell>
          <table:table-cell table:formula="of:=SQRT([.D159]^2+[.C159]^2+[.B159]^2)" office:value-type="float" office:value="0.624019230472908" calcext:value-type="float">
            <text:p>0,624019230472908</text:p>
          </table:table-cell>
        </table:table-row>
        <table:table-row table:style-name="ro1">
          <table:table-cell office:value-type="float" office:value="14.269" calcext:value-type="float">
            <text:p>14,269</text:p>
          </table:table-cell>
          <table:table-cell office:value-type="float" office:value="0.06" calcext:value-type="float">
            <text:p>0,06</text:p>
          </table:table-cell>
          <table:table-cell office:value-type="float" office:value="-0.16" calcext:value-type="float">
            <text:p>-0,16</text:p>
          </table:table-cell>
          <table:table-cell office:value-type="float" office:value="-1.07" calcext:value-type="float">
            <text:p>-1,07</text:p>
          </table:table-cell>
          <table:table-cell table:formula="of:=SQRT([.D160]^2+[.C160]^2+[.B160]^2)" office:value-type="float" office:value="1.08355895086516" calcext:value-type="float">
            <text:p>1,08355895086516</text:p>
          </table:table-cell>
        </table:table-row>
        <table:table-row table:style-name="ro1">
          <table:table-cell office:value-type="float" office:value="14.366" calcext:value-type="float">
            <text:p>14,366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.21" calcext:value-type="float">
            <text:p>-0,21</text:p>
          </table:table-cell>
          <table:table-cell table:formula="of:=SQRT([.D161]^2+[.C161]^2+[.B161]^2)" office:value-type="float" office:value="0.218403296678416" calcext:value-type="float">
            <text:p>0,218403296678416</text:p>
          </table:table-cell>
        </table:table-row>
        <table:table-row table:style-name="ro1">
          <table:table-cell office:value-type="float" office:value="14.471" calcext:value-type="float">
            <text:p>14,471</text:p>
          </table:table-cell>
          <table:table-cell office:value-type="float" office:value="-0.08" calcext:value-type="float">
            <text:p>-0,0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8" calcext:value-type="float">
            <text:p>-0,48</text:p>
          </table:table-cell>
          <table:table-cell table:formula="of:=SQRT([.D162]^2+[.C162]^2+[.B162]^2)" office:value-type="float" office:value="0.501198563445667" calcext:value-type="float">
            <text:p>0,501198563445667</text:p>
          </table:table-cell>
        </table:table-row>
        <table:table-row table:style-name="ro1">
          <table:table-cell office:value-type="float" office:value="14.541" calcext:value-type="float">
            <text:p>14,541</text:p>
          </table:table-cell>
          <table:table-cell office:value-type="float" office:value="0.04" calcext:value-type="float">
            <text:p>0,04</text:p>
          </table:table-cell>
          <table:table-cell office:value-type="float" office:value="-0.23" calcext:value-type="float">
            <text:p>-0,23</text:p>
          </table:table-cell>
          <table:table-cell office:value-type="float" office:value="-0.53" calcext:value-type="float">
            <text:p>-0,53</text:p>
          </table:table-cell>
          <table:table-cell table:formula="of:=SQRT([.D163]^2+[.C163]^2+[.B163]^2)" office:value-type="float" office:value="0.57913728942281" calcext:value-type="float">
            <text:p>0,57913728942281</text:p>
          </table:table-cell>
        </table:table-row>
        <table:table-row table:style-name="ro1">
          <table:table-cell office:value-type="float" office:value="14.631" calcext:value-type="float">
            <text:p>14,631</text:p>
          </table:table-cell>
          <table:table-cell office:value-type="float" office:value="-0.2" calcext:value-type="float">
            <text:p>-0,2</text:p>
          </table:table-cell>
          <table:table-cell office:value-type="float" office:value="0.14" calcext:value-type="float">
            <text:p>0,14</text:p>
          </table:table-cell>
          <table:table-cell office:value-type="float" office:value="0.66" calcext:value-type="float">
            <text:p>0,66</text:p>
          </table:table-cell>
          <table:table-cell table:formula="of:=SQRT([.D164]^2+[.C164]^2+[.B164]^2)" office:value-type="float" office:value="0.703704483430367" calcext:value-type="float">
            <text:p>0,703704483430367</text:p>
          </table:table-cell>
        </table:table-row>
        <table:table-row table:style-name="ro1">
          <table:table-cell office:value-type="float" office:value="14.723" calcext:value-type="float">
            <text:p>14,723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6" calcext:value-type="float">
            <text:p>0,16</text:p>
          </table:table-cell>
          <table:table-cell table:formula="of:=SQRT([.D165]^2+[.C165]^2+[.B165]^2)"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14.822" calcext:value-type="float">
            <text:p>14,822</text:p>
          </table:table-cell>
          <table:table-cell office:value-type="float" office:value="-0.29" calcext:value-type="float">
            <text:p>-0,29</text:p>
          </table:table-cell>
          <table:table-cell office:value-type="float" office:value="-0.04" calcext:value-type="float">
            <text:p>-0,04</text:p>
          </table:table-cell>
          <table:table-cell office:value-type="float" office:value="0.22" calcext:value-type="float">
            <text:p>0,22</text:p>
          </table:table-cell>
          <table:table-cell table:formula="of:=SQRT([.D166]^2+[.C166]^2+[.B166]^2)" office:value-type="float" office:value="0.366196668472011" calcext:value-type="float">
            <text:p>0,366196668472011</text:p>
          </table:table-cell>
        </table:table-row>
        <table:table-row table:style-name="ro1">
          <table:table-cell office:value-type="float" office:value="14.903" calcext:value-type="float">
            <text:p>14,903</text:p>
          </table:table-cell>
          <table:table-cell office:value-type="float" office:value="0.05" calcext:value-type="float">
            <text:p>0,05</text:p>
          </table:table-cell>
          <table:table-cell office:value-type="float" office:value="-0.16" calcext:value-type="float">
            <text:p>-0,16</text:p>
          </table:table-cell>
          <table:table-cell office:value-type="float" office:value="0.7" calcext:value-type="float">
            <text:p>0,7</text:p>
          </table:table-cell>
          <table:table-cell table:formula="of:=SQRT([.D167]^2+[.C167]^2+[.B167]^2)" office:value-type="float" office:value="0.719791636517124" calcext:value-type="float">
            <text:p>0,719791636517124</text:p>
          </table:table-cell>
        </table:table-row>
        <table:table-row table:style-name="ro1">
          <table:table-cell office:value-type="float" office:value="14.994" calcext:value-type="float">
            <text:p>14,994</text:p>
          </table:table-cell>
          <table:table-cell office:value-type="float" office:value="-0.11" calcext:value-type="float">
            <text:p>-0,11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table:formula="of:=SQRT([.D168]^2+[.C168]^2+[.B168]^2)" office:value-type="float" office:value="0.346842903920492" calcext:value-type="float">
            <text:p>0,346842903920492</text:p>
          </table:table-cell>
        </table:table-row>
        <table:table-row table:style-name="ro1">
          <table:table-cell office:value-type="float" office:value="15.086" calcext:value-type="float">
            <text:p>15,086</text:p>
          </table:table-cell>
          <table:table-cell office:value-type="float" office:value="0.05" calcext:value-type="float">
            <text:p>0,05</text:p>
          </table:table-cell>
          <table:table-cell office:value-type="float" office:value="-0.2" calcext:value-type="float">
            <text:p>-0,2</text:p>
          </table:table-cell>
          <table:table-cell office:value-type="float" office:value="0.28" calcext:value-type="float">
            <text:p>0,28</text:p>
          </table:table-cell>
          <table:table-cell table:formula="of:=SQRT([.D169]^2+[.C169]^2+[.B169]^2)" office:value-type="float" office:value="0.347706773014274" calcext:value-type="float">
            <text:p>0,347706773014274</text:p>
          </table:table-cell>
        </table:table-row>
        <table:table-row table:style-name="ro1">
          <table:table-cell office:value-type="float" office:value="15.175" calcext:value-type="float">
            <text:p>15,175</text:p>
          </table:table-cell>
          <table:table-cell office:value-type="float" office:value="-0.08" calcext:value-type="float">
            <text:p>-0,08</text:p>
          </table:table-cell>
          <table:table-cell office:value-type="float" office:value="-0.21" calcext:value-type="float">
            <text:p>-0,21</text:p>
          </table:table-cell>
          <table:table-cell office:value-type="float" office:value="0.45" calcext:value-type="float">
            <text:p>0,45</text:p>
          </table:table-cell>
          <table:table-cell table:formula="of:=SQRT([.D170]^2+[.C170]^2+[.B170]^2)" office:value-type="float" office:value="0.502991053598372" calcext:value-type="float">
            <text:p>0,502991053598372</text:p>
          </table:table-cell>
        </table:table-row>
        <table:table-row table:style-name="ro1">
          <table:table-cell office:value-type="float" office:value="15.274" calcext:value-type="float">
            <text:p>15,274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-0.93" calcext:value-type="float">
            <text:p>-0,93</text:p>
          </table:table-cell>
          <table:table-cell table:formula="of:=SQRT([.D171]^2+[.C171]^2+[.B171]^2)" office:value-type="float" office:value="0.986762382744701" calcext:value-type="float">
            <text:p>0,986762382744701</text:p>
          </table:table-cell>
        </table:table-row>
        <table:table-row table:style-name="ro1">
          <table:table-cell office:value-type="float" office:value="15.372" calcext:value-type="float">
            <text:p>15,372</text:p>
          </table:table-cell>
          <table:table-cell office:value-type="float" office:value="-0.07" calcext:value-type="float">
            <text:p>-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98" calcext:value-type="float">
            <text:p>0,98</text:p>
          </table:table-cell>
          <table:table-cell table:formula="of:=SQRT([.D172]^2+[.C172]^2+[.B172]^2)" office:value-type="float" office:value="0.986610358753647" calcext:value-type="float">
            <text:p>0,986610358753647</text:p>
          </table:table-cell>
        </table:table-row>
        <table:table-row table:style-name="ro1">
          <table:table-cell office:value-type="float" office:value="15.447" calcext:value-type="float">
            <text:p>15,447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44" calcext:value-type="float">
            <text:p>0,44</text:p>
          </table:table-cell>
          <table:table-cell table:formula="of:=SQRT([.D173]^2+[.C173]^2+[.B173]^2)" office:value-type="float" office:value="0.449221548904324" calcext:value-type="float">
            <text:p>0,449221548904324</text:p>
          </table:table-cell>
        </table:table-row>
        <table:table-row table:style-name="ro1">
          <table:table-cell office:value-type="float" office:value="15.537" calcext:value-type="float">
            <text:p>15,537</text:p>
          </table:table-cell>
          <table:table-cell office:value-type="float" office:value="-0.13" calcext:value-type="float">
            <text:p>-0,13</text:p>
          </table:table-cell>
          <table:table-cell office:value-type="float" office:value="0.11" calcext:value-type="float">
            <text:p>0,11</text:p>
          </table:table-cell>
          <table:table-cell office:value-type="float" office:value="-0.83" calcext:value-type="float">
            <text:p>-0,83</text:p>
          </table:table-cell>
          <table:table-cell table:formula="of:=SQRT([.D174]^2+[.C174]^2+[.B174]^2)" office:value-type="float" office:value="0.847289796940811" calcext:value-type="float">
            <text:p>0,847289796940811</text:p>
          </table:table-cell>
        </table:table-row>
        <table:table-row table:style-name="ro1">
          <table:table-cell office:value-type="float" office:value="15.628" calcext:value-type="float">
            <text:p>15,628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office:value-type="float" office:value="-0.78" calcext:value-type="float">
            <text:p>-0,78</text:p>
          </table:table-cell>
          <table:table-cell table:formula="of:=SQRT([.D175]^2+[.C175]^2+[.B175]^2)" office:value-type="float" office:value="0.807836617144828" calcext:value-type="float">
            <text:p>0,807836617144828</text:p>
          </table:table-cell>
        </table:table-row>
        <table:table-row table:style-name="ro1">
          <table:table-cell office:value-type="float" office:value="15.728" calcext:value-type="float">
            <text:p>15,728</text:p>
          </table:table-cell>
          <table:table-cell office:value-type="float" office:value="-0.19" calcext:value-type="float">
            <text:p>-0,19</text:p>
          </table:table-cell>
          <table:table-cell office:value-type="float" office:value="0.09" calcext:value-type="float">
            <text:p>0,09</text:p>
          </table:table-cell>
          <table:table-cell office:value-type="float" office:value="0.62" calcext:value-type="float">
            <text:p>0,62</text:p>
          </table:table-cell>
          <table:table-cell table:formula="of:=SQRT([.D176]^2+[.C176]^2+[.B176]^2)" office:value-type="float" office:value="0.654675492133316" calcext:value-type="float">
            <text:p>0,654675492133316</text:p>
          </table:table-cell>
        </table:table-row>
        <table:table-row table:style-name="ro1">
          <table:table-cell office:value-type="float" office:value="15.809" calcext:value-type="float">
            <text:p>15,809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47" calcext:value-type="float">
            <text:p>0,47</text:p>
          </table:table-cell>
          <table:table-cell table:formula="of:=SQRT([.D177]^2+[.C177]^2+[.B177]^2)" office:value-type="float" office:value="0.478957200593122" calcext:value-type="float">
            <text:p>0,478957200593122</text:p>
          </table:table-cell>
        </table:table-row>
        <table:table-row table:style-name="ro1">
          <table:table-cell office:value-type="float" office:value="15.899" calcext:value-type="float">
            <text:p>15,899</text:p>
          </table:table-cell>
          <table:table-cell office:value-type="float" office:value="-0.11" calcext:value-type="float">
            <text:p>-0,11</text:p>
          </table:table-cell>
          <table:table-cell office:value-type="float" office:value="0.28" calcext:value-type="float">
            <text:p>0,28</text:p>
          </table:table-cell>
          <table:table-cell office:value-type="float" office:value="-0.03" calcext:value-type="float">
            <text:p>-0,03</text:p>
          </table:table-cell>
          <table:table-cell table:formula="of:=SQRT([.D178]^2+[.C178]^2+[.B178]^2)" office:value-type="float" office:value="0.302324329156619" calcext:value-type="float">
            <text:p>0,302324329156619</text:p>
          </table:table-cell>
        </table:table-row>
        <table:table-row table:style-name="ro1">
          <table:table-cell office:value-type="float" office:value="15.992" calcext:value-type="float">
            <text:p>15,992</text:p>
          </table:table-cell>
          <table:table-cell office:value-type="float" office:value="-0.05" calcext:value-type="float">
            <text:p>-0,05</text:p>
          </table:table-cell>
          <table:table-cell office:value-type="float" office:value="0.24" calcext:value-type="float">
            <text:p>0,24</text:p>
          </table:table-cell>
          <table:table-cell office:value-type="float" office:value="-0.04" calcext:value-type="float">
            <text:p>-0,04</text:p>
          </table:table-cell>
          <table:table-cell table:formula="of:=SQRT([.D179]^2+[.C179]^2+[.B179]^2)" office:value-type="float" office:value="0.248394846967484" calcext:value-type="float">
            <text:p>0,248394846967484</text:p>
          </table:table-cell>
        </table:table-row>
        <table:table-row table:style-name="ro1">
          <table:table-cell office:value-type="float" office:value="16.08" calcext:value-type="float">
            <text:p>16,08</text:p>
          </table:table-cell>
          <table:table-cell office:value-type="float" office:value="-0.08" calcext:value-type="float">
            <text:p>-0,08</text:p>
          </table:table-cell>
          <table:table-cell office:value-type="float" office:value="0.23" calcext:value-type="float">
            <text:p>0,23</text:p>
          </table:table-cell>
          <table:table-cell office:value-type="float" office:value="-1.29" calcext:value-type="float">
            <text:p>-1,29</text:p>
          </table:table-cell>
          <table:table-cell table:formula="of:=SQRT([.D180]^2+[.C180]^2+[.B180]^2)" office:value-type="float" office:value="1.31278330275792" calcext:value-type="float">
            <text:p>1,31278330275792</text:p>
          </table:table-cell>
        </table:table-row>
        <table:table-row table:style-name="ro1">
          <table:table-cell office:value-type="float" office:value="16.178" calcext:value-type="float">
            <text:p>16,178</text:p>
          </table:table-cell>
          <table:table-cell office:value-type="float" office:value="-0.11" calcext:value-type="float">
            <text:p>-0,1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formula="of:=SQRT([.D181]^2+[.C181]^2+[.B181]^2)" office:value-type="float" office:value="0.125299640861417" calcext:value-type="float">
            <text:p>0,125299640861417</text:p>
          </table:table-cell>
        </table:table-row>
        <table:table-row table:style-name="ro1">
          <table:table-cell office:value-type="float" office:value="16.279" calcext:value-type="float">
            <text:p>16,279</text:p>
          </table:table-cell>
          <table:table-cell office:value-type="float" office:value="0.14" calcext:value-type="float">
            <text:p>0,14</text:p>
          </table:table-cell>
          <table:table-cell office:value-type="float" office:value="0.26" calcext:value-type="float">
            <text:p>0,26</text:p>
          </table:table-cell>
          <table:table-cell office:value-type="float" office:value="-0.3" calcext:value-type="float">
            <text:p>-0,3</text:p>
          </table:table-cell>
          <table:table-cell table:formula="of:=SQRT([.D182]^2+[.C182]^2+[.B182]^2)" office:value-type="float" office:value="0.420951303596984" calcext:value-type="float">
            <text:p>0,420951303596984</text:p>
          </table:table-cell>
        </table:table-row>
        <table:table-row table:style-name="ro1">
          <table:table-cell office:value-type="float" office:value="16.352" calcext:value-type="float">
            <text:p>16,352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-0.48" calcext:value-type="float">
            <text:p>-0,48</text:p>
          </table:table-cell>
          <table:table-cell table:formula="of:=SQRT([.D183]^2+[.C183]^2+[.B183]^2)" office:value-type="float" office:value="0.543507129668048" calcext:value-type="float">
            <text:p>0,543507129668048</text:p>
          </table:table-cell>
        </table:table-row>
        <table:table-row table:style-name="ro1">
          <table:table-cell office:value-type="float" office:value="16.443" calcext:value-type="float">
            <text:p>16,443</text:p>
          </table:table-cell>
          <table:table-cell office:value-type="float" office:value="-0.1" calcext:value-type="float">
            <text:p>-0,1</text:p>
          </table:table-cell>
          <table:table-cell office:value-type="float" office:value="0.06" calcext:value-type="float">
            <text:p>0,06</text:p>
          </table:table-cell>
          <table:table-cell office:value-type="float" office:value="-0.44" calcext:value-type="float">
            <text:p>-0,44</text:p>
          </table:table-cell>
          <table:table-cell table:formula="of:=SQRT([.D184]^2+[.C184]^2+[.B184]^2)" office:value-type="float" office:value="0.455192267069642" calcext:value-type="float">
            <text:p>0,455192267069642</text:p>
          </table:table-cell>
        </table:table-row>
        <table:table-row table:style-name="ro1">
          <table:table-cell office:value-type="float" office:value="16.533" calcext:value-type="float">
            <text:p>16,533</text:p>
          </table:table-cell>
          <table:table-cell office:value-type="float" office:value="0.03" calcext:value-type="float">
            <text:p>0,03</text:p>
          </table:table-cell>
          <table:table-cell office:value-type="float" office:value="0.37" calcext:value-type="float">
            <text:p>0,37</text:p>
          </table:table-cell>
          <table:table-cell office:value-type="float" office:value="-0.59" calcext:value-type="float">
            <text:p>-0,59</text:p>
          </table:table-cell>
          <table:table-cell table:formula="of:=SQRT([.D185]^2+[.C185]^2+[.B185]^2)" office:value-type="float" office:value="0.697065276713738" calcext:value-type="float">
            <text:p>0,697065276713738</text:p>
          </table:table-cell>
        </table:table-row>
        <table:table-row table:style-name="ro1">
          <table:table-cell office:value-type="float" office:value="16.631" calcext:value-type="float">
            <text:p>16,63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-0.14" calcext:value-type="float">
            <text:p>-0,14</text:p>
          </table:table-cell>
          <table:table-cell table:formula="of:=SQRT([.D186]^2+[.C186]^2+[.B186]^2)" office:value-type="float" office:value="0.141774468787578" calcext:value-type="float">
            <text:p>0,141774468787578</text:p>
          </table:table-cell>
        </table:table-row>
        <table:table-row table:style-name="ro1">
          <table:table-cell office:value-type="float" office:value="16.714" calcext:value-type="float">
            <text:p>16,714</text:p>
          </table:table-cell>
          <table:table-cell office:value-type="float" office:value="0.14" calcext:value-type="float">
            <text:p>0,14</text:p>
          </table:table-cell>
          <table:table-cell office:value-type="float" office:value="0.21" calcext:value-type="float">
            <text:p>0,21</text:p>
          </table:table-cell>
          <table:table-cell office:value-type="float" office:value="-0.48" calcext:value-type="float">
            <text:p>-0,48</text:p>
          </table:table-cell>
          <table:table-cell table:formula="of:=SQRT([.D187]^2+[.C187]^2+[.B187]^2)" office:value-type="float" office:value="0.54230987451825" calcext:value-type="float">
            <text:p>0,54230987451825</text:p>
          </table:table-cell>
        </table:table-row>
        <table:table-row table:style-name="ro1">
          <table:table-cell office:value-type="float" office:value="16.805" calcext:value-type="float">
            <text:p>16,805</text:p>
          </table:table-cell>
          <table:table-cell office:value-type="float" office:value="-0.13" calcext:value-type="float">
            <text:p>-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59" calcext:value-type="float">
            <text:p>0,59</text:p>
          </table:table-cell>
          <table:table-cell table:formula="of:=SQRT([.D188]^2+[.C188]^2+[.B188]^2)" office:value-type="float" office:value="0.604896685393465" calcext:value-type="float">
            <text:p>0,604896685393465</text:p>
          </table:table-cell>
        </table:table-row>
        <table:table-row table:style-name="ro1">
          <table:table-cell office:value-type="float" office:value="16.897" calcext:value-type="float">
            <text:p>16,897</text:p>
          </table:table-cell>
          <table:table-cell office:value-type="float" office:value="0.04" calcext:value-type="float">
            <text:p>0,04</text:p>
          </table:table-cell>
          <table:table-cell office:value-type="float" office:value="0.23" calcext:value-type="float">
            <text:p>0,23</text:p>
          </table:table-cell>
          <table:table-cell office:value-type="float" office:value="-0.66" calcext:value-type="float">
            <text:p>-0,66</text:p>
          </table:table-cell>
          <table:table-cell table:formula="of:=SQRT([.D189]^2+[.C189]^2+[.B189]^2)" office:value-type="float" office:value="0.700071424927486" calcext:value-type="float">
            <text:p>0,700071424927486</text:p>
          </table:table-cell>
        </table:table-row>
        <table:table-row table:style-name="ro1">
          <table:table-cell office:value-type="float" office:value="16.988" calcext:value-type="float">
            <text:p>16,988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1" calcext:value-type="float">
            <text:p>-0,01</text:p>
          </table:table-cell>
          <table:table-cell office:value-type="float" office:value="0.46" calcext:value-type="float">
            <text:p>0,46</text:p>
          </table:table-cell>
          <table:table-cell table:formula="of:=SQRT([.D190]^2+[.C190]^2+[.B190]^2)" office:value-type="float" office:value="0.464004310324807" calcext:value-type="float">
            <text:p>0,464004310324807</text:p>
          </table:table-cell>
        </table:table-row>
        <table:table-row table:style-name="ro1">
          <table:table-cell office:value-type="float" office:value="17.086" calcext:value-type="float">
            <text:p>17,086</text:p>
          </table:table-cell>
          <table:table-cell office:value-type="float" office:value="-0.05" calcext:value-type="float">
            <text:p>-0,05</text:p>
          </table:table-cell>
          <table:table-cell office:value-type="float" office:value="0.55" calcext:value-type="float">
            <text:p>0,55</text:p>
          </table:table-cell>
          <table:table-cell office:value-type="float" office:value="-0.43" calcext:value-type="float">
            <text:p>-0,43</text:p>
          </table:table-cell>
          <table:table-cell table:formula="of:=SQRT([.D191]^2+[.C191]^2+[.B191]^2)" office:value-type="float" office:value="0.699928567783885" calcext:value-type="float">
            <text:p>0,699928567783885</text:p>
          </table:table-cell>
        </table:table-row>
        <table:table-row table:style-name="ro1">
          <table:table-cell office:value-type="float" office:value="17.188" calcext:value-type="float">
            <text:p>17,188</text:p>
          </table:table-cell>
          <table:table-cell office:value-type="float" office:value="-0.01" calcext:value-type="float">
            <text:p>-0,01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formula="of:=SQRT([.D192]^2+[.C192]^2+[.B192]^2)" office:value-type="float" office:value="0.156843871413581" calcext:value-type="float">
            <text:p>0,156843871413581</text:p>
          </table:table-cell>
        </table:table-row>
        <table:table-row table:style-name="ro1">
          <table:table-cell office:value-type="float" office:value="17.258" calcext:value-type="float">
            <text:p>17,258</text:p>
          </table:table-cell>
          <table:table-cell office:value-type="float" office:value="-0.03" calcext:value-type="float">
            <text:p>-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7" calcext:value-type="float">
            <text:p>0,07</text:p>
          </table:table-cell>
          <table:table-cell table:formula="of:=SQRT([.D193]^2+[.C193]^2+[.B193]^2)" office:value-type="float" office:value="0.280535202782111" calcext:value-type="float">
            <text:p>0,280535202782111</text:p>
          </table:table-cell>
        </table:table-row>
        <table:table-row table:style-name="ro1">
          <table:table-cell office:value-type="float" office:value="17.35" calcext:value-type="float">
            <text:p>17,35</text:p>
          </table:table-cell>
          <table:table-cell office:value-type="float" office:value="-0.19" calcext:value-type="float">
            <text:p>-0,19</text:p>
          </table:table-cell>
          <table:table-cell office:value-type="float" office:value="0.29" calcext:value-type="float">
            <text:p>0,29</text:p>
          </table:table-cell>
          <table:table-cell office:value-type="float" office:value="-0" calcext:value-type="float">
            <text:p>0</text:p>
          </table:table-cell>
          <table:table-cell table:formula="of:=SQRT([.D194]^2+[.C194]^2+[.B194]^2)" office:value-type="float" office:value="0.346698716467194" calcext:value-type="float">
            <text:p>0,346698716467194</text:p>
          </table:table-cell>
        </table:table-row>
        <table:table-row table:style-name="ro1">
          <table:table-cell office:value-type="float" office:value="17.439" calcext:value-type="float">
            <text:p>17,439</text:p>
          </table:table-cell>
          <table:table-cell office:value-type="float" office:value="-0.03" calcext:value-type="float">
            <text:p>-0,03</text:p>
          </table:table-cell>
          <table:table-cell office:value-type="float" office:value="0.21" calcext:value-type="float">
            <text:p>0,21</text:p>
          </table:table-cell>
          <table:table-cell office:value-type="float" office:value="-0.05" calcext:value-type="float">
            <text:p>-0,05</text:p>
          </table:table-cell>
          <table:table-cell table:formula="of:=SQRT([.D195]^2+[.C195]^2+[.B195]^2)" office:value-type="float" office:value="0.217944947177034" calcext:value-type="float">
            <text:p>0,217944947177034</text:p>
          </table:table-cell>
        </table:table-row>
        <table:table-row table:style-name="ro1">
          <table:table-cell office:value-type="float" office:value="17.537" calcext:value-type="float">
            <text:p>17,537</text:p>
          </table:table-cell>
          <table:table-cell office:value-type="float" office:value="-0.02" calcext:value-type="float">
            <text:p>-0,02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table:formula="of:=SQRT([.D196]^2+[.C196]^2+[.B196]^2)" office:value-type="float" office:value="0.304795013082563" calcext:value-type="float">
            <text:p>0,304795013082563</text:p>
          </table:table-cell>
        </table:table-row>
        <table:table-row table:style-name="ro1">
          <table:table-cell office:value-type="float" office:value="17.62" calcext:value-type="float">
            <text:p>17,62</text:p>
          </table:table-cell>
          <table:table-cell office:value-type="float" office:value="-0.09" calcext:value-type="float">
            <text:p>-0,09</text:p>
          </table:table-cell>
          <table:table-cell office:value-type="float" office:value="0.35" calcext:value-type="float">
            <text:p>0,35</text:p>
          </table:table-cell>
          <table:table-cell office:value-type="float" office:value="-0.03" calcext:value-type="float">
            <text:p>-0,03</text:p>
          </table:table-cell>
          <table:table-cell table:formula="of:=SQRT([.D197]^2+[.C197]^2+[.B197]^2)" office:value-type="float" office:value="0.362629287289375" calcext:value-type="float">
            <text:p>0,362629287289375</text:p>
          </table:table-cell>
        </table:table-row>
        <table:table-row table:style-name="ro1">
          <table:table-cell office:value-type="float" office:value="17.71" calcext:value-type="float">
            <text:p>17,71</text:p>
          </table:table-cell>
          <table:table-cell office:value-type="float" office:value="0.06" calcext:value-type="float">
            <text:p>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1" calcext:value-type="float">
            <text:p>0,1</text:p>
          </table:table-cell>
          <table:table-cell table:formula="of:=SQRT([.D198]^2+[.C198]^2+[.B198]^2)" office:value-type="float" office:value="0.118321595661992" calcext:value-type="float">
            <text:p>0,118321595661992</text:p>
          </table:table-cell>
        </table:table-row>
        <table:table-row table:style-name="ro1">
          <table:table-cell office:value-type="float" office:value="17.803" calcext:value-type="float">
            <text:p>17,803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office:value-type="float" office:value="-0.02" calcext:value-type="float">
            <text:p>-0,02</text:p>
          </table:table-cell>
          <table:table-cell table:formula="of:=SQRT([.D199]^2+[.C199]^2+[.B199]^2)" office:value-type="float" office:value="0.161554944214035" calcext:value-type="float">
            <text:p>0,161554944214035</text:p>
          </table:table-cell>
        </table:table-row>
        <table:table-row table:style-name="ro1">
          <table:table-cell office:value-type="float" office:value="17.892" calcext:value-type="float">
            <text:p>17,892</text:p>
          </table:table-cell>
          <table:table-cell office:value-type="float" office:value="0.08" calcext:value-type="float">
            <text:p>0,08</text:p>
          </table:table-cell>
          <table:table-cell office:value-type="float" office:value="-0.16" calcext:value-type="float">
            <text:p>-0,16</text:p>
          </table:table-cell>
          <table:table-cell office:value-type="float" office:value="0.03" calcext:value-type="float">
            <text:p>0,03</text:p>
          </table:table-cell>
          <table:table-cell table:formula="of:=SQRT([.D200]^2+[.C200]^2+[.B200]^2)" office:value-type="float" office:value="0.181383571472171" calcext:value-type="float">
            <text:p>0,181383571472171</text:p>
          </table:table-cell>
        </table:table-row>
        <table:table-row table:style-name="ro1">
          <table:table-cell office:value-type="float" office:value="17.994" calcext:value-type="float">
            <text:p>17,994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3" calcext:value-type="float">
            <text:p>-0,03</text:p>
          </table:table-cell>
          <table:table-cell office:value-type="float" office:value="0.05" calcext:value-type="float">
            <text:p>0,05</text:p>
          </table:table-cell>
          <table:table-cell table:formula="of:=SQRT([.D201]^2+[.C201]^2+[.B201]^2)" office:value-type="float" office:value="0.151657508881031" calcext:value-type="float">
            <text:p>0,151657508881031</text:p>
          </table:table-cell>
        </table:table-row>
        <table:table-row table:style-name="ro1">
          <table:table-cell office:value-type="float" office:value="18.097" calcext:value-type="float">
            <text:p>18,097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0.03" calcext:value-type="float">
            <text:p>0,03</text:p>
          </table:table-cell>
          <table:table-cell table:formula="of:=SQRT([.D202]^2+[.C202]^2+[.B202]^2)" office:value-type="float" office:value="0.058309518948453" calcext:value-type="float">
            <text:p>0,058309518948453</text:p>
          </table:table-cell>
        </table:table-row>
        <table:table-row table:style-name="ro1">
          <table:table-cell office:value-type="float" office:value="18.163" calcext:value-type="float">
            <text:p>18,163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203]^2+[.C203]^2+[.B203]^2)" office:value-type="float" office:value="0.0608276253029822" calcext:value-type="float">
            <text:p>0,060827625302982</text:p>
          </table:table-cell>
        </table:table-row>
        <table:table-row table:style-name="ro1">
          <table:table-cell office:value-type="float" office:value="18.255" calcext:value-type="float">
            <text:p>18,25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table:formula="of:=SQRT([.D204]^2+[.C204]^2+[.B204]^2)" office:value-type="float" office:value="0.0458257569495584" calcext:value-type="float">
            <text:p>0,045825756949558</text:p>
          </table:table-cell>
        </table:table-row>
        <table:table-row table:style-name="ro1">
          <table:table-cell office:value-type="float" office:value="18.345" calcext:value-type="float">
            <text:p>18,34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205]^2+[.C205]^2+[.B205]^2)" office:value-type="float" office:value="0.0509901951359279" calcext:value-type="float">
            <text:p>0,050990195135928</text:p>
          </table:table-cell>
        </table:table-row>
        <table:table-row table:style-name="ro1">
          <table:table-cell office:value-type="float" office:value="18.441" calcext:value-type="float">
            <text:p>18,441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formula="of:=SQRT([.D206]^2+[.C206]^2+[.B206]^2)" office:value-type="float" office:value="0.0360555127546399" calcext:value-type="float">
            <text:p>0,03605551275464</text:p>
          </table:table-cell>
        </table:table-row>
        <table:table-row table:style-name="ro1">
          <table:table-cell office:value-type="float" office:value="18.526" calcext:value-type="float">
            <text:p>18,526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07]^2+[.C207]^2+[.B207]^2)" office:value-type="float" office:value="0.0806225774829855" calcext:value-type="float">
            <text:p>0,080622577482986</text:p>
          </table:table-cell>
        </table:table-row>
        <table:table-row table:style-name="ro1">
          <table:table-cell office:value-type="float" office:value="18.616" calcext:value-type="float">
            <text:p>18,61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0.01" calcext:value-type="float">
            <text:p>0,01</text:p>
          </table:table-cell>
          <table:table-cell table:formula="of:=SQRT([.D208]^2+[.C208]^2+[.B208]^2)" office:value-type="float" office:value="0.033166247903554" calcext:value-type="float">
            <text:p>0,033166247903554</text:p>
          </table:table-cell>
        </table:table-row>
        <table:table-row table:style-name="ro1">
          <table:table-cell office:value-type="float" office:value="18.708" calcext:value-type="float">
            <text:p>18,708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09]^2+[.C209]^2+[.B209]^2)" office:value-type="float" office:value="0.0412310562561766" calcext:value-type="float">
            <text:p>0,041231056256177</text:p>
          </table:table-cell>
        </table:table-row>
        <table:table-row table:style-name="ro1">
          <table:table-cell office:value-type="float" office:value="18.797" calcext:value-type="float">
            <text:p>18,797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SQRT([.D210]^2+[.C210]^2+[.B210]^2)" office:value-type="float" office:value="0.0412310562561766" calcext:value-type="float">
            <text:p>0,041231056256177</text:p>
          </table:table-cell>
        </table:table-row>
        <table:table-row table:style-name="ro1">
          <table:table-cell office:value-type="float" office:value="18.896" calcext:value-type="float">
            <text:p>18,896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211]^2+[.C211]^2+[.B211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8.999" calcext:value-type="float">
            <text:p>18,999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table:formula="of:=SQRT([.D212]^2+[.C212]^2+[.B212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19.069" calcext:value-type="float">
            <text:p>19,069</text:p>
          </table:table-cell>
          <table:table-cell office:value-type="float" office:value="0.02" calcext:value-type="float">
            <text:p>0,02</text:p>
          </table:table-cell>
          <table:table-cell office:value-type="float" office:value="-0.03" calcext:value-type="float">
            <text:p>-0,03</text:p>
          </table:table-cell>
          <table:table-cell office:value-type="float" office:value="0.04" calcext:value-type="float">
            <text:p>0,04</text:p>
          </table:table-cell>
          <table:table-cell table:formula="of:=SQRT([.D213]^2+[.C213]^2+[.B213]^2)" office:value-type="float" office:value="0.053851648071345" calcext:value-type="float">
            <text:p>0,053851648071345</text:p>
          </table:table-cell>
        </table:table-row>
        <table:table-row table:style-name="ro1">
          <table:table-cell office:value-type="float" office:value="19.161" calcext:value-type="float">
            <text:p>19,161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214]^2+[.C214]^2+[.B214]^2)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9.25" calcext:value-type="float">
            <text:p>19,25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.01" calcext:value-type="float">
            <text:p>-0,01</text:p>
          </table:table-cell>
          <table:table-cell table:formula="of:=SQRT([.D215]^2+[.C215]^2+[.B215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19.348" calcext:value-type="float">
            <text:p>19,348</text:p>
          </table:table-cell>
          <table:table-cell table:number-columns-repeated="2"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table:formula="of:=SQRT([.D216]^2+[.C216]^2+[.B216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9.431" calcext:value-type="float">
            <text:p>19,431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-0.01" calcext:value-type="float">
            <text:p>-0,01</text:p>
          </table:table-cell>
          <table:table-cell table:formula="of:=SQRT([.D217]^2+[.C217]^2+[.B217]^2)" office:value-type="float" office:value="0.0616441400296898" calcext:value-type="float">
            <text:p>0,06164414002969</text:p>
          </table:table-cell>
        </table:table-row>
        <table:table-row table:style-name="ro1">
          <table:table-cell office:value-type="float" office:value="19.522" calcext:value-type="float">
            <text:p>19,522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218]^2+[.C218]^2+[.B218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19.614" calcext:value-type="float">
            <text:p>19,614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219]^2+[.C219]^2+[.B219]^2)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9.704" calcext:value-type="float">
            <text:p>19,704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220]^2+[.C220]^2+[.B220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9.808" calcext:value-type="float">
            <text:p>19,808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221]^2+[.C221]^2+[.B221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9.906" calcext:value-type="float">
            <text:p>19,906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.01" calcext:value-type="float">
            <text:p>-0,01</text:p>
          </table:table-cell>
          <table:table-cell table:formula="of:=SQRT([.D222]^2+[.C222]^2+[.B222]^2)" office:value-type="float" office:value="0.033166247903554" calcext:value-type="float">
            <text:p>0,033166247903554</text:p>
          </table:table-cell>
        </table:table-row>
        <table:table-row table:style-name="ro1">
          <table:table-cell office:value-type="float" office:value="19.975" calcext:value-type="float">
            <text:p>19,97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SQRT([.D223]^2+[.C223]^2+[.B223]^2)" office:value-type="float" office:value="0.053851648071345" calcext:value-type="float">
            <text:p>0,053851648071345</text:p>
          </table:table-cell>
        </table:table-row>
        <table:table-row table:style-name="ro1">
          <table:table-cell office:value-type="float" office:value="20.066" calcext:value-type="float">
            <text:p>20,066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224]^2+[.C224]^2+[.B224]^2)" office:value-type="float" office:value="0.0424264068711929" calcext:value-type="float">
            <text:p>0,042426406871193</text:p>
          </table:table-cell>
        </table:table-row>
        <table:table-row table:style-name="ro1">
          <table:table-cell office:value-type="float" office:value="20.157" calcext:value-type="float">
            <text:p>20,157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225]^2+[.C225]^2+[.B225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20.253" calcext:value-type="float">
            <text:p>20,253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26]^2+[.C226]^2+[.B226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20.337" calcext:value-type="float">
            <text:p>20,33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227]^2+[.C227]^2+[.B227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20.428" calcext:value-type="float">
            <text:p>20,428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228]^2+[.C228]^2+[.B228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20.52" calcext:value-type="float">
            <text:p>20,52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table:formula="of:=SQRT([.D229]^2+[.C229]^2+[.B229]^2)" office:value-type="float" office:value="0.0316227766016838" calcext:value-type="float">
            <text:p>0,031622776601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9:53:17.0712392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9:53:21.755626908</meta:creation-date>
    <meta:editing-duration>PT13M25S</meta:editing-duration>
    <meta:editing-cycles>3</meta:editing-cycles>
    <meta:generator>LibreOffice/6.2.2.2$Linux_X86_64 LibreOffice_project/20$Build-2</meta:generator>
    <dc:date>2019-04-21T20:06:42.692708087</dc:date>
    <meta:document-statistic meta:table-count="5" meta:cell-count="45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MUV1.A1:MUV1.A239 MUV1.E1:MUV1.E239" chart:data-source-has-labels="both" svg:x="0.32cm" svg:y="0.18cm" svg:width="12.905cm" svg:height="8.64cm">
          <chartooo:coordinate-region svg:x="1.047cm" svg:y="0.18cm" svg:width="12.178cm" svg:height="7.181cm"/>
          <chart:axis chart:dimension="x" chart:name="primary-x" chart:style-name="ch4" chartooo:axis-type="auto">
            <chartooo:date-scale/>
            <chart:categories table:cell-range-address="MUV1.A2:MUV1.A2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UV1.E2:MUV1.E239" chart:label-cell-address="MUV1.E1:MUV1.E1" chart:class="chart:line">
            <chart:data-point chart:repeated="2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</text:p>
                <draw:g>
                  <svg:desc>MUV1.E1:MUV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V1.A2:MUV1.A239</svg:desc>
                </draw:g>
              </table:table-cell>
              <table:table-cell office:value-type="float" office:value="0.04">
                <text:p>0.04</text:p>
                <draw:g>
                  <svg:desc>MUV1.E2:MUV1.E239</svg:desc>
                </draw:g>
              </table:table-cell>
            </table:table-row>
            <table:table-row>
              <table:table-cell office:value-type="float" office:value="0.076">
                <text:p>0.076</text:p>
              </table:table-cell>
              <table:table-cell office:value-type="float" office:value="0.0435889894354067">
                <text:p>0.0435889894354067</text:p>
              </table:table-cell>
            </table:table-row>
            <table:table-row>
              <table:table-cell office:value-type="float" office:value="0.166">
                <text:p>0.166</text:p>
              </table:table-cell>
              <table:table-cell office:value-type="float" office:value="0.0282842712474619">
                <text:p>0.0282842712474619</text:p>
              </table:table-cell>
            </table:table-row>
            <table:table-row>
              <table:table-cell office:value-type="float" office:value="0.274">
                <text:p>0.274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0.371">
                <text:p>0.371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0.438">
                <text:p>0.438</text:p>
              </table:table-cell>
              <table:table-cell office:value-type="float" office:value="0.0447213595499958">
                <text:p>0.0447213595499958</text:p>
              </table:table-cell>
            </table:table-row>
            <table:table-row>
              <table:table-cell office:value-type="float" office:value="0.528">
                <text:p>0.528</text:p>
              </table:table-cell>
              <table:table-cell office:value-type="float" office:value="0.0616441400296898">
                <text:p>0.0616441400296898</text:p>
              </table:table-cell>
            </table:table-row>
            <table:table-row>
              <table:table-cell office:value-type="float" office:value="0.619">
                <text:p>0.619</text:p>
              </table:table-cell>
              <table:table-cell office:value-type="float" office:value="0.0707106781186548">
                <text:p>0.0707106781186548</text:p>
              </table:table-cell>
            </table:table-row>
            <table:table-row>
              <table:table-cell office:value-type="float" office:value="0.709">
                <text:p>0.709</text:p>
              </table:table-cell>
              <table:table-cell office:value-type="float" office:value="0.0374165738677394">
                <text:p>0.037416573867739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435889894354067">
                <text:p>0.0435889894354067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053851648071345">
                <text:p>0.053851648071345</text:p>
              </table:table-cell>
            </table:table-row>
            <table:table-row>
              <table:table-cell office:value-type="float" office:value="0.984">
                <text:p>0.984</text:p>
              </table:table-cell>
              <table:table-cell office:value-type="float" office:value="0.0374165738677394">
                <text:p>0.0374165738677394</text:p>
              </table:table-cell>
            </table:table-row>
            <table:table-row>
              <table:table-cell office:value-type="float" office:value="1.074">
                <text:p>1.074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1.181">
                <text:p>1.181</text:p>
              </table:table-cell>
              <table:table-cell office:value-type="float" office:value="0.0591607978309962">
                <text:p>0.0591607978309962</text:p>
              </table:table-cell>
            </table:table-row>
            <table:table-row>
              <table:table-cell office:value-type="float" office:value="1.274">
                <text:p>1.274</text:p>
              </table:table-cell>
              <table:table-cell office:value-type="float" office:value="0.0608276253029822">
                <text:p>0.0608276253029822</text:p>
              </table:table-cell>
            </table:table-row>
            <table:table-row>
              <table:table-cell office:value-type="float" office:value="1.344">
                <text:p>1.344</text:p>
              </table:table-cell>
              <table:table-cell office:value-type="float" office:value="0.0412310562561766">
                <text:p>0.0412310562561766</text:p>
              </table:table-cell>
            </table:table-row>
            <table:table-row>
              <table:table-cell office:value-type="float" office:value="1.434">
                <text:p>1.434</text:p>
              </table:table-cell>
              <table:table-cell office:value-type="float" office:value="0.0616441400296898">
                <text:p>0.0616441400296898</text:p>
              </table:table-cell>
            </table:table-row>
            <table:table-row>
              <table:table-cell office:value-type="float" office:value="1.524">
                <text:p>1.524</text:p>
              </table:table-cell>
              <table:table-cell office:value-type="float" office:value="0.0916515138991168">
                <text:p>0.0916515138991168</text:p>
              </table:table-cell>
            </table:table-row>
            <table:table-row>
              <table:table-cell office:value-type="float" office:value="1.615">
                <text:p>1.615</text:p>
              </table:table-cell>
              <table:table-cell office:value-type="float" office:value="0.091104335791443">
                <text:p>0.091104335791443</text:p>
              </table:table-cell>
            </table:table-row>
            <table:table-row>
              <table:table-cell office:value-type="float" office:value="1.705">
                <text:p>1.705</text:p>
              </table:table-cell>
              <table:table-cell office:value-type="float" office:value="0.094339811320566">
                <text:p>0.094339811320566</text:p>
              </table:table-cell>
            </table:table-row>
            <table:table-row>
              <table:table-cell office:value-type="float" office:value="1.796">
                <text:p>1.796</text:p>
              </table:table-cell>
              <table:table-cell office:value-type="float" office:value="0.118743420870379">
                <text:p>0.118743420870379</text:p>
              </table:table-cell>
            </table:table-row>
            <table:table-row>
              <table:table-cell office:value-type="float" office:value="1.888">
                <text:p>1.888</text:p>
              </table:table-cell>
              <table:table-cell office:value-type="float" office:value="0.0565685424949238">
                <text:p>0.0565685424949238</text:p>
              </table:table-cell>
            </table:table-row>
            <table:table-row>
              <table:table-cell office:value-type="float" office:value="1.987">
                <text:p>1.987</text:p>
              </table:table-cell>
              <table:table-cell office:value-type="float" office:value="0.115758369027902">
                <text:p>0.115758369027902</text:p>
              </table:table-cell>
            </table:table-row>
            <table:table-row>
              <table:table-cell office:value-type="float" office:value="2.082">
                <text:p>2.082</text:p>
              </table:table-cell>
              <table:table-cell office:value-type="float" office:value="0.0714142842854285">
                <text:p>0.0714142842854285</text:p>
              </table:table-cell>
            </table:table-row>
            <table:table-row>
              <table:table-cell office:value-type="float" office:value="2.186">
                <text:p>2.186</text:p>
              </table:table-cell>
              <table:table-cell office:value-type="float" office:value="0.311608729017658">
                <text:p>0.311608729017658</text:p>
              </table:table-cell>
            </table:table-row>
            <table:table-row>
              <table:table-cell office:value-type="float" office:value="2.249">
                <text:p>2.249</text:p>
              </table:table-cell>
              <table:table-cell office:value-type="float" office:value="0.331360830515618">
                <text:p>0.331360830515618</text:p>
              </table:table-cell>
            </table:table-row>
            <table:table-row>
              <table:table-cell office:value-type="float" office:value="2.339">
                <text:p>2.339</text:p>
              </table:table-cell>
              <table:table-cell office:value-type="float" office:value="0.223830292855994">
                <text:p>0.223830292855994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0.382883794381533">
                <text:p>0.382883794381533</text:p>
              </table:table-cell>
            </table:table-row>
            <table:table-row>
              <table:table-cell office:value-type="float" office:value="2.521">
                <text:p>2.521</text:p>
              </table:table-cell>
              <table:table-cell office:value-type="float" office:value="0.306594194335118">
                <text:p>0.306594194335118</text:p>
              </table:table-cell>
            </table:table-row>
            <table:table-row>
              <table:table-cell office:value-type="float" office:value="2.611">
                <text:p>2.611</text:p>
              </table:table-cell>
              <table:table-cell office:value-type="float" office:value="0.430464865000618">
                <text:p>0.430464865000618</text:p>
              </table:table-cell>
            </table:table-row>
            <table:table-row>
              <table:table-cell office:value-type="float" office:value="2.702">
                <text:p>2.702</text:p>
              </table:table-cell>
              <table:table-cell office:value-type="float" office:value="0.633955834423819">
                <text:p>0.633955834423819</text:p>
              </table:table-cell>
            </table:table-row>
            <table:table-row>
              <table:table-cell office:value-type="float" office:value="2.798">
                <text:p>2.798</text:p>
              </table:table-cell>
              <table:table-cell office:value-type="float" office:value="0.236220236220354">
                <text:p>0.236220236220354</text:p>
              </table:table-cell>
            </table:table-row>
            <table:table-row>
              <table:table-cell office:value-type="float" office:value="2.889">
                <text:p>2.889</text:p>
              </table:table-cell>
              <table:table-cell office:value-type="float" office:value="0.316701752442262">
                <text:p>0.316701752442262</text:p>
              </table:table-cell>
            </table:table-row>
            <table:table-row>
              <table:table-cell office:value-type="float" office:value="2.987">
                <text:p>2.987</text:p>
              </table:table-cell>
              <table:table-cell office:value-type="float" office:value="0.39319206502675">
                <text:p>0.39319206502675</text:p>
              </table:table-cell>
            </table:table-row>
            <table:table-row>
              <table:table-cell office:value-type="float" office:value="3.092">
                <text:p>3.092</text:p>
              </table:table-cell>
              <table:table-cell office:value-type="float" office:value="0.351283361405006">
                <text:p>0.351283361405006</text:p>
              </table:table-cell>
            </table:table-row>
            <table:table-row>
              <table:table-cell office:value-type="float" office:value="3.155">
                <text:p>3.155</text:p>
              </table:table-cell>
              <table:table-cell office:value-type="float" office:value="0.195448202856921">
                <text:p>0.195448202856921</text:p>
              </table:table-cell>
            </table:table-row>
            <table:table-row>
              <table:table-cell office:value-type="float" office:value="3.245">
                <text:p>3.245</text:p>
              </table:table-cell>
              <table:table-cell office:value-type="float" office:value="0.166433169770932">
                <text:p>0.166433169770932</text:p>
              </table:table-cell>
            </table:table-row>
            <table:table-row>
              <table:table-cell office:value-type="float" office:value="3.336">
                <text:p>3.336</text:p>
              </table:table-cell>
              <table:table-cell office:value-type="float" office:value="0.529905651979671">
                <text:p>0.529905651979671</text:p>
              </table:table-cell>
            </table:table-row>
            <table:table-row>
              <table:table-cell office:value-type="float" office:value="3.426">
                <text:p>3.426</text:p>
              </table:table-cell>
              <table:table-cell office:value-type="float" office:value="0.532353266168247">
                <text:p>0.532353266168247</text:p>
              </table:table-cell>
            </table:table-row>
            <table:table-row>
              <table:table-cell office:value-type="float" office:value="3.517">
                <text:p>3.517</text:p>
              </table:table-cell>
              <table:table-cell office:value-type="float" office:value="0.236008474424119">
                <text:p>0.236008474424119</text:p>
              </table:table-cell>
            </table:table-row>
            <table:table-row>
              <table:table-cell office:value-type="float" office:value="3.607">
                <text:p>3.607</text:p>
              </table:table-cell>
              <table:table-cell office:value-type="float" office:value="0.51254268114958">
                <text:p>0.51254268114958</text:p>
              </table:table-cell>
            </table:table-row>
            <table:table-row>
              <table:table-cell office:value-type="float" office:value="3.701">
                <text:p>3.701</text:p>
              </table:table-cell>
              <table:table-cell office:value-type="float" office:value="0.563560112144215">
                <text:p>0.563560112144215</text:p>
              </table:table-cell>
            </table:table-row>
            <table:table-row>
              <table:table-cell office:value-type="float" office:value="3.797">
                <text:p>3.797</text:p>
              </table:table-cell>
              <table:table-cell office:value-type="float" office:value="0.425793377120875">
                <text:p>0.425793377120875</text:p>
              </table:table-cell>
            </table:table-row>
            <table:table-row>
              <table:table-cell office:value-type="float" office:value="3.894">
                <text:p>3.894</text:p>
              </table:table-cell>
              <table:table-cell office:value-type="float" office:value="0.326343377441614">
                <text:p>0.326343377441614</text:p>
              </table:table-cell>
            </table:table-row>
            <table:table-row>
              <table:table-cell office:value-type="float" office:value="3.995">
                <text:p>3.995</text:p>
              </table:table-cell>
              <table:table-cell office:value-type="float" office:value="0.172916164657906">
                <text:p>0.172916164657906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0.197484176581315">
                <text:p>0.197484176581315</text:p>
              </table:table-cell>
            </table:table-row>
            <table:table-row>
              <table:table-cell office:value-type="float" office:value="4.151">
                <text:p>4.1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4.241">
                <text:p>4.241</text:p>
              </table:table-cell>
              <table:table-cell office:value-type="float" office:value="0.17606816861659">
                <text:p>0.17606816861659</text:p>
              </table:table-cell>
            </table:table-row>
            <table:table-row>
              <table:table-cell office:value-type="float" office:value="4.332">
                <text:p>4.332</text:p>
              </table:table-cell>
              <table:table-cell office:value-type="float" office:value="0.550454357780915">
                <text:p>0.550454357780915</text:p>
              </table:table-cell>
            </table:table-row>
            <table:table-row>
              <table:table-cell office:value-type="float" office:value="4.422">
                <text:p>4.422</text:p>
              </table:table-cell>
              <table:table-cell office:value-type="float" office:value="0.805667425182376">
                <text:p>0.805667425182376</text:p>
              </table:table-cell>
            </table:table-row>
            <table:table-row>
              <table:table-cell office:value-type="float" office:value="4.513">
                <text:p>4.513</text:p>
              </table:table-cell>
              <table:table-cell office:value-type="float" office:value="0.131529464379659">
                <text:p>0.131529464379659</text:p>
              </table:table-cell>
            </table:table-row>
            <table:table-row>
              <table:table-cell office:value-type="float" office:value="4.606">
                <text:p>4.606</text:p>
              </table:table-cell>
              <table:table-cell office:value-type="float" office:value="0.404227658628155">
                <text:p>0.404227658628155</text:p>
              </table:table-cell>
            </table:table-row>
            <table:table-row>
              <table:table-cell office:value-type="float" office:value="4.699">
                <text:p>4.699</text:p>
              </table:table-cell>
              <table:table-cell office:value-type="float" office:value="0.504579032461715">
                <text:p>0.504579032461715</text:p>
              </table:table-cell>
            </table:table-row>
            <table:table-row>
              <table:table-cell office:value-type="float" office:value="4.803">
                <text:p>4.803</text:p>
              </table:table-cell>
              <table:table-cell office:value-type="float" office:value="0.468508271004899">
                <text:p>0.468508271004899</text:p>
              </table:table-cell>
            </table:table-row>
            <table:table-row>
              <table:table-cell office:value-type="float" office:value="4.901">
                <text:p>4.901</text:p>
              </table:table-cell>
              <table:table-cell office:value-type="float" office:value="0.435086198356142">
                <text:p>0.435086198356142</text:p>
              </table:table-cell>
            </table:table-row>
            <table:table-row>
              <table:table-cell office:value-type="float" office:value="4.966">
                <text:p>4.966</text:p>
              </table:table-cell>
              <table:table-cell office:value-type="float" office:value="0.426262829718942">
                <text:p>0.426262829718942</text:p>
              </table:table-cell>
            </table:table-row>
            <table:table-row>
              <table:table-cell office:value-type="float" office:value="5.056">
                <text:p>5.056</text:p>
              </table:table-cell>
              <table:table-cell office:value-type="float" office:value="0.284604989415154">
                <text:p>0.284604989415154</text:p>
              </table:table-cell>
            </table:table-row>
            <table:table-row>
              <table:table-cell office:value-type="float" office:value="5.147">
                <text:p>5.147</text:p>
              </table:table-cell>
              <table:table-cell office:value-type="float" office:value="0.131909059582729">
                <text:p>0.131909059582729</text:p>
              </table:table-cell>
            </table:table-row>
            <table:table-row>
              <table:table-cell office:value-type="float" office:value="5.238">
                <text:p>5.238</text:p>
              </table:table-cell>
              <table:table-cell office:value-type="float" office:value="0.270739727413618">
                <text:p>0.270739727413618</text:p>
              </table:table-cell>
            </table:table-row>
            <table:table-row>
              <table:table-cell office:value-type="float" office:value="5.328">
                <text:p>5.328</text:p>
              </table:table-cell>
              <table:table-cell office:value-type="float" office:value="0.14560219778561">
                <text:p>0.14560219778561</text:p>
              </table:table-cell>
            </table:table-row>
            <table:table-row>
              <table:table-cell office:value-type="float" office:value="5.419">
                <text:p>5.419</text:p>
              </table:table-cell>
              <table:table-cell office:value-type="float" office:value="0.498598034492716">
                <text:p>0.498598034492716</text:p>
              </table:table-cell>
            </table:table-row>
            <table:table-row>
              <table:table-cell office:value-type="float" office:value="5.514">
                <text:p>5.514</text:p>
              </table:table-cell>
              <table:table-cell office:value-type="float" office:value="0.578013840664737">
                <text:p>0.578013840664737</text:p>
              </table:table-cell>
            </table:table-row>
            <table:table-row>
              <table:table-cell office:value-type="float" office:value="5.603">
                <text:p>5.603</text:p>
              </table:table-cell>
              <table:table-cell office:value-type="float" office:value="0.216564078277077">
                <text:p>0.216564078277077</text:p>
              </table:table-cell>
            </table:table-row>
            <table:table-row>
              <table:table-cell office:value-type="float" office:value="5.706">
                <text:p>5.706</text:p>
              </table:table-cell>
              <table:table-cell office:value-type="float" office:value="0.283019433961698">
                <text:p>0.283019433961698</text:p>
              </table:table-cell>
            </table:table-row>
            <table:table-row>
              <table:table-cell office:value-type="float" office:value="5.807">
                <text:p>5.807</text:p>
              </table:table-cell>
              <table:table-cell office:value-type="float" office:value="0.912195154558497">
                <text:p>0.912195154558497</text:p>
              </table:table-cell>
            </table:table-row>
            <table:table-row>
              <table:table-cell office:value-type="float" office:value="5.872">
                <text:p>5.872</text:p>
              </table:table-cell>
              <table:table-cell office:value-type="float" office:value="0.475289385532646">
                <text:p>0.475289385532646</text:p>
              </table:table-cell>
            </table:table-row>
            <table:table-row>
              <table:table-cell office:value-type="float" office:value="5.962">
                <text:p>5.962</text:p>
              </table:table-cell>
              <table:table-cell office:value-type="float" office:value="0.221359436211787">
                <text:p>0.221359436211787</text:p>
              </table:table-cell>
            </table:table-row>
            <table:table-row>
              <table:table-cell office:value-type="float" office:value="6.053">
                <text:p>6.053</text:p>
              </table:table-cell>
              <table:table-cell office:value-type="float" office:value="0.51555795018601">
                <text:p>0.51555795018601</text:p>
              </table:table-cell>
            </table:table-row>
            <table:table-row>
              <table:table-cell office:value-type="float" office:value="6.143">
                <text:p>6.143</text:p>
              </table:table-cell>
              <table:table-cell office:value-type="float" office:value="0.312569992161756">
                <text:p>0.312569992161756</text:p>
              </table:table-cell>
            </table:table-row>
            <table:table-row>
              <table:table-cell office:value-type="float" office:value="6.234">
                <text:p>6.234</text:p>
              </table:table-cell>
              <table:table-cell office:value-type="float" office:value="0.237276210354093">
                <text:p>0.237276210354093</text:p>
              </table:table-cell>
            </table:table-row>
            <table:table-row>
              <table:table-cell office:value-type="float" office:value="6.324">
                <text:p>6.324</text:p>
              </table:table-cell>
              <table:table-cell office:value-type="float" office:value="0.0640312423743285">
                <text:p>0.0640312423743285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0.530377224247045">
                <text:p>0.530377224247045</text:p>
              </table:table-cell>
            </table:table-row>
            <table:table-row>
              <table:table-cell office:value-type="float" office:value="6.509">
                <text:p>6.509</text:p>
              </table:table-cell>
              <table:table-cell office:value-type="float" office:value="0.14247806848775">
                <text:p>0.14247806848775</text:p>
              </table:table-cell>
            </table:table-row>
            <table:table-row>
              <table:table-cell office:value-type="float" office:value="6.616">
                <text:p>6.616</text:p>
              </table:table-cell>
              <table:table-cell office:value-type="float" office:value="0.192613602842582">
                <text:p>0.192613602842582</text:p>
              </table:table-cell>
            </table:table-row>
            <table:table-row>
              <table:table-cell office:value-type="float" office:value="6.712">
                <text:p>6.712</text:p>
              </table:table-cell>
              <table:table-cell office:value-type="float" office:value="0.405339363990225">
                <text:p>0.405339363990225</text:p>
              </table:table-cell>
            </table:table-row>
            <table:table-row>
              <table:table-cell office:value-type="float" office:value="6.777">
                <text:p>6.777</text:p>
              </table:table-cell>
              <table:table-cell office:value-type="float" office:value="0.382883794381533">
                <text:p>0.382883794381533</text:p>
              </table:table-cell>
            </table:table-row>
            <table:table-row>
              <table:table-cell office:value-type="float" office:value="6.868">
                <text:p>6.868</text:p>
              </table:table-cell>
              <table:table-cell office:value-type="float" office:value="0.0591607978309962">
                <text:p>0.0591607978309962</text:p>
              </table:table-cell>
            </table:table-row>
            <table:table-row>
              <table:table-cell office:value-type="float" office:value="6.958">
                <text:p>6.958</text:p>
              </table:table-cell>
              <table:table-cell office:value-type="float" office:value="0.320624390837628">
                <text:p>0.320624390837628</text:p>
              </table:table-cell>
            </table:table-row>
            <table:table-row>
              <table:table-cell office:value-type="float" office:value="7.049">
                <text:p>7.049</text:p>
              </table:table-cell>
              <table:table-cell office:value-type="float" office:value="0.189736659610103">
                <text:p>0.189736659610103</text:p>
              </table:table-cell>
            </table:table-row>
            <table:table-row>
              <table:table-cell office:value-type="float" office:value="7.139">
                <text:p>7.139</text:p>
              </table:table-cell>
              <table:table-cell office:value-type="float" office:value="0.126885775404495">
                <text:p>0.126885775404495</text:p>
              </table:table-cell>
            </table:table-row>
            <table:table-row>
              <table:table-cell office:value-type="float" office:value="7.23">
                <text:p>7.23</text:p>
              </table:table-cell>
              <table:table-cell office:value-type="float" office:value="0.13076696830622">
                <text:p>0.13076696830622</text:p>
              </table:table-cell>
            </table:table-row>
            <table:table-row>
              <table:table-cell office:value-type="float" office:value="7.322">
                <text:p>7.322</text:p>
              </table:table-cell>
              <table:table-cell office:value-type="float" office:value="0.629364759102383">
                <text:p>0.629364759102383</text:p>
              </table:table-cell>
            </table:table-row>
            <table:table-row>
              <table:table-cell office:value-type="float" office:value="7.421">
                <text:p>7.421</text:p>
              </table:table-cell>
              <table:table-cell office:value-type="float" office:value="0.240208242989286">
                <text:p>0.240208242989286</text:p>
              </table:table-cell>
            </table:table-row>
            <table:table-row>
              <table:table-cell office:value-type="float" office:value="7.516">
                <text:p>7.516</text:p>
              </table:table-cell>
              <table:table-cell office:value-type="float" office:value="0.496588360717406">
                <text:p>0.496588360717406</text:p>
              </table:table-cell>
            </table:table-row>
            <table:table-row>
              <table:table-cell office:value-type="float" office:value="7.619">
                <text:p>7.619</text:p>
              </table:table-cell>
              <table:table-cell office:value-type="float" office:value="0.352420203734122">
                <text:p>0.352420203734122</text:p>
              </table:table-cell>
            </table:table-row>
            <table:table-row>
              <table:table-cell office:value-type="float" office:value="7.683">
                <text:p>7.683</text:p>
              </table:table-cell>
              <table:table-cell office:value-type="float" office:value="0.163095064303001">
                <text:p>0.163095064303001</text:p>
              </table:table-cell>
            </table:table-row>
            <table:table-row>
              <table:table-cell office:value-type="float" office:value="7.773">
                <text:p>7.773</text:p>
              </table:table-cell>
              <table:table-cell office:value-type="float" office:value="0.962912249376858">
                <text:p>0.962912249376858</text:p>
              </table:table-cell>
            </table:table-row>
            <table:table-row>
              <table:table-cell office:value-type="float" office:value="7.864">
                <text:p>7.864</text:p>
              </table:table-cell>
              <table:table-cell office:value-type="float" office:value="0.63332456134276">
                <text:p>0.63332456134276</text:p>
              </table:table-cell>
            </table:table-row>
            <table:table-row>
              <table:table-cell office:value-type="float" office:value="7.955">
                <text:p>7.955</text:p>
              </table:table-cell>
              <table:table-cell office:value-type="float" office:value="0.43139309220246">
                <text:p>0.43139309220246</text:p>
              </table:table-cell>
            </table:table-row>
            <table:table-row>
              <table:table-cell office:value-type="float" office:value="8.045">
                <text:p>8.045</text:p>
              </table:table-cell>
              <table:table-cell office:value-type="float" office:value="0.734982993000518">
                <text:p>0.734982993000518</text:p>
              </table:table-cell>
            </table:table-row>
            <table:table-row>
              <table:table-cell office:value-type="float" office:value="8.136">
                <text:p>8.136</text:p>
              </table:table-cell>
              <table:table-cell office:value-type="float" office:value="0.291719042916296">
                <text:p>0.291719042916296</text:p>
              </table:table-cell>
            </table:table-row>
            <table:table-row>
              <table:table-cell office:value-type="float" office:value="8.227">
                <text:p>8.227</text:p>
              </table:table-cell>
              <table:table-cell office:value-type="float" office:value="0.273861278752583">
                <text:p>0.273861278752583</text:p>
              </table:table-cell>
            </table:table-row>
            <table:table-row>
              <table:table-cell office:value-type="float" office:value="8.324">
                <text:p>8.324</text:p>
              </table:table-cell>
              <table:table-cell office:value-type="float" office:value="0.224053565024081">
                <text:p>0.224053565024081</text:p>
              </table:table-cell>
            </table:table-row>
            <table:table-row>
              <table:table-cell office:value-type="float" office:value="8.422">
                <text:p>8.422</text:p>
              </table:table-cell>
              <table:table-cell office:value-type="float" office:value="0.125299640861417">
                <text:p>0.125299640861417</text:p>
              </table:table-cell>
            </table:table-row>
            <table:table-row>
              <table:table-cell office:value-type="float" office:value="8.528">
                <text:p>8.528</text:p>
              </table:table-cell>
              <table:table-cell office:value-type="float" office:value="0.167332005306815">
                <text:p>0.167332005306815</text:p>
              </table:table-cell>
            </table:table-row>
            <table:table-row>
              <table:table-cell office:value-type="float" office:value="8.588">
                <text:p>8.588</text:p>
              </table:table-cell>
              <table:table-cell office:value-type="float" office:value="0.485077313425396">
                <text:p>0.485077313425396</text:p>
              </table:table-cell>
            </table:table-row>
            <table:table-row>
              <table:table-cell office:value-type="float" office:value="8.679">
                <text:p>8.679</text:p>
              </table:table-cell>
              <table:table-cell office:value-type="float" office:value="0.27459060435492">
                <text:p>0.27459060435492</text:p>
              </table:table-cell>
            </table:table-row>
            <table:table-row>
              <table:table-cell office:value-type="float" office:value="8.769">
                <text:p>8.769</text:p>
              </table:table-cell>
              <table:table-cell office:value-type="float" office:value="0.609507998306831">
                <text:p>0.609507998306831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0.339558536926993">
                <text:p>0.339558536926993</text:p>
              </table:table-cell>
            </table:table-row>
            <table:table-row>
              <table:table-cell office:value-type="float" office:value="8.951">
                <text:p>8.951</text:p>
              </table:table-cell>
              <table:table-cell office:value-type="float" office:value="0.256124969497314">
                <text:p>0.256124969497314</text:p>
              </table:table-cell>
            </table:table-row>
            <table:table-row>
              <table:table-cell office:value-type="float" office:value="9.041">
                <text:p>9.041</text:p>
              </table:table-cell>
              <table:table-cell office:value-type="float" office:value="0.431972221329104">
                <text:p>0.431972221329104</text:p>
              </table:table-cell>
            </table:table-row>
            <table:table-row>
              <table:table-cell office:value-type="float" office:value="9.138">
                <text:p>9.138</text:p>
              </table:table-cell>
              <table:table-cell office:value-type="float" office:value="0.540832691319598">
                <text:p>0.540832691319598</text:p>
              </table:table-cell>
            </table:table-row>
            <table:table-row>
              <table:table-cell office:value-type="float" office:value="9.225">
                <text:p>9.225</text:p>
              </table:table-cell>
              <table:table-cell office:value-type="float" office:value="0.325576411921994">
                <text:p>0.325576411921994</text:p>
              </table:table-cell>
            </table:table-row>
            <table:table-row>
              <table:table-cell office:value-type="float" office:value="9.333">
                <text:p>9.333</text:p>
              </table:table-cell>
              <table:table-cell office:value-type="float" office:value="0.13076696830622">
                <text:p>0.13076696830622</text:p>
              </table:table-cell>
            </table:table-row>
            <table:table-row>
              <table:table-cell office:value-type="float" office:value="9.427">
                <text:p>9.427</text:p>
              </table:table-cell>
              <table:table-cell office:value-type="float" office:value="1.14882548718245">
                <text:p>1.14882548718245</text:p>
              </table:table-cell>
            </table:table-row>
            <table:table-row>
              <table:table-cell office:value-type="float" office:value="9.494">
                <text:p>9.494</text:p>
              </table:table-cell>
              <table:table-cell office:value-type="float" office:value="0.382883794381533">
                <text:p>0.382883794381533</text:p>
              </table:table-cell>
            </table:table-row>
            <table:table-row>
              <table:table-cell office:value-type="float" office:value="9.585">
                <text:p>9.585</text:p>
              </table:table-cell>
              <table:table-cell office:value-type="float" office:value="0.203469899493758">
                <text:p>0.203469899493758</text:p>
              </table:table-cell>
            </table:table-row>
            <table:table-row>
              <table:table-cell office:value-type="float" office:value="9.675">
                <text:p>9.675</text:p>
              </table:table-cell>
              <table:table-cell office:value-type="float" office:value="0.417731971484108">
                <text:p>0.417731971484108</text:p>
              </table:table-cell>
            </table:table-row>
            <table:table-row>
              <table:table-cell office:value-type="float" office:value="9.766">
                <text:p>9.766</text:p>
              </table:table-cell>
              <table:table-cell office:value-type="float" office:value="0.137840487520902">
                <text:p>0.137840487520902</text:p>
              </table:table-cell>
            </table:table-row>
            <table:table-row>
              <table:table-cell office:value-type="float" office:value="9.856">
                <text:p>9.856</text:p>
              </table:table-cell>
              <table:table-cell office:value-type="float" office:value="0.680367547726962">
                <text:p>0.680367547726962</text:p>
              </table:table-cell>
            </table:table-row>
            <table:table-row>
              <table:table-cell office:value-type="float" office:value="9.947">
                <text:p>9.947</text:p>
              </table:table-cell>
              <table:table-cell office:value-type="float" office:value="0.173781471969828">
                <text:p>0.173781471969828</text:p>
              </table:table-cell>
            </table:table-row>
            <table:table-row>
              <table:table-cell office:value-type="float" office:value="10.04">
                <text:p>10.04</text:p>
              </table:table-cell>
              <table:table-cell office:value-type="float" office:value="0.465295604965274">
                <text:p>0.465295604965274</text:p>
              </table:table-cell>
            </table:table-row>
            <table:table-row>
              <table:table-cell office:value-type="float" office:value="10.136">
                <text:p>10.136</text:p>
              </table:table-cell>
              <table:table-cell office:value-type="float" office:value="0.118743420870379">
                <text:p>0.118743420870379</text:p>
              </table:table-cell>
            </table:table-row>
            <table:table-row>
              <table:table-cell office:value-type="float" office:value="10.232">
                <text:p>10.232</text:p>
              </table:table-cell>
              <table:table-cell office:value-type="float" office:value="0.610409698481274">
                <text:p>0.610409698481274</text:p>
              </table:table-cell>
            </table:table-row>
            <table:table-row>
              <table:table-cell office:value-type="float" office:value="10.337">
                <text:p>10.337</text:p>
              </table:table-cell>
              <table:table-cell office:value-type="float" office:value="0.514392845984467">
                <text:p>0.514392845984467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164012194668567">
                <text:p>0.164012194668567</text:p>
              </table:table-cell>
            </table:table-row>
            <table:table-row>
              <table:table-cell office:value-type="float" office:value="10.49">
                <text:p>10.49</text:p>
              </table:table-cell>
              <table:table-cell office:value-type="float" office:value="0.741552425658497">
                <text:p>0.741552425658497</text:p>
              </table:table-cell>
            </table:table-row>
            <table:table-row>
              <table:table-cell office:value-type="float" office:value="10.581">
                <text:p>10.581</text:p>
              </table:table-cell>
              <table:table-cell office:value-type="float" office:value="0.203469899493758">
                <text:p>0.203469899493758</text:p>
              </table:table-cell>
            </table:table-row>
            <table:table-row>
              <table:table-cell office:value-type="float" office:value="10.672">
                <text:p>10.672</text:p>
              </table:table-cell>
              <table:table-cell office:value-type="float" office:value="0.821522975941635">
                <text:p>0.821522975941635</text:p>
              </table:table-cell>
            </table:table-row>
            <table:table-row>
              <table:table-cell office:value-type="float" office:value="10.762">
                <text:p>10.762</text:p>
              </table:table-cell>
              <table:table-cell office:value-type="float" office:value="0.280713376952364">
                <text:p>0.280713376952364</text:p>
              </table:table-cell>
            </table:table-row>
            <table:table-row>
              <table:table-cell office:value-type="float" office:value="10.852">
                <text:p>10.852</text:p>
              </table:table-cell>
              <table:table-cell office:value-type="float" office:value="0.649153294684699">
                <text:p>0.649153294684699</text:p>
              </table:table-cell>
            </table:table-row>
            <table:table-row>
              <table:table-cell office:value-type="float" office:value="10.944">
                <text:p>10.944</text:p>
              </table:table-cell>
              <table:table-cell office:value-type="float" office:value="0.106770782520313">
                <text:p>0.106770782520313</text:p>
              </table:table-cell>
            </table:table-row>
            <table:table-row>
              <table:table-cell office:value-type="float" office:value="11.042">
                <text:p>11.042</text:p>
              </table:table-cell>
              <table:table-cell office:value-type="float" office:value="0.266458251889485">
                <text:p>0.266458251889485</text:p>
              </table:table-cell>
            </table:table-row>
            <table:table-row>
              <table:table-cell office:value-type="float" office:value="11.137">
                <text:p>11.137</text:p>
              </table:table-cell>
              <table:table-cell office:value-type="float" office:value="0.484767985741633">
                <text:p>0.484767985741633</text:p>
              </table:table-cell>
            </table:table-row>
            <table:table-row>
              <table:table-cell office:value-type="float" office:value="11.244">
                <text:p>11.244</text:p>
              </table:table-cell>
              <table:table-cell office:value-type="float" office:value="0.707530918052349">
                <text:p>0.707530918052349</text:p>
              </table:table-cell>
            </table:table-row>
            <table:table-row>
              <table:table-cell office:value-type="float" office:value="11.305">
                <text:p>11.305</text:p>
              </table:table-cell>
              <table:table-cell office:value-type="float" office:value="0.325269119345812">
                <text:p>0.325269119345812</text:p>
              </table:table-cell>
            </table:table-row>
            <table:table-row>
              <table:table-cell office:value-type="float" office:value="11.396">
                <text:p>11.396</text:p>
              </table:table-cell>
              <table:table-cell office:value-type="float" office:value="0.74222638056054">
                <text:p>0.74222638056054</text:p>
              </table:table-cell>
            </table:table-row>
            <table:table-row>
              <table:table-cell office:value-type="float" office:value="11.487">
                <text:p>11.487</text:p>
              </table:table-cell>
              <table:table-cell office:value-type="float" office:value="0.669776081985614">
                <text:p>0.669776081985614</text:p>
              </table:table-cell>
            </table:table-row>
            <table:table-row>
              <table:table-cell office:value-type="float" office:value="11.577">
                <text:p>11.577</text:p>
              </table:table-cell>
              <table:table-cell office:value-type="float" office:value="0.707530918052349">
                <text:p>0.707530918052349</text:p>
              </table:table-cell>
            </table:table-row>
            <table:table-row>
              <table:table-cell office:value-type="float" office:value="11.668">
                <text:p>11.668</text:p>
              </table:table-cell>
              <table:table-cell office:value-type="float" office:value="0.486106984109465">
                <text:p>0.486106984109465</text:p>
              </table:table-cell>
            </table:table-row>
            <table:table-row>
              <table:table-cell office:value-type="float" office:value="11.758">
                <text:p>11.758</text:p>
              </table:table-cell>
              <table:table-cell office:value-type="float" office:value="0.771880819816116">
                <text:p>0.771880819816116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0.383275357934736">
                <text:p>0.383275357934736</text:p>
              </table:table-cell>
            </table:table-row>
            <table:table-row>
              <table:table-cell office:value-type="float" office:value="11.942">
                <text:p>11.942</text:p>
              </table:table-cell>
              <table:table-cell office:value-type="float" office:value="1.05664563596316">
                <text:p>1.05664563596316</text:p>
              </table:table-cell>
            </table:table-row>
            <table:table-row>
              <table:table-cell office:value-type="float" office:value="12.05">
                <text:p>12.05</text:p>
              </table:table-cell>
              <table:table-cell office:value-type="float" office:value="0.164012194668567">
                <text:p>0.164012194668567</text:p>
              </table:table-cell>
            </table:table-row>
            <table:table-row>
              <table:table-cell office:value-type="float" office:value="12.142">
                <text:p>12.142</text:p>
              </table:table-cell>
              <table:table-cell office:value-type="float" office:value="1.3306013678033">
                <text:p>1.3306013678033</text:p>
              </table:table-cell>
            </table:table-row>
            <table:table-row>
              <table:table-cell office:value-type="float" office:value="12.211">
                <text:p>12.211</text:p>
              </table:table-cell>
              <table:table-cell office:value-type="float" office:value="0.774209274033836">
                <text:p>0.774209274033836</text:p>
              </table:table-cell>
            </table:table-row>
            <table:table-row>
              <table:table-cell office:value-type="float" office:value="12.302">
                <text:p>12.302</text:p>
              </table:table-cell>
              <table:table-cell office:value-type="float" office:value="0.836241591885981">
                <text:p>0.836241591885981</text:p>
              </table:table-cell>
            </table:table-row>
            <table:table-row>
              <table:table-cell office:value-type="float" office:value="12.392">
                <text:p>12.392</text:p>
              </table:table-cell>
              <table:table-cell office:value-type="float" office:value="0.974114982946059">
                <text:p>0.974114982946059</text:p>
              </table:table-cell>
            </table:table-row>
            <table:table-row>
              <table:table-cell office:value-type="float" office:value="12.483">
                <text:p>12.483</text:p>
              </table:table-cell>
              <table:table-cell office:value-type="float" office:value="0.382361085886103">
                <text:p>0.382361085886103</text:p>
              </table:table-cell>
            </table:table-row>
            <table:table-row>
              <table:table-cell office:value-type="float" office:value="12.573">
                <text:p>12.573</text:p>
              </table:table-cell>
              <table:table-cell office:value-type="float" office:value="0.561604843283959">
                <text:p>0.561604843283959</text:p>
              </table:table-cell>
            </table:table-row>
            <table:table-row>
              <table:table-cell office:value-type="float" office:value="12.664">
                <text:p>12.664</text:p>
              </table:table-cell>
              <table:table-cell office:value-type="float" office:value="0.510783711564885">
                <text:p>0.510783711564885</text:p>
              </table:table-cell>
            </table:table-row>
            <table:table-row>
              <table:table-cell office:value-type="float" office:value="12.759">
                <text:p>12.759</text:p>
              </table:table-cell>
              <table:table-cell office:value-type="float" office:value="0.394588393138977">
                <text:p>0.394588393138977</text:p>
              </table:table-cell>
            </table:table-row>
            <table:table-row>
              <table:table-cell office:value-type="float" office:value="12.849">
                <text:p>12.849</text:p>
              </table:table-cell>
              <table:table-cell office:value-type="float" office:value="0.159373774505092">
                <text:p>0.159373774505092</text:p>
              </table:table-cell>
            </table:table-row>
            <table:table-row>
              <table:table-cell office:value-type="float" office:value="12.952">
                <text:p>12.952</text:p>
              </table:table-cell>
              <table:table-cell office:value-type="float" office:value="0.563737527578216">
                <text:p>0.563737527578216</text:p>
              </table:table-cell>
            </table:table-row>
            <table:table-row>
              <table:table-cell office:value-type="float" office:value="13.052">
                <text:p>13.052</text:p>
              </table:table-cell>
              <table:table-cell office:value-type="float" office:value="0.235372045918796">
                <text:p>0.235372045918796</text:p>
              </table:table-cell>
            </table:table-row>
            <table:table-row>
              <table:table-cell office:value-type="float" office:value="13.117">
                <text:p>13.117</text:p>
              </table:table-cell>
              <table:table-cell office:value-type="float" office:value="0.19131126469709">
                <text:p>0.19131126469709</text:p>
              </table:table-cell>
            </table:table-row>
            <table:table-row>
              <table:table-cell office:value-type="float" office:value="13.207">
                <text:p>13.207</text:p>
              </table:table-cell>
              <table:table-cell office:value-type="float" office:value="0.81344944526381">
                <text:p>0.81344944526381</text:p>
              </table:table-cell>
            </table:table-row>
            <table:table-row>
              <table:table-cell office:value-type="float" office:value="13.298">
                <text:p>13.298</text:p>
              </table:table-cell>
              <table:table-cell office:value-type="float" office:value="0.236220236220354">
                <text:p>0.236220236220354</text:p>
              </table:table-cell>
            </table:table-row>
            <table:table-row>
              <table:table-cell office:value-type="float" office:value="13.388">
                <text:p>13.388</text:p>
              </table:table-cell>
              <table:table-cell office:value-type="float" office:value="0.429651021178817">
                <text:p>0.429651021178817</text:p>
              </table:table-cell>
            </table:table-row>
            <table:table-row>
              <table:table-cell office:value-type="float" office:value="13.479">
                <text:p>13.479</text:p>
              </table:table-cell>
              <table:table-cell office:value-type="float" office:value="0.242899156029822">
                <text:p>0.242899156029822</text:p>
              </table:table-cell>
            </table:table-row>
            <table:table-row>
              <table:table-cell office:value-type="float" office:value="13.57">
                <text:p>13.57</text:p>
              </table:table-cell>
              <table:table-cell office:value-type="float" office:value="0.305614135798723">
                <text:p>0.305614135798723</text:p>
              </table:table-cell>
            </table:table-row>
            <table:table-row>
              <table:table-cell office:value-type="float" office:value="13.661">
                <text:p>13.661</text:p>
              </table:table-cell>
              <table:table-cell office:value-type="float" office:value="0.58821764679411">
                <text:p>0.58821764679411</text:p>
              </table:table-cell>
            </table:table-row>
            <table:table-row>
              <table:table-cell office:value-type="float" office:value="13.762">
                <text:p>13.762</text:p>
              </table:table-cell>
              <table:table-cell office:value-type="float" office:value="0.394081209904761">
                <text:p>0.394081209904761</text:p>
              </table:table-cell>
            </table:table-row>
            <table:table-row>
              <table:table-cell office:value-type="float" office:value="13.856">
                <text:p>13.856</text:p>
              </table:table-cell>
              <table:table-cell office:value-type="float" office:value="0.379605057922046">
                <text:p>0.379605057922046</text:p>
              </table:table-cell>
            </table:table-row>
            <table:table-row>
              <table:table-cell office:value-type="float" office:value="13.961">
                <text:p>13.961</text:p>
              </table:table-cell>
              <table:table-cell office:value-type="float" office:value="1.65981926726978">
                <text:p>1.65981926726978</text:p>
              </table:table-cell>
            </table:table-row>
            <table:table-row>
              <table:table-cell office:value-type="float" office:value="14.022">
                <text:p>14.022</text:p>
              </table:table-cell>
              <table:table-cell office:value-type="float" office:value="0.443734154646676">
                <text:p>0.443734154646676</text:p>
              </table:table-cell>
            </table:table-row>
            <table:table-row>
              <table:table-cell office:value-type="float" office:value="14.113">
                <text:p>14.113</text:p>
              </table:table-cell>
              <table:table-cell office:value-type="float" office:value="0.360693775937429">
                <text:p>0.360693775937429</text:p>
              </table:table-cell>
            </table:table-row>
            <table:table-row>
              <table:table-cell office:value-type="float" office:value="14.204">
                <text:p>14.204</text:p>
              </table:table-cell>
              <table:table-cell office:value-type="float" office:value="0.426497362242722">
                <text:p>0.426497362242722</text:p>
              </table:table-cell>
            </table:table-row>
            <table:table-row>
              <table:table-cell office:value-type="float" office:value="14.294">
                <text:p>14.294</text:p>
              </table:table-cell>
              <table:table-cell office:value-type="float" office:value="0.157797338380595">
                <text:p>0.157797338380595</text:p>
              </table:table-cell>
            </table:table-row>
            <table:table-row>
              <table:table-cell office:value-type="float" office:value="14.385">
                <text:p>14.385</text:p>
              </table:table-cell>
              <table:table-cell office:value-type="float" office:value="0.347275107083707">
                <text:p>0.347275107083707</text:p>
              </table:table-cell>
            </table:table-row>
            <table:table-row>
              <table:table-cell office:value-type="float" office:value="14.475">
                <text:p>14.475</text:p>
              </table:table-cell>
              <table:table-cell office:value-type="float" office:value="0.324499614791759">
                <text:p>0.324499614791759</text:p>
              </table:table-cell>
            </table:table-row>
            <table:table-row>
              <table:table-cell office:value-type="float" office:value="14.568">
                <text:p>14.568</text:p>
              </table:table-cell>
              <table:table-cell office:value-type="float" office:value="0.416773319683494">
                <text:p>0.416773319683494</text:p>
              </table:table-cell>
            </table:table-row>
            <table:table-row>
              <table:table-cell office:value-type="float" office:value="14.66">
                <text:p>14.66</text:p>
              </table:table-cell>
              <table:table-cell office:value-type="float" office:value="0.233452350598575">
                <text:p>0.233452350598575</text:p>
              </table:table-cell>
            </table:table-row>
            <table:table-row>
              <table:table-cell office:value-type="float" office:value="14.764">
                <text:p>14.764</text:p>
              </table:table-cell>
              <table:table-cell office:value-type="float" office:value="0.378153408023781">
                <text:p>0.378153408023781</text:p>
              </table:table-cell>
            </table:table-row>
            <table:table-row>
              <table:table-cell office:value-type="float" office:value="14.864">
                <text:p>14.864</text:p>
              </table:table-cell>
              <table:table-cell office:value-type="float" office:value="0.534883164812653">
                <text:p>0.534883164812653</text:p>
              </table:table-cell>
            </table:table-row>
            <table:table-row>
              <table:table-cell office:value-type="float" office:value="14.928">
                <text:p>14.928</text:p>
              </table:table-cell>
              <table:table-cell office:value-type="float" office:value="0.306757233003559">
                <text:p>0.306757233003559</text:p>
              </table:table-cell>
            </table:table-row>
            <table:table-row>
              <table:table-cell office:value-type="float" office:value="15.019">
                <text:p>15.019</text:p>
              </table:table-cell>
              <table:table-cell office:value-type="float" office:value="1.45880087743324">
                <text:p>1.45880087743324</text:p>
              </table:table-cell>
            </table:table-row>
            <table:table-row>
              <table:table-cell office:value-type="float" office:value="15.109">
                <text:p>15.109</text:p>
              </table:table-cell>
              <table:table-cell office:value-type="float" office:value="0.507346035758633">
                <text:p>0.507346035758633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.821218606705912">
                <text:p>0.821218606705912</text:p>
              </table:table-cell>
            </table:table-row>
            <table:table-row>
              <table:table-cell office:value-type="float" office:value="15.29">
                <text:p>15.29</text:p>
              </table:table-cell>
              <table:table-cell office:value-type="float" office:value="0.404351332383115">
                <text:p>0.404351332383115</text:p>
              </table:table-cell>
            </table:table-row>
            <table:table-row>
              <table:table-cell office:value-type="float" office:value="15.381">
                <text:p>15.381</text:p>
              </table:table-cell>
              <table:table-cell office:value-type="float" office:value="0.385097390279394">
                <text:p>0.385097390279394</text:p>
              </table:table-cell>
            </table:table-row>
            <table:table-row>
              <table:table-cell office:value-type="float" office:value="15.476">
                <text:p>15.476</text:p>
              </table:table-cell>
              <table:table-cell office:value-type="float" office:value="1.47797158294739">
                <text:p>1.47797158294739</text:p>
              </table:table-cell>
            </table:table-row>
            <table:table-row>
              <table:table-cell office:value-type="float" office:value="15.567">
                <text:p>15.567</text:p>
              </table:table-cell>
              <table:table-cell office:value-type="float" office:value="0.707884171316184">
                <text:p>0.707884171316184</text:p>
              </table:table-cell>
            </table:table-row>
            <table:table-row>
              <table:table-cell office:value-type="float" office:value="15.673">
                <text:p>15.673</text:p>
              </table:table-cell>
              <table:table-cell office:value-type="float" office:value="0.186815416922694">
                <text:p>0.186815416922694</text:p>
              </table:table-cell>
            </table:table-row>
            <table:table-row>
              <table:table-cell office:value-type="float" office:value="15.77">
                <text:p>15.77</text:p>
              </table:table-cell>
              <table:table-cell office:value-type="float" office:value="0.519711458407451">
                <text:p>0.519711458407451</text:p>
              </table:table-cell>
            </table:table-row>
            <table:table-row>
              <table:table-cell office:value-type="float" office:value="15.834">
                <text:p>15.834</text:p>
              </table:table-cell>
              <table:table-cell office:value-type="float" office:value="0.424735211631906">
                <text:p>0.424735211631906</text:p>
              </table:table-cell>
            </table:table-row>
            <table:table-row>
              <table:table-cell office:value-type="float" office:value="15.924">
                <text:p>15.924</text:p>
              </table:table-cell>
              <table:table-cell office:value-type="float" office:value="1.00094954917818">
                <text:p>1.00094954917818</text:p>
              </table:table-cell>
            </table:table-row>
            <table:table-row>
              <table:table-cell office:value-type="float" office:value="16.015">
                <text:p>16.015</text:p>
              </table:table-cell>
              <table:table-cell office:value-type="float" office:value="0.614247507117448">
                <text:p>0.614247507117448</text:p>
              </table:table-cell>
            </table:table-row>
            <table:table-row>
              <table:table-cell office:value-type="float" office:value="16.105">
                <text:p>16.105</text:p>
              </table:table-cell>
              <table:table-cell office:value-type="float" office:value="0.0547722557505166">
                <text:p>0.0547722557505166</text:p>
              </table:table-cell>
            </table:table-row>
            <table:table-row>
              <table:table-cell office:value-type="float" office:value="16.196">
                <text:p>16.196</text:p>
              </table:table-cell>
              <table:table-cell office:value-type="float" office:value="1.1171839597846">
                <text:p>1.1171839597846</text:p>
              </table:table-cell>
            </table:table-row>
            <table:table-row>
              <table:table-cell office:value-type="float" office:value="16.286">
                <text:p>16.286</text:p>
              </table:table-cell>
              <table:table-cell office:value-type="float" office:value="0.301496268633627">
                <text:p>0.301496268633627</text:p>
              </table:table-cell>
            </table:table-row>
            <table:table-row>
              <table:table-cell office:value-type="float" office:value="16.379">
                <text:p>16.379</text:p>
              </table:table-cell>
              <table:table-cell office:value-type="float" office:value="0.552358579185659">
                <text:p>0.552358579185659</text:p>
              </table:table-cell>
            </table:table-row>
            <table:table-row>
              <table:table-cell office:value-type="float" office:value="16.471">
                <text:p>16.471</text:p>
              </table:table-cell>
              <table:table-cell office:value-type="float" office:value="0.399749921826134">
                <text:p>0.399749921826134</text:p>
              </table:table-cell>
            </table:table-row>
            <table:table-row>
              <table:table-cell office:value-type="float" office:value="16.576">
                <text:p>16.576</text:p>
              </table:table-cell>
              <table:table-cell office:value-type="float" office:value="1.09114618635635">
                <text:p>1.09114618635635</text:p>
              </table:table-cell>
            </table:table-row>
            <table:table-row>
              <table:table-cell office:value-type="float" office:value="16.675">
                <text:p>16.675</text:p>
              </table:table-cell>
              <table:table-cell office:value-type="float" office:value="0.280891438103763">
                <text:p>0.280891438103763</text:p>
              </table:table-cell>
            </table:table-row>
            <table:table-row>
              <table:table-cell office:value-type="float" office:value="16.74">
                <text:p>16.74</text:p>
              </table:table-cell>
              <table:table-cell office:value-type="float" office:value="0.280178514522438">
                <text:p>0.280178514522438</text:p>
              </table:table-cell>
            </table:table-row>
            <table:table-row>
              <table:table-cell office:value-type="float" office:value="16.83">
                <text:p>16.83</text:p>
              </table:table-cell>
              <table:table-cell office:value-type="float" office:value="0.446542271235322">
                <text:p>0.446542271235322</text:p>
              </table:table-cell>
            </table:table-row>
            <table:table-row>
              <table:table-cell office:value-type="float" office:value="16.921">
                <text:p>16.921</text:p>
              </table:table-cell>
              <table:table-cell office:value-type="float" office:value="0.216101827849743">
                <text:p>0.216101827849743</text:p>
              </table:table-cell>
            </table:table-row>
            <table:table-row>
              <table:table-cell office:value-type="float" office:value="17.011">
                <text:p>17.011</text:p>
              </table:table-cell>
              <table:table-cell office:value-type="float" office:value="0.143527000944073">
                <text:p>0.143527000944073</text:p>
              </table:table-cell>
            </table:table-row>
            <table:table-row>
              <table:table-cell office:value-type="float" office:value="17.102">
                <text:p>17.102</text:p>
              </table:table-cell>
              <table:table-cell office:value-type="float" office:value="0.26944387170615">
                <text:p>0.26944387170615</text:p>
              </table:table-cell>
            </table:table-row>
            <table:table-row>
              <table:table-cell office:value-type="float" office:value="17.192">
                <text:p>17.192</text:p>
              </table:table-cell>
              <table:table-cell office:value-type="float" office:value="0.957757798193259">
                <text:p>0.957757798193259</text:p>
              </table:table-cell>
            </table:table-row>
            <table:table-row>
              <table:table-cell office:value-type="float" office:value="17.288">
                <text:p>17.288</text:p>
              </table:table-cell>
              <table:table-cell office:value-type="float" office:value="0.611228271597445">
                <text:p>0.611228271597445</text:p>
              </table:table-cell>
            </table:table-row>
            <table:table-row>
              <table:table-cell office:value-type="float" office:value="17.38">
                <text:p>17.38</text:p>
              </table:table-cell>
              <table:table-cell office:value-type="float" office:value="0.228254244210267">
                <text:p>0.228254244210267</text:p>
              </table:table-cell>
            </table:table-row>
            <table:table-row>
              <table:table-cell office:value-type="float" office:value="17.478">
                <text:p>17.478</text:p>
              </table:table-cell>
              <table:table-cell office:value-type="float" office:value="0.10295630140987">
                <text:p>0.10295630140987</text:p>
              </table:table-cell>
            </table:table-row>
            <table:table-row>
              <table:table-cell office:value-type="float" office:value="17.586">
                <text:p>17.586</text:p>
              </table:table-cell>
              <table:table-cell office:value-type="float" office:value="0.159373774505092">
                <text:p>0.159373774505092</text:p>
              </table:table-cell>
            </table:table-row>
            <table:table-row>
              <table:table-cell office:value-type="float" office:value="17.645">
                <text:p>17.645</text:p>
              </table:table-cell>
              <table:table-cell office:value-type="float" office:value="0.264196896272458">
                <text:p>0.264196896272458</text:p>
              </table:table-cell>
            </table:table-row>
            <table:table-row>
              <table:table-cell office:value-type="float" office:value="17.736">
                <text:p>17.736</text:p>
              </table:table-cell>
              <table:table-cell office:value-type="float" office:value="0.108627804912002">
                <text:p>0.108627804912002</text:p>
              </table:table-cell>
            </table:table-row>
            <table:table-row>
              <table:table-cell office:value-type="float" office:value="17.826">
                <text:p>17.826</text:p>
              </table:table-cell>
              <table:table-cell office:value-type="float" office:value="0.148660687473185">
                <text:p>0.148660687473185</text:p>
              </table:table-cell>
            </table:table-row>
            <table:table-row>
              <table:table-cell office:value-type="float" office:value="17.917">
                <text:p>17.917</text:p>
              </table:table-cell>
              <table:table-cell office:value-type="float" office:value="0.257099202643649">
                <text:p>0.257099202643649</text:p>
              </table:table-cell>
            </table:table-row>
            <table:table-row>
              <table:table-cell office:value-type="float" office:value="18.007">
                <text:p>18.007</text:p>
              </table:table-cell>
              <table:table-cell office:value-type="float" office:value="0.390256326021757">
                <text:p>0.390256326021757</text:p>
              </table:table-cell>
            </table:table-row>
            <table:table-row>
              <table:table-cell office:value-type="float" office:value="18.098">
                <text:p>18.098</text:p>
              </table:table-cell>
              <table:table-cell office:value-type="float" office:value="0.231732604525129">
                <text:p>0.231732604525129</text:p>
              </table:table-cell>
            </table:table-row>
            <table:table-row>
              <table:table-cell office:value-type="float" office:value="18.19">
                <text:p>18.19</text:p>
              </table:table-cell>
              <table:table-cell office:value-type="float" office:value="0.091104335791443">
                <text:p>0.091104335791443</text:p>
              </table:table-cell>
            </table:table-row>
            <table:table-row>
              <table:table-cell office:value-type="float" office:value="18.287">
                <text:p>18.287</text:p>
              </table:table-cell>
              <table:table-cell office:value-type="float" office:value="0.147648230602334">
                <text:p>0.147648230602334</text:p>
              </table:table-cell>
            </table:table-row>
            <table:table-row>
              <table:table-cell office:value-type="float" office:value="18.388">
                <text:p>18.388</text:p>
              </table:table-cell>
              <table:table-cell office:value-type="float" office:value="0.170293863659264">
                <text:p>0.170293863659264</text:p>
              </table:table-cell>
            </table:table-row>
            <table:table-row>
              <table:table-cell office:value-type="float" office:value="18.488">
                <text:p>18.488</text:p>
              </table:table-cell>
              <table:table-cell office:value-type="float" office:value="0.0707106781186548">
                <text:p>0.0707106781186548</text:p>
              </table:table-cell>
            </table:table-row>
            <table:table-row>
              <table:table-cell office:value-type="float" office:value="18.551">
                <text:p>18.551</text:p>
              </table:table-cell>
              <table:table-cell office:value-type="float" office:value="0.0360555127546399">
                <text:p>0.0360555127546399</text:p>
              </table:table-cell>
            </table:table-row>
            <table:table-row>
              <table:table-cell office:value-type="float" office:value="18.641">
                <text:p>18.641</text:p>
              </table:table-cell>
              <table:table-cell office:value-type="float" office:value="0.0374165738677394">
                <text:p>0.0374165738677394</text:p>
              </table:table-cell>
            </table:table-row>
            <table:table-row>
              <table:table-cell office:value-type="float" office:value="18.732">
                <text:p>18.732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8.822">
                <text:p>18.822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8.913">
                <text:p>18.9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9.003">
                <text:p>19.003</text:p>
              </table:table-cell>
              <table:table-cell office:value-type="float" office:value="0.0509901951359279">
                <text:p>0.0509901951359279</text:p>
              </table:table-cell>
            </table:table-row>
            <table:table-row>
              <table:table-cell office:value-type="float" office:value="19.097">
                <text:p>19.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193">
                <text:p>19.19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9.292">
                <text:p>19.2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9.392">
                <text:p>19.392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9.456">
                <text:p>19.4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9.547">
                <text:p>19.547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19.638">
                <text:p>19.63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9.728">
                <text:p>19.728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9.818">
                <text:p>19.8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9.909">
                <text:p>19.9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0.001">
                <text:p>20.001</text:p>
              </table:table-cell>
              <table:table-cell office:value-type="float" office:value="0.0574456264653803">
                <text:p>0.0574456264653803</text:p>
              </table:table-cell>
            </table:table-row>
            <table:table-row>
              <table:table-cell office:value-type="float" office:value="20.097">
                <text:p>20.097</text:p>
              </table:table-cell>
              <table:table-cell office:value-type="float" office:value="0.0282842712474619">
                <text:p>0.0282842712474619</text:p>
              </table:table-cell>
            </table:table-row>
            <table:table-row>
              <table:table-cell office:value-type="float" office:value="20.197">
                <text:p>20.197</text:p>
              </table:table-cell>
              <table:table-cell office:value-type="float" office:value="0.0670820393249937">
                <text:p>0.0670820393249937</text:p>
              </table:table-cell>
            </table:table-row>
            <table:table-row>
              <table:table-cell office:value-type="float" office:value="20.298">
                <text:p>20.298</text:p>
              </table:table-cell>
              <table:table-cell office:value-type="float" office:value="0.0374165738677394">
                <text:p>0.0374165738677394</text:p>
              </table:table-cell>
            </table:table-row>
            <table:table-row>
              <table:table-cell office:value-type="float" office:value="20.362">
                <text:p>20.362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0.453">
                <text:p>20.453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0.543">
                <text:p>20.543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20.634">
                <text:p>20.6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0.724">
                <text:p>20.724</text:p>
              </table:table-cell>
              <table:table-cell office:value-type="float" office:value="0.0509901951359279">
                <text:p>0.0509901951359279</text:p>
              </table:table-cell>
            </table:table-row>
            <table:table-row>
              <table:table-cell office:value-type="float" office:value="20.815">
                <text:p>20.815</text:p>
              </table:table-cell>
              <table:table-cell office:value-type="float" office:value="0.033166247903554">
                <text:p>0.033166247903554</text:p>
              </table:table-cell>
            </table:table-row>
            <table:table-row>
              <table:table-cell office:value-type="float" office:value="20.907">
                <text:p>20.907</text:p>
              </table:table-cell>
              <table:table-cell office:value-type="float" office:value="0.0424264068711929">
                <text:p>0.0424264068711929</text:p>
              </table:table-cell>
            </table:table-row>
            <table:table-row>
              <table:table-cell office:value-type="float" office:value="21.003">
                <text:p>21.003</text:p>
              </table:table-cell>
              <table:table-cell office:value-type="float" office:value="0.0574456264653803">
                <text:p>0.0574456264653803</text:p>
              </table:table-cell>
            </table:table-row>
            <table:table-row>
              <table:table-cell office:value-type="float" office:value="21.099">
                <text:p>21.099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21.206">
                <text:p>21.2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1.268">
                <text:p>21.268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1.358">
                <text:p>21.3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1.449">
                <text:p>21.449</text:p>
              </table:table-cell>
              <table:table-cell office:value-type="float" office:value="0.0244948974278318">
                <text:p>0.0244948974278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MUV2.A1:MUV2.A216 MUV2.E1:MUV2.E216" chart:data-source-has-labels="both" svg:x="0.32cm" svg:y="0.18cm" svg:width="12.905cm" svg:height="8.64cm">
          <chartooo:coordinate-region svg:x="1.047cm" svg:y="0.18cm" svg:width="12.178cm" svg:height="7.181cm"/>
          <chart:axis chart:dimension="x" chart:name="primary-x" chart:style-name="ch4" chartooo:axis-type="auto">
            <chartooo:date-scale/>
            <chart:categories table:cell-range-address="MUV2.A2:MUV2.A2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UV2.E2:MUV2.E216" chart:label-cell-address="MUV2.E1:MUV2.E1" chart:class="chart:line">
            <chart:data-point chart:repeated="2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</text:p>
                <draw:g>
                  <svg:desc>MUV2.E1:MUV2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V2.A2:MUV2.A216</svg:desc>
                </draw:g>
              </table:table-cell>
              <table:table-cell office:value-type="float" office:value="0.0509901951359278">
                <text:p>0.0509901951359278</text:p>
                <draw:g>
                  <svg:desc>MUV2.E2:MUV2.E216</svg:desc>
                </draw:g>
              </table:table-cell>
            </table:table-row>
            <table:table-row>
              <table:table-cell office:value-type="float" office:value="0.051">
                <text:p>0.051</text:p>
              </table:table-cell>
              <table:table-cell office:value-type="float" office:value="0.0374165738677394">
                <text:p>0.0374165738677394</text:p>
              </table:table-cell>
            </table:table-row>
            <table:table-row>
              <table:table-cell office:value-type="float" office:value="0.142">
                <text:p>0.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2">
                <text:p>0.2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323">
                <text:p>0.323</text:p>
              </table:table-cell>
              <table:table-cell office:value-type="float" office:value="0.0374165738677394">
                <text:p>0.0374165738677394</text:p>
              </table:table-cell>
            </table:table-row>
            <table:table-row>
              <table:table-cell office:value-type="float" office:value="0.413">
                <text:p>0.413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0.504">
                <text:p>0.5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605">
                <text:p>0.605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0.698">
                <text:p>0.6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776">
                <text:p>0.776</text:p>
              </table:table-cell>
              <table:table-cell office:value-type="float" office:value="0.0640312423743285">
                <text:p>0.0640312423743285</text:p>
              </table:table-cell>
            </table:table-row>
            <table:table-row>
              <table:table-cell office:value-type="float" office:value="0.866">
                <text:p>0.866</text:p>
              </table:table-cell>
              <table:table-cell office:value-type="float" office:value="0.0509901951359278">
                <text:p>0.0509901951359278</text:p>
              </table:table-cell>
            </table:table-row>
            <table:table-row>
              <table:table-cell office:value-type="float" office:value="0.958">
                <text:p>0.958</text:p>
              </table:table-cell>
              <table:table-cell office:value-type="float" office:value="0.0360555127546399">
                <text:p>0.0360555127546399</text:p>
              </table:table-cell>
            </table:table-row>
            <table:table-row>
              <table:table-cell office:value-type="float" office:value="1.047">
                <text:p>1.047</text:p>
              </table:table-cell>
              <table:table-cell office:value-type="float" office:value="0.0519615242270663">
                <text:p>0.0519615242270663</text:p>
              </table:table-cell>
            </table:table-row>
            <table:table-row>
              <table:table-cell office:value-type="float" office:value="1.138">
                <text:p>1.138</text:p>
              </table:table-cell>
              <table:table-cell office:value-type="float" office:value="0.0435889894354067">
                <text:p>0.0435889894354067</text:p>
              </table:table-cell>
            </table:table-row>
            <table:table-row>
              <table:table-cell office:value-type="float" office:value="1.229">
                <text:p>1.229</text:p>
              </table:table-cell>
              <table:table-cell office:value-type="float" office:value="0.0282842712474619">
                <text:p>0.0282842712474619</text:p>
              </table:table-cell>
            </table:table-row>
            <table:table-row>
              <table:table-cell office:value-type="float" office:value="1.319">
                <text:p>1.319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.509">
                <text:p>1.5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609">
                <text:p>1.609</text:p>
              </table:table-cell>
              <table:table-cell office:value-type="float" office:value="0.0787400787401181">
                <text:p>0.0787400787401181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0.0640312423743285">
                <text:p>0.0640312423743285</text:p>
              </table:table-cell>
            </table:table-row>
            <table:table-row>
              <table:table-cell office:value-type="float" office:value="1.772">
                <text:p>1.772</text:p>
              </table:table-cell>
              <table:table-cell office:value-type="float" office:value="0.0678232998312527">
                <text:p>0.0678232998312527</text:p>
              </table:table-cell>
            </table:table-row>
            <table:table-row>
              <table:table-cell office:value-type="float" office:value="1.862">
                <text:p>1.862</text:p>
              </table:table-cell>
              <table:table-cell office:value-type="float" office:value="0.141774468787578">
                <text:p>0.141774468787578</text:p>
              </table:table-cell>
            </table:table-row>
            <table:table-row>
              <table:table-cell office:value-type="float" office:value="1.953">
                <text:p>1.95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.043">
                <text:p>2.043</text:p>
              </table:table-cell>
              <table:table-cell office:value-type="float" office:value="0.226495033058122">
                <text:p>0.226495033058122</text:p>
              </table:table-cell>
            </table:table-row>
            <table:table-row>
              <table:table-cell office:value-type="float" office:value="2.134">
                <text:p>2.134</text:p>
              </table:table-cell>
              <table:table-cell office:value-type="float" office:value="0.264386081328046">
                <text:p>0.264386081328046</text:p>
              </table:table-cell>
            </table:table-row>
            <table:table-row>
              <table:table-cell office:value-type="float" office:value="2.224">
                <text:p>2.224</text:p>
              </table:table-cell>
              <table:table-cell office:value-type="float" office:value="0.247184141886165">
                <text:p>0.247184141886165</text:p>
              </table:table-cell>
            </table:table-row>
            <table:table-row>
              <table:table-cell office:value-type="float" office:value="2.315">
                <text:p>2.315</text:p>
              </table:table-cell>
              <table:table-cell office:value-type="float" office:value="0.294108823397055">
                <text:p>0.294108823397055</text:p>
              </table:table-cell>
            </table:table-row>
            <table:table-row>
              <table:table-cell office:value-type="float" office:value="2.415">
                <text:p>2.415</text:p>
              </table:table-cell>
              <table:table-cell office:value-type="float" office:value="0.275317997958724">
                <text:p>0.275317997958724</text:p>
              </table:table-cell>
            </table:table-row>
            <table:table-row>
              <table:table-cell office:value-type="float" office:value="2.512">
                <text:p>2.512</text:p>
              </table:table-cell>
              <table:table-cell office:value-type="float" office:value="0.628251541979803">
                <text:p>0.628251541979803</text:p>
              </table:table-cell>
            </table:table-row>
            <table:table-row>
              <table:table-cell office:value-type="float" office:value="2.587">
                <text:p>2.587</text:p>
              </table:table-cell>
              <table:table-cell office:value-type="float" office:value="0.398120584747888">
                <text:p>0.398120584747888</text:p>
              </table:table-cell>
            </table:table-row>
            <table:table-row>
              <table:table-cell office:value-type="float" office:value="2.677">
                <text:p>2.677</text:p>
              </table:table-cell>
              <table:table-cell office:value-type="float" office:value="0.458802789878179">
                <text:p>0.458802789878179</text:p>
              </table:table-cell>
            </table:table-row>
            <table:table-row>
              <table:table-cell office:value-type="float" office:value="2.768">
                <text:p>2.768</text:p>
              </table:table-cell>
              <table:table-cell office:value-type="float" office:value="0.347275107083707">
                <text:p>0.347275107083707</text:p>
              </table:table-cell>
            </table:table-row>
            <table:table-row>
              <table:table-cell office:value-type="float" office:value="2.859">
                <text:p>2.859</text:p>
              </table:table-cell>
              <table:table-cell office:value-type="float" office:value="0.619193023216509">
                <text:p>0.619193023216509</text:p>
              </table:table-cell>
            </table:table-row>
            <table:table-row>
              <table:table-cell office:value-type="float" office:value="2.949">
                <text:p>2.949</text:p>
              </table:table-cell>
              <table:table-cell office:value-type="float" office:value="0.555517776493246">
                <text:p>0.555517776493246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0.386264158316559">
                <text:p>0.386264158316559</text:p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0.0734846922834953">
                <text:p>0.0734846922834953</text:p>
              </table:table-cell>
            </table:table-row>
            <table:table-row>
              <table:table-cell office:value-type="float" office:value="3.221">
                <text:p>3.221</text:p>
              </table:table-cell>
              <table:table-cell office:value-type="float" office:value="0.235159520326097">
                <text:p>0.235159520326097</text:p>
              </table:table-cell>
            </table:table-row>
            <table:table-row>
              <table:table-cell office:value-type="float" office:value="3.321">
                <text:p>3.321</text:p>
              </table:table-cell>
              <table:table-cell office:value-type="float" office:value="0.247184141886165">
                <text:p>0.247184141886165</text:p>
              </table:table-cell>
            </table:table-row>
            <table:table-row>
              <table:table-cell office:value-type="float" office:value="3.419">
                <text:p>3.419</text:p>
              </table:table-cell>
              <table:table-cell office:value-type="float" office:value="0.174928556845359">
                <text:p>0.174928556845359</text:p>
              </table:table-cell>
            </table:table-row>
            <table:table-row>
              <table:table-cell office:value-type="float" office:value="3.493">
                <text:p>3.493</text:p>
              </table:table-cell>
              <table:table-cell office:value-type="float" office:value="0.129614813968157">
                <text:p>0.129614813968157</text:p>
              </table:table-cell>
            </table:table-row>
            <table:table-row>
              <table:table-cell office:value-type="float" office:value="3.583">
                <text:p>3.583</text:p>
              </table:table-cell>
              <table:table-cell office:value-type="float" office:value="0.293087017795057">
                <text:p>0.293087017795057</text:p>
              </table:table-cell>
            </table:table-row>
            <table:table-row>
              <table:table-cell office:value-type="float" office:value="3.673">
                <text:p>3.673</text:p>
              </table:table-cell>
              <table:table-cell office:value-type="float" office:value="0.361939221417077">
                <text:p>0.361939221417077</text:p>
              </table:table-cell>
            </table:table-row>
            <table:table-row>
              <table:table-cell office:value-type="float" office:value="3.764">
                <text:p>3.764</text:p>
              </table:table-cell>
              <table:table-cell office:value-type="float" office:value="0.247790233867277">
                <text:p>0.247790233867277</text:p>
              </table:table-cell>
            </table:table-row>
            <table:table-row>
              <table:table-cell office:value-type="float" office:value="3.855">
                <text:p>3.855</text:p>
              </table:table-cell>
              <table:table-cell office:value-type="float" office:value="0.192613602842582">
                <text:p>0.192613602842582</text:p>
              </table:table-cell>
            </table:table-row>
            <table:table-row>
              <table:table-cell office:value-type="float" office:value="3.945">
                <text:p>3.945</text:p>
              </table:table-cell>
              <table:table-cell office:value-type="float" office:value="0.346842903920492">
                <text:p>0.346842903920492</text:p>
              </table:table-cell>
            </table:table-row>
            <table:table-row>
              <table:table-cell office:value-type="float" office:value="4.036">
                <text:p>4.036</text:p>
              </table:table-cell>
              <table:table-cell office:value-type="float" office:value="0.131529464379659">
                <text:p>0.131529464379659</text:p>
              </table:table-cell>
            </table:table-row>
            <table:table-row>
              <table:table-cell office:value-type="float" office:value="4.127">
                <text:p>4.127</text:p>
              </table:table-cell>
              <table:table-cell office:value-type="float" office:value="0.341760149812701">
                <text:p>0.341760149812701</text:p>
              </table:table-cell>
            </table:table-row>
            <table:table-row>
              <table:table-cell office:value-type="float" office:value="4.228">
                <text:p>4.228</text:p>
              </table:table-cell>
              <table:table-cell office:value-type="float" office:value="0.200499376557634">
                <text:p>0.200499376557634</text:p>
              </table:table-cell>
            </table:table-row>
            <table:table-row>
              <table:table-cell office:value-type="float" office:value="4.327">
                <text:p>4.327</text:p>
              </table:table-cell>
              <table:table-cell office:value-type="float" office:value="0.230434372436058">
                <text:p>0.230434372436058</text:p>
              </table:table-cell>
            </table:table-row>
            <table:table-row>
              <table:table-cell office:value-type="float" office:value="4.398">
                <text:p>4.39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.489">
                <text:p>4.489</text:p>
              </table:table-cell>
              <table:table-cell office:value-type="float" office:value="0.441588043316392">
                <text:p>0.441588043316392</text:p>
              </table:table-cell>
            </table:table-row>
            <table:table-row>
              <table:table-cell office:value-type="float" office:value="4.579">
                <text:p>4.579</text:p>
              </table:table-cell>
              <table:table-cell office:value-type="float" office:value="0.223606797749979">
                <text:p>0.223606797749979</text:p>
              </table:table-cell>
            </table:table-row>
            <table:table-row>
              <table:table-cell office:value-type="float" office:value="4.67">
                <text:p>4.67</text:p>
              </table:table-cell>
              <table:table-cell office:value-type="float" office:value="0.183303027798234">
                <text:p>0.183303027798234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0.310644491340181">
                <text:p>0.310644491340181</text:p>
              </table:table-cell>
            </table:table-row>
            <table:table-row>
              <table:table-cell office:value-type="float" office:value="4.851">
                <text:p>4.851</text:p>
              </table:table-cell>
              <table:table-cell office:value-type="float" office:value="0.34554305086342">
                <text:p>0.34554305086342</text:p>
              </table:table-cell>
            </table:table-row>
            <table:table-row>
              <table:table-cell office:value-type="float" office:value="4.941">
                <text:p>4.941</text:p>
              </table:table-cell>
              <table:table-cell office:value-type="float" office:value="0.319687347262916">
                <text:p>0.319687347262916</text:p>
              </table:table-cell>
            </table:table-row>
            <table:table-row>
              <table:table-cell office:value-type="float" office:value="5.032">
                <text:p>5.032</text:p>
              </table:table-cell>
              <table:table-cell office:value-type="float" office:value="0.192353840616713">
                <text:p>0.192353840616713</text:p>
              </table:table-cell>
            </table:table-row>
            <table:table-row>
              <table:table-cell office:value-type="float" office:value="5.132">
                <text:p>5.132</text:p>
              </table:table-cell>
              <table:table-cell office:value-type="float" office:value="0.203960780543711">
                <text:p>0.203960780543711</text:p>
              </table:table-cell>
            </table:table-row>
            <table:table-row>
              <table:table-cell office:value-type="float" office:value="5.23">
                <text:p>5.23</text:p>
              </table:table-cell>
              <table:table-cell office:value-type="float" office:value="0.316385840391127">
                <text:p>0.316385840391127</text:p>
              </table:table-cell>
            </table:table-row>
            <table:table-row>
              <table:table-cell office:value-type="float" office:value="5.304">
                <text:p>5.304</text:p>
              </table:table-cell>
              <table:table-cell office:value-type="float" office:value="0.421188793773054">
                <text:p>0.421188793773054</text:p>
              </table:table-cell>
            </table:table-row>
            <table:table-row>
              <table:table-cell office:value-type="float" office:value="5.394">
                <text:p>5.394</text:p>
              </table:table-cell>
              <table:table-cell office:value-type="float" office:value="0.651229606206597">
                <text:p>0.651229606206597</text:p>
              </table:table-cell>
            </table:table-row>
            <table:table-row>
              <table:table-cell office:value-type="float" office:value="5.485">
                <text:p>5.485</text:p>
              </table:table-cell>
              <table:table-cell office:value-type="float" office:value="0.215638586528478">
                <text:p>0.215638586528478</text:p>
              </table:table-cell>
            </table:table-row>
            <table:table-row>
              <table:table-cell office:value-type="float" office:value="5.576">
                <text:p>5.576</text:p>
              </table:table-cell>
              <table:table-cell office:value-type="float" office:value="0.333766385365573">
                <text:p>0.333766385365573</text:p>
              </table:table-cell>
            </table:table-row>
            <table:table-row>
              <table:table-cell office:value-type="float" office:value="5.666">
                <text:p>5.666</text:p>
              </table:table-cell>
              <table:table-cell office:value-type="float" office:value="0.313368792319848">
                <text:p>0.313368792319848</text:p>
              </table:table-cell>
            </table:table-row>
            <table:table-row>
              <table:table-cell office:value-type="float" office:value="5.757">
                <text:p>5.757</text:p>
              </table:table-cell>
              <table:table-cell office:value-type="float" office:value="0.457055795281058">
                <text:p>0.457055795281058</text:p>
              </table:table-cell>
            </table:table-row>
            <table:table-row>
              <table:table-cell office:value-type="float" office:value="5.847">
                <text:p>5.847</text:p>
              </table:table-cell>
              <table:table-cell office:value-type="float" office:value="0.204939015319192">
                <text:p>0.204939015319192</text:p>
              </table:table-cell>
            </table:table-row>
            <table:table-row>
              <table:table-cell office:value-type="float" office:value="5.938">
                <text:p>5.938</text:p>
              </table:table-cell>
              <table:table-cell office:value-type="float" office:value="0.452327315115946">
                <text:p>0.452327315115946</text:p>
              </table:table-cell>
            </table:table-row>
            <table:table-row>
              <table:table-cell office:value-type="float" office:value="6.037">
                <text:p>6.037</text:p>
              </table:table-cell>
              <table:table-cell office:value-type="float" office:value="0.228254244210267">
                <text:p>0.228254244210267</text:p>
              </table:table-cell>
            </table:table-row>
            <table:table-row>
              <table:table-cell office:value-type="float" office:value="6.138">
                <text:p>6.13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6.21">
                <text:p>6.21</text:p>
              </table:table-cell>
              <table:table-cell office:value-type="float" office:value="0.314483703870328">
                <text:p>0.314483703870328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437607129740821">
                <text:p>0.437607129740821</text:p>
              </table:table-cell>
            </table:table-row>
            <table:table-row>
              <table:table-cell office:value-type="float" office:value="6.391">
                <text:p>6.391</text:p>
              </table:table-cell>
              <table:table-cell office:value-type="float" office:value="0.545985347788748">
                <text:p>0.545985347788748</text:p>
              </table:table-cell>
            </table:table-row>
            <table:table-row>
              <table:table-cell office:value-type="float" office:value="6.481">
                <text:p>6.481</text:p>
              </table:table-cell>
              <table:table-cell office:value-type="float" office:value="0.531224999411737">
                <text:p>0.531224999411737</text:p>
              </table:table-cell>
            </table:table-row>
            <table:table-row>
              <table:table-cell office:value-type="float" office:value="6.572">
                <text:p>6.572</text:p>
              </table:table-cell>
              <table:table-cell office:value-type="float" office:value="0.222934968096079">
                <text:p>0.222934968096079</text:p>
              </table:table-cell>
            </table:table-row>
            <table:table-row>
              <table:table-cell office:value-type="float" office:value="6.662">
                <text:p>6.662</text:p>
              </table:table-cell>
              <table:table-cell office:value-type="float" office:value="1.22302902663837">
                <text:p>1.22302902663837</text:p>
              </table:table-cell>
            </table:table-row>
            <table:table-row>
              <table:table-cell office:value-type="float" office:value="6.753">
                <text:p>6.753</text:p>
              </table:table-cell>
              <table:table-cell office:value-type="float" office:value="0.0921954445729289">
                <text:p>0.0921954445729289</text:p>
              </table:table-cell>
            </table:table-row>
            <table:table-row>
              <table:table-cell office:value-type="float" office:value="6.843">
                <text:p>6.84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6.941">
                <text:p>6.941</text:p>
              </table:table-cell>
              <table:table-cell office:value-type="float" office:value="0.326649659421221">
                <text:p>0.326649659421221</text:p>
              </table:table-cell>
            </table:table-row>
            <table:table-row>
              <table:table-cell office:value-type="float" office:value="7.039">
                <text:p>7.039</text:p>
              </table:table-cell>
              <table:table-cell office:value-type="float" office:value="0.293428015022424">
                <text:p>0.293428015022424</text:p>
              </table:table-cell>
            </table:table-row>
            <table:table-row>
              <table:table-cell office:value-type="float" office:value="7.142">
                <text:p>7.142</text:p>
              </table:table-cell>
              <table:table-cell office:value-type="float" office:value="0.163095064303001">
                <text:p>0.163095064303001</text:p>
              </table:table-cell>
            </table:table-row>
            <table:table-row>
              <table:table-cell office:value-type="float" office:value="7.206">
                <text:p>7.206</text:p>
              </table:table-cell>
              <table:table-cell office:value-type="float" office:value="0.193390796058137">
                <text:p>0.193390796058137</text:p>
              </table:table-cell>
            </table:table-row>
            <table:table-row>
              <table:table-cell office:value-type="float" office:value="7.296">
                <text:p>7.296</text:p>
              </table:table-cell>
              <table:table-cell office:value-type="float" office:value="0.274772633280682">
                <text:p>0.274772633280682</text:p>
              </table:table-cell>
            </table:table-row>
            <table:table-row>
              <table:table-cell office:value-type="float" office:value="7.387">
                <text:p>7.387</text:p>
              </table:table-cell>
              <table:table-cell office:value-type="float" office:value="0.135646599662505">
                <text:p>0.135646599662505</text:p>
              </table:table-cell>
            </table:table-row>
            <table:table-row>
              <table:table-cell office:value-type="float" office:value="7.477">
                <text:p>7.477</text:p>
              </table:table-cell>
              <table:table-cell office:value-type="float" office:value="0.361939221417077">
                <text:p>0.361939221417077</text:p>
              </table:table-cell>
            </table:table-row>
            <table:table-row>
              <table:table-cell office:value-type="float" office:value="7.568">
                <text:p>7.568</text:p>
              </table:table-cell>
              <table:table-cell office:value-type="float" office:value="0.87068938204161">
                <text:p>0.87068938204161</text:p>
              </table:table-cell>
            </table:table-row>
            <table:table-row>
              <table:table-cell office:value-type="float" office:value="7.658">
                <text:p>7.658</text:p>
              </table:table-cell>
              <table:table-cell office:value-type="float" office:value="0.153948043183407">
                <text:p>0.153948043183407</text:p>
              </table:table-cell>
            </table:table-row>
            <table:table-row>
              <table:table-cell office:value-type="float" office:value="7.749">
                <text:p>7.749</text:p>
              </table:table-cell>
              <table:table-cell office:value-type="float" office:value="0.208326666559997">
                <text:p>0.208326666559997</text:p>
              </table:table-cell>
            </table:table-row>
            <table:table-row>
              <table:table-cell office:value-type="float" office:value="7.85">
                <text:p>7.85</text:p>
              </table:table-cell>
              <table:table-cell office:value-type="float" office:value="0.646065012208524">
                <text:p>0.646065012208524</text:p>
              </table:table-cell>
            </table:table-row>
            <table:table-row>
              <table:table-cell office:value-type="float" office:value="7.949">
                <text:p>7.949</text:p>
              </table:table-cell>
              <table:table-cell office:value-type="float" office:value="0.42614551505325">
                <text:p>0.42614551505325</text:p>
              </table:table-cell>
            </table:table-row>
            <table:table-row>
              <table:table-cell office:value-type="float" office:value="8.021">
                <text:p>8.021</text:p>
              </table:table-cell>
              <table:table-cell office:value-type="float" office:value="0.898721313867653">
                <text:p>0.898721313867653</text:p>
              </table:table-cell>
            </table:table-row>
            <table:table-row>
              <table:table-cell office:value-type="float" office:value="8.111">
                <text:p>8.111</text:p>
              </table:table-cell>
              <table:table-cell office:value-type="float" office:value="0.208326666559997">
                <text:p>0.208326666559997</text:p>
              </table:table-cell>
            </table:table-row>
            <table:table-row>
              <table:table-cell office:value-type="float" office:value="8.202">
                <text:p>8.202</text:p>
              </table:table-cell>
              <table:table-cell office:value-type="float" office:value="0.247790233867277">
                <text:p>0.247790233867277</text:p>
              </table:table-cell>
            </table:table-row>
            <table:table-row>
              <table:table-cell office:value-type="float" office:value="8.292">
                <text:p>8.292</text:p>
              </table:table-cell>
              <table:table-cell office:value-type="float" office:value="0.418927201313068">
                <text:p>0.418927201313068</text:p>
              </table:table-cell>
            </table:table-row>
            <table:table-row>
              <table:table-cell office:value-type="float" office:value="8.383">
                <text:p>8.383</text:p>
              </table:table-cell>
              <table:table-cell office:value-type="float" office:value="0.942761899951414">
                <text:p>0.942761899951414</text:p>
              </table:table-cell>
            </table:table-row>
            <table:table-row>
              <table:table-cell office:value-type="float" office:value="8.473">
                <text:p>8.473</text:p>
              </table:table-cell>
              <table:table-cell office:value-type="float" office:value="0.411582312545134">
                <text:p>0.411582312545134</text:p>
              </table:table-cell>
            </table:table-row>
            <table:table-row>
              <table:table-cell office:value-type="float" office:value="8.564">
                <text:p>8.564</text:p>
              </table:table-cell>
              <table:table-cell office:value-type="float" office:value="0.408044115262063">
                <text:p>0.408044115262063</text:p>
              </table:table-cell>
            </table:table-row>
            <table:table-row>
              <table:table-cell office:value-type="float" office:value="8.654">
                <text:p>8.654</text:p>
              </table:table-cell>
              <table:table-cell office:value-type="float" office:value="0.111803398874989">
                <text:p>0.111803398874989</text:p>
              </table:table-cell>
            </table:table-row>
            <table:table-row>
              <table:table-cell office:value-type="float" office:value="8.754">
                <text:p>8.754</text:p>
              </table:table-cell>
              <table:table-cell office:value-type="float" office:value="0.377756535350482">
                <text:p>0.377756535350482</text:p>
              </table:table-cell>
            </table:table-row>
            <table:table-row>
              <table:table-cell office:value-type="float" office:value="8.853">
                <text:p>8.853</text:p>
              </table:table-cell>
              <table:table-cell office:value-type="float" office:value="0.352278299076171">
                <text:p>0.352278299076171</text:p>
              </table:table-cell>
            </table:table-row>
            <table:table-row>
              <table:table-cell office:value-type="float" office:value="8.926">
                <text:p>8.926</text:p>
              </table:table-cell>
              <table:table-cell office:value-type="float" office:value="0.356931365951495">
                <text:p>0.356931365951495</text:p>
              </table:table-cell>
            </table:table-row>
            <table:table-row>
              <table:table-cell office:value-type="float" office:value="9.017">
                <text:p>9.017</text:p>
              </table:table-cell>
              <table:table-cell office:value-type="float" office:value="0.434511219648009">
                <text:p>0.434511219648009</text:p>
              </table:table-cell>
            </table:table-row>
            <table:table-row>
              <table:table-cell office:value-type="float" office:value="9.107">
                <text:p>9.107</text:p>
              </table:table-cell>
              <table:table-cell office:value-type="float" office:value="0.160934769394311">
                <text:p>0.160934769394311</text:p>
              </table:table-cell>
            </table:table-row>
            <table:table-row>
              <table:table-cell office:value-type="float" office:value="9.198">
                <text:p>9.198</text:p>
              </table:table-cell>
              <table:table-cell office:value-type="float" office:value="1.41770942015633">
                <text:p>1.41770942015633</text:p>
              </table:table-cell>
            </table:table-row>
            <table:table-row>
              <table:table-cell office:value-type="float" office:value="9.289">
                <text:p>9.289</text:p>
              </table:table-cell>
              <table:table-cell office:value-type="float" office:value="0.922713389953782">
                <text:p>0.922713389953782</text:p>
              </table:table-cell>
            </table:table-row>
            <table:table-row>
              <table:table-cell office:value-type="float" office:value="9.379">
                <text:p>9.379</text:p>
              </table:table-cell>
              <table:table-cell office:value-type="float" office:value="0.113578166916005">
                <text:p>0.113578166916005</text:p>
              </table:table-cell>
            </table:table-row>
            <table:table-row>
              <table:table-cell office:value-type="float" office:value="9.47">
                <text:p>9.47</text:p>
              </table:table-cell>
              <table:table-cell office:value-type="float" office:value="0.462168800331654">
                <text:p>0.462168800331654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0.577148161220323">
                <text:p>0.577148161220323</text:p>
              </table:table-cell>
            </table:table-row>
            <table:table-row>
              <table:table-cell office:value-type="float" office:value="9.662">
                <text:p>9.662</text:p>
              </table:table-cell>
              <table:table-cell office:value-type="float" office:value="0.360832371053374">
                <text:p>0.360832371053374</text:p>
              </table:table-cell>
            </table:table-row>
            <table:table-row>
              <table:table-cell office:value-type="float" office:value="9.762">
                <text:p>9.762</text:p>
              </table:table-cell>
              <table:table-cell office:value-type="float" office:value="0.208326666559997">
                <text:p>0.208326666559997</text:p>
              </table:table-cell>
            </table:table-row>
            <table:table-row>
              <table:table-cell office:value-type="float" office:value="9.832">
                <text:p>9.832</text:p>
              </table:table-cell>
              <table:table-cell office:value-type="float" office:value="0.331058907144937">
                <text:p>0.331058907144937</text:p>
              </table:table-cell>
            </table:table-row>
            <table:table-row>
              <table:table-cell office:value-type="float" office:value="9.923">
                <text:p>9.923</text:p>
              </table:table-cell>
              <table:table-cell office:value-type="float" office:value="0.429651021178817">
                <text:p>0.429651021178817</text:p>
              </table:table-cell>
            </table:table-row>
            <table:table-row>
              <table:table-cell office:value-type="float" office:value="10.013">
                <text:p>10.013</text:p>
              </table:table-cell>
              <table:table-cell office:value-type="float" office:value="0.507050293363489">
                <text:p>0.507050293363489</text:p>
              </table:table-cell>
            </table:table-row>
            <table:table-row>
              <table:table-cell office:value-type="float" office:value="10.104">
                <text:p>10.104</text:p>
              </table:table-cell>
              <table:table-cell office:value-type="float" office:value="0.570788927713213">
                <text:p>0.570788927713213</text:p>
              </table:table-cell>
            </table:table-row>
            <table:table-row>
              <table:table-cell office:value-type="float" office:value="10.194">
                <text:p>10.194</text:p>
              </table:table-cell>
              <table:table-cell office:value-type="float" office:value="0.443846820423443">
                <text:p>0.443846820423443</text:p>
              </table:table-cell>
            </table:table-row>
            <table:table-row>
              <table:table-cell office:value-type="float" office:value="10.285">
                <text:p>10.285</text:p>
              </table:table-cell>
              <table:table-cell office:value-type="float" office:value="0.171172427686237">
                <text:p>0.171172427686237</text:p>
              </table:table-cell>
            </table:table-row>
            <table:table-row>
              <table:table-cell office:value-type="float" office:value="10.375">
                <text:p>10.375</text:p>
              </table:table-cell>
              <table:table-cell office:value-type="float" office:value="0.207364413533277">
                <text:p>0.207364413533277</text:p>
              </table:table-cell>
            </table:table-row>
            <table:table-row>
              <table:table-cell office:value-type="float" office:value="10.466">
                <text:p>10.466</text:p>
              </table:table-cell>
              <table:table-cell office:value-type="float" office:value="0.14142135623731">
                <text:p>0.14142135623731</text:p>
              </table:table-cell>
            </table:table-row>
            <table:table-row>
              <table:table-cell office:value-type="float" office:value="10.567">
                <text:p>10.567</text:p>
              </table:table-cell>
              <table:table-cell office:value-type="float" office:value="0.605970296301725">
                <text:p>0.605970296301725</text:p>
              </table:table-cell>
            </table:table-row>
            <table:table-row>
              <table:table-cell office:value-type="float" office:value="10.665">
                <text:p>10.665</text:p>
              </table:table-cell>
              <table:table-cell office:value-type="float" office:value="0.202484567313166">
                <text:p>0.202484567313166</text:p>
              </table:table-cell>
            </table:table-row>
            <table:table-row>
              <table:table-cell office:value-type="float" office:value="10.738">
                <text:p>10.738</text:p>
              </table:table-cell>
              <table:table-cell office:value-type="float" office:value="0.39648455203198">
                <text:p>0.39648455203198</text:p>
              </table:table-cell>
            </table:table-row>
            <table:table-row>
              <table:table-cell office:value-type="float" office:value="10.828">
                <text:p>10.828</text:p>
              </table:table-cell>
              <table:table-cell office:value-type="float" office:value="0.608769250208977">
                <text:p>0.608769250208977</text:p>
              </table:table-cell>
            </table:table-row>
            <table:table-row>
              <table:table-cell office:value-type="float" office:value="10.919">
                <text:p>10.919</text:p>
              </table:table-cell>
              <table:table-cell office:value-type="float" office:value="0.955143968205841">
                <text:p>0.955143968205841</text:p>
              </table:table-cell>
            </table:table-row>
            <table:table-row>
              <table:table-cell office:value-type="float" office:value="11.009">
                <text:p>11.009</text:p>
              </table:table-cell>
              <table:table-cell office:value-type="float" office:value="0.470425339453563">
                <text:p>0.470425339453563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556237359406935">
                <text:p>0.556237359406935</text:p>
              </table:table-cell>
            </table:table-row>
            <table:table-row>
              <table:table-cell office:value-type="float" office:value="11.191">
                <text:p>11.191</text:p>
              </table:table-cell>
              <table:table-cell office:value-type="float" office:value="0.294278779391243">
                <text:p>0.294278779391243</text:p>
              </table:table-cell>
            </table:table-row>
            <table:table-row>
              <table:table-cell office:value-type="float" office:value="11.281">
                <text:p>11.281</text:p>
              </table:table-cell>
              <table:table-cell office:value-type="float" office:value="0.115758369027902">
                <text:p>0.115758369027902</text:p>
              </table:table-cell>
            </table:table-row>
            <table:table-row>
              <table:table-cell office:value-type="float" office:value="11.371">
                <text:p>11.371</text:p>
              </table:table-cell>
              <table:table-cell office:value-type="float" office:value="0.402492235949962">
                <text:p>0.402492235949962</text:p>
              </table:table-cell>
            </table:table-row>
            <table:table-row>
              <table:table-cell office:value-type="float" office:value="11.473">
                <text:p>11.473</text:p>
              </table:table-cell>
              <table:table-cell office:value-type="float" office:value="0.168226038412607">
                <text:p>0.168226038412607</text:p>
              </table:table-cell>
            </table:table-row>
            <table:table-row>
              <table:table-cell office:value-type="float" office:value="11.57">
                <text:p>11.57</text:p>
              </table:table-cell>
              <table:table-cell office:value-type="float" office:value="0.172916164657906">
                <text:p>0.172916164657906</text:p>
              </table:table-cell>
            </table:table-row>
            <table:table-row>
              <table:table-cell office:value-type="float" office:value="11.643">
                <text:p>11.643</text:p>
              </table:table-cell>
              <table:table-cell office:value-type="float" office:value="0.280891438103763">
                <text:p>0.280891438103763</text:p>
              </table:table-cell>
            </table:table-row>
            <table:table-row>
              <table:table-cell office:value-type="float" office:value="11.734">
                <text:p>11.734</text:p>
              </table:table-cell>
              <table:table-cell office:value-type="float" office:value="0.201246117974981">
                <text:p>0.201246117974981</text:p>
              </table:table-cell>
            </table:table-row>
            <table:table-row>
              <table:table-cell office:value-type="float" office:value="11.824">
                <text:p>11.824</text:p>
              </table:table-cell>
              <table:table-cell office:value-type="float" office:value="0.161554944214035">
                <text:p>0.161554944214035</text:p>
              </table:table-cell>
            </table:table-row>
            <table:table-row>
              <table:table-cell office:value-type="float" office:value="11.915">
                <text:p>11.915</text:p>
              </table:table-cell>
              <table:table-cell office:value-type="float" office:value="0.57026309717533">
                <text:p>0.57026309717533</text:p>
              </table:table-cell>
            </table:table-row>
            <table:table-row>
              <table:table-cell office:value-type="float" office:value="12.006">
                <text:p>12.006</text:p>
              </table:table-cell>
              <table:table-cell office:value-type="float" office:value="0.204694894904587">
                <text:p>0.204694894904587</text:p>
              </table:table-cell>
            </table:table-row>
            <table:table-row>
              <table:table-cell office:value-type="float" office:value="12.096">
                <text:p>12.096</text:p>
              </table:table-cell>
              <table:table-cell office:value-type="float" office:value="0.552630075185924">
                <text:p>0.552630075185924</text:p>
              </table:table-cell>
            </table:table-row>
            <table:table-row>
              <table:table-cell office:value-type="float" office:value="12.187">
                <text:p>12.187</text:p>
              </table:table-cell>
              <table:table-cell office:value-type="float" office:value="0.32218007387174">
                <text:p>0.32218007387174</text:p>
              </table:table-cell>
            </table:table-row>
            <table:table-row>
              <table:table-cell office:value-type="float" office:value="12.277">
                <text:p>12.277</text:p>
              </table:table-cell>
              <table:table-cell office:value-type="float" office:value="0.139642400437689">
                <text:p>0.139642400437689</text:p>
              </table:table-cell>
            </table:table-row>
            <table:table-row>
              <table:table-cell office:value-type="float" office:value="12.377">
                <text:p>12.377</text:p>
              </table:table-cell>
              <table:table-cell office:value-type="float" office:value="0.380131556174964">
                <text:p>0.380131556174964</text:p>
              </table:table-cell>
            </table:table-row>
            <table:table-row>
              <table:table-cell office:value-type="float" office:value="12.476">
                <text:p>12.476</text:p>
              </table:table-cell>
              <table:table-cell office:value-type="float" office:value="0.782432105680742">
                <text:p>0.782432105680742</text:p>
              </table:table-cell>
            </table:table-row>
            <table:table-row>
              <table:table-cell office:value-type="float" office:value="12.549">
                <text:p>12.549</text:p>
              </table:table-cell>
              <table:table-cell office:value-type="float" office:value="0.563737527578216">
                <text:p>0.563737527578216</text:p>
              </table:table-cell>
            </table:table-row>
            <table:table-row>
              <table:table-cell office:value-type="float" office:value="12.639">
                <text:p>12.639</text:p>
              </table:table-cell>
              <table:table-cell office:value-type="float" office:value="0.515654923374149">
                <text:p>0.515654923374149</text:p>
              </table:table-cell>
            </table:table-row>
            <table:table-row>
              <table:table-cell office:value-type="float" office:value="12.73">
                <text:p>12.73</text:p>
              </table:table-cell>
              <table:table-cell office:value-type="float" office:value="0.347706773014274">
                <text:p>0.347706773014274</text:p>
              </table:table-cell>
            </table:table-row>
            <table:table-row>
              <table:table-cell office:value-type="float" office:value="12.821">
                <text:p>12.821</text:p>
              </table:table-cell>
              <table:table-cell office:value-type="float" office:value="0.368103246386119">
                <text:p>0.368103246386119</text:p>
              </table:table-cell>
            </table:table-row>
            <table:table-row>
              <table:table-cell office:value-type="float" office:value="12.911">
                <text:p>12.911</text:p>
              </table:table-cell>
              <table:table-cell office:value-type="float" office:value="0.243310501211929">
                <text:p>0.243310501211929</text:p>
              </table:table-cell>
            </table:table-row>
            <table:table-row>
              <table:table-cell office:value-type="float" office:value="13.002">
                <text:p>13.002</text:p>
              </table:table-cell>
              <table:table-cell office:value-type="float" office:value="0.312729915422238">
                <text:p>0.312729915422238</text:p>
              </table:table-cell>
            </table:table-row>
            <table:table-row>
              <table:table-cell office:value-type="float" office:value="13.092">
                <text:p>13.092</text:p>
              </table:table-cell>
              <table:table-cell office:value-type="float" office:value="0.815230028887553">
                <text:p>0.815230028887553</text:p>
              </table:table-cell>
            </table:table-row>
            <table:table-row>
              <table:table-cell office:value-type="float" office:value="13.183">
                <text:p>13.183</text:p>
              </table:table-cell>
              <table:table-cell office:value-type="float" office:value="0.793662396740579">
                <text:p>0.793662396740579</text:p>
              </table:table-cell>
            </table:table-row>
            <table:table-row>
              <table:table-cell office:value-type="float" office:value="13.283">
                <text:p>13.283</text:p>
              </table:table-cell>
              <table:table-cell office:value-type="float" office:value="0.356089876295297">
                <text:p>0.356089876295297</text:p>
              </table:table-cell>
            </table:table-row>
            <table:table-row>
              <table:table-cell office:value-type="float" office:value="13.382">
                <text:p>13.382</text:p>
              </table:table-cell>
              <table:table-cell office:value-type="float" office:value="0.182756668824971">
                <text:p>0.182756668824971</text:p>
              </table:table-cell>
            </table:table-row>
            <table:table-row>
              <table:table-cell office:value-type="float" office:value="13.455">
                <text:p>13.455</text:p>
              </table:table-cell>
              <table:table-cell office:value-type="float" office:value="0.208326666559997">
                <text:p>0.208326666559997</text:p>
              </table:table-cell>
            </table:table-row>
            <table:table-row>
              <table:table-cell office:value-type="float" office:value="13.545">
                <text:p>13.545</text:p>
              </table:table-cell>
              <table:table-cell office:value-type="float" office:value="0.360693775937429">
                <text:p>0.360693775937429</text:p>
              </table:table-cell>
            </table:table-row>
            <table:table-row>
              <table:table-cell office:value-type="float" office:value="13.635">
                <text:p>13.635</text:p>
              </table:table-cell>
              <table:table-cell office:value-type="float" office:value="0.323264597504892">
                <text:p>0.323264597504892</text:p>
              </table:table-cell>
            </table:table-row>
            <table:table-row>
              <table:table-cell office:value-type="float" office:value="13.726">
                <text:p>13.726</text:p>
              </table:table-cell>
              <table:table-cell office:value-type="float" office:value="0.795110055275369">
                <text:p>0.795110055275369</text:p>
              </table:table-cell>
            </table:table-row>
            <table:table-row>
              <table:table-cell office:value-type="float" office:value="13.817">
                <text:p>13.817</text:p>
              </table:table-cell>
              <table:table-cell office:value-type="float" office:value="0.787210264160726">
                <text:p>0.787210264160726</text:p>
              </table:table-cell>
            </table:table-row>
            <table:table-row>
              <table:table-cell office:value-type="float" office:value="13.907">
                <text:p>13.907</text:p>
              </table:table-cell>
              <table:table-cell office:value-type="float" office:value="0.426262829718942">
                <text:p>0.426262829718942</text:p>
              </table:table-cell>
            </table:table-row>
            <table:table-row>
              <table:table-cell office:value-type="float" office:value="13.998">
                <text:p>13.998</text:p>
              </table:table-cell>
              <table:table-cell office:value-type="float" office:value="0.17832554500127">
                <text:p>0.17832554500127</text:p>
              </table:table-cell>
            </table:table-row>
            <table:table-row>
              <table:table-cell office:value-type="float" office:value="14.089">
                <text:p>14.089</text:p>
              </table:table-cell>
              <table:table-cell office:value-type="float" office:value="1.05242576935383">
                <text:p>1.05242576935383</text:p>
              </table:table-cell>
            </table:table-row>
            <table:table-row>
              <table:table-cell office:value-type="float" office:value="14.186">
                <text:p>14.186</text:p>
              </table:table-cell>
              <table:table-cell office:value-type="float" office:value="0.354118624192515">
                <text:p>0.354118624192515</text:p>
              </table:table-cell>
            </table:table-row>
            <table:table-row>
              <table:table-cell office:value-type="float" office:value="14.287">
                <text:p>14.287</text:p>
              </table:table-cell>
              <table:table-cell office:value-type="float" office:value="0.813756720402357">
                <text:p>0.813756720402357</text:p>
              </table:table-cell>
            </table:table-row>
            <table:table-row>
              <table:table-cell office:value-type="float" office:value="14.36">
                <text:p>14.36</text:p>
              </table:table-cell>
              <table:table-cell office:value-type="float" office:value="1.36400146627487">
                <text:p>1.36400146627487</text:p>
              </table:table-cell>
            </table:table-row>
            <table:table-row>
              <table:table-cell office:value-type="float" office:value="14.451">
                <text:p>14.451</text:p>
              </table:table-cell>
              <table:table-cell office:value-type="float" office:value="0.210237960416286">
                <text:p>0.210237960416286</text:p>
              </table:table-cell>
            </table:table-row>
            <table:table-row>
              <table:table-cell office:value-type="float" office:value="14.542">
                <text:p>14.542</text:p>
              </table:table-cell>
              <table:table-cell office:value-type="float" office:value="0.327108544675923">
                <text:p>0.327108544675923</text:p>
              </table:table-cell>
            </table:table-row>
            <table:table-row>
              <table:table-cell office:value-type="float" office:value="14.632">
                <text:p>14.632</text:p>
              </table:table-cell>
              <table:table-cell office:value-type="float" office:value="0.667233092704491">
                <text:p>0.667233092704491</text:p>
              </table:table-cell>
            </table:table-row>
            <table:table-row>
              <table:table-cell office:value-type="float" office:value="14.722">
                <text:p>14.722</text:p>
              </table:table-cell>
              <table:table-cell office:value-type="float" office:value="0.355668384875575">
                <text:p>0.355668384875575</text:p>
              </table:table-cell>
            </table:table-row>
            <table:table-row>
              <table:table-cell office:value-type="float" office:value="14.813">
                <text:p>14.813</text:p>
              </table:table-cell>
              <table:table-cell office:value-type="float" office:value="0.891122887148568">
                <text:p>0.891122887148568</text:p>
              </table:table-cell>
            </table:table-row>
            <table:table-row>
              <table:table-cell office:value-type="float" office:value="14.903">
                <text:p>14.903</text:p>
              </table:table-cell>
              <table:table-cell office:value-type="float" office:value="0.283019433961698">
                <text:p>0.283019433961698</text:p>
              </table:table-cell>
            </table:table-row>
            <table:table-row>
              <table:table-cell office:value-type="float" office:value="14.994">
                <text:p>14.994</text:p>
              </table:table-cell>
              <table:table-cell office:value-type="float" office:value="0.644049687524185">
                <text:p>0.644049687524185</text:p>
              </table:table-cell>
            </table:table-row>
            <table:table-row>
              <table:table-cell office:value-type="float" office:value="15.096">
                <text:p>15.096</text:p>
              </table:table-cell>
              <table:table-cell office:value-type="float" office:value="0.243515913237718">
                <text:p>0.243515913237718</text:p>
              </table:table-cell>
            </table:table-row>
            <table:table-row>
              <table:table-cell office:value-type="float" office:value="15.195">
                <text:p>15.195</text:p>
              </table:table-cell>
              <table:table-cell office:value-type="float" office:value="0.45133136385587">
                <text:p>0.45133136385587</text:p>
              </table:table-cell>
            </table:table-row>
            <table:table-row>
              <table:table-cell office:value-type="float" office:value="15.266">
                <text:p>15.266</text:p>
              </table:table-cell>
              <table:table-cell office:value-type="float" office:value="0.680955211449329">
                <text:p>0.680955211449329</text:p>
              </table:table-cell>
            </table:table-row>
            <table:table-row>
              <table:table-cell office:value-type="float" office:value="15.356">
                <text:p>15.356</text:p>
              </table:table-cell>
              <table:table-cell office:value-type="float" office:value="0.999849988748312">
                <text:p>0.999849988748312</text:p>
              </table:table-cell>
            </table:table-row>
            <table:table-row>
              <table:table-cell office:value-type="float" office:value="15.447">
                <text:p>15.447</text:p>
              </table:table-cell>
              <table:table-cell office:value-type="float" office:value="0.260384331325831">
                <text:p>0.260384331325831</text:p>
              </table:table-cell>
            </table:table-row>
            <table:table-row>
              <table:table-cell office:value-type="float" office:value="15.537">
                <text:p>15.537</text:p>
              </table:table-cell>
              <table:table-cell office:value-type="float" office:value="1.07763630228385">
                <text:p>1.07763630228385</text:p>
              </table:table-cell>
            </table:table-row>
            <table:table-row>
              <table:table-cell office:value-type="float" office:value="15.628">
                <text:p>15.628</text:p>
              </table:table-cell>
              <table:table-cell office:value-type="float" office:value="0.618223260642949">
                <text:p>0.618223260642949</text:p>
              </table:table-cell>
            </table:table-row>
            <table:table-row>
              <table:table-cell office:value-type="float" office:value="15.719">
                <text:p>15.719</text:p>
              </table:table-cell>
              <table:table-cell office:value-type="float" office:value="0.255734237050888">
                <text:p>0.255734237050888</text:p>
              </table:table-cell>
            </table:table-row>
            <table:table-row>
              <table:table-cell office:value-type="float" office:value="15.809">
                <text:p>15.809</text:p>
              </table:table-cell>
              <table:table-cell office:value-type="float" office:value="0.118743420870379">
                <text:p>0.118743420870379</text:p>
              </table:table-cell>
            </table:table-row>
            <table:table-row>
              <table:table-cell office:value-type="float" office:value="15.901">
                <text:p>15.901</text:p>
              </table:table-cell>
              <table:table-cell office:value-type="float" office:value="0.195448202856921">
                <text:p>0.195448202856921</text:p>
              </table:table-cell>
            </table:table-row>
            <table:table-row>
              <table:table-cell office:value-type="float" office:value="16.001">
                <text:p>16.001</text:p>
              </table:table-cell>
              <table:table-cell office:value-type="float" office:value="0.681835757349231">
                <text:p>0.681835757349231</text:p>
              </table:table-cell>
            </table:table-row>
            <table:table-row>
              <table:table-cell office:value-type="float" office:value="16.101">
                <text:p>16.101</text:p>
              </table:table-cell>
              <table:table-cell office:value-type="float" office:value="0.275862284482674">
                <text:p>0.275862284482674</text:p>
              </table:table-cell>
            </table:table-row>
            <table:table-row>
              <table:table-cell office:value-type="float" office:value="16.171">
                <text:p>16.171</text:p>
              </table:table-cell>
              <table:table-cell office:value-type="float" office:value="0.255538646783613">
                <text:p>0.255538646783613</text:p>
              </table:table-cell>
            </table:table-row>
            <table:table-row>
              <table:table-cell office:value-type="float" office:value="16.262">
                <text:p>16.262</text:p>
              </table:table-cell>
              <table:table-cell office:value-type="float" office:value="0.281780056072107">
                <text:p>0.281780056072107</text:p>
              </table:table-cell>
            </table:table-row>
            <table:table-row>
              <table:table-cell office:value-type="float" office:value="16.352">
                <text:p>16.352</text:p>
              </table:table-cell>
              <table:table-cell office:value-type="float" office:value="0.214009345590327">
                <text:p>0.214009345590327</text:p>
              </table:table-cell>
            </table:table-row>
            <table:table-row>
              <table:table-cell office:value-type="float" office:value="16.443">
                <text:p>16.443</text:p>
              </table:table-cell>
              <table:table-cell office:value-type="float" office:value="0.359165699921359">
                <text:p>0.359165699921359</text:p>
              </table:table-cell>
            </table:table-row>
            <table:table-row>
              <table:table-cell office:value-type="float" office:value="16.534">
                <text:p>16.534</text:p>
              </table:table-cell>
              <table:table-cell office:value-type="float" office:value="0.354823899984203">
                <text:p>0.354823899984203</text:p>
              </table:table-cell>
            </table:table-row>
            <table:table-row>
              <table:table-cell office:value-type="float" office:value="16.624">
                <text:p>16.624</text:p>
              </table:table-cell>
              <table:table-cell office:value-type="float" office:value="0.100498756211209">
                <text:p>0.100498756211209</text:p>
              </table:table-cell>
            </table:table-row>
            <table:table-row>
              <table:table-cell office:value-type="float" office:value="16.715">
                <text:p>16.715</text:p>
              </table:table-cell>
              <table:table-cell office:value-type="float" office:value="0.179164728671689">
                <text:p>0.179164728671689</text:p>
              </table:table-cell>
            </table:table-row>
            <table:table-row>
              <table:table-cell office:value-type="float" office:value="16.807">
                <text:p>16.807</text:p>
              </table:table-cell>
              <table:table-cell office:value-type="float" office:value="0.167630546142402">
                <text:p>0.167630546142402</text:p>
              </table:table-cell>
            </table:table-row>
            <table:table-row>
              <table:table-cell office:value-type="float" office:value="16.909">
                <text:p>16.909</text:p>
              </table:table-cell>
              <table:table-cell office:value-type="float" office:value="0.0714142842854285">
                <text:p>0.0714142842854285</text:p>
              </table:table-cell>
            </table:table-row>
            <table:table-row>
              <table:table-cell office:value-type="float" office:value="17.004">
                <text:p>17.004</text:p>
              </table:table-cell>
              <table:table-cell office:value-type="float" office:value="0.0734846922834954">
                <text:p>0.0734846922834954</text:p>
              </table:table-cell>
            </table:table-row>
            <table:table-row>
              <table:table-cell office:value-type="float" office:value="17.077">
                <text:p>17.077</text:p>
              </table:table-cell>
              <table:table-cell office:value-type="float" office:value="0.091104335791443">
                <text:p>0.091104335791443</text:p>
              </table:table-cell>
            </table:table-row>
            <table:table-row>
              <table:table-cell office:value-type="float" office:value="17.168">
                <text:p>17.1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7.258">
                <text:p>17.258</text:p>
              </table:table-cell>
              <table:table-cell office:value-type="float" office:value="0.0608276253029822">
                <text:p>0.0608276253029822</text:p>
              </table:table-cell>
            </table:table-row>
            <table:table-row>
              <table:table-cell office:value-type="float" office:value="17.349">
                <text:p>17.3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7.439">
                <text:p>17.439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17.53">
                <text:p>17.53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7.62">
                <text:p>17.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7.712">
                <text:p>17.7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7.813">
                <text:p>17.813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7.91">
                <text:p>17.91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7.983">
                <text:p>17.983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8.073">
                <text:p>18.073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18.164">
                <text:p>18.1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8.254">
                <text:p>18.254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18.345">
                <text:p>18.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436">
                <text:p>18.436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8.526">
                <text:p>18.526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18.618">
                <text:p>18.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718">
                <text:p>18.718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8.817">
                <text:p>18.817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8.888">
                <text:p>18.8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8.979">
                <text:p>18.979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9.07">
                <text:p>19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9.16">
                <text:p>19.16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9.25">
                <text:p>19.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9.341">
                <text:p>19.341</text:p>
              </table:table-cell>
              <table:table-cell office:value-type="float" office:value="0.0173205080756888">
                <text:p>0.0173205080756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MUV3.A1:MUV3.A222 MUV3.E1:MUV3.E222" chart:data-source-has-labels="both" svg:x="0.32cm" svg:y="0.18cm" svg:width="12.905cm" svg:height="8.64cm">
          <chartooo:coordinate-region svg:x="1.047cm" svg:y="0.18cm" svg:width="12.037cm" svg:height="7.181cm"/>
          <chart:axis chart:dimension="x" chart:name="primary-x" chart:style-name="ch4" chartooo:axis-type="auto">
            <chartooo:date-scale/>
            <chart:categories table:cell-range-address="MUV3.A2:MUV3.A2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UV3.E2:MUV3.E222" chart:label-cell-address="MUV3.E1:MUV3.E1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</text:p>
                <draw:g>
                  <svg:desc>MUV3.E1:MUV3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V3.A2:MUV3.A222</svg:desc>
                </draw:g>
              </table:table-cell>
              <table:table-cell office:value-type="float" office:value="0.0412310562561766">
                <text:p>0.0412310562561766</text:p>
                <draw:g>
                  <svg:desc>MUV3.E2:MUV3.E2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0.141">
                <text:p>0.1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0.322">
                <text:p>0.322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0412310562561766">
                <text:p>0.0412310562561766</text:p>
              </table:table-cell>
            </table:table-row>
            <table:table-row>
              <table:table-cell office:value-type="float" office:value="0.503">
                <text:p>0.5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594">
                <text:p>0.594</text:p>
              </table:table-cell>
              <table:table-cell office:value-type="float" office:value="0.0435889894354067">
                <text:p>0.0435889894354067</text:p>
              </table:table-cell>
            </table:table-row>
            <table:table-row>
              <table:table-cell office:value-type="float" office:value="0.685">
                <text:p>0.685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866">
                <text:p>0.866</text:p>
              </table:table-cell>
              <table:table-cell office:value-type="float" office:value="0.0640312423743285">
                <text:p>0.0640312423743285</text:p>
              </table:table-cell>
            </table:table-row>
            <table:table-row>
              <table:table-cell office:value-type="float" office:value="0.956">
                <text:p>0.9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049">
                <text:p>1.04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151">
                <text:p>1.1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228">
                <text:p>1.228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1.325">
                <text:p>1.325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.409">
                <text:p>1.409</text:p>
              </table:table-cell>
              <table:table-cell office:value-type="float" office:value="0.0458257569495584">
                <text:p>0.045825756949558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53851648071345">
                <text:p>0.053851648071345</text:p>
              </table:table-cell>
            </table:table-row>
            <table:table-row>
              <table:table-cell office:value-type="float" office:value="1.592">
                <text:p>1.592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1.681">
                <text:p>1.681</text:p>
              </table:table-cell>
              <table:table-cell office:value-type="float" office:value="0.0458257569495584">
                <text:p>0.0458257569495584</text:p>
              </table:table-cell>
            </table:table-row>
            <table:table-row>
              <table:table-cell office:value-type="float" office:value="1.771">
                <text:p>1.771</text:p>
              </table:table-cell>
              <table:table-cell office:value-type="float" office:value="0.0412310562561766">
                <text:p>0.0412310562561766</text:p>
              </table:table-cell>
            </table:table-row>
            <table:table-row>
              <table:table-cell office:value-type="float" office:value="1.862">
                <text:p>1.862</text:p>
              </table:table-cell>
              <table:table-cell office:value-type="float" office:value="0.180277563773199">
                <text:p>0.180277563773199</text:p>
              </table:table-cell>
            </table:table-row>
            <table:table-row>
              <table:table-cell office:value-type="float" office:value="1.955">
                <text:p>1.955</text:p>
              </table:table-cell>
              <table:table-cell office:value-type="float" office:value="0.180277563773199">
                <text:p>0.180277563773199</text:p>
              </table:table-cell>
            </table:table-row>
            <table:table-row>
              <table:table-cell office:value-type="float" office:value="2.053">
                <text:p>2.053</text:p>
              </table:table-cell>
              <table:table-cell office:value-type="float" office:value="0.166433169770932">
                <text:p>0.166433169770932</text:p>
              </table:table-cell>
            </table:table-row>
            <table:table-row>
              <table:table-cell office:value-type="float" office:value="2.133">
                <text:p>2.133</text:p>
              </table:table-cell>
              <table:table-cell office:value-type="float" office:value="0.115758369027902">
                <text:p>0.115758369027902</text:p>
              </table:table-cell>
            </table:table-row>
            <table:table-row>
              <table:table-cell office:value-type="float" office:value="2.231">
                <text:p>2.231</text:p>
              </table:table-cell>
              <table:table-cell office:value-type="float" office:value="0.156843871413581">
                <text:p>0.156843871413581</text:p>
              </table:table-cell>
            </table:table-row>
            <table:table-row>
              <table:table-cell office:value-type="float" office:value="2.315">
                <text:p>2.315</text:p>
              </table:table-cell>
              <table:table-cell office:value-type="float" office:value="0.314483703870328">
                <text:p>0.314483703870328</text:p>
              </table:table-cell>
            </table:table-row>
            <table:table-row>
              <table:table-cell office:value-type="float" office:value="2.405">
                <text:p>2.405</text:p>
              </table:table-cell>
              <table:table-cell office:value-type="float" office:value="0.320312347560939">
                <text:p>0.320312347560939</text:p>
              </table:table-cell>
            </table:table-row>
            <table:table-row>
              <table:table-cell office:value-type="float" office:value="2.498">
                <text:p>2.498</text:p>
              </table:table-cell>
              <table:table-cell office:value-type="float" office:value="0.268700576850888">
                <text:p>0.268700576850888</text:p>
              </table:table-cell>
            </table:table-row>
            <table:table-row>
              <table:table-cell office:value-type="float" office:value="2.586">
                <text:p>2.58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.677">
                <text:p>2.677</text:p>
              </table:table-cell>
              <table:table-cell office:value-type="float" office:value="0.492036584005702">
                <text:p>0.492036584005702</text:p>
              </table:table-cell>
            </table:table-row>
            <table:table-row>
              <table:table-cell office:value-type="float" office:value="2.767">
                <text:p>2.767</text:p>
              </table:table-cell>
              <table:table-cell office:value-type="float" office:value="0.522398315464359">
                <text:p>0.522398315464359</text:p>
              </table:table-cell>
            </table:table-row>
            <table:table-row>
              <table:table-cell office:value-type="float" office:value="2.858">
                <text:p>2.858</text:p>
              </table:table-cell>
              <table:table-cell office:value-type="float" office:value="0.310805405358401">
                <text:p>0.310805405358401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0.777303029712351">
                <text:p>0.777303029712351</text:p>
              </table:table-cell>
            </table:table-row>
            <table:table-row>
              <table:table-cell office:value-type="float" office:value="3.039">
                <text:p>3.039</text:p>
              </table:table-cell>
              <table:table-cell office:value-type="float" office:value="0.425910788780937">
                <text:p>0.425910788780937</text:p>
              </table:table-cell>
            </table:table-row>
            <table:table-row>
              <table:table-cell office:value-type="float" office:value="3.137">
                <text:p>3.137</text:p>
              </table:table-cell>
              <table:table-cell office:value-type="float" office:value="0.204450483002609">
                <text:p>0.204450483002609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0.248797106092495">
                <text:p>0.248797106092495</text:p>
              </table:table-cell>
            </table:table-row>
            <table:table-row>
              <table:table-cell office:value-type="float" office:value="3.311">
                <text:p>3.311</text:p>
              </table:table-cell>
              <table:table-cell office:value-type="float" office:value="0.143527000944073">
                <text:p>0.143527000944073</text:p>
              </table:table-cell>
            </table:table-row>
            <table:table-row>
              <table:table-cell office:value-type="float" office:value="3.402">
                <text:p>3.402</text:p>
              </table:table-cell>
              <table:table-cell office:value-type="float" office:value="0.81700673191841">
                <text:p>0.81700673191841</text:p>
              </table:table-cell>
            </table:table-row>
            <table:table-row>
              <table:table-cell office:value-type="float" office:value="3.492">
                <text:p>3.492</text:p>
              </table:table-cell>
              <table:table-cell office:value-type="float" office:value="0.454092501589709">
                <text:p>0.454092501589709</text:p>
              </table:table-cell>
            </table:table-row>
            <table:table-row>
              <table:table-cell office:value-type="float" office:value="3.582">
                <text:p>3.582</text:p>
              </table:table-cell>
              <table:table-cell office:value-type="float" office:value="0.167928556237467">
                <text:p>0.167928556237467</text:p>
              </table:table-cell>
            </table:table-row>
            <table:table-row>
              <table:table-cell office:value-type="float" office:value="3.673">
                <text:p>3.673</text:p>
              </table:table-cell>
              <table:table-cell office:value-type="float" office:value="0.56098128311023">
                <text:p>0.56098128311023</text:p>
              </table:table-cell>
            </table:table-row>
            <table:table-row>
              <table:table-cell office:value-type="float" office:value="3.768">
                <text:p>3.768</text:p>
              </table:table-cell>
              <table:table-cell office:value-type="float" office:value="0.513322510708424">
                <text:p>0.513322510708424</text:p>
              </table:table-cell>
            </table:table-row>
            <table:table-row>
              <table:table-cell office:value-type="float" office:value="3.866">
                <text:p>3.866</text:p>
              </table:table-cell>
              <table:table-cell office:value-type="float" office:value="0.40853396431631">
                <text:p>0.40853396431631</text:p>
              </table:table-cell>
            </table:table-row>
            <table:table-row>
              <table:table-cell office:value-type="float" office:value="3.945">
                <text:p>3.945</text:p>
              </table:table-cell>
              <table:table-cell office:value-type="float" office:value="0.41206795556073">
                <text:p>0.41206795556073</text:p>
              </table:table-cell>
            </table:table-row>
            <table:table-row>
              <table:table-cell office:value-type="float" office:value="4.043">
                <text:p>4.043</text:p>
              </table:table-cell>
              <table:table-cell office:value-type="float" office:value="0.19672315572906">
                <text:p>0.19672315572906</text:p>
              </table:table-cell>
            </table:table-row>
            <table:table-row>
              <table:table-cell office:value-type="float" office:value="4.126">
                <text:p>4.126</text:p>
              </table:table-cell>
              <table:table-cell office:value-type="float" office:value="0.187882942280559">
                <text:p>0.187882942280559</text:p>
              </table:table-cell>
            </table:table-row>
            <table:table-row>
              <table:table-cell office:value-type="float" office:value="4.217">
                <text:p>4.217</text:p>
              </table:table-cell>
              <table:table-cell office:value-type="float" office:value="0.528961246217528">
                <text:p>0.528961246217528</text:p>
              </table:table-cell>
            </table:table-row>
            <table:table-row>
              <table:table-cell office:value-type="float" office:value="4.307">
                <text:p>4.307</text:p>
              </table:table-cell>
              <table:table-cell office:value-type="float" office:value="0.217255609824004">
                <text:p>0.217255609824004</text:p>
              </table:table-cell>
            </table:table-row>
            <table:table-row>
              <table:table-cell office:value-type="float" office:value="4.398">
                <text:p>4.398</text:p>
              </table:table-cell>
              <table:table-cell office:value-type="float" office:value="0.234946802489415">
                <text:p>0.234946802489415</text:p>
              </table:table-cell>
            </table:table-row>
            <table:table-row>
              <table:table-cell office:value-type="float" office:value="4.488">
                <text:p>4.488</text:p>
              </table:table-cell>
              <table:table-cell office:value-type="float" office:value="0.167928556237467">
                <text:p>0.167928556237467</text:p>
              </table:table-cell>
            </table:table-row>
            <table:table-row>
              <table:table-cell office:value-type="float" office:value="4.579">
                <text:p>4.579</text:p>
              </table:table-cell>
              <table:table-cell office:value-type="float" office:value="0.261916017074176">
                <text:p>0.261916017074176</text:p>
              </table:table-cell>
            </table:table-row>
            <table:table-row>
              <table:table-cell office:value-type="float" office:value="4.67">
                <text:p>4.67</text:p>
              </table:table-cell>
              <table:table-cell office:value-type="float" office:value="0.13076696830622">
                <text:p>0.13076696830622</text:p>
              </table:table-cell>
            </table:table-row>
            <table:table-row>
              <table:table-cell office:value-type="float" office:value="4.774">
                <text:p>4.774</text:p>
              </table:table-cell>
              <table:table-cell office:value-type="float" office:value="0.114455231422596">
                <text:p>0.114455231422596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0.486312656631513">
                <text:p>0.486312656631513</text:p>
              </table:table-cell>
            </table:table-row>
            <table:table-row>
              <table:table-cell office:value-type="float" office:value="4.947">
                <text:p>4.947</text:p>
              </table:table-cell>
              <table:table-cell office:value-type="float" office:value="0.214009345590327">
                <text:p>0.214009345590327</text:p>
              </table:table-cell>
            </table:table-row>
            <table:table-row>
              <table:table-cell office:value-type="float" office:value="5.032">
                <text:p>5.032</text:p>
              </table:table-cell>
              <table:table-cell office:value-type="float" office:value="0.20712315177208">
                <text:p>0.20712315177208</text:p>
              </table:table-cell>
            </table:table-row>
            <table:table-row>
              <table:table-cell office:value-type="float" office:value="5.122">
                <text:p>5.122</text:p>
              </table:table-cell>
              <table:table-cell office:value-type="float" office:value="0.276767050061961">
                <text:p>0.276767050061961</text:p>
              </table:table-cell>
            </table:table-row>
            <table:table-row>
              <table:table-cell office:value-type="float" office:value="5.213">
                <text:p>5.213</text:p>
              </table:table-cell>
              <table:table-cell office:value-type="float" office:value="0.355808937493144">
                <text:p>0.355808937493144</text:p>
              </table:table-cell>
            </table:table-row>
            <table:table-row>
              <table:table-cell office:value-type="float" office:value="5.303">
                <text:p>5.303</text:p>
              </table:table-cell>
              <table:table-cell office:value-type="float" office:value="0.148660687473185">
                <text:p>0.148660687473185</text:p>
              </table:table-cell>
            </table:table-row>
            <table:table-row>
              <table:table-cell office:value-type="float" office:value="5.394">
                <text:p>5.394</text:p>
              </table:table-cell>
              <table:table-cell office:value-type="float" office:value="0.479687398208458">
                <text:p>0.479687398208458</text:p>
              </table:table-cell>
            </table:table-row>
            <table:table-row>
              <table:table-cell office:value-type="float" office:value="5.484">
                <text:p>5.484</text:p>
              </table:table-cell>
              <table:table-cell office:value-type="float" office:value="0.240624188310319">
                <text:p>0.240624188310319</text:p>
              </table:table-cell>
            </table:table-row>
            <table:table-row>
              <table:table-cell office:value-type="float" office:value="5.577">
                <text:p>5.577</text:p>
              </table:table-cell>
              <table:table-cell office:value-type="float" office:value="0.381313519298752">
                <text:p>0.381313519298752</text:p>
              </table:table-cell>
            </table:table-row>
            <table:table-row>
              <table:table-cell office:value-type="float" office:value="5.674">
                <text:p>5.674</text:p>
              </table:table-cell>
              <table:table-cell office:value-type="float" office:value="0.520576603392815">
                <text:p>0.520576603392815</text:p>
              </table:table-cell>
            </table:table-row>
            <table:table-row>
              <table:table-cell office:value-type="float" office:value="5.756">
                <text:p>5.756</text:p>
              </table:table-cell>
              <table:table-cell office:value-type="float" office:value="0.283019433961698">
                <text:p>0.283019433961698</text:p>
              </table:table-cell>
            </table:table-row>
            <table:table-row>
              <table:table-cell office:value-type="float" office:value="5.854">
                <text:p>5.854</text:p>
              </table:table-cell>
              <table:table-cell office:value-type="float" office:value="0.469148164229596">
                <text:p>0.469148164229596</text:p>
              </table:table-cell>
            </table:table-row>
            <table:table-row>
              <table:table-cell office:value-type="float" office:value="5.937">
                <text:p>5.937</text:p>
              </table:table-cell>
              <table:table-cell office:value-type="float" office:value="0.466583325891528">
                <text:p>0.466583325891528</text:p>
              </table:table-cell>
            </table:table-row>
            <table:table-row>
              <table:table-cell office:value-type="float" office:value="6.028">
                <text:p>6.028</text:p>
              </table:table-cell>
              <table:table-cell office:value-type="float" office:value="0.115758369027902">
                <text:p>0.115758369027902</text:p>
              </table:table-cell>
            </table:table-row>
            <table:table-row>
              <table:table-cell office:value-type="float" office:value="6.119">
                <text:p>6.119</text:p>
              </table:table-cell>
              <table:table-cell office:value-type="float" office:value="0.171172427686237">
                <text:p>0.171172427686237</text:p>
              </table:table-cell>
            </table:table-row>
            <table:table-row>
              <table:table-cell office:value-type="float" office:value="6.209">
                <text:p>6.209</text:p>
              </table:table-cell>
              <table:table-cell office:value-type="float" office:value="0.173781471969828">
                <text:p>0.173781471969828</text:p>
              </table:table-cell>
            </table:table-row>
            <table:table-row>
              <table:table-cell office:value-type="float" office:value="6.299">
                <text:p>6.299</text:p>
              </table:table-cell>
              <table:table-cell office:value-type="float" office:value="0.183847763108502">
                <text:p>0.183847763108502</text:p>
              </table:table-cell>
            </table:table-row>
            <table:table-row>
              <table:table-cell office:value-type="float" office:value="6.39">
                <text:p>6.39</text:p>
              </table:table-cell>
              <table:table-cell office:value-type="float" office:value="0.232163735324878">
                <text:p>0.232163735324878</text:p>
              </table:table-cell>
            </table:table-row>
            <table:table-row>
              <table:table-cell office:value-type="float" office:value="6.483">
                <text:p>6.483</text:p>
              </table:table-cell>
              <table:table-cell office:value-type="float" office:value="0.161864140562386">
                <text:p>0.161864140562386</text:p>
              </table:table-cell>
            </table:table-row>
            <table:table-row>
              <table:table-cell office:value-type="float" office:value="6.583">
                <text:p>6.583</text:p>
              </table:table-cell>
              <table:table-cell office:value-type="float" office:value="0.509705797494986">
                <text:p>0.509705797494986</text:p>
              </table:table-cell>
            </table:table-row>
            <table:table-row>
              <table:table-cell office:value-type="float" office:value="6.662">
                <text:p>6.662</text:p>
              </table:table-cell>
              <table:table-cell office:value-type="float" office:value="0.470425339453563">
                <text:p>0.470425339453563</text:p>
              </table:table-cell>
            </table:table-row>
            <table:table-row>
              <table:table-cell office:value-type="float" office:value="6.758">
                <text:p>6.758</text:p>
              </table:table-cell>
              <table:table-cell office:value-type="float" office:value="0.31559467676119">
                <text:p>0.31559467676119</text:p>
              </table:table-cell>
            </table:table-row>
            <table:table-row>
              <table:table-cell office:value-type="float" office:value="6.843">
                <text:p>6.843</text:p>
              </table:table-cell>
              <table:table-cell office:value-type="float" office:value="0.0707106781186547">
                <text:p>0.0707106781186547</text:p>
              </table:table-cell>
            </table:table-row>
            <table:table-row>
              <table:table-cell office:value-type="float" office:value="6.933">
                <text:p>6.933</text:p>
              </table:table-cell>
              <table:table-cell office:value-type="float" office:value="0.192093727122985">
                <text:p>0.192093727122985</text:p>
              </table:table-cell>
            </table:table-row>
            <table:table-row>
              <table:table-cell office:value-type="float" office:value="7.026">
                <text:p>7.026</text:p>
              </table:table-cell>
              <table:table-cell office:value-type="float" office:value="0.430232495285979">
                <text:p>0.430232495285979</text:p>
              </table:table-cell>
            </table:table-row>
            <table:table-row>
              <table:table-cell office:value-type="float" office:value="7.115">
                <text:p>7.115</text:p>
              </table:table-cell>
              <table:table-cell office:value-type="float" office:value="0.735187051028512">
                <text:p>0.735187051028512</text:p>
              </table:table-cell>
            </table:table-row>
            <table:table-row>
              <table:table-cell office:value-type="float" office:value="7.205">
                <text:p>7.205</text:p>
              </table:table-cell>
              <table:table-cell office:value-type="float" office:value="0.257875939164553">
                <text:p>0.257875939164553</text:p>
              </table:table-cell>
            </table:table-row>
            <table:table-row>
              <table:table-cell office:value-type="float" office:value="7.296">
                <text:p>7.296</text:p>
              </table:table-cell>
              <table:table-cell office:value-type="float" office:value="0.17464249196573">
                <text:p>0.17464249196573</text:p>
              </table:table-cell>
            </table:table-row>
            <table:table-row>
              <table:table-cell office:value-type="float" office:value="7.39">
                <text:p>7.39</text:p>
              </table:table-cell>
              <table:table-cell office:value-type="float" office:value="0.30347981810987">
                <text:p>0.30347981810987</text:p>
              </table:table-cell>
            </table:table-row>
            <table:table-row>
              <table:table-cell office:value-type="float" office:value="7.49">
                <text:p>7.49</text:p>
              </table:table-cell>
              <table:table-cell office:value-type="float" office:value="0.22113344387496">
                <text:p>0.22113344387496</text:p>
              </table:table-cell>
            </table:table-row>
            <table:table-row>
              <table:table-cell office:value-type="float" office:value="7.567">
                <text:p>7.567</text:p>
              </table:table-cell>
              <table:table-cell office:value-type="float" office:value="0.229346898823594">
                <text:p>0.229346898823594</text:p>
              </table:table-cell>
            </table:table-row>
            <table:table-row>
              <table:table-cell office:value-type="float" office:value="7.664">
                <text:p>7.664</text:p>
              </table:table-cell>
              <table:table-cell office:value-type="float" office:value="0.55874860178796">
                <text:p>0.55874860178796</text:p>
              </table:table-cell>
            </table:table-row>
            <table:table-row>
              <table:table-cell office:value-type="float" office:value="7.749">
                <text:p>7.749</text:p>
              </table:table-cell>
              <table:table-cell office:value-type="float" office:value="0.133416640641263">
                <text:p>0.133416640641263</text:p>
              </table:table-cell>
            </table:table-row>
            <table:table-row>
              <table:table-cell office:value-type="float" office:value="7.839">
                <text:p>7.839</text:p>
              </table:table-cell>
              <table:table-cell office:value-type="float" office:value="0.167630546142402">
                <text:p>0.167630546142402</text:p>
              </table:table-cell>
            </table:table-row>
            <table:table-row>
              <table:table-cell office:value-type="float" office:value="7.93">
                <text:p>7.93</text:p>
              </table:table-cell>
              <table:table-cell office:value-type="float" office:value="0.496487663492256">
                <text:p>0.496487663492256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0.371618083521241">
                <text:p>0.371618083521241</text:p>
              </table:table-cell>
            </table:table-row>
            <table:table-row>
              <table:table-cell office:value-type="float" office:value="8.111">
                <text:p>8.111</text:p>
              </table:table-cell>
              <table:table-cell office:value-type="float" office:value="0.294278779391243">
                <text:p>0.294278779391243</text:p>
              </table:table-cell>
            </table:table-row>
            <table:table-row>
              <table:table-cell office:value-type="float" office:value="8.201">
                <text:p>8.201</text:p>
              </table:table-cell>
              <table:table-cell office:value-type="float" office:value="0.211896201004171">
                <text:p>0.211896201004171</text:p>
              </table:table-cell>
            </table:table-row>
            <table:table-row>
              <table:table-cell office:value-type="float" office:value="8.294">
                <text:p>8.294</text:p>
              </table:table-cell>
              <table:table-cell office:value-type="float" office:value="1.27019683514013">
                <text:p>1.27019683514013</text:p>
              </table:table-cell>
            </table:table-row>
            <table:table-row>
              <table:table-cell office:value-type="float" office:value="8.396">
                <text:p>8.396</text:p>
              </table:table-cell>
              <table:table-cell office:value-type="float" office:value="0.29748949561287">
                <text:p>0.29748949561287</text:p>
              </table:table-cell>
            </table:table-row>
            <table:table-row>
              <table:table-cell office:value-type="float" office:value="8.473">
                <text:p>8.473</text:p>
              </table:table-cell>
              <table:table-cell office:value-type="float" office:value="0.611882341631134">
                <text:p>0.611882341631134</text:p>
              </table:table-cell>
            </table:table-row>
            <table:table-row>
              <table:table-cell office:value-type="float" office:value="8.572">
                <text:p>8.572</text:p>
              </table:table-cell>
              <table:table-cell office:value-type="float" office:value="0.47021271782035">
                <text:p>0.47021271782035</text:p>
              </table:table-cell>
            </table:table-row>
            <table:table-row>
              <table:table-cell office:value-type="float" office:value="8.654">
                <text:p>8.654</text:p>
              </table:table-cell>
              <table:table-cell office:value-type="float" office:value="0.367967389859482">
                <text:p>0.367967389859482</text:p>
              </table:table-cell>
            </table:table-row>
            <table:table-row>
              <table:table-cell office:value-type="float" office:value="8.745">
                <text:p>8.745</text:p>
              </table:table-cell>
              <table:table-cell office:value-type="float" office:value="0.418688428309167">
                <text:p>0.418688428309167</text:p>
              </table:table-cell>
            </table:table-row>
            <table:table-row>
              <table:table-cell office:value-type="float" office:value="8.836">
                <text:p>8.836</text:p>
              </table:table-cell>
              <table:table-cell office:value-type="float" office:value="0.183847763108502">
                <text:p>0.183847763108502</text:p>
              </table:table-cell>
            </table:table-row>
            <table:table-row>
              <table:table-cell office:value-type="float" office:value="8.926">
                <text:p>8.926</text:p>
              </table:table-cell>
              <table:table-cell office:value-type="float" office:value="1.40349563590344">
                <text:p>1.40349563590344</text:p>
              </table:table-cell>
            </table:table-row>
            <table:table-row>
              <table:table-cell office:value-type="float" office:value="9.016">
                <text:p>9.016</text:p>
              </table:table-cell>
              <table:table-cell office:value-type="float" office:value="1.10878311675458">
                <text:p>1.10878311675458</text:p>
              </table:table-cell>
            </table:table-row>
            <table:table-row>
              <table:table-cell office:value-type="float" office:value="9.107">
                <text:p>9.107</text:p>
              </table:table-cell>
              <table:table-cell office:value-type="float" office:value="0.250199920063936">
                <text:p>0.250199920063936</text:p>
              </table:table-cell>
            </table:table-row>
            <table:table-row>
              <table:table-cell office:value-type="float" office:value="9.201">
                <text:p>9.201</text:p>
              </table:table-cell>
              <table:table-cell office:value-type="float" office:value="0.785748051222528">
                <text:p>0.785748051222528</text:p>
              </table:table-cell>
            </table:table-row>
            <table:table-row>
              <table:table-cell office:value-type="float" office:value="9.301">
                <text:p>9.301</text:p>
              </table:table-cell>
              <table:table-cell office:value-type="float" office:value="0.413037528561268">
                <text:p>0.413037528561268</text:p>
              </table:table-cell>
            </table:table-row>
            <table:table-row>
              <table:table-cell office:value-type="float" office:value="9.379">
                <text:p>9.379</text:p>
              </table:table-cell>
              <table:table-cell office:value-type="float" office:value="0.691447756522501">
                <text:p>0.691447756522501</text:p>
              </table:table-cell>
            </table:table-row>
            <table:table-row>
              <table:table-cell office:value-type="float" office:value="9.475">
                <text:p>9.475</text:p>
              </table:table-cell>
              <table:table-cell office:value-type="float" office:value="0.898331787259028">
                <text:p>0.898331787259028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0.525547333738837">
                <text:p>0.525547333738837</text:p>
              </table:table-cell>
            </table:table-row>
            <table:table-row>
              <table:table-cell office:value-type="float" office:value="9.65">
                <text:p>9.65</text:p>
              </table:table-cell>
              <table:table-cell office:value-type="float" office:value="0.4891829923454">
                <text:p>0.4891829923454</text:p>
              </table:table-cell>
            </table:table-row>
            <table:table-row>
              <table:table-cell office:value-type="float" office:value="9.741">
                <text:p>9.741</text:p>
              </table:table-cell>
              <table:table-cell office:value-type="float" office:value="0.660757141467272">
                <text:p>0.660757141467272</text:p>
              </table:table-cell>
            </table:table-row>
            <table:table-row>
              <table:table-cell office:value-type="float" office:value="9.832">
                <text:p>9.832</text:p>
              </table:table-cell>
              <table:table-cell office:value-type="float" office:value="1.17115327775659">
                <text:p>1.17115327775659</text:p>
              </table:table-cell>
            </table:table-row>
            <table:table-row>
              <table:table-cell office:value-type="float" office:value="9.922">
                <text:p>9.922</text:p>
              </table:table-cell>
              <table:table-cell office:value-type="float" office:value="0.286530975637888">
                <text:p>0.286530975637888</text:p>
              </table:table-cell>
            </table:table-row>
            <table:table-row>
              <table:table-cell office:value-type="float" office:value="10.013">
                <text:p>10.013</text:p>
              </table:table-cell>
              <table:table-cell office:value-type="float" office:value="1.33828248139173">
                <text:p>1.33828248139173</text:p>
              </table:table-cell>
            </table:table-row>
            <table:table-row>
              <table:table-cell office:value-type="float" office:value="10.106">
                <text:p>10.106</text:p>
              </table:table-cell>
              <table:table-cell office:value-type="float" office:value="0.0509901951359279">
                <text:p>0.0509901951359279</text:p>
              </table:table-cell>
            </table:table-row>
            <table:table-row>
              <table:table-cell office:value-type="float" office:value="10.206">
                <text:p>10.206</text:p>
              </table:table-cell>
              <table:table-cell office:value-type="float" office:value="0.463680924774785">
                <text:p>0.463680924774785</text:p>
              </table:table-cell>
            </table:table-row>
            <table:table-row>
              <table:table-cell office:value-type="float" office:value="10.285">
                <text:p>10.285</text:p>
              </table:table-cell>
              <table:table-cell office:value-type="float" office:value="0.561693866799345">
                <text:p>0.561693866799345</text:p>
              </table:table-cell>
            </table:table-row>
            <table:table-row>
              <table:table-cell office:value-type="float" office:value="10.381">
                <text:p>10.381</text:p>
              </table:table-cell>
              <table:table-cell office:value-type="float" office:value="1.06160256216722">
                <text:p>1.06160256216722</text:p>
              </table:table-cell>
            </table:table-row>
            <table:table-row>
              <table:table-cell office:value-type="float" office:value="10.465">
                <text:p>10.465</text:p>
              </table:table-cell>
              <table:table-cell office:value-type="float" office:value="0.313847096529504">
                <text:p>0.313847096529504</text:p>
              </table:table-cell>
            </table:table-row>
            <table:table-row>
              <table:table-cell office:value-type="float" office:value="10.556">
                <text:p>10.556</text:p>
              </table:table-cell>
              <table:table-cell office:value-type="float" office:value="0.0836660026534076">
                <text:p>0.0836660026534076</text:p>
              </table:table-cell>
            </table:table-row>
            <table:table-row>
              <table:table-cell office:value-type="float" office:value="10.649">
                <text:p>10.649</text:p>
              </table:table-cell>
              <table:table-cell office:value-type="float" office:value="0.724430811050993">
                <text:p>0.724430811050993</text:p>
              </table:table-cell>
            </table:table-row>
            <table:table-row>
              <table:table-cell office:value-type="float" office:value="10.737">
                <text:p>10.737</text:p>
              </table:table-cell>
              <table:table-cell office:value-type="float" office:value="0.145945195193264">
                <text:p>0.145945195193264</text:p>
              </table:table-cell>
            </table:table-row>
            <table:table-row>
              <table:table-cell office:value-type="float" office:value="10.828">
                <text:p>10.828</text:p>
              </table:table-cell>
              <table:table-cell office:value-type="float" office:value="0.612617335699864">
                <text:p>0.612617335699864</text:p>
              </table:table-cell>
            </table:table-row>
            <table:table-row>
              <table:table-cell office:value-type="float" office:value="10.918">
                <text:p>10.918</text:p>
              </table:table-cell>
              <table:table-cell office:value-type="float" office:value="0.478957200593122">
                <text:p>0.478957200593122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1.113">
                <text:p>11.113</text:p>
              </table:table-cell>
              <table:table-cell office:value-type="float" office:value="0.169115345252878">
                <text:p>0.169115345252878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0.361524549650504">
                <text:p>0.361524549650504</text:p>
              </table:table-cell>
            </table:table-row>
            <table:table-row>
              <table:table-cell office:value-type="float" office:value="11.287">
                <text:p>11.287</text:p>
              </table:table-cell>
              <table:table-cell office:value-type="float" office:value="0.232808934536456">
                <text:p>0.232808934536456</text:p>
              </table:table-cell>
            </table:table-row>
            <table:table-row>
              <table:table-cell office:value-type="float" office:value="11.371">
                <text:p>11.371</text:p>
              </table:table-cell>
              <table:table-cell office:value-type="float" office:value="0.143527000944073">
                <text:p>0.143527000944073</text:p>
              </table:table-cell>
            </table:table-row>
            <table:table-row>
              <table:table-cell office:value-type="float" office:value="11.462">
                <text:p>11.462</text:p>
              </table:table-cell>
              <table:table-cell office:value-type="float" office:value="0.445869936192159">
                <text:p>0.445869936192159</text:p>
              </table:table-cell>
            </table:table-row>
            <table:table-row>
              <table:table-cell office:value-type="float" office:value="11.553">
                <text:p>11.553</text:p>
              </table:table-cell>
              <table:table-cell office:value-type="float" office:value="0.704556598152342">
                <text:p>0.704556598152342</text:p>
              </table:table-cell>
            </table:table-row>
            <table:table-row>
              <table:table-cell office:value-type="float" office:value="11.643">
                <text:p>11.643</text:p>
              </table:table-cell>
              <table:table-cell office:value-type="float" office:value="0.152970585407784">
                <text:p>0.152970585407784</text:p>
              </table:table-cell>
            </table:table-row>
            <table:table-row>
              <table:table-cell office:value-type="float" office:value="11.733">
                <text:p>11.733</text:p>
              </table:table-cell>
              <table:table-cell office:value-type="float" office:value="0.331813200460741">
                <text:p>0.331813200460741</text:p>
              </table:table-cell>
            </table:table-row>
            <table:table-row>
              <table:table-cell office:value-type="float" office:value="11.824">
                <text:p>11.824</text:p>
              </table:table-cell>
              <table:table-cell office:value-type="float" office:value="0.33436506994601">
                <text:p>0.33436506994601</text:p>
              </table:table-cell>
            </table:table-row>
            <table:table-row>
              <table:table-cell office:value-type="float" office:value="11.92">
                <text:p>11.92</text:p>
              </table:table-cell>
              <table:table-cell office:value-type="float" office:value="0.561159513863928">
                <text:p>0.561159513863928</text:p>
              </table:table-cell>
            </table:table-row>
            <table:table-row>
              <table:table-cell office:value-type="float" office:value="12.018">
                <text:p>12.018</text:p>
              </table:table-cell>
              <table:table-cell office:value-type="float" office:value="0.200249843945008">
                <text:p>0.200249843945008</text:p>
              </table:table-cell>
            </table:table-row>
            <table:table-row>
              <table:table-cell office:value-type="float" office:value="12.096">
                <text:p>12.096</text:p>
              </table:table-cell>
              <table:table-cell office:value-type="float" office:value="0.224499443206436">
                <text:p>0.224499443206436</text:p>
              </table:table-cell>
            </table:table-row>
            <table:table-row>
              <table:table-cell office:value-type="float" office:value="12.194">
                <text:p>12.194</text:p>
              </table:table-cell>
              <table:table-cell office:value-type="float" office:value="0.194422220952236">
                <text:p>0.194422220952236</text:p>
              </table:table-cell>
            </table:table-row>
            <table:table-row>
              <table:table-cell office:value-type="float" office:value="12.277">
                <text:p>12.277</text:p>
              </table:table-cell>
              <table:table-cell office:value-type="float" office:value="0.741350119714026">
                <text:p>0.741350119714026</text:p>
              </table:table-cell>
            </table:table-row>
            <table:table-row>
              <table:table-cell office:value-type="float" office:value="12.367">
                <text:p>12.367</text:p>
              </table:table-cell>
              <table:table-cell office:value-type="float" office:value="0.187882942280559">
                <text:p>0.187882942280559</text:p>
              </table:table-cell>
            </table:table-row>
            <table:table-row>
              <table:table-cell office:value-type="float" office:value="12.458">
                <text:p>12.458</text:p>
              </table:table-cell>
              <table:table-cell office:value-type="float" office:value="0.524785670536077">
                <text:p>0.524785670536077</text:p>
              </table:table-cell>
            </table:table-row>
            <table:table-row>
              <table:table-cell office:value-type="float" office:value="12.548">
                <text:p>12.548</text:p>
              </table:table-cell>
              <table:table-cell office:value-type="float" office:value="0.465725240887801">
                <text:p>0.465725240887801</text:p>
              </table:table-cell>
            </table:table-row>
            <table:table-row>
              <table:table-cell office:value-type="float" office:value="12.639">
                <text:p>12.639</text:p>
              </table:table-cell>
              <table:table-cell office:value-type="float" office:value="0.225610283453569">
                <text:p>0.225610283453569</text:p>
              </table:table-cell>
            </table:table-row>
            <table:table-row>
              <table:table-cell office:value-type="float" office:value="12.729">
                <text:p>12.729</text:p>
              </table:table-cell>
              <table:table-cell office:value-type="float" office:value="0.377756535350482">
                <text:p>0.377756535350482</text:p>
              </table:table-cell>
            </table:table-row>
            <table:table-row>
              <table:table-cell office:value-type="float" office:value="12.824">
                <text:p>12.824</text:p>
              </table:table-cell>
              <table:table-cell office:value-type="float" office:value="0.102469507659596">
                <text:p>0.102469507659596</text:p>
              </table:table-cell>
            </table:table-row>
            <table:table-row>
              <table:table-cell office:value-type="float" office:value="12.925">
                <text:p>12.925</text:p>
              </table:table-cell>
              <table:table-cell office:value-type="float" office:value="1.06292050502378">
                <text:p>1.06292050502378</text:p>
              </table:table-cell>
            </table:table-row>
            <table:table-row>
              <table:table-cell office:value-type="float" office:value="13.001">
                <text:p>13.001</text:p>
              </table:table-cell>
              <table:table-cell office:value-type="float" office:value="0.502493781056044">
                <text:p>0.502493781056044</text:p>
              </table:table-cell>
            </table:table-row>
            <table:table-row>
              <table:table-cell office:value-type="float" office:value="13.096">
                <text:p>13.09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3.183">
                <text:p>13.183</text:p>
              </table:table-cell>
              <table:table-cell office:value-type="float" office:value="0.598414572015087">
                <text:p>0.598414572015087</text:p>
              </table:table-cell>
            </table:table-row>
            <table:table-row>
              <table:table-cell office:value-type="float" office:value="13.273">
                <text:p>13.273</text:p>
              </table:table-cell>
              <table:table-cell office:value-type="float" office:value="0.500899191454728">
                <text:p>0.500899191454728</text:p>
              </table:table-cell>
            </table:table-row>
            <table:table-row>
              <table:table-cell office:value-type="float" office:value="13.364">
                <text:p>13.364</text:p>
              </table:table-cell>
              <table:table-cell office:value-type="float" office:value="0.853111950449646">
                <text:p>0.853111950449646</text:p>
              </table:table-cell>
            </table:table-row>
            <table:table-row>
              <table:table-cell office:value-type="float" office:value="13.454">
                <text:p>13.454</text:p>
              </table:table-cell>
              <table:table-cell office:value-type="float" office:value="1.01257098516598">
                <text:p>1.01257098516598</text:p>
              </table:table-cell>
            </table:table-row>
            <table:table-row>
              <table:table-cell office:value-type="float" office:value="13.545">
                <text:p>13.545</text:p>
              </table:table-cell>
              <table:table-cell office:value-type="float" office:value="0.700428440313498">
                <text:p>0.700428440313498</text:p>
              </table:table-cell>
            </table:table-row>
            <table:table-row>
              <table:table-cell office:value-type="float" office:value="13.635">
                <text:p>13.635</text:p>
              </table:table-cell>
              <table:table-cell office:value-type="float" office:value="1.51386921495881">
                <text:p>1.51386921495881</text:p>
              </table:table-cell>
            </table:table-row>
            <table:table-row>
              <table:table-cell office:value-type="float" office:value="13.727">
                <text:p>13.727</text:p>
              </table:table-cell>
              <table:table-cell office:value-type="float" office:value="0.922442410126508">
                <text:p>0.922442410126508</text:p>
              </table:table-cell>
            </table:table-row>
            <table:table-row>
              <table:table-cell office:value-type="float" office:value="13.827">
                <text:p>13.827</text:p>
              </table:table-cell>
              <table:table-cell office:value-type="float" office:value="0.316543835826888">
                <text:p>0.316543835826888</text:p>
              </table:table-cell>
            </table:table-row>
            <table:table-row>
              <table:table-cell office:value-type="float" office:value="13.907">
                <text:p>13.907</text:p>
              </table:table-cell>
              <table:table-cell office:value-type="float" office:value="0.99589156036187">
                <text:p>0.99589156036187</text:p>
              </table:table-cell>
            </table:table-row>
            <table:table-row>
              <table:table-cell office:value-type="float" office:value="14.005">
                <text:p>14.005</text:p>
              </table:table-cell>
              <table:table-cell office:value-type="float" office:value="0.342490875790874">
                <text:p>0.342490875790874</text:p>
              </table:table-cell>
            </table:table-row>
            <table:table-row>
              <table:table-cell office:value-type="float" office:value="14.088">
                <text:p>14.088</text:p>
              </table:table-cell>
              <table:table-cell office:value-type="float" office:value="0.406201920231798">
                <text:p>0.406201920231798</text:p>
              </table:table-cell>
            </table:table-row>
            <table:table-row>
              <table:table-cell office:value-type="float" office:value="14.179">
                <text:p>14.179</text:p>
              </table:table-cell>
              <table:table-cell office:value-type="float" office:value="0.431856457633784">
                <text:p>0.431856457633784</text:p>
              </table:table-cell>
            </table:table-row>
            <table:table-row>
              <table:table-cell office:value-type="float" office:value="14.271">
                <text:p>14.271</text:p>
              </table:table-cell>
              <table:table-cell office:value-type="float" office:value="0.421781934179263">
                <text:p>0.421781934179263</text:p>
              </table:table-cell>
            </table:table-row>
            <table:table-row>
              <table:table-cell office:value-type="float" office:value="14.36">
                <text:p>14.36</text:p>
              </table:table-cell>
              <table:table-cell office:value-type="float" office:value="0.422965719651132">
                <text:p>0.422965719651132</text:p>
              </table:table-cell>
            </table:table-row>
            <table:table-row>
              <table:table-cell office:value-type="float" office:value="14.45">
                <text:p>14.45</text:p>
              </table:table-cell>
              <table:table-cell office:value-type="float" office:value="0.327719392163479">
                <text:p>0.327719392163479</text:p>
              </table:table-cell>
            </table:table-row>
            <table:table-row>
              <table:table-cell office:value-type="float" office:value="14.541">
                <text:p>14.541</text:p>
              </table:table-cell>
              <table:table-cell office:value-type="float" office:value="1.26289350303183">
                <text:p>1.26289350303183</text:p>
              </table:table-cell>
            </table:table-row>
            <table:table-row>
              <table:table-cell office:value-type="float" office:value="14.634">
                <text:p>14.634</text:p>
              </table:table-cell>
              <table:table-cell office:value-type="float" office:value="0.313049516849971">
                <text:p>0.313049516849971</text:p>
              </table:table-cell>
            </table:table-row>
            <table:table-row>
              <table:table-cell office:value-type="float" office:value="14.737">
                <text:p>14.737</text:p>
              </table:table-cell>
              <table:table-cell office:value-type="float" office:value="0.673869423553258">
                <text:p>0.673869423553258</text:p>
              </table:table-cell>
            </table:table-row>
            <table:table-row>
              <table:table-cell office:value-type="float" office:value="14.813">
                <text:p>14.813</text:p>
              </table:table-cell>
              <table:table-cell office:value-type="float" office:value="0.876812408671319">
                <text:p>0.876812408671319</text:p>
              </table:table-cell>
            </table:table-row>
            <table:table-row>
              <table:table-cell office:value-type="float" office:value="14.91">
                <text:p>14.91</text:p>
              </table:table-cell>
              <table:table-cell office:value-type="float" office:value="0.147309198626562">
                <text:p>0.147309198626562</text:p>
              </table:table-cell>
            </table:table-row>
            <table:table-row>
              <table:table-cell office:value-type="float" office:value="14.994">
                <text:p>14.994</text:p>
              </table:table-cell>
              <table:table-cell office:value-type="float" office:value="0.431972221329104">
                <text:p>0.431972221329104</text:p>
              </table:table-cell>
            </table:table-row>
            <table:table-row>
              <table:table-cell office:value-type="float" office:value="15.084">
                <text:p>15.084</text:p>
              </table:table-cell>
              <table:table-cell office:value-type="float" office:value="0.134164078649987">
                <text:p>0.134164078649987</text:p>
              </table:table-cell>
            </table:table-row>
            <table:table-row>
              <table:table-cell office:value-type="float" office:value="15.175">
                <text:p>15.175</text:p>
              </table:table-cell>
              <table:table-cell office:value-type="float" office:value="0.766355009117837">
                <text:p>0.766355009117837</text:p>
              </table:table-cell>
            </table:table-row>
            <table:table-row>
              <table:table-cell office:value-type="float" office:value="15.266">
                <text:p>15.266</text:p>
              </table:table-cell>
              <table:table-cell office:value-type="float" office:value="0.147986485869487">
                <text:p>0.147986485869487</text:p>
              </table:table-cell>
            </table:table-row>
            <table:table-row>
              <table:table-cell office:value-type="float" office:value="15.356">
                <text:p>15.356</text:p>
              </table:table-cell>
              <table:table-cell office:value-type="float" office:value="0.366878726556883">
                <text:p>0.366878726556883</text:p>
              </table:table-cell>
            </table:table-row>
            <table:table-row>
              <table:table-cell office:value-type="float" office:value="15.447">
                <text:p>15.447</text:p>
              </table:table-cell>
              <table:table-cell office:value-type="float" office:value="0.534602656184946">
                <text:p>0.534602656184946</text:p>
              </table:table-cell>
            </table:table-row>
            <table:table-row>
              <table:table-cell office:value-type="float" office:value="15.543">
                <text:p>15.543</text:p>
              </table:table-cell>
              <table:table-cell office:value-type="float" office:value="1.02396288995256">
                <text:p>1.02396288995256</text:p>
              </table:table-cell>
            </table:table-row>
            <table:table-row>
              <table:table-cell office:value-type="float" office:value="15.641">
                <text:p>15.641</text:p>
              </table:table-cell>
              <table:table-cell office:value-type="float" office:value="1.23600161812192">
                <text:p>1.23600161812192</text:p>
              </table:table-cell>
            </table:table-row>
            <table:table-row>
              <table:table-cell office:value-type="float" office:value="15.718">
                <text:p>15.718</text:p>
              </table:table-cell>
              <table:table-cell office:value-type="float" office:value="0.419285105864733">
                <text:p>0.419285105864733</text:p>
              </table:table-cell>
            </table:table-row>
            <table:table-row>
              <table:table-cell office:value-type="float" office:value="15.814">
                <text:p>15.814</text:p>
              </table:table-cell>
              <table:table-cell office:value-type="float" office:value="0.200249843945008">
                <text:p>0.200249843945008</text:p>
              </table:table-cell>
            </table:table-row>
            <table:table-row>
              <table:table-cell office:value-type="float" office:value="15.899">
                <text:p>15.899</text:p>
              </table:table-cell>
              <table:table-cell office:value-type="float" office:value="0.250798724079689">
                <text:p>0.250798724079689</text:p>
              </table:table-cell>
            </table:table-row>
            <table:table-row>
              <table:table-cell office:value-type="float" office:value="15.99">
                <text:p>15.99</text:p>
              </table:table-cell>
              <table:table-cell office:value-type="float" office:value="0.336154726279432">
                <text:p>0.336154726279432</text:p>
              </table:table-cell>
            </table:table-row>
            <table:table-row>
              <table:table-cell office:value-type="float" office:value="16.083">
                <text:p>16.083</text:p>
              </table:table-cell>
              <table:table-cell office:value-type="float" office:value="0.307245829914744">
                <text:p>0.307245829914744</text:p>
              </table:table-cell>
            </table:table-row>
            <table:table-row>
              <table:table-cell office:value-type="float" office:value="16.171">
                <text:p>16.171</text:p>
              </table:table-cell>
              <table:table-cell office:value-type="float" office:value="0.195192212959431">
                <text:p>0.195192212959431</text:p>
              </table:table-cell>
            </table:table-row>
            <table:table-row>
              <table:table-cell office:value-type="float" office:value="16.262">
                <text:p>16.262</text:p>
              </table:table-cell>
              <table:table-cell office:value-type="float" office:value="0.295803989154981">
                <text:p>0.295803989154981</text:p>
              </table:table-cell>
            </table:table-row>
            <table:table-row>
              <table:table-cell office:value-type="float" office:value="16.352">
                <text:p>16.352</text:p>
              </table:table-cell>
              <table:table-cell office:value-type="float" office:value="0.26343879744639">
                <text:p>0.26343879744639</text:p>
              </table:table-cell>
            </table:table-row>
            <table:table-row>
              <table:table-cell office:value-type="float" office:value="16.445">
                <text:p>16.445</text:p>
              </table:table-cell>
              <table:table-cell office:value-type="float" office:value="0.140712472794703">
                <text:p>0.140712472794703</text:p>
              </table:table-cell>
            </table:table-row>
            <table:table-row>
              <table:table-cell office:value-type="float" office:value="16.547">
                <text:p>16.547</text:p>
              </table:table-cell>
              <table:table-cell office:value-type="float" office:value="0.253968501984006">
                <text:p>0.253968501984006</text:p>
              </table:table-cell>
            </table:table-row>
            <table:table-row>
              <table:table-cell office:value-type="float" office:value="16.624">
                <text:p>16.624</text:p>
              </table:table-cell>
              <table:table-cell office:value-type="float" office:value="0.107238052947636">
                <text:p>0.107238052947636</text:p>
              </table:table-cell>
            </table:table-row>
            <table:table-row>
              <table:table-cell office:value-type="float" office:value="16.719">
                <text:p>16.719</text:p>
              </table:table-cell>
              <table:table-cell office:value-type="float" office:value="0.118321595661992">
                <text:p>0.118321595661992</text:p>
              </table:table-cell>
            </table:table-row>
            <table:table-row>
              <table:table-cell office:value-type="float" office:value="16.805">
                <text:p>16.805</text:p>
              </table:table-cell>
              <table:table-cell office:value-type="float" office:value="0.10770329614269">
                <text:p>0.10770329614269</text:p>
              </table:table-cell>
            </table:table-row>
            <table:table-row>
              <table:table-cell office:value-type="float" office:value="16.896">
                <text:p>16.896</text:p>
              </table:table-cell>
              <table:table-cell office:value-type="float" office:value="0.133790881602597">
                <text:p>0.133790881602597</text:p>
              </table:table-cell>
            </table:table-row>
            <table:table-row>
              <table:table-cell office:value-type="float" office:value="16.986">
                <text:p>16.986</text:p>
              </table:table-cell>
              <table:table-cell office:value-type="float" office:value="0.0374165738677394">
                <text:p>0.0374165738677394</text:p>
              </table:table-cell>
            </table:table-row>
            <table:table-row>
              <table:table-cell office:value-type="float" office:value="17.077">
                <text:p>17.077</text:p>
              </table:table-cell>
              <table:table-cell office:value-type="float" office:value="0.0648074069840786">
                <text:p>0.0648074069840786</text:p>
              </table:table-cell>
            </table:table-row>
            <table:table-row>
              <table:table-cell office:value-type="float" office:value="17.167">
                <text:p>17.1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7.258">
                <text:p>17.258</text:p>
              </table:table-cell>
              <table:table-cell office:value-type="float" office:value="0.0469041575982343">
                <text:p>0.0469041575982343</text:p>
              </table:table-cell>
            </table:table-row>
            <table:table-row>
              <table:table-cell office:value-type="float" office:value="17.355">
                <text:p>17.355</text:p>
              </table:table-cell>
              <table:table-cell office:value-type="float" office:value="0.0883176086632785">
                <text:p>0.0883176086632785</text:p>
              </table:table-cell>
            </table:table-row>
            <table:table-row>
              <table:table-cell office:value-type="float" office:value="17.458">
                <text:p>17.458</text:p>
              </table:table-cell>
              <table:table-cell office:value-type="float" office:value="0.0489897948556636">
                <text:p>0.0489897948556636</text:p>
              </table:table-cell>
            </table:table-row>
            <table:table-row>
              <table:table-cell office:value-type="float" office:value="17.529">
                <text:p>17.529</text:p>
              </table:table-cell>
              <table:table-cell office:value-type="float" office:value="0.0489897948556636">
                <text:p>0.0489897948556636</text:p>
              </table:table-cell>
            </table:table-row>
            <table:table-row>
              <table:table-cell office:value-type="float" office:value="17.625">
                <text:p>17.625</text:p>
              </table:table-cell>
              <table:table-cell office:value-type="float" office:value="0.0860232526704263">
                <text:p>0.0860232526704263</text:p>
              </table:table-cell>
            </table:table-row>
            <table:table-row>
              <table:table-cell office:value-type="float" office:value="17.711">
                <text:p>17.711</text:p>
              </table:table-cell>
              <table:table-cell office:value-type="float" office:value="0.0748331477354788">
                <text:p>0.0748331477354788</text:p>
              </table:table-cell>
            </table:table-row>
            <table:table-row>
              <table:table-cell office:value-type="float" office:value="17.801">
                <text:p>17.8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7.892">
                <text:p>17.892</text:p>
              </table:table-cell>
              <table:table-cell office:value-type="float" office:value="0.033166247903554">
                <text:p>0.033166247903554</text:p>
              </table:table-cell>
            </table:table-row>
            <table:table-row>
              <table:table-cell office:value-type="float" office:value="17.982">
                <text:p>17.982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18.073">
                <text:p>18.073</text:p>
              </table:table-cell>
              <table:table-cell office:value-type="float" office:value="0.0435889894354067">
                <text:p>0.0435889894354067</text:p>
              </table:table-cell>
            </table:table-row>
            <table:table-row>
              <table:table-cell office:value-type="float" office:value="18.163">
                <text:p>18.163</text:p>
              </table:table-cell>
              <table:table-cell office:value-type="float" office:value="0.0519615242270663">
                <text:p>0.0519615242270663</text:p>
              </table:table-cell>
            </table:table-row>
            <table:table-row>
              <table:table-cell office:value-type="float" office:value="18.257">
                <text:p>18.257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8.36">
                <text:p>18.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8.435">
                <text:p>18.435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8.532">
                <text:p>18.532</text:p>
              </table:table-cell>
              <table:table-cell office:value-type="float" office:value="0.0360555127546399">
                <text:p>0.0360555127546399</text:p>
              </table:table-cell>
            </table:table-row>
            <table:table-row>
              <table:table-cell office:value-type="float" office:value="18.616">
                <text:p>18.616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18.707">
                <text:p>18.707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8.798">
                <text:p>18.798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8.888">
                <text:p>18.888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18.979">
                <text:p>18.9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9.069">
                <text:p>19.069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19.163">
                <text:p>19.163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19.266">
                <text:p>19.266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9.341">
                <text:p>19.341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9.436">
                <text:p>19.436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9.522">
                <text:p>19.522</text:p>
              </table:table-cell>
              <table:table-cell office:value-type="float" office:value="0.0282842712474619">
                <text:p>0.0282842712474619</text:p>
              </table:table-cell>
            </table:table-row>
            <table:table-row>
              <table:table-cell office:value-type="float" office:value="19.613">
                <text:p>19.613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9.703">
                <text:p>19.703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9.794">
                <text:p>19.794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19.884">
                <text:p>19.884</text:p>
              </table:table-cell>
              <table:table-cell office:value-type="float" office:value="0.014142135623731">
                <text:p>0.0141421356237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MUV4.A1:MUV4.A229 MUV4.E1:MUV4.E229" chart:data-source-has-labels="both" svg:x="0.32cm" svg:y="0.18cm" svg:width="12.905cm" svg:height="8.64cm">
          <chartooo:coordinate-region svg:x="1.047cm" svg:y="0.18cm" svg:width="12.178cm" svg:height="7.181cm"/>
          <chart:axis chart:dimension="x" chart:name="primary-x" chart:style-name="ch4" chartooo:axis-type="auto">
            <chartooo:date-scale/>
            <chart:categories table:cell-range-address="MUV4.A2:MUV4.A2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UV4.E2:MUV4.E229" chart:label-cell-address="MUV4.E1:MUV4.E1" chart:class="chart:line">
            <chart:data-point chart:repeated="2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</text:p>
                <draw:g>
                  <svg:desc>MUV4.E1:MUV4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V4.A2:MUV4.A229</svg:desc>
                </draw:g>
              </table:table-cell>
              <table:table-cell office:value-type="float" office:value="0.0616441400296898">
                <text:p>0.0616441400296898</text:p>
                <draw:g>
                  <svg:desc>MUV4.E2:MUV4.E229</svg:desc>
                </draw:g>
              </table:table-cell>
            </table:table-row>
            <table:table-row>
              <table:table-cell office:value-type="float" office:value="0.051">
                <text:p>0.051</text:p>
              </table:table-cell>
              <table:table-cell office:value-type="float" office:value="0.0787400787401181">
                <text:p>0.0787400787401181</text:p>
              </table:table-cell>
            </table:table-row>
            <table:table-row>
              <table:table-cell office:value-type="float" office:value="0.141">
                <text:p>0.141</text:p>
              </table:table-cell>
              <table:table-cell office:value-type="float" office:value="0.0519615242270663">
                <text:p>0.0519615242270663</text:p>
              </table:table-cell>
            </table:table-row>
            <table:table-row>
              <table:table-cell office:value-type="float" office:value="0.234">
                <text:p>0.234</text:p>
              </table:table-cell>
              <table:table-cell office:value-type="float" office:value="0.0458257569495584">
                <text:p>0.0458257569495584</text:p>
              </table:table-cell>
            </table:table-row>
            <table:table-row>
              <table:table-cell office:value-type="float" office:value="0.331">
                <text:p>0.331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0.413">
                <text:p>0.413</text:p>
              </table:table-cell>
              <table:table-cell office:value-type="float" office:value="0.0360555127546399">
                <text:p>0.0360555127546399</text:p>
              </table:table-cell>
            </table:table-row>
            <table:table-row>
              <table:table-cell office:value-type="float" office:value="0.504">
                <text:p>0.504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0.599">
                <text:p>0.599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0.685">
                <text:p>0.6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777">
                <text:p>0.777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0.877">
                <text:p>0.8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957">
                <text:p>0.957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.048">
                <text:p>1.04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143">
                <text:p>1.143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1.238">
                <text:p>1.2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.319">
                <text:p>1.319</text:p>
              </table:table-cell>
              <table:table-cell office:value-type="float" office:value="0.0412310562561766">
                <text:p>0.0412310562561766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.507">
                <text:p>1.507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84">
                <text:p>1.684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1.782">
                <text:p>1.782</text:p>
              </table:table-cell>
              <table:table-cell office:value-type="float" office:value="0.0360555127546399">
                <text:p>0.0360555127546399</text:p>
              </table:table-cell>
            </table:table-row>
            <table:table-row>
              <table:table-cell office:value-type="float" office:value="1.862">
                <text:p>1.862</text:p>
              </table:table-cell>
              <table:table-cell office:value-type="float" office:value="0.033166247903554">
                <text:p>0.033166247903554</text:p>
              </table:table-cell>
            </table:table-row>
            <table:table-row>
              <table:table-cell office:value-type="float" office:value="1.955">
                <text:p>1.955</text:p>
              </table:table-cell>
              <table:table-cell office:value-type="float" office:value="0.0608276253029822">
                <text:p>0.0608276253029822</text:p>
              </table:table-cell>
            </table:table-row>
            <table:table-row>
              <table:table-cell office:value-type="float" office:value="2.046">
                <text:p>2.0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.144">
                <text:p>2.1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.225">
                <text:p>2.225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.315">
                <text:p>2.315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2.412">
                <text:p>2.412</text:p>
              </table:table-cell>
              <table:table-cell office:value-type="float" office:value="0.0989949493661167">
                <text:p>0.0989949493661167</text:p>
              </table:table-cell>
            </table:table-row>
            <table:table-row>
              <table:table-cell office:value-type="float" office:value="2.496">
                <text:p>2.496</text:p>
              </table:table-cell>
              <table:table-cell office:value-type="float" office:value="0.140356688476182">
                <text:p>0.140356688476182</text:p>
              </table:table-cell>
            </table:table-row>
            <table:table-row>
              <table:table-cell office:value-type="float" office:value="2.588">
                <text:p>2.588</text:p>
              </table:table-cell>
              <table:table-cell office:value-type="float" office:value="0.242074368738204">
                <text:p>0.242074368738204</text:p>
              </table:table-cell>
            </table:table-row>
            <table:table-row>
              <table:table-cell office:value-type="float" office:value="2.688">
                <text:p>2.688</text:p>
              </table:table-cell>
              <table:table-cell office:value-type="float" office:value="0.189736659610103">
                <text:p>0.189736659610103</text:p>
              </table:table-cell>
            </table:table-row>
            <table:table-row>
              <table:table-cell office:value-type="float" office:value="2.768">
                <text:p>2.768</text:p>
              </table:table-cell>
              <table:table-cell office:value-type="float" office:value="0.139642400437689">
                <text:p>0.139642400437689</text:p>
              </table:table-cell>
            </table:table-row>
            <table:table-row>
              <table:table-cell office:value-type="float" office:value="2.859">
                <text:p>2.859</text:p>
              </table:table-cell>
              <table:table-cell office:value-type="float" office:value="0.115758369027902">
                <text:p>0.115758369027902</text:p>
              </table:table-cell>
            </table:table-row>
            <table:table-row>
              <table:table-cell office:value-type="float" office:value="2.951">
                <text:p>2.951</text:p>
              </table:table-cell>
              <table:table-cell office:value-type="float" office:value="0.244335834457412">
                <text:p>0.244335834457412</text:p>
              </table:table-cell>
            </table:table-row>
            <table:table-row>
              <table:table-cell office:value-type="float" office:value="3.049">
                <text:p>3.049</text:p>
              </table:table-cell>
              <table:table-cell office:value-type="float" office:value="0.274408454680245">
                <text:p>0.274408454680245</text:p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0.429651021178817">
                <text:p>0.429651021178817</text:p>
              </table:table-cell>
            </table:table-row>
            <table:table-row>
              <table:table-cell office:value-type="float" office:value="3.221">
                <text:p>3.221</text:p>
              </table:table-cell>
              <table:table-cell office:value-type="float" office:value="0.371618083521241">
                <text:p>0.371618083521241</text:p>
              </table:table-cell>
            </table:table-row>
            <table:table-row>
              <table:table-cell office:value-type="float" office:value="3.315">
                <text:p>3.315</text:p>
              </table:table-cell>
              <table:table-cell office:value-type="float" office:value="0.33734255586866">
                <text:p>0.33734255586866</text:p>
              </table:table-cell>
            </table:table-row>
            <table:table-row>
              <table:table-cell office:value-type="float" office:value="3.402">
                <text:p>3.402</text:p>
              </table:table-cell>
              <table:table-cell office:value-type="float" office:value="0.179164728671689">
                <text:p>0.179164728671689</text:p>
              </table:table-cell>
            </table:table-row>
            <table:table-row>
              <table:table-cell office:value-type="float" office:value="3.493">
                <text:p>3.493</text:p>
              </table:table-cell>
              <table:table-cell office:value-type="float" office:value="0.370270171631472">
                <text:p>0.370270171631472</text:p>
              </table:table-cell>
            </table:table-row>
            <table:table-row>
              <table:table-cell office:value-type="float" office:value="3.598">
                <text:p>3.598</text:p>
              </table:table-cell>
              <table:table-cell office:value-type="float" office:value="0.283901391331568">
                <text:p>0.283901391331568</text:p>
              </table:table-cell>
            </table:table-row>
            <table:table-row>
              <table:table-cell office:value-type="float" office:value="3.674">
                <text:p>3.674</text:p>
              </table:table-cell>
              <table:table-cell office:value-type="float" office:value="0.112249721603218">
                <text:p>0.112249721603218</text:p>
              </table:table-cell>
            </table:table-row>
            <table:table-row>
              <table:table-cell office:value-type="float" office:value="3.765">
                <text:p>3.765</text:p>
              </table:table-cell>
              <table:table-cell office:value-type="float" office:value="0.187882942280559">
                <text:p>0.187882942280559</text:p>
              </table:table-cell>
            </table:table-row>
            <table:table-row>
              <table:table-cell office:value-type="float" office:value="3.857">
                <text:p>3.857</text:p>
              </table:table-cell>
              <table:table-cell office:value-type="float" office:value="0.454422710700071">
                <text:p>0.454422710700071</text:p>
              </table:table-cell>
            </table:table-row>
            <table:table-row>
              <table:table-cell office:value-type="float" office:value="3.954">
                <text:p>3.954</text:p>
              </table:table-cell>
              <table:table-cell office:value-type="float" office:value="0.352845575287547">
                <text:p>0.352845575287547</text:p>
              </table:table-cell>
            </table:table-row>
            <table:table-row>
              <table:table-cell office:value-type="float" office:value="4.036">
                <text:p>4.036</text:p>
              </table:table-cell>
              <table:table-cell office:value-type="float" office:value="0.327719392163479">
                <text:p>0.327719392163479</text:p>
              </table:table-cell>
            </table:table-row>
            <table:table-row>
              <table:table-cell office:value-type="float" office:value="4.126">
                <text:p>4.126</text:p>
              </table:table-cell>
              <table:table-cell office:value-type="float" office:value="0.417731971484108">
                <text:p>0.417731971484108</text:p>
              </table:table-cell>
            </table:table-row>
            <table:table-row>
              <table:table-cell office:value-type="float" office:value="4.222">
                <text:p>4.222</text:p>
              </table:table-cell>
              <table:table-cell office:value-type="float" office:value="0.456179789118282">
                <text:p>0.456179789118282</text:p>
              </table:table-cell>
            </table:table-row>
            <table:table-row>
              <table:table-cell office:value-type="float" office:value="4.307">
                <text:p>4.307</text:p>
              </table:table-cell>
              <table:table-cell office:value-type="float" office:value="0.0565685424949238">
                <text:p>0.0565685424949238</text:p>
              </table:table-cell>
            </table:table-row>
            <table:table-row>
              <table:table-cell office:value-type="float" office:value="4.401">
                <text:p>4.401</text:p>
              </table:table-cell>
              <table:table-cell office:value-type="float" office:value="0.238537208837531">
                <text:p>0.23853720883753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31508980207828">
                <text:p>0.431508980207828</text:p>
              </table:table-cell>
            </table:table-row>
            <table:table-row>
              <table:table-cell office:value-type="float" office:value="4.579">
                <text:p>4.579</text:p>
              </table:table-cell>
              <table:table-cell office:value-type="float" office:value="0.425910788780937">
                <text:p>0.425910788780937</text:p>
              </table:table-cell>
            </table:table-row>
            <table:table-row>
              <table:table-cell office:value-type="float" office:value="4.671">
                <text:p>4.671</text:p>
              </table:table-cell>
              <table:table-cell office:value-type="float" office:value="0.184661853126194">
                <text:p>0.184661853126194</text:p>
              </table:table-cell>
            </table:table-row>
            <table:table-row>
              <table:table-cell office:value-type="float" office:value="4.763">
                <text:p>4.763</text:p>
              </table:table-cell>
              <table:table-cell office:value-type="float" office:value="0.319061122670876">
                <text:p>0.319061122670876</text:p>
              </table:table-cell>
            </table:table-row>
            <table:table-row>
              <table:table-cell office:value-type="float" office:value="4.859">
                <text:p>4.859</text:p>
              </table:table-cell>
              <table:table-cell office:value-type="float" office:value="0.314642654451045">
                <text:p>0.314642654451045</text:p>
              </table:table-cell>
            </table:table-row>
            <table:table-row>
              <table:table-cell office:value-type="float" office:value="4.941">
                <text:p>4.941</text:p>
              </table:table-cell>
              <table:table-cell office:value-type="float" office:value="0.148996644257513">
                <text:p>0.148996644257513</text:p>
              </table:table-cell>
            </table:table-row>
            <table:table-row>
              <table:table-cell office:value-type="float" office:value="5.032">
                <text:p>5.032</text:p>
              </table:table-cell>
              <table:table-cell office:value-type="float" office:value="0.405339363990225">
                <text:p>0.405339363990225</text:p>
              </table:table-cell>
            </table:table-row>
            <table:table-row>
              <table:table-cell office:value-type="float" office:value="5.127">
                <text:p>5.127</text:p>
              </table:table-cell>
              <table:table-cell office:value-type="float" office:value="0.177482393492988">
                <text:p>0.177482393492988</text:p>
              </table:table-cell>
            </table:table-row>
            <table:table-row>
              <table:table-cell office:value-type="float" office:value="5.213">
                <text:p>5.213</text:p>
              </table:table-cell>
              <table:table-cell office:value-type="float" office:value="0.371618083521241">
                <text:p>0.371618083521241</text:p>
              </table:table-cell>
            </table:table-row>
            <table:table-row>
              <table:table-cell office:value-type="float" office:value="5.305">
                <text:p>5.305</text:p>
              </table:table-cell>
              <table:table-cell office:value-type="float" office:value="0.131529464379659">
                <text:p>0.131529464379659</text:p>
              </table:table-cell>
            </table:table-row>
            <table:table-row>
              <table:table-cell office:value-type="float" office:value="5.406">
                <text:p>5.406</text:p>
              </table:table-cell>
              <table:table-cell office:value-type="float" office:value="0.117473401244707">
                <text:p>0.117473401244707</text:p>
              </table:table-cell>
            </table:table-row>
            <table:table-row>
              <table:table-cell office:value-type="float" office:value="5.485">
                <text:p>5.485</text:p>
              </table:table-cell>
              <table:table-cell office:value-type="float" office:value="0.443734154646676">
                <text:p>0.443734154646676</text:p>
              </table:table-cell>
            </table:table-row>
            <table:table-row>
              <table:table-cell office:value-type="float" office:value="5.577">
                <text:p>5.577</text:p>
              </table:table-cell>
              <table:table-cell office:value-type="float" office:value="0.135646599662505">
                <text:p>0.135646599662505</text:p>
              </table:table-cell>
            </table:table-row>
            <table:table-row>
              <table:table-cell office:value-type="float" office:value="5.666">
                <text:p>5.666</text:p>
              </table:table-cell>
              <table:table-cell office:value-type="float" office:value="0.267020598456374">
                <text:p>0.267020598456374</text:p>
              </table:table-cell>
            </table:table-row>
            <table:table-row>
              <table:table-cell office:value-type="float" office:value="5.768">
                <text:p>5.768</text:p>
              </table:table-cell>
              <table:table-cell office:value-type="float" office:value="0.15556349186104">
                <text:p>0.15556349186104</text:p>
              </table:table-cell>
            </table:table-row>
            <table:table-row>
              <table:table-cell office:value-type="float" office:value="5.847">
                <text:p>5.847</text:p>
              </table:table-cell>
              <table:table-cell office:value-type="float" office:value="0.311769145362398">
                <text:p>0.311769145362398</text:p>
              </table:table-cell>
            </table:table-row>
            <table:table-row>
              <table:table-cell office:value-type="float" office:value="5.938">
                <text:p>5.938</text:p>
              </table:table-cell>
              <table:table-cell office:value-type="float" office:value="0.346121365997536">
                <text:p>0.346121365997536</text:p>
              </table:table-cell>
            </table:table-row>
            <table:table-row>
              <table:table-cell office:value-type="float" office:value="6.032">
                <text:p>6.032</text:p>
              </table:table-cell>
              <table:table-cell office:value-type="float" office:value="0.131909059582729">
                <text:p>0.131909059582729</text:p>
              </table:table-cell>
            </table:table-row>
            <table:table-row>
              <table:table-cell office:value-type="float" office:value="6.119">
                <text:p>6.119</text:p>
              </table:table-cell>
              <table:table-cell office:value-type="float" office:value="0.246779253585061">
                <text:p>0.246779253585061</text:p>
              </table:table-cell>
            </table:table-row>
            <table:table-row>
              <table:table-cell office:value-type="float" office:value="6.214">
                <text:p>6.214</text:p>
              </table:table-cell>
              <table:table-cell office:value-type="float" office:value="0.15556349186104">
                <text:p>0.15556349186104</text:p>
              </table:table-cell>
            </table:table-row>
            <table:table-row>
              <table:table-cell office:value-type="float" office:value="6.316">
                <text:p>6.316</text:p>
              </table:table-cell>
              <table:table-cell office:value-type="float" office:value="0.277488738510232">
                <text:p>0.277488738510232</text:p>
              </table:table-cell>
            </table:table-row>
            <table:table-row>
              <table:table-cell office:value-type="float" office:value="6.39">
                <text:p>6.39</text:p>
              </table:table-cell>
              <table:table-cell office:value-type="float" office:value="0.514198405287298">
                <text:p>0.514198405287298</text:p>
              </table:table-cell>
            </table:table-row>
            <table:table-row>
              <table:table-cell office:value-type="float" office:value="6.482">
                <text:p>6.482</text:p>
              </table:table-cell>
              <table:table-cell office:value-type="float" office:value="0.242074368738204">
                <text:p>0.242074368738204</text:p>
              </table:table-cell>
            </table:table-row>
            <table:table-row>
              <table:table-cell office:value-type="float" office:value="6.573">
                <text:p>6.573</text:p>
              </table:table-cell>
              <table:table-cell office:value-type="float" office:value="0.2343074902772">
                <text:p>0.2343074902772</text:p>
              </table:table-cell>
            </table:table-row>
            <table:table-row>
              <table:table-cell office:value-type="float" office:value="6.672">
                <text:p>6.672</text:p>
              </table:table-cell>
              <table:table-cell office:value-type="float" office:value="0.165227116418583">
                <text:p>0.165227116418583</text:p>
              </table:table-cell>
            </table:table-row>
            <table:table-row>
              <table:table-cell office:value-type="float" office:value="6.753">
                <text:p>6.753</text:p>
              </table:table-cell>
              <table:table-cell office:value-type="float" office:value="0.124096736459909">
                <text:p>0.124096736459909</text:p>
              </table:table-cell>
            </table:table-row>
            <table:table-row>
              <table:table-cell office:value-type="float" office:value="6.844">
                <text:p>6.844</text:p>
              </table:table-cell>
              <table:table-cell office:value-type="float" office:value="0.184932420089069">
                <text:p>0.184932420089069</text:p>
              </table:table-cell>
            </table:table-row>
            <table:table-row>
              <table:table-cell office:value-type="float" office:value="6.938">
                <text:p>6.938</text:p>
              </table:table-cell>
              <table:table-cell office:value-type="float" office:value="0.122065556157337">
                <text:p>0.122065556157337</text:p>
              </table:table-cell>
            </table:table-row>
            <table:table-row>
              <table:table-cell office:value-type="float" office:value="7.024">
                <text:p>7.024</text:p>
              </table:table-cell>
              <table:table-cell office:value-type="float" office:value="0.268514431641951">
                <text:p>0.268514431641951</text:p>
              </table:table-cell>
            </table:table-row>
            <table:table-row>
              <table:table-cell office:value-type="float" office:value="7.118">
                <text:p>7.118</text:p>
              </table:table-cell>
              <table:table-cell office:value-type="float" office:value="0.401746188532013">
                <text:p>0.401746188532013</text:p>
              </table:table-cell>
            </table:table-row>
            <table:table-row>
              <table:table-cell office:value-type="float" office:value="7.218">
                <text:p>7.218</text:p>
              </table:table-cell>
              <table:table-cell office:value-type="float" office:value="0.296816441593117">
                <text:p>0.296816441593117</text:p>
              </table:table-cell>
            </table:table-row>
            <table:table-row>
              <table:table-cell office:value-type="float" office:value="7.296">
                <text:p>7.296</text:p>
              </table:table-cell>
              <table:table-cell office:value-type="float" office:value="0.240831891575846">
                <text:p>0.240831891575846</text:p>
              </table:table-cell>
            </table:table-row>
            <table:table-row>
              <table:table-cell office:value-type="float" office:value="7.386">
                <text:p>7.386</text:p>
              </table:table-cell>
              <table:table-cell office:value-type="float" office:value="0.538237865631916">
                <text:p>0.538237865631916</text:p>
              </table:table-cell>
            </table:table-row>
            <table:table-row>
              <table:table-cell office:value-type="float" office:value="7.481">
                <text:p>7.48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7.577">
                <text:p>7.577</text:p>
              </table:table-cell>
              <table:table-cell office:value-type="float" office:value="0.57393379409127">
                <text:p>0.57393379409127</text:p>
              </table:table-cell>
            </table:table-row>
            <table:table-row>
              <table:table-cell office:value-type="float" office:value="7.658">
                <text:p>7.658</text:p>
              </table:table-cell>
              <table:table-cell office:value-type="float" office:value="0.195192212959431">
                <text:p>0.195192212959431</text:p>
              </table:table-cell>
            </table:table-row>
            <table:table-row>
              <table:table-cell office:value-type="float" office:value="7.749">
                <text:p>7.749</text:p>
              </table:table-cell>
              <table:table-cell office:value-type="float" office:value="0.174928556845359">
                <text:p>0.174928556845359</text:p>
              </table:table-cell>
            </table:table-row>
            <table:table-row>
              <table:table-cell office:value-type="float" office:value="7.844">
                <text:p>7.844</text:p>
              </table:table-cell>
              <table:table-cell office:value-type="float" office:value="0.131909059582729">
                <text:p>0.131909059582729</text:p>
              </table:table-cell>
            </table:table-row>
            <table:table-row>
              <table:table-cell office:value-type="float" office:value="7.93">
                <text:p>7.93</text:p>
              </table:table-cell>
              <table:table-cell office:value-type="float" office:value="0.120830459735946">
                <text:p>0.120830459735946</text:p>
              </table:table-cell>
            </table:table-row>
            <table:table-row>
              <table:table-cell office:value-type="float" office:value="8.023">
                <text:p>8.023</text:p>
              </table:table-cell>
              <table:table-cell office:value-type="float" office:value="0.204205778566621">
                <text:p>0.204205778566621</text:p>
              </table:table-cell>
            </table:table-row>
            <table:table-row>
              <table:table-cell office:value-type="float" office:value="8.127">
                <text:p>8.127</text:p>
              </table:table-cell>
              <table:table-cell office:value-type="float" office:value="0.102469507659596">
                <text:p>0.102469507659596</text:p>
              </table:table-cell>
            </table:table-row>
            <table:table-row>
              <table:table-cell office:value-type="float" office:value="8.202">
                <text:p>8.202</text:p>
              </table:table-cell>
              <table:table-cell office:value-type="float" office:value="0.208326666559997">
                <text:p>0.208326666559997</text:p>
              </table:table-cell>
            </table:table-row>
            <table:table-row>
              <table:table-cell office:value-type="float" office:value="8.293">
                <text:p>8.293</text:p>
              </table:table-cell>
              <table:table-cell office:value-type="float" office:value="0.240416305603426">
                <text:p>0.240416305603426</text:p>
              </table:table-cell>
            </table:table-row>
            <table:table-row>
              <table:table-cell office:value-type="float" office:value="8.383">
                <text:p>8.383</text:p>
              </table:table-cell>
              <table:table-cell office:value-type="float" office:value="0.267768556779918">
                <text:p>0.267768556779918</text:p>
              </table:table-cell>
            </table:table-row>
            <table:table-row>
              <table:table-cell office:value-type="float" office:value="8.483">
                <text:p>8.483</text:p>
              </table:table-cell>
              <table:table-cell office:value-type="float" office:value="0.173493515728975">
                <text:p>0.173493515728975</text:p>
              </table:table-cell>
            </table:table-row>
            <table:table-row>
              <table:table-cell office:value-type="float" office:value="8.564">
                <text:p>8.564</text:p>
              </table:table-cell>
              <table:table-cell office:value-type="float" office:value="0.236220236220354">
                <text:p>0.236220236220354</text:p>
              </table:table-cell>
            </table:table-row>
            <table:table-row>
              <table:table-cell office:value-type="float" office:value="8.655">
                <text:p>8.655</text:p>
              </table:table-cell>
              <table:table-cell office:value-type="float" office:value="0.16431676725155">
                <text:p>0.16431676725155</text:p>
              </table:table-cell>
            </table:table-row>
            <table:table-row>
              <table:table-cell office:value-type="float" office:value="8.749">
                <text:p>8.749</text:p>
              </table:table-cell>
              <table:table-cell office:value-type="float" office:value="0.220454076850486">
                <text:p>0.220454076850486</text:p>
              </table:table-cell>
            </table:table-row>
            <table:table-row>
              <table:table-cell office:value-type="float" office:value="8.835">
                <text:p>8.835</text:p>
              </table:table-cell>
              <table:table-cell office:value-type="float" office:value="0.553624421426656">
                <text:p>0.553624421426656</text:p>
              </table:table-cell>
            </table:table-row>
            <table:table-row>
              <table:table-cell office:value-type="float" office:value="8.929">
                <text:p>8.929</text:p>
              </table:table-cell>
              <table:table-cell office:value-type="float" office:value="0.730547739713155">
                <text:p>0.730547739713155</text:p>
              </table:table-cell>
            </table:table-row>
            <table:table-row>
              <table:table-cell office:value-type="float" office:value="9.035">
                <text:p>9.035</text:p>
              </table:table-cell>
              <table:table-cell office:value-type="float" office:value="0.470956473572665">
                <text:p>0.470956473572665</text:p>
              </table:table-cell>
            </table:table-row>
            <table:table-row>
              <table:table-cell office:value-type="float" office:value="9.107">
                <text:p>9.107</text:p>
              </table:table-cell>
              <table:table-cell office:value-type="float" office:value="0.181934053986603">
                <text:p>0.181934053986603</text:p>
              </table:table-cell>
            </table:table-row>
            <table:table-row>
              <table:table-cell office:value-type="float" office:value="9.199">
                <text:p>9.199</text:p>
              </table:table-cell>
              <table:table-cell office:value-type="float" office:value="0.384187454245971">
                <text:p>0.384187454245971</text:p>
              </table:table-cell>
            </table:table-row>
            <table:table-row>
              <table:table-cell office:value-type="float" office:value="9.291">
                <text:p>9.291</text:p>
              </table:table-cell>
              <table:table-cell office:value-type="float" office:value="0.346842903920492">
                <text:p>0.346842903920492</text:p>
              </table:table-cell>
            </table:table-row>
            <table:table-row>
              <table:table-cell office:value-type="float" office:value="9.387">
                <text:p>9.387</text:p>
              </table:table-cell>
              <table:table-cell office:value-type="float" office:value="0.190525588832577">
                <text:p>0.190525588832577</text:p>
              </table:table-cell>
            </table:table-row>
            <table:table-row>
              <table:table-cell office:value-type="float" office:value="9.47">
                <text:p>9.47</text:p>
              </table:table-cell>
              <table:table-cell office:value-type="float" office:value="0.100498756211209">
                <text:p>0.100498756211209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0.179722007556114">
                <text:p>0.179722007556114</text:p>
              </table:table-cell>
            </table:table-row>
            <table:table-row>
              <table:table-cell office:value-type="float" office:value="9.652">
                <text:p>9.652</text:p>
              </table:table-cell>
              <table:table-cell office:value-type="float" office:value="0.268700576850888">
                <text:p>0.268700576850888</text:p>
              </table:table-cell>
            </table:table-row>
            <table:table-row>
              <table:table-cell office:value-type="float" office:value="9.741">
                <text:p>9.741</text:p>
              </table:table-cell>
              <table:table-cell office:value-type="float" office:value="0.341906419945575">
                <text:p>0.341906419945575</text:p>
              </table:table-cell>
            </table:table-row>
            <table:table-row>
              <table:table-cell office:value-type="float" office:value="9.836">
                <text:p>9.836</text:p>
              </table:table-cell>
              <table:table-cell office:value-type="float" office:value="0.529716905525961">
                <text:p>0.529716905525961</text:p>
              </table:table-cell>
            </table:table-row>
            <table:table-row>
              <table:table-cell office:value-type="float" office:value="9.94">
                <text:p>9.94</text:p>
              </table:table-cell>
              <table:table-cell office:value-type="float" office:value="0.143527000944073">
                <text:p>0.143527000944073</text:p>
              </table:table-cell>
            </table:table-row>
            <table:table-row>
              <table:table-cell office:value-type="float" office:value="10.013">
                <text:p>10.013</text:p>
              </table:table-cell>
              <table:table-cell office:value-type="float" office:value="0.472757866142913">
                <text:p>0.472757866142913</text:p>
              </table:table-cell>
            </table:table-row>
            <table:table-row>
              <table:table-cell office:value-type="float" office:value="10.104">
                <text:p>10.104</text:p>
              </table:table-cell>
              <table:table-cell office:value-type="float" office:value="0.355668384875575">
                <text:p>0.355668384875575</text:p>
              </table:table-cell>
            </table:table-row>
            <table:table-row>
              <table:table-cell office:value-type="float" office:value="10.197">
                <text:p>10.197</text:p>
              </table:table-cell>
              <table:table-cell office:value-type="float" office:value="0.140356688476182">
                <text:p>0.140356688476182</text:p>
              </table:table-cell>
            </table:table-row>
            <table:table-row>
              <table:table-cell office:value-type="float" office:value="10.294">
                <text:p>10.294</text:p>
              </table:table-cell>
              <table:table-cell office:value-type="float" office:value="0.227376340018041">
                <text:p>0.227376340018041</text:p>
              </table:table-cell>
            </table:table-row>
            <table:table-row>
              <table:table-cell office:value-type="float" office:value="10.375">
                <text:p>10.375</text:p>
              </table:table-cell>
              <table:table-cell office:value-type="float" office:value="0.169115345252878">
                <text:p>0.169115345252878</text:p>
              </table:table-cell>
            </table:table-row>
            <table:table-row>
              <table:table-cell office:value-type="float" office:value="10.466">
                <text:p>10.466</text:p>
              </table:table-cell>
              <table:table-cell office:value-type="float" office:value="0.196468827043885">
                <text:p>0.196468827043885</text:p>
              </table:table-cell>
            </table:table-row>
            <table:table-row>
              <table:table-cell office:value-type="float" office:value="10.558">
                <text:p>10.558</text:p>
              </table:table-cell>
              <table:table-cell office:value-type="float" office:value="0.236220236220354">
                <text:p>0.236220236220354</text:p>
              </table:table-cell>
            </table:table-row>
            <table:table-row>
              <table:table-cell office:value-type="float" office:value="10.647">
                <text:p>10.647</text:p>
              </table:table-cell>
              <table:table-cell office:value-type="float" office:value="0.548725796732758">
                <text:p>0.548725796732758</text:p>
              </table:table-cell>
            </table:table-row>
            <table:table-row>
              <table:table-cell office:value-type="float" office:value="10.745">
                <text:p>10.745</text:p>
              </table:table-cell>
              <table:table-cell office:value-type="float" office:value="0.255734237050888">
                <text:p>0.255734237050888</text:p>
              </table:table-cell>
            </table:table-row>
            <table:table-row>
              <table:table-cell office:value-type="float" office:value="10.843">
                <text:p>10.843</text:p>
              </table:table-cell>
              <table:table-cell office:value-type="float" office:value="1.48219431924428">
                <text:p>1.48219431924428</text:p>
              </table:table-cell>
            </table:table-row>
            <table:table-row>
              <table:table-cell office:value-type="float" office:value="10.918">
                <text:p>10.918</text:p>
              </table:table-cell>
              <table:table-cell office:value-type="float" office:value="0.735934779718964">
                <text:p>0.735934779718964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0.886002257333468">
                <text:p>0.886002257333468</text:p>
              </table:table-cell>
            </table:table-row>
            <table:table-row>
              <table:table-cell office:value-type="float" office:value="11.102">
                <text:p>11.102</text:p>
              </table:table-cell>
              <table:table-cell office:value-type="float" office:value="0.568682688324517">
                <text:p>0.56868268832451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522398315464359">
                <text:p>0.522398315464359</text:p>
              </table:table-cell>
            </table:table-row>
            <table:table-row>
              <table:table-cell office:value-type="float" office:value="11.281">
                <text:p>11.281</text:p>
              </table:table-cell>
              <table:table-cell office:value-type="float" office:value="0.451774279923061">
                <text:p>0.451774279923061</text:p>
              </table:table-cell>
            </table:table-row>
            <table:table-row>
              <table:table-cell office:value-type="float" office:value="11.371">
                <text:p>11.371</text:p>
              </table:table-cell>
              <table:table-cell office:value-type="float" office:value="0.436577599058862">
                <text:p>0.436577599058862</text:p>
              </table:table-cell>
            </table:table-row>
            <table:table-row>
              <table:table-cell office:value-type="float" office:value="11.464">
                <text:p>11.464</text:p>
              </table:table-cell>
              <table:table-cell office:value-type="float" office:value="0.712039324756716">
                <text:p>0.712039324756716</text:p>
              </table:table-cell>
            </table:table-row>
            <table:table-row>
              <table:table-cell office:value-type="float" office:value="11.552">
                <text:p>11.552</text:p>
              </table:table-cell>
              <table:table-cell office:value-type="float" office:value="0.886171540955813">
                <text:p>0.886171540955813</text:p>
              </table:table-cell>
            </table:table-row>
            <table:table-row>
              <table:table-cell office:value-type="float" office:value="11.647">
                <text:p>11.647</text:p>
              </table:table-cell>
              <table:table-cell office:value-type="float" office:value="0.397743636027027">
                <text:p>0.397743636027027</text:p>
              </table:table-cell>
            </table:table-row>
            <table:table-row>
              <table:table-cell office:value-type="float" office:value="11.752">
                <text:p>11.752</text:p>
              </table:table-cell>
              <table:table-cell office:value-type="float" office:value="0.880738326632831">
                <text:p>0.880738326632831</text:p>
              </table:table-cell>
            </table:table-row>
            <table:table-row>
              <table:table-cell office:value-type="float" office:value="11.824">
                <text:p>11.824</text:p>
              </table:table-cell>
              <table:table-cell office:value-type="float" office:value="0.298328677803526">
                <text:p>0.298328677803526</text:p>
              </table:table-cell>
            </table:table-row>
            <table:table-row>
              <table:table-cell office:value-type="float" office:value="11.915">
                <text:p>11.91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2.007">
                <text:p>12.007</text:p>
              </table:table-cell>
              <table:table-cell office:value-type="float" office:value="0.72780491891715">
                <text:p>0.72780491891715</text:p>
              </table:table-cell>
            </table:table-row>
            <table:table-row>
              <table:table-cell office:value-type="float" office:value="12.105">
                <text:p>12.105</text:p>
              </table:table-cell>
              <table:table-cell office:value-type="float" office:value="0.781408983823452">
                <text:p>0.781408983823452</text:p>
              </table:table-cell>
            </table:table-row>
            <table:table-row>
              <table:table-cell office:value-type="float" office:value="12.186">
                <text:p>12.186</text:p>
              </table:table-cell>
              <table:table-cell office:value-type="float" office:value="0.330302891298275">
                <text:p>0.330302891298275</text:p>
              </table:table-cell>
            </table:table-row>
            <table:table-row>
              <table:table-cell office:value-type="float" office:value="12.277">
                <text:p>12.277</text:p>
              </table:table-cell>
              <table:table-cell office:value-type="float" office:value="0.732188500319419">
                <text:p>0.732188500319419</text:p>
              </table:table-cell>
            </table:table-row>
            <table:table-row>
              <table:table-cell office:value-type="float" office:value="12.37">
                <text:p>12.37</text:p>
              </table:table-cell>
              <table:table-cell office:value-type="float" office:value="0.372021504754765">
                <text:p>0.372021504754765</text:p>
              </table:table-cell>
            </table:table-row>
            <table:table-row>
              <table:table-cell office:value-type="float" office:value="12.458">
                <text:p>12.458</text:p>
              </table:table-cell>
              <table:table-cell office:value-type="float" office:value="0.230217288664427">
                <text:p>0.230217288664427</text:p>
              </table:table-cell>
            </table:table-row>
            <table:table-row>
              <table:table-cell office:value-type="float" office:value="12.557">
                <text:p>12.557</text:p>
              </table:table-cell>
              <table:table-cell office:value-type="float" office:value="0.85848704125339">
                <text:p>0.85848704125339</text:p>
              </table:table-cell>
            </table:table-row>
            <table:table-row>
              <table:table-cell office:value-type="float" office:value="12.66">
                <text:p>12.66</text:p>
              </table:table-cell>
              <table:table-cell office:value-type="float" office:value="0.223830292855994">
                <text:p>0.223830292855994</text:p>
              </table:table-cell>
            </table:table-row>
            <table:table-row>
              <table:table-cell office:value-type="float" office:value="12.73">
                <text:p>12.73</text:p>
              </table:table-cell>
              <table:table-cell office:value-type="float" office:value="0.442040722106007">
                <text:p>0.442040722106007</text:p>
              </table:table-cell>
            </table:table-row>
            <table:table-row>
              <table:table-cell office:value-type="float" office:value="12.821">
                <text:p>12.821</text:p>
              </table:table-cell>
              <table:table-cell office:value-type="float" office:value="0.505371150739731">
                <text:p>0.505371150739731</text:p>
              </table:table-cell>
            </table:table-row>
            <table:table-row>
              <table:table-cell office:value-type="float" office:value="12.913">
                <text:p>12.913</text:p>
              </table:table-cell>
              <table:table-cell office:value-type="float" office:value="1.18105884696742">
                <text:p>1.18105884696742</text:p>
              </table:table-cell>
            </table:table-row>
            <table:table-row>
              <table:table-cell office:value-type="float" office:value="13.01">
                <text:p>13.01</text:p>
              </table:table-cell>
              <table:table-cell office:value-type="float" office:value="0.384187454245971">
                <text:p>0.384187454245971</text:p>
              </table:table-cell>
            </table:table-row>
            <table:table-row>
              <table:table-cell office:value-type="float" office:value="13.092">
                <text:p>13.092</text:p>
              </table:table-cell>
              <table:table-cell office:value-type="float" office:value="0.474341649025257">
                <text:p>0.474341649025257</text:p>
              </table:table-cell>
            </table:table-row>
            <table:table-row>
              <table:table-cell office:value-type="float" office:value="13.183">
                <text:p>13.183</text:p>
              </table:table-cell>
              <table:table-cell office:value-type="float" office:value="1.15529217083818">
                <text:p>1.15529217083818</text:p>
              </table:table-cell>
            </table:table-row>
            <table:table-row>
              <table:table-cell office:value-type="float" office:value="13.275">
                <text:p>13.275</text:p>
              </table:table-cell>
              <table:table-cell office:value-type="float" office:value="1.08120303366204">
                <text:p>1.08120303366204</text:p>
              </table:table-cell>
            </table:table-row>
            <table:table-row>
              <table:table-cell office:value-type="float" office:value="13.363">
                <text:p>13.363</text:p>
              </table:table-cell>
              <table:table-cell office:value-type="float" office:value="0.271661554144123">
                <text:p>0.271661554144123</text:p>
              </table:table-cell>
            </table:table-row>
            <table:table-row>
              <table:table-cell office:value-type="float" office:value="13.461">
                <text:p>13.461</text:p>
              </table:table-cell>
              <table:table-cell office:value-type="float" office:value="0.122065556157337">
                <text:p>0.122065556157337</text:p>
              </table:table-cell>
            </table:table-row>
            <table:table-row>
              <table:table-cell office:value-type="float" office:value="13.561">
                <text:p>13.561</text:p>
              </table:table-cell>
              <table:table-cell office:value-type="float" office:value="0.203469899493758">
                <text:p>0.203469899493758</text:p>
              </table:table-cell>
            </table:table-row>
            <table:table-row>
              <table:table-cell office:value-type="float" office:value="13.635">
                <text:p>13.635</text:p>
              </table:table-cell>
              <table:table-cell office:value-type="float" office:value="0.380131556174964">
                <text:p>0.380131556174964</text:p>
              </table:table-cell>
            </table:table-row>
            <table:table-row>
              <table:table-cell office:value-type="float" office:value="13.727">
                <text:p>13.727</text:p>
              </table:table-cell>
              <table:table-cell office:value-type="float" office:value="0.19131126469709">
                <text:p>0.19131126469709</text:p>
              </table:table-cell>
            </table:table-row>
            <table:table-row>
              <table:table-cell office:value-type="float" office:value="13.818">
                <text:p>13.818</text:p>
              </table:table-cell>
              <table:table-cell office:value-type="float" office:value="0.187882942280559">
                <text:p>0.187882942280559</text:p>
              </table:table-cell>
            </table:table-row>
            <table:table-row>
              <table:table-cell office:value-type="float" office:value="13.914">
                <text:p>13.914</text:p>
              </table:table-cell>
              <table:table-cell office:value-type="float" office:value="0.379868398264452">
                <text:p>0.379868398264452</text:p>
              </table:table-cell>
            </table:table-row>
            <table:table-row>
              <table:table-cell office:value-type="float" office:value="13.998">
                <text:p>13.998</text:p>
              </table:table-cell>
              <table:table-cell office:value-type="float" office:value="1.03193992073182">
                <text:p>1.03193992073182</text:p>
              </table:table-cell>
            </table:table-row>
            <table:table-row>
              <table:table-cell office:value-type="float" office:value="14.088">
                <text:p>14.088</text:p>
              </table:table-cell>
              <table:table-cell office:value-type="float" office:value="1.16498927033686">
                <text:p>1.16498927033686</text:p>
              </table:table-cell>
            </table:table-row>
            <table:table-row>
              <table:table-cell office:value-type="float" office:value="14.18">
                <text:p>14.18</text:p>
              </table:table-cell>
              <table:table-cell office:value-type="float" office:value="0.624019230472908">
                <text:p>0.624019230472908</text:p>
              </table:table-cell>
            </table:table-row>
            <table:table-row>
              <table:table-cell office:value-type="float" office:value="14.269">
                <text:p>14.269</text:p>
              </table:table-cell>
              <table:table-cell office:value-type="float" office:value="1.08355895086516">
                <text:p>1.08355895086516</text:p>
              </table:table-cell>
            </table:table-row>
            <table:table-row>
              <table:table-cell office:value-type="float" office:value="14.366">
                <text:p>14.366</text:p>
              </table:table-cell>
              <table:table-cell office:value-type="float" office:value="0.218403296678416">
                <text:p>0.218403296678416</text:p>
              </table:table-cell>
            </table:table-row>
            <table:table-row>
              <table:table-cell office:value-type="float" office:value="14.471">
                <text:p>14.471</text:p>
              </table:table-cell>
              <table:table-cell office:value-type="float" office:value="0.501198563445667">
                <text:p>0.501198563445667</text:p>
              </table:table-cell>
            </table:table-row>
            <table:table-row>
              <table:table-cell office:value-type="float" office:value="14.541">
                <text:p>14.541</text:p>
              </table:table-cell>
              <table:table-cell office:value-type="float" office:value="0.57913728942281">
                <text:p>0.57913728942281</text:p>
              </table:table-cell>
            </table:table-row>
            <table:table-row>
              <table:table-cell office:value-type="float" office:value="14.631">
                <text:p>14.631</text:p>
              </table:table-cell>
              <table:table-cell office:value-type="float" office:value="0.703704483430367">
                <text:p>0.703704483430367</text:p>
              </table:table-cell>
            </table:table-row>
            <table:table-row>
              <table:table-cell office:value-type="float" office:value="14.723">
                <text:p>14.72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4.822">
                <text:p>14.822</text:p>
              </table:table-cell>
              <table:table-cell office:value-type="float" office:value="0.366196668472011">
                <text:p>0.366196668472011</text:p>
              </table:table-cell>
            </table:table-row>
            <table:table-row>
              <table:table-cell office:value-type="float" office:value="14.903">
                <text:p>14.903</text:p>
              </table:table-cell>
              <table:table-cell office:value-type="float" office:value="0.719791636517124">
                <text:p>0.719791636517124</text:p>
              </table:table-cell>
            </table:table-row>
            <table:table-row>
              <table:table-cell office:value-type="float" office:value="14.994">
                <text:p>14.994</text:p>
              </table:table-cell>
              <table:table-cell office:value-type="float" office:value="0.346842903920492">
                <text:p>0.346842903920492</text:p>
              </table:table-cell>
            </table:table-row>
            <table:table-row>
              <table:table-cell office:value-type="float" office:value="15.086">
                <text:p>15.086</text:p>
              </table:table-cell>
              <table:table-cell office:value-type="float" office:value="0.347706773014274">
                <text:p>0.347706773014274</text:p>
              </table:table-cell>
            </table:table-row>
            <table:table-row>
              <table:table-cell office:value-type="float" office:value="15.175">
                <text:p>15.175</text:p>
              </table:table-cell>
              <table:table-cell office:value-type="float" office:value="0.502991053598372">
                <text:p>0.502991053598372</text:p>
              </table:table-cell>
            </table:table-row>
            <table:table-row>
              <table:table-cell office:value-type="float" office:value="15.274">
                <text:p>15.274</text:p>
              </table:table-cell>
              <table:table-cell office:value-type="float" office:value="0.986762382744701">
                <text:p>0.986762382744701</text:p>
              </table:table-cell>
            </table:table-row>
            <table:table-row>
              <table:table-cell office:value-type="float" office:value="15.372">
                <text:p>15.372</text:p>
              </table:table-cell>
              <table:table-cell office:value-type="float" office:value="0.986610358753647">
                <text:p>0.986610358753647</text:p>
              </table:table-cell>
            </table:table-row>
            <table:table-row>
              <table:table-cell office:value-type="float" office:value="15.447">
                <text:p>15.447</text:p>
              </table:table-cell>
              <table:table-cell office:value-type="float" office:value="0.449221548904324">
                <text:p>0.449221548904324</text:p>
              </table:table-cell>
            </table:table-row>
            <table:table-row>
              <table:table-cell office:value-type="float" office:value="15.537">
                <text:p>15.537</text:p>
              </table:table-cell>
              <table:table-cell office:value-type="float" office:value="0.847289796940811">
                <text:p>0.847289796940811</text:p>
              </table:table-cell>
            </table:table-row>
            <table:table-row>
              <table:table-cell office:value-type="float" office:value="15.628">
                <text:p>15.628</text:p>
              </table:table-cell>
              <table:table-cell office:value-type="float" office:value="0.807836617144828">
                <text:p>0.807836617144828</text:p>
              </table:table-cell>
            </table:table-row>
            <table:table-row>
              <table:table-cell office:value-type="float" office:value="15.728">
                <text:p>15.728</text:p>
              </table:table-cell>
              <table:table-cell office:value-type="float" office:value="0.654675492133316">
                <text:p>0.654675492133316</text:p>
              </table:table-cell>
            </table:table-row>
            <table:table-row>
              <table:table-cell office:value-type="float" office:value="15.809">
                <text:p>15.809</text:p>
              </table:table-cell>
              <table:table-cell office:value-type="float" office:value="0.478957200593122">
                <text:p>0.478957200593122</text:p>
              </table:table-cell>
            </table:table-row>
            <table:table-row>
              <table:table-cell office:value-type="float" office:value="15.899">
                <text:p>15.899</text:p>
              </table:table-cell>
              <table:table-cell office:value-type="float" office:value="0.302324329156619">
                <text:p>0.302324329156619</text:p>
              </table:table-cell>
            </table:table-row>
            <table:table-row>
              <table:table-cell office:value-type="float" office:value="15.992">
                <text:p>15.992</text:p>
              </table:table-cell>
              <table:table-cell office:value-type="float" office:value="0.248394846967484">
                <text:p>0.248394846967484</text:p>
              </table:table-cell>
            </table:table-row>
            <table:table-row>
              <table:table-cell office:value-type="float" office:value="16.08">
                <text:p>16.08</text:p>
              </table:table-cell>
              <table:table-cell office:value-type="float" office:value="1.31278330275792">
                <text:p>1.31278330275792</text:p>
              </table:table-cell>
            </table:table-row>
            <table:table-row>
              <table:table-cell office:value-type="float" office:value="16.178">
                <text:p>16.178</text:p>
              </table:table-cell>
              <table:table-cell office:value-type="float" office:value="0.125299640861417">
                <text:p>0.125299640861417</text:p>
              </table:table-cell>
            </table:table-row>
            <table:table-row>
              <table:table-cell office:value-type="float" office:value="16.279">
                <text:p>16.279</text:p>
              </table:table-cell>
              <table:table-cell office:value-type="float" office:value="0.420951303596984">
                <text:p>0.420951303596984</text:p>
              </table:table-cell>
            </table:table-row>
            <table:table-row>
              <table:table-cell office:value-type="float" office:value="16.352">
                <text:p>16.352</text:p>
              </table:table-cell>
              <table:table-cell office:value-type="float" office:value="0.543507129668048">
                <text:p>0.543507129668048</text:p>
              </table:table-cell>
            </table:table-row>
            <table:table-row>
              <table:table-cell office:value-type="float" office:value="16.443">
                <text:p>16.443</text:p>
              </table:table-cell>
              <table:table-cell office:value-type="float" office:value="0.455192267069642">
                <text:p>0.455192267069642</text:p>
              </table:table-cell>
            </table:table-row>
            <table:table-row>
              <table:table-cell office:value-type="float" office:value="16.533">
                <text:p>16.533</text:p>
              </table:table-cell>
              <table:table-cell office:value-type="float" office:value="0.697065276713738">
                <text:p>0.697065276713738</text:p>
              </table:table-cell>
            </table:table-row>
            <table:table-row>
              <table:table-cell office:value-type="float" office:value="16.631">
                <text:p>16.631</text:p>
              </table:table-cell>
              <table:table-cell office:value-type="float" office:value="0.141774468787578">
                <text:p>0.141774468787578</text:p>
              </table:table-cell>
            </table:table-row>
            <table:table-row>
              <table:table-cell office:value-type="float" office:value="16.714">
                <text:p>16.714</text:p>
              </table:table-cell>
              <table:table-cell office:value-type="float" office:value="0.54230987451825">
                <text:p>0.54230987451825</text:p>
              </table:table-cell>
            </table:table-row>
            <table:table-row>
              <table:table-cell office:value-type="float" office:value="16.805">
                <text:p>16.805</text:p>
              </table:table-cell>
              <table:table-cell office:value-type="float" office:value="0.604896685393465">
                <text:p>0.604896685393465</text:p>
              </table:table-cell>
            </table:table-row>
            <table:table-row>
              <table:table-cell office:value-type="float" office:value="16.897">
                <text:p>16.897</text:p>
              </table:table-cell>
              <table:table-cell office:value-type="float" office:value="0.700071424927486">
                <text:p>0.700071424927486</text:p>
              </table:table-cell>
            </table:table-row>
            <table:table-row>
              <table:table-cell office:value-type="float" office:value="16.988">
                <text:p>16.988</text:p>
              </table:table-cell>
              <table:table-cell office:value-type="float" office:value="0.464004310324807">
                <text:p>0.464004310324807</text:p>
              </table:table-cell>
            </table:table-row>
            <table:table-row>
              <table:table-cell office:value-type="float" office:value="17.086">
                <text:p>17.086</text:p>
              </table:table-cell>
              <table:table-cell office:value-type="float" office:value="0.699928567783885">
                <text:p>0.699928567783885</text:p>
              </table:table-cell>
            </table:table-row>
            <table:table-row>
              <table:table-cell office:value-type="float" office:value="17.188">
                <text:p>17.188</text:p>
              </table:table-cell>
              <table:table-cell office:value-type="float" office:value="0.156843871413581">
                <text:p>0.156843871413581</text:p>
              </table:table-cell>
            </table:table-row>
            <table:table-row>
              <table:table-cell office:value-type="float" office:value="17.258">
                <text:p>17.258</text:p>
              </table:table-cell>
              <table:table-cell office:value-type="float" office:value="0.280535202782111">
                <text:p>0.280535202782111</text:p>
              </table:table-cell>
            </table:table-row>
            <table:table-row>
              <table:table-cell office:value-type="float" office:value="17.35">
                <text:p>17.35</text:p>
              </table:table-cell>
              <table:table-cell office:value-type="float" office:value="0.346698716467194">
                <text:p>0.346698716467194</text:p>
              </table:table-cell>
            </table:table-row>
            <table:table-row>
              <table:table-cell office:value-type="float" office:value="17.439">
                <text:p>17.439</text:p>
              </table:table-cell>
              <table:table-cell office:value-type="float" office:value="0.217944947177034">
                <text:p>0.217944947177034</text:p>
              </table:table-cell>
            </table:table-row>
            <table:table-row>
              <table:table-cell office:value-type="float" office:value="17.537">
                <text:p>17.537</text:p>
              </table:table-cell>
              <table:table-cell office:value-type="float" office:value="0.304795013082563">
                <text:p>0.304795013082563</text:p>
              </table:table-cell>
            </table:table-row>
            <table:table-row>
              <table:table-cell office:value-type="float" office:value="17.62">
                <text:p>17.62</text:p>
              </table:table-cell>
              <table:table-cell office:value-type="float" office:value="0.362629287289375">
                <text:p>0.362629287289375</text:p>
              </table:table-cell>
            </table:table-row>
            <table:table-row>
              <table:table-cell office:value-type="float" office:value="17.71">
                <text:p>17.71</text:p>
              </table:table-cell>
              <table:table-cell office:value-type="float" office:value="0.118321595661992">
                <text:p>0.118321595661992</text:p>
              </table:table-cell>
            </table:table-row>
            <table:table-row>
              <table:table-cell office:value-type="float" office:value="17.803">
                <text:p>17.803</text:p>
              </table:table-cell>
              <table:table-cell office:value-type="float" office:value="0.161554944214035">
                <text:p>0.161554944214035</text:p>
              </table:table-cell>
            </table:table-row>
            <table:table-row>
              <table:table-cell office:value-type="float" office:value="17.892">
                <text:p>17.892</text:p>
              </table:table-cell>
              <table:table-cell office:value-type="float" office:value="0.181383571472171">
                <text:p>0.181383571472171</text:p>
              </table:table-cell>
            </table:table-row>
            <table:table-row>
              <table:table-cell office:value-type="float" office:value="17.994">
                <text:p>17.994</text:p>
              </table:table-cell>
              <table:table-cell office:value-type="float" office:value="0.151657508881031">
                <text:p>0.151657508881031</text:p>
              </table:table-cell>
            </table:table-row>
            <table:table-row>
              <table:table-cell office:value-type="float" office:value="18.097">
                <text:p>18.097</text:p>
              </table:table-cell>
              <table:table-cell office:value-type="float" office:value="0.058309518948453">
                <text:p>0.058309518948453</text:p>
              </table:table-cell>
            </table:table-row>
            <table:table-row>
              <table:table-cell office:value-type="float" office:value="18.163">
                <text:p>18.163</text:p>
              </table:table-cell>
              <table:table-cell office:value-type="float" office:value="0.0608276253029822">
                <text:p>0.0608276253029822</text:p>
              </table:table-cell>
            </table:table-row>
            <table:table-row>
              <table:table-cell office:value-type="float" office:value="18.255">
                <text:p>18.255</text:p>
              </table:table-cell>
              <table:table-cell office:value-type="float" office:value="0.0458257569495584">
                <text:p>0.0458257569495584</text:p>
              </table:table-cell>
            </table:table-row>
            <table:table-row>
              <table:table-cell office:value-type="float" office:value="18.345">
                <text:p>18.345</text:p>
              </table:table-cell>
              <table:table-cell office:value-type="float" office:value="0.0509901951359279">
                <text:p>0.0509901951359279</text:p>
              </table:table-cell>
            </table:table-row>
            <table:table-row>
              <table:table-cell office:value-type="float" office:value="18.441">
                <text:p>18.441</text:p>
              </table:table-cell>
              <table:table-cell office:value-type="float" office:value="0.0360555127546399">
                <text:p>0.0360555127546399</text:p>
              </table:table-cell>
            </table:table-row>
            <table:table-row>
              <table:table-cell office:value-type="float" office:value="18.526">
                <text:p>18.526</text:p>
              </table:table-cell>
              <table:table-cell office:value-type="float" office:value="0.0806225774829855">
                <text:p>0.0806225774829855</text:p>
              </table:table-cell>
            </table:table-row>
            <table:table-row>
              <table:table-cell office:value-type="float" office:value="18.616">
                <text:p>18.616</text:p>
              </table:table-cell>
              <table:table-cell office:value-type="float" office:value="0.033166247903554">
                <text:p>0.033166247903554</text:p>
              </table:table-cell>
            </table:table-row>
            <table:table-row>
              <table:table-cell office:value-type="float" office:value="18.708">
                <text:p>18.708</text:p>
              </table:table-cell>
              <table:table-cell office:value-type="float" office:value="0.0412310562561766">
                <text:p>0.0412310562561766</text:p>
              </table:table-cell>
            </table:table-row>
            <table:table-row>
              <table:table-cell office:value-type="float" office:value="18.797">
                <text:p>18.797</text:p>
              </table:table-cell>
              <table:table-cell office:value-type="float" office:value="0.0412310562561766">
                <text:p>0.0412310562561766</text:p>
              </table:table-cell>
            </table:table-row>
            <table:table-row>
              <table:table-cell office:value-type="float" office:value="18.896">
                <text:p>18.896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8.999">
                <text:p>18.999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19.069">
                <text:p>19.069</text:p>
              </table:table-cell>
              <table:table-cell office:value-type="float" office:value="0.053851648071345">
                <text:p>0.053851648071345</text:p>
              </table:table-cell>
            </table:table-row>
            <table:table-row>
              <table:table-cell office:value-type="float" office:value="19.161">
                <text:p>19.1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9.25">
                <text:p>19.25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19.348">
                <text:p>19.34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9.431">
                <text:p>19.431</text:p>
              </table:table-cell>
              <table:table-cell office:value-type="float" office:value="0.0616441400296898">
                <text:p>0.0616441400296898</text:p>
              </table:table-cell>
            </table:table-row>
            <table:table-row>
              <table:table-cell office:value-type="float" office:value="19.522">
                <text:p>19.522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19.614">
                <text:p>19.6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9.704">
                <text:p>19.7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9.808">
                <text:p>19.8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9.906">
                <text:p>19.906</text:p>
              </table:table-cell>
              <table:table-cell office:value-type="float" office:value="0.033166247903554">
                <text:p>0.033166247903554</text:p>
              </table:table-cell>
            </table:table-row>
            <table:table-row>
              <table:table-cell office:value-type="float" office:value="19.975">
                <text:p>19.975</text:p>
              </table:table-cell>
              <table:table-cell office:value-type="float" office:value="0.053851648071345">
                <text:p>0.053851648071345</text:p>
              </table:table-cell>
            </table:table-row>
            <table:table-row>
              <table:table-cell office:value-type="float" office:value="20.066">
                <text:p>20.066</text:p>
              </table:table-cell>
              <table:table-cell office:value-type="float" office:value="0.0424264068711929">
                <text:p>0.0424264068711929</text:p>
              </table:table-cell>
            </table:table-row>
            <table:table-row>
              <table:table-cell office:value-type="float" office:value="20.157">
                <text:p>20.1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0.253">
                <text:p>20.253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20.337">
                <text:p>20.337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20.428">
                <text:p>20.4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0.52">
                <text:p>20.52</text:p>
              </table:table-cell>
              <table:table-cell office:value-type="float" office:value="0.0316227766016838">
                <text:p>0.03162277660168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